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007E00000092C5EEE7BF.wmf"/>
  <manifest:file-entry manifest:media-type="" manifest:full-path="Pictures/2000000A0000018D0000018C41268650.wmf"/>
  <manifest:file-entry manifest:media-type="" manifest:full-path="Pictures/2000000A000001E0000002ED61E3FE0D.wmf"/>
  <manifest:file-entry manifest:media-type="image/png" manifest:full-path="Pictures/100000000000000600000016B69E96D9.png"/>
  <manifest:file-entry manifest:media-type="" manifest:full-path="Pictures/20000007000002330000031787AAF9A6.wmf"/>
  <manifest:file-entry manifest:media-type="image/png" manifest:full-path="Pictures/1000000000000027000000226361EA92.png"/>
  <manifest:file-entry manifest:media-type="" manifest:full-path="Pictures/2000000A000001F500000247E6E790FE.wmf"/>
  <manifest:file-entry manifest:media-type="" manifest:full-path="Pictures/200000070000018C0000018CBFA92962.wmf"/>
  <manifest:file-entry manifest:media-type="" manifest:full-path="Pictures/2000000A000000E6000001398B1CE7EF.wmf"/>
  <manifest:file-entry manifest:media-type="" manifest:full-path="Pictures/200000070000007E000000933FA74F88.wmf"/>
  <manifest:file-entry manifest:media-type="" manifest:full-path="Pictures/2000000A0000007E00000093000CB921.wmf"/>
  <manifest:file-entry manifest:media-type="" manifest:full-path="Pictures/20000007000001E00000037E54A1F8E5.wmf"/>
  <manifest:file-entry manifest:media-type="" manifest:full-path="Pictures/20000007000000E600000139EF493B11.wmf"/>
  <manifest:file-entry manifest:media-type="" manifest:full-path="Pictures/20000007000001780000018B45C71BA4.wmf"/>
  <manifest:file-entry manifest:media-type="" manifest:full-path="Pictures/20000007000000E6000000BCE0ACED09.wmf"/>
  <manifest:file-entry manifest:media-type="image/png" manifest:full-path="Pictures/100000000000001C0000002E2AFB692C.png"/>
  <manifest:file-entry manifest:media-type="" manifest:full-path="Pictures/2000000A000000930000010F783F7082.wmf"/>
  <manifest:file-entry manifest:media-type="" manifest:full-path="Pictures/20000007000001CB000001B588C3EC4B.wmf"/>
  <manifest:file-entry manifest:media-type="" manifest:full-path="Pictures/2000000A0000018C0000018C98635678.wmf"/>
  <manifest:file-entry manifest:media-type="" manifest:full-path="Pictures/2000000A00000125000003164F55713D.wmf"/>
  <manifest:file-entry manifest:media-type="" manifest:full-path="Pictures/2000000A0000006A000001B53D26A0E8.wmf"/>
  <manifest:file-entry manifest:media-type="image/png" manifest:full-path="Pictures/1000000000000027000000220AC20E99.png"/>
  <manifest:file-entry manifest:media-type="" manifest:full-path="Pictures/20000007000000FB000001B5FCE67BE9.wmf"/>
  <manifest:file-entry manifest:media-type="" manifest:full-path="Pictures/2000000A0000018C0000018B98635678.wmf"/>
  <manifest:file-entry manifest:media-type="" manifest:full-path="Pictures/2000000A0000006A00000069F63078D7.wmf"/>
  <manifest:file-entry manifest:media-type="" manifest:full-path="Pictures/20000007000001A2000001234C36FC8F.wmf"/>
  <manifest:file-entry manifest:media-type="" manifest:full-path="Pictures/2000000A00000272000002464485DB20.wmf"/>
  <manifest:file-entry manifest:media-type="" manifest:full-path="Pictures/200000070000018D0000018CC9C00F04.wmf"/>
  <manifest:file-entry manifest:media-type="image/png" manifest:full-path="Pictures/100000000000000600000016F08CF89A.png"/>
  <manifest:file-entry manifest:media-type="image/png" manifest:full-path="Pictures/10000000000000110000002B15016D5D.png"/>
  <manifest:file-entry manifest:media-type="" manifest:full-path="Pictures/200000070000010F000001B60DEE249A.wmf"/>
  <manifest:file-entry manifest:media-type="" manifest:full-path="Pictures/2000000A0000018D0000018CFB7F91FD.wmf"/>
  <manifest:file-entry manifest:media-type="" manifest:full-path="Pictures/2000000A0000027200000247D83C8C7C.wmf"/>
  <manifest:file-entry manifest:media-type="" manifest:full-path="Pictures/2000000700000124000001774844BC7E.wmf"/>
  <manifest:file-entry manifest:media-type="" manifest:full-path="Pictures/2000000A000000E6000000BC6CFE3DAE.wmf"/>
  <manifest:file-entry manifest:media-type="" manifest:full-path="Pictures/2000000A000001780000018BF38FB263.wmf"/>
  <manifest:file-entry manifest:media-type="" manifest:full-path="Pictures/2000000A000000540000004012280398.wmf"/>
  <manifest:file-entry manifest:media-type="" manifest:full-path="Pictures/2000000A00000233000003174C0A7043.wmf"/>
  <manifest:file-entry manifest:media-type="" manifest:full-path="Pictures/20000007000000E6000000BC84F2377C.wmf"/>
  <manifest:file-entry manifest:media-type="" manifest:full-path="Pictures/2000000700000209000003D299647C97.wmf"/>
  <manifest:file-entry manifest:media-type="" manifest:full-path="Pictures/20000007000000D1000000BCCCBB86EF.wmf"/>
  <manifest:file-entry manifest:media-type="image/png" manifest:full-path="Pictures/100000000000000B0000000ACCA2BBF2.png"/>
  <manifest:file-entry manifest:media-type="" manifest:full-path="Pictures/2000000A00000040000000698EE795D0.wmf"/>
  <manifest:file-entry manifest:media-type="" manifest:full-path="Pictures/2000000700000209000003D1448AA4D4.wmf"/>
  <manifest:file-entry manifest:media-type="" manifest:full-path="Pictures/20000007000000A8000001629781963C.wmf"/>
  <manifest:file-entry manifest:media-type="" manifest:full-path="Pictures/2000000A00000055000000405F42C8F9.wmf"/>
  <manifest:file-entry manifest:media-type="" manifest:full-path="Pictures/20000007000000930000010F42CB6EC1.wmf"/>
  <manifest:file-entry manifest:media-type="" manifest:full-path="Pictures/2000000A000001CB000001B5E3D9A631.wmf"/>
  <manifest:file-entry manifest:media-type="" manifest:full-path="Pictures/20000007000002330000031750C366DF.wmf"/>
  <manifest:file-entry manifest:media-type="" manifest:full-path="Pictures/20000007000001250000031678AE4E85.wmf"/>
  <manifest:file-entry manifest:media-type="" manifest:full-path="Pictures/20000007000001F50000024740870B1F.wmf"/>
  <manifest:file-entry manifest:media-type="" manifest:full-path="Pictures/2000000A000001A10000012343C7564F.wmf"/>
  <manifest:file-entry manifest:media-type="" manifest:full-path="Pictures/2000000A000000D100000093F87F02F6.wmf"/>
  <manifest:file-entry manifest:media-type="" manifest:full-path="Pictures/2000000A00000040000000A7F0979C86.wmf"/>
  <manifest:file-entry manifest:media-type="" manifest:full-path="Pictures/2000000A000001780000018C909375E6.wmf"/>
  <manifest:file-entry manifest:media-type="" manifest:full-path="Pictures/2000000A000000BC000002EDAFA1777A.wmf"/>
  <manifest:file-entry manifest:media-type="" manifest:full-path="Pictures/200000070000007E00000092FCAF7893.wmf"/>
  <manifest:file-entry manifest:media-type="" manifest:full-path="Pictures/20000008FFFFFFEAFFFFFFEAEDEA3344.wmf"/>
  <manifest:file-entry manifest:media-type="" manifest:full-path="Pictures/2000000A0000006900000069B9EDA327.wmf"/>
  <manifest:file-entry manifest:media-type="image/png" manifest:full-path="Pictures/100000000000001F0000001DE54804B7.png"/>
  <manifest:file-entry manifest:media-type="" manifest:full-path="Pictures/20000007000001780000018CC941A725.wmf"/>
  <manifest:file-entry manifest:media-type="" manifest:full-path="Pictures/2000000A00000303000001A1B02794AF.wmf"/>
  <manifest:file-entry manifest:media-type="image/png" manifest:full-path="Pictures/100000000000000600000016BF44A4A1.png"/>
  <manifest:file-entry manifest:media-type="" manifest:full-path="Pictures/20000007000001390000014E41E1C013.wmf"/>
  <manifest:file-entry manifest:media-type="" manifest:full-path="Pictures/20000007000001E0000002EDD05FBED7.wmf"/>
  <manifest:file-entry manifest:media-type="" manifest:full-path="Pictures/200000070000006A0000006979BEA009.wmf"/>
  <manifest:file-entry manifest:media-type="" manifest:full-path="Pictures/200000070000014E0000036A6EB64B04.wmf"/>
  <manifest:file-entry manifest:media-type="" manifest:full-path="Pictures/2000000A000001A20000012443C7564F.wmf"/>
  <manifest:file-entry manifest:media-type="" manifest:full-path="Pictures/2000000A000000A80000016258A6742F.wmf"/>
  <manifest:file-entry manifest:media-type="image/png" manifest:full-path="Pictures/100000000000001300000014F2460872.png"/>
  <manifest:file-entry manifest:media-type="" manifest:full-path="Pictures/2000000700000069000000691FF6A775.wmf"/>
  <manifest:file-entry manifest:media-type="image/png" manifest:full-path="Pictures/100000000000004B0000002246999B5C.png"/>
  <manifest:file-entry manifest:media-type="" manifest:full-path="Pictures/2000000A000001A20000012343C7564F.wmf"/>
  <manifest:file-entry manifest:media-type="" manifest:full-path="Pictures/200000070000020A000003D1C9796303.wmf"/>
  <manifest:file-entry manifest:media-type="" manifest:full-path="Pictures/200000070000014E0000036A0753F835.wmf"/>
  <manifest:file-entry manifest:media-type="" manifest:full-path="Pictures/2000000A00000209000003D2A98BE3D6.wmf"/>
  <manifest:file-entry manifest:media-type="" manifest:full-path="Pictures/20000007000000BC000002ED53F9509E.wmf"/>
  <manifest:file-entry manifest:media-type="" manifest:full-path="Pictures/2000000A00000124000001771EC3B17B.wmf"/>
  <manifest:file-entry manifest:media-type="" manifest:full-path="Pictures/2000000A000000FB000001B686C21B5D.wmf"/>
  <manifest:file-entry manifest:media-type="" manifest:full-path="Pictures/200000070000018C0000018BBDF6E6FC.wmf"/>
  <manifest:file-entry manifest:media-type="image/png" manifest:full-path="Pictures/1000000000000009000000120A553D3E.png"/>
  <manifest:file-entry manifest:media-type="" manifest:full-path="Pictures/2000000A00000272000002474485DB20.wmf"/>
  <manifest:file-entry manifest:media-type="" manifest:full-path="Pictures/2000000A0000020A000003D18B6A3189.wmf"/>
  <manifest:file-entry manifest:media-type="" manifest:full-path="Pictures/20000007000001A2000001247405A459.wmf"/>
  <manifest:file-entry manifest:media-type="" manifest:full-path="Pictures/2000000A0000007E00000093B1BED072.wmf"/>
  <manifest:file-entry manifest:media-type="" manifest:full-path="Pictures/2000000A00000233000003172F16B7C6.wmf"/>
  <manifest:file-entry manifest:media-type="" manifest:full-path="Pictures/20000007000000A80000016226AA9BEA.wmf"/>
  <manifest:file-entry manifest:media-type="image/png" manifest:full-path="Pictures/100000000000000D00000016B680D845.png"/>
  <manifest:file-entry manifest:media-type="" manifest:full-path="Pictures/2000000A000001780000018CF38FB263.wmf"/>
  <manifest:file-entry manifest:media-type="" manifest:full-path="Pictures/2000000A0000007E00000092727C9A75.wmf"/>
  <manifest:file-entry manifest:media-type="" manifest:full-path="Pictures/2000000700000272000002475BC996A8.wmf"/>
  <manifest:file-entry manifest:media-type="" manifest:full-path="Pictures/20000008000000E6000000BCA8404975.wmf"/>
  <manifest:file-entry manifest:media-type="" manifest:full-path="Pictures/2000000A000000A800000162DBCD2B42.wmf"/>
  <manifest:file-entry manifest:media-type="image/png" manifest:full-path="Pictures/100000000000000B0000000A612FB218.png"/>
  <manifest:file-entry manifest:media-type="" manifest:full-path="Pictures/2000000700000069000001B66F6ECE77.wmf"/>
  <manifest:file-entry manifest:media-type="" manifest:full-path="Pictures/20000007000000550000004049CBA6D9.wmf"/>
  <manifest:file-entry manifest:media-type="" manifest:full-path="Pictures/2000000A000000690000006929519F98.wmf"/>
  <manifest:file-entry manifest:media-type="" manifest:full-path="Pictures/20000007000000A80000016237D9CA4D.wmf"/>
  <manifest:file-entry manifest:media-type="" manifest:full-path="Pictures/200000070000018D0000018C8E709E12.wmf"/>
  <manifest:file-entry manifest:media-type="" manifest:full-path="Pictures/20000007000000400000006904CFB6B4.wmf"/>
  <manifest:file-entry manifest:media-type="" manifest:full-path="Pictures/200000070000023300000317C01764DC.wmf"/>
  <manifest:file-entry manifest:media-type="" manifest:full-path="Pictures/2000000700000272000002463AE7D0C7.wmf"/>
  <manifest:file-entry manifest:media-type="" manifest:full-path="Pictures/2000000A0000014E0000036A53C4CF8E.wmf"/>
  <manifest:file-entry manifest:media-type="" manifest:full-path="Pictures/2000000A00000209000003D2574C17E1.wmf"/>
  <manifest:file-entry manifest:media-type="image/png" manifest:full-path="Pictures/1000000000000026000000150ADE2031.png"/>
  <manifest:file-entry manifest:media-type="" manifest:full-path="Pictures/2000000A000001390000014EFB6C76F8.wmf"/>
  <manifest:file-entry manifest:media-type="" manifest:full-path="Pictures/2000000A00000209000003D131957C35.wmf"/>
  <manifest:file-entry manifest:media-type="image/png" manifest:full-path="Pictures/100000000000001F0000001D02B39F60.png"/>
  <manifest:file-entry manifest:media-type="" manifest:full-path="Pictures/2000000A00000233000003177BBFB603.wmf"/>
  <manifest:file-entry manifest:media-type="" manifest:full-path="Pictures/200000070000005400000040E57CEBBE.wmf"/>
  <manifest:file-entry manifest:media-type="" manifest:full-path="Pictures/20000007000002330000031777D2132A.wmf"/>
  <manifest:file-entry manifest:media-type="image/png" manifest:full-path="Pictures/100000000000004B000000226B5A1367.png"/>
  <manifest:file-entry manifest:media-type="" manifest:full-path="Pictures/20000007000000550000003FF4D250AE.wmf"/>
  <manifest:file-entry manifest:media-type="image/png" manifest:full-path="Pictures/100000000000001400000014D0774A37.png"/>
  <manifest:file-entry manifest:media-type="image/png" manifest:full-path="Pictures/100000000000000D00000016FC72ACBC.png"/>
  <manifest:file-entry manifest:media-type="" manifest:full-path="Pictures/2000000A0000010F000002700F33A62F.wmf"/>
  <manifest:file-entry manifest:media-type="" manifest:full-path="Pictures/200000070000006900000069C282AC1A.wmf"/>
  <manifest:file-entry manifest:media-type="image/png" manifest:full-path="Pictures/100000000000001F0000001D70EE0ED8.png"/>
  <manifest:file-entry manifest:media-type="" manifest:full-path="Pictures/20000007000000A8000001627B62FBE9.wmf"/>
  <manifest:file-entry manifest:media-type="" manifest:full-path="Pictures/20000007000000D100000093FD1EA583.wmf"/>
  <manifest:file-entry manifest:media-type="image/png" manifest:full-path="Pictures/10000000000000140000001432429965.png"/>
  <manifest:file-entry manifest:media-type="" manifest:full-path="Pictures/2000000A000000FB000001B54B75354D.wmf"/>
  <manifest:file-entry manifest:media-type="" manifest:full-path="Pictures/20000007000001780000018BF372C887.wmf"/>
  <manifest:file-entry manifest:media-type="" manifest:full-path="Pictures/2000000700000040000000A7ABC2656D.wmf"/>
  <manifest:file-entry manifest:media-type="" manifest:full-path="Pictures/20000008000000E6000000BCA52A5329.wmf"/>
  <manifest:file-entry manifest:media-type="" manifest:full-path="Pictures/2000000A000000550000003F18071395.wmf"/>
  <manifest:file-entry manifest:media-type="" manifest:full-path="Pictures/20000007000000FB000001B6CE1EDB0E.wmf"/>
  <manifest:file-entry manifest:media-type="" manifest:full-path="Pictures/20000008FFFFFFEAFFFFFFEA95E500D7.wmf"/>
  <manifest:file-entry manifest:media-type="" manifest:full-path="Pictures/20000007000001780000018CDE3BCEE2.wmf"/>
  <manifest:file-entry manifest:media-type="" manifest:full-path="Pictures/2000000700000272000002479A6DD24F.wmf"/>
  <manifest:file-entry manifest:media-type="image/png" manifest:full-path="Pictures/100000000000001C000000275D1DAE7B.png"/>
  <manifest:file-entry manifest:media-type="" manifest:full-path="Pictures/200000070000010F000002709EA969D6.wmf"/>
  <manifest:file-entry manifest:media-type="" manifest:full-path="Pictures/2000000A000000E6000000BCB04F38CB.wmf"/>
  <manifest:file-entry manifest:media-type="" manifest:full-path="Pictures/20000007000001A1000001232AADC907.wmf"/>
  <manifest:file-entry manifest:media-type="" manifest:full-path="Pictures/2000000A000000D1000000BCF59BD6E2.wmf"/>
  <manifest:file-entry manifest:media-type="" manifest:full-path="Pictures/2000000700000209000003D25374B0DD.wmf"/>
  <manifest:file-entry manifest:media-type="image/png" manifest:full-path="Pictures/100000000000000B0000000A70588901.png"/>
  <manifest:file-entry manifest:media-type="image/png" manifest:full-path="Pictures/10000000000000150000000F13A501A0.png"/>
  <manifest:file-entry manifest:media-type="" manifest:full-path="Pictures/20000007000001A200000124C29A11BD.wmf"/>
  <manifest:file-entry manifest:media-type="" manifest:full-path="Pictures/200000070000006A000001B5C91728AF.wmf"/>
  <manifest:file-entry manifest:media-type="" manifest:full-path="Pictures/2000000A0000014E0000036AFEA25FBA.wmf"/>
  <manifest:file-entry manifest:media-type="" manifest:full-path="Pictures/2000000700000303000001A10174FA84.wmf"/>
  <manifest:file-entry manifest:media-type="" manifest:full-path="Pictures/2000000A00000069000001B696A63CF2.wmf"/>
  <manifest:file-entry manifest:media-type="" manifest:full-path="Pictures/200000070000007E00000093198DF567.wmf"/>
  <manifest:file-entry manifest:media-type="" manifest:full-path="Pictures/2000000A0000010F000001B6A4A07D13.wmf"/>
  <manifest:file-entry manifest:media-type="" manifest:full-path="Pictures/2000000A000001780000018B909375E6.wmf"/>
  <manifest:file-entry manifest:media-type="" manifest:full-path="Pictures/200000070000007E00000092ECAE6435.wmf"/>
  <manifest:file-entry manifest:media-type="image/png" manifest:full-path="Pictures/1000000000000005000000042B9062B4.png"/>
  <manifest:file-entry manifest:media-type="" manifest:full-path="Pictures/2000000A000001E00000037EA875A4EA.wmf"/>
  <manifest:file-entry manifest:media-type="" manifest:full-path="Pictures/200000070000014E0000036AC239BBBD.wmf"/>
  <manifest:file-entry manifest:media-type="" manifest:full-path="Pictures/2000000A0000014E0000036A68753AF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7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none" draw:fill="solid" draw:fill-color="#96afc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5" style:family="graphic">
      <style:graphic-properties draw:stroke="none" draw:fill="solid" draw:fill-color="#d9d9d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26cm" svg:stroke-color="#37377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solid" svg:stroke-width="0.026cm" svg:stroke-color="#55555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>
      <style:graphic-properties draw:stroke="solid" svg:stroke-width="0.026cm" svg:stroke-color="#555555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solid" svg:stroke-width="0.07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solid" svg:stroke-width="0.026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solid" draw:fill-color="#e0e0e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solid" draw:fill-color="#e1e1e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>
      <style:graphic-properties draw:stroke="none" draw:fill="solid" draw:fill-color="#e3e3e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none" draw:fill="solid" draw:fill-color="#e4e4e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>
      <style:graphic-properties draw:stroke="none" draw:fill="solid" draw:fill-color="#e5e5e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>
      <style:graphic-properties draw:stroke="none" draw:fill="solid" draw:fill-color="#e7e7e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>
      <style:graphic-properties draw:stroke="none" draw:fill="solid" draw:fill-color="#e8e8e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>
      <style:graphic-properties draw:stroke="none" draw:fill="solid" draw:fill-color="#e9e9e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>
      <style:graphic-properties draw:stroke="none" draw:fill="solid" draw:fill-color="#ebebe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>
      <style:graphic-properties draw:stroke="none" draw:fill="solid" draw:fill-color="#ecece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>
      <style:graphic-properties draw:stroke="none" draw:fill="solid" draw:fill-color="#edede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>
      <style:graphic-properties draw:stroke="none" draw:fill="solid" draw:fill-color="#efefe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>
      <style:graphic-properties draw:stroke="none" draw:fill="solid" draw:fill-color="#f0f0f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stroke="none" draw:fill="solid" draw:fill-color="#f1f1f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>
      <style:graphic-properties draw:stroke="none" draw:fill="solid" draw:fill-color="#f3f3f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>
      <style:graphic-properties draw:stroke="none" draw:fill="solid" draw:fill-color="#f4f4f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>
      <style:graphic-properties draw:stroke="none" draw:fill="solid" draw:fill-color="#f5f5f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>
      <style:graphic-properties draw:stroke="none" draw:fill="solid" draw:fill-color="#f7f7f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>
      <style:graphic-properties draw:stroke="none" draw:fill="solid" draw:fill-color="#f8f8f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>
      <style:graphic-properties draw:stroke="none" draw:fill="solid" draw:fill-color="#f9f9f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>
      <style:graphic-properties draw:stroke="none" draw:fill="solid" draw:fill-color="#fbfbf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>
      <style:graphic-properties draw:stroke="none" draw:fill="solid" draw:fill-color="#fcfcf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>
      <style:graphic-properties draw:stroke="none" draw:fill="solid" draw:fill-color="#fdfdf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>
      <style:graphic-properties draw:stroke="solid" svg:stroke-width="0.053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>
      <style:graphic-properties draw:stroke="solid" svg:stroke-width="0.07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>
      <style:graphic-properties style:protect="size"/>
    </style:style>
    <style:style style:name="gr40" style:family="graphic">
      <style:graphic-properties draw:stroke="solid" svg:stroke-width="0.026cm" svg:stroke-color="#000000" draw:stroke-linejoin="bevel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>
      <style:graphic-properties draw:stroke="none" draw:fill="solid" draw:fill-color="#c0c0c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>
      <style:graphic-properties draw:stroke="none" draw:fill="solid" draw:fill-color="#a6a6a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>
      <style:graphic-properties draw:stroke="solid" svg:stroke-width="0.075cm" svg:stroke-color="#1f47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>
      <style:graphic-properties draw:stroke="none" draw:fill="solid" draw:fill-color="#e2e2e2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>
      <style:graphic-properties draw:stroke="none" draw:fill="solid" draw:fill-color="#dfdfd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>
      <style:graphic-properties draw:stroke="none" draw:fill="solid" draw:fill-color="#deded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>
      <style:graphic-properties draw:stroke="none" draw:fill="solid" draw:fill-color="#ddddd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>
      <style:graphic-properties draw:stroke="none" draw:fill="solid" draw:fill-color="#dcdcd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>
      <style:graphic-properties draw:stroke="none" draw:fill="solid" draw:fill-color="#dbdbd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>
      <style:graphic-properties draw:stroke="none" draw:fill="solid" draw:fill-color="#dadad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>
      <style:graphic-properties draw:stroke="none" draw:fill="solid" draw:fill-color="#eeeee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2" style:family="graphic">
      <style:graphic-properties draw:stroke="none" draw:fill="solid" draw:fill-color="#f2f2f2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3" style:family="graphic">
      <style:graphic-properties draw:stroke="none" draw:fill="solid" draw:fill-color="#fafaf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4" style:family="graphic">
      <style:graphic-properties draw:stroke="none" draw:fill="solid" draw:fill-color="#fefef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5" style:family="graphic">
      <style:graphic-properties draw:stroke="none" draw:fill="solid" draw:fill-color="#e6e6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6" style:family="graphic">
      <style:graphic-properties draw:stroke="none" draw:fill="solid" draw:fill-color="#eaeae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7" style:family="graphic">
      <style:graphic-properties draw:stroke="none" draw:fill="solid" draw:fill-color="#f6f6f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>
      <style:graphic-properties draw:stroke="none" draw:fill="solid" draw:fill-color="#96969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9" style:family="graphic">
      <style:graphic-properties draw:stroke="none" draw:fill="solid" draw:fill-color="#80808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0" style:family="graphic">
      <style:graphic-properties draw:stroke="solid" svg:stroke-width="0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1" style:family="graphic">
      <style:graphic-properties draw:stroke="solid" svg:stroke-width="0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>
      <style:graphic-properties draw:stroke="solid" svg:stroke-width="0.013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3" style:family="graphic">
      <style:graphic-properties draw:stroke="solid" svg:stroke-width="0.013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4" style:family="graphic">
      <style:graphic-properties draw:stroke="solid" svg:stroke-width="0.004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5" style:family="graphic">
      <style:graphic-properties draw:stroke="none" draw:fill="solid" draw:fill-color="#fffff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6" style:family="graphic">
      <style:graphic-properties draw:stroke="none" draw:fill="solid" draw:fill-color="#e2d9c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7" style:family="graphic">
      <style:graphic-properties draw:stroke="none" draw:fill="solid" draw:fill-color="#e3dac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8" style:family="graphic">
      <style:graphic-properties draw:stroke="none" draw:fill="solid" draw:fill-color="#e5ddc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9" style:family="graphic">
      <style:graphic-properties draw:stroke="none" draw:fill="solid" draw:fill-color="#e6dec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>
      <style:graphic-properties draw:stroke="none" draw:fill="solid" draw:fill-color="#e8e0c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1" style:family="graphic">
      <style:graphic-properties draw:stroke="none" draw:fill="solid" draw:fill-color="#e9e2d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2" style:family="graphic">
      <style:graphic-properties draw:stroke="none" draw:fill="solid" draw:fill-color="#eae3d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3" style:family="graphic">
      <style:graphic-properties draw:stroke="none" draw:fill="solid" draw:fill-color="#ebe5d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>
      <style:graphic-properties draw:stroke="none" draw:fill="solid" draw:fill-color="#ece7d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>
      <style:graphic-properties draw:stroke="none" draw:fill="solid" draw:fill-color="#ede8d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6" style:family="graphic">
      <style:graphic-properties draw:stroke="none" draw:fill="solid" draw:fill-color="#efead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>
      <style:graphic-properties draw:stroke="none" draw:fill="solid" draw:fill-color="#f0ece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8" style:family="graphic">
      <style:graphic-properties draw:stroke="none" draw:fill="solid" draw:fill-color="#f2eee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9" style:family="graphic">
      <style:graphic-properties draw:stroke="none" draw:fill="solid" draw:fill-color="#f3ef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>
      <style:graphic-properties draw:stroke="none" draw:fill="solid" draw:fill-color="#f4f1e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>
      <style:graphic-properties draw:stroke="none" draw:fill="solid" draw:fill-color="#f6f3e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2" style:family="graphic">
      <style:graphic-properties draw:stroke="none" draw:fill="solid" draw:fill-color="#f7f4e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>
      <style:graphic-properties draw:stroke="none" draw:fill="solid" draw:fill-color="#f8f6f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4" style:family="graphic">
      <style:graphic-properties draw:stroke="none" draw:fill="solid" draw:fill-color="#f9f8f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>
      <style:graphic-properties draw:stroke="none" draw:fill="solid" draw:fill-color="#faf9f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6" style:family="graphic">
      <style:graphic-properties draw:stroke="none" draw:fill="solid" draw:fill-color="#fcfbf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7" style:family="graphic">
      <style:graphic-properties draw:stroke="none" draw:fill="solid" draw:fill-color="#fdfdf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8" style:family="graphic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9" style:family="graphic">
      <style:graphic-properties draw:stroke="solid" svg:stroke-width="0.02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0" style:family="graphic">
      <style:graphic-properties draw:stroke="solid" svg:stroke-width="0.004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1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3" style:family="graphic">
      <style:graphic-properties draw:stroke="none" draw:fill="solid" draw:fill-color="#fefef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4" style:family="graphic">
      <style:graphic-properties draw:stroke="none" draw:fill="solid" draw:fill-color="#e1d8c2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5" style:family="graphic">
      <style:graphic-properties draw:stroke="none" draw:fill="solid" draw:fill-color="#e3dac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>
      <style:graphic-properties draw:stroke="none" draw:fill="solid" draw:fill-color="#e4dcc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7" style:family="graphic">
      <style:graphic-properties draw:stroke="none" draw:fill="solid" draw:fill-color="#e6dec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8" style:family="graphic">
      <style:graphic-properties draw:stroke="none" draw:fill="solid" draw:fill-color="#e7dfc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9" style:family="graphic">
      <style:graphic-properties draw:stroke="none" draw:fill="solid" draw:fill-color="#e8e1d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0" style:family="graphic">
      <style:graphic-properties draw:stroke="none" draw:fill="solid" draw:fill-color="#e9e3d2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1" style:family="graphic">
      <style:graphic-properties draw:stroke="none" draw:fill="solid" draw:fill-color="#eae4d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2" style:family="graphic">
      <style:graphic-properties draw:stroke="none" draw:fill="solid" draw:fill-color="#ece6d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3" style:family="graphic">
      <style:graphic-properties draw:stroke="none" draw:fill="solid" draw:fill-color="#ede8d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4" style:family="graphic">
      <style:graphic-properties draw:stroke="none" draw:fill="solid" draw:fill-color="#eee9d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5" style:family="graphic">
      <style:graphic-properties draw:stroke="none" draw:fill="solid" draw:fill-color="#f0ecd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6" style:family="graphic">
      <style:graphic-properties draw:stroke="none" draw:fill="solid" draw:fill-color="#f1ede2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7" style:family="graphic">
      <style:graphic-properties draw:stroke="none" draw:fill="solid" draw:fill-color="#f3efe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8" style:family="graphic">
      <style:graphic-properties draw:stroke="none" draw:fill="solid" draw:fill-color="#f4f0e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9" style:family="graphic">
      <style:graphic-properties draw:stroke="none" draw:fill="solid" draw:fill-color="#f5f2e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0" style:family="graphic">
      <style:graphic-properties draw:stroke="none" draw:fill="solid" draw:fill-color="#f7f4e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1" style:family="graphic">
      <style:graphic-properties draw:stroke="none" draw:fill="solid" draw:fill-color="#f8f5f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2" style:family="graphic">
      <style:graphic-properties draw:stroke="none" draw:fill="solid" draw:fill-color="#f9f7f2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3" style:family="graphic">
      <style:graphic-properties draw:stroke="none" draw:fill="solid" draw:fill-color="#faf9f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4" style:family="graphic">
      <style:graphic-properties draw:stroke="none" draw:fill="solid" draw:fill-color="#fbfaf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5" style:family="graphic">
      <style:graphic-properties draw:stroke="none" draw:fill="solid" draw:fill-color="#fdfcf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6" style:family="graphic">
      <style:graphic-properties draw:stroke="none" draw:fill="solid" draw:fill-color="#8c8c8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7" style:family="graphic">
      <style:graphic-properties draw:stroke="none" draw:fill="solid" draw:fill-color="#e3dac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8" style:family="graphic">
      <style:graphic-properties draw:stroke="none" draw:fill="solid" draw:fill-color="#e5ddc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9" style:family="graphic">
      <style:graphic-properties draw:stroke="none" draw:fill="solid" draw:fill-color="#ebe6d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0" style:family="graphic">
      <style:graphic-properties draw:stroke="none" draw:fill="solid" draw:fill-color="#eee9d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1" style:family="graphic">
      <style:graphic-properties draw:stroke="none" draw:fill="solid" draw:fill-color="#f0ebd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2" style:family="graphic">
      <style:graphic-properties draw:stroke="none" draw:fill="solid" draw:fill-color="#f2eee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3" style:family="graphic">
      <style:graphic-properties draw:stroke="none" draw:fill="solid" draw:fill-color="#f5f2e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4" style:family="graphic">
      <style:graphic-properties draw:stroke="none" draw:fill="solid" draw:fill-color="#fbfaf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5" style:family="graphic">
      <style:graphic-properties draw:stroke="none" draw:fill="solid" draw:fill-color="#e4dbc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6" style:family="graphic">
      <style:graphic-properties draw:stroke="none" draw:fill="solid" draw:fill-color="#e5ddc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7" style:family="graphic">
      <style:graphic-properties draw:stroke="none" draw:fill="solid" draw:fill-color="#e6de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8" style:family="graphic">
      <style:graphic-properties draw:stroke="none" draw:fill="solid" draw:fill-color="#ebe5d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9" style:family="graphic">
      <style:graphic-properties draw:stroke="none" draw:fill="solid" draw:fill-color="#ece7d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0" style:family="graphic">
      <style:graphic-properties draw:stroke="none" draw:fill="solid" draw:fill-color="#eee9d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1" style:family="graphic">
      <style:graphic-properties draw:stroke="none" draw:fill="solid" draw:fill-color="#efebde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2" style:family="graphic">
      <style:graphic-properties draw:stroke="none" draw:fill="solid" draw:fill-color="#f2eee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3" style:family="graphic">
      <style:graphic-properties draw:stroke="none" draw:fill="solid" draw:fill-color="#f5f1e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4" style:family="graphic">
      <style:graphic-properties draw:stroke="none" draw:fill="solid" draw:fill-color="#fbfaf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5" style:family="graphic">
      <style:graphic-properties draw:stroke="none" draw:fill="solid" draw:fill-color="#fcfcf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6" style:family="graphic">
      <style:graphic-properties draw:stroke="none" draw:fill="solid" draw:fill-color="#fdfdf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7" style:family="graphic">
      <style:graphic-properties draw:stroke="solid" svg:stroke-width="0.026cm" svg:stroke-color="#ff0000" draw:stroke-linejoin="bevel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8" style:family="graphic">
      <style:graphic-properties draw:stroke="solid" svg:stroke-width="0cm" svg:stroke-color="#000000" draw:stroke-linejoin="round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9" style:family="graphic">
      <style:graphic-properties draw:stroke="none" draw:fill="solid" draw:fill-color="#e7e4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0" style:family="graphic">
      <style:graphic-properties draw:stroke="none" draw:fill="solid" draw:fill-color="#fe6d0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1" style:family="graphic">
      <style:graphic-properties draw:stroke="none" draw:fill="solid" draw:fill-color="#fd741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2" style:family="graphic">
      <style:graphic-properties draw:stroke="none" draw:fill="solid" draw:fill-color="#fb7b2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3" style:family="graphic">
      <style:graphic-properties draw:stroke="none" draw:fill="solid" draw:fill-color="#fa822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4" style:family="graphic">
      <style:graphic-properties draw:stroke="none" draw:fill="solid" draw:fill-color="#f9893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5" style:family="graphic">
      <style:graphic-properties draw:stroke="none" draw:fill="solid" draw:fill-color="#f78f4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6" style:family="graphic">
      <style:graphic-properties draw:stroke="none" draw:fill="solid" draw:fill-color="#f6964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7" style:family="graphic">
      <style:graphic-properties draw:stroke="none" draw:fill="solid" draw:fill-color="#f59d5b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8" style:family="graphic">
      <style:graphic-properties draw:stroke="none" draw:fill="solid" draw:fill-color="#f3a56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9" style:family="graphic">
      <style:graphic-properties draw:stroke="none" draw:fill="solid" draw:fill-color="#f2ac7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0" style:family="graphic">
      <style:graphic-properties draw:stroke="none" draw:fill="solid" draw:fill-color="#f1b37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1" style:family="graphic">
      <style:graphic-properties draw:stroke="none" draw:fill="solid" draw:fill-color="#efba8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2" style:family="graphic">
      <style:graphic-properties draw:stroke="none" draw:fill="solid" draw:fill-color="#eec193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3" style:family="graphic">
      <style:graphic-properties draw:stroke="none" draw:fill="solid" draw:fill-color="#edc89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4" style:family="graphic">
      <style:graphic-properties draw:stroke="none" draw:fill="solid" draw:fill-color="#ebceaa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5" style:family="graphic">
      <style:graphic-properties draw:stroke="none" draw:fill="solid" draw:fill-color="#ead5b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6" style:family="graphic">
      <style:graphic-properties draw:stroke="none" draw:fill="solid" draw:fill-color="#e9dcc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7" style:family="graphic">
      <style:graphic-properties draw:stroke="none" draw:fill="solid" draw:fill-color="#e7e3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8" style:family="graphic">
      <style:graphic-properties draw:stroke="solid" svg:stroke-width="0.026cm" svg:stroke-color="#e7e4c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9" style:family="graphic">
      <style:graphic-properties draw:stroke="solid" svg:stroke-width="0.026cm" svg:stroke-color="#1f477d" draw:stroke-linejoin="bevel" draw:fill="solid" draw:fill-color="#1f47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0" style:family="graphic">
      <style:graphic-properties draw:stroke="solid" svg:stroke-width="0cm" svg:stroke-color="#000000" draw:stroke-linejoin="round" draw:fill="solid" draw:fill-color="#1f47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1" style:family="graphic">
      <style:graphic-properties draw:stroke="solid" svg:stroke-width="0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2" style:family="graphic">
      <style:graphic-properties draw:stroke="none" draw:fill="solid" draw:fill-color="#ffff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indent="0cm"/>
    </style:style>
    <style:style style:name="T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000000" fo:font-family="Wingdings" style:font-pitch="variable" style:font-charset="x-symbol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b05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color="#000000" fo:font-size="8pt" fo:language="en" fo:country="US" style:font-size-asian="8pt" style:font-size-complex="8pt"/>
    </style:style>
    <style:style style:name="T8" style:family="text">
      <style:text-properties fo:color="#000000" fo:font-size="8pt" fo:language="en" fo:country="US" fo:font-style="italic" style:font-size-asian="8pt" style:font-style-asian="italic" style:font-size-complex="8pt" style:font-style-complex="italic"/>
    </style:style>
    <style:style style:name="T9" style:family="text">
      <style:text-properties fo:color="#000000" fo:font-size="8pt" fo:language="en" fo:country="US" fo:font-weight="bold" style:font-size-asian="8pt" style:font-weight-asian="bold" style:font-size-complex="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b05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>
        <draw:rect draw:style-name="gr1" draw:text-style-name="P1" draw:layer="layout" svg:width="11.637cm" svg:height="7.77cm" svg:x="6.879cm" svg:y="5.64cm">
          <text:p/>
        </draw:rect>
        <draw:line draw:style-name="gr2" draw:text-style-name="P1" draw:layer="layout" svg:x1="10.478cm" svg:y1="12.863cm" svg:x2="17.352cm" svg:y2="12.863cm">
          <text:p/>
        </draw:line>
        <draw:custom-shape draw:style-name="gr3" draw:text-style-name="P2" draw:layer="layout" svg:width="4.573cm" svg:height="1.014cm" svg:x="6.919cm" svg:y="12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2cm" svg:height="0.339cm" svg:x="7.785cm" svg:y="12.678cm">
          <text:p text:style-name="P3"><text:span text:style-name="T1">OWASP ASVS Lev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3cm" svg:height="1.014cm" svg:x="12.016cm" svg:y="12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2.515cm" svg:y="12.67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4cm" svg:x="13.688cm" svg:y="12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4.182cm" svg:y="12.678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4cm" svg:x="15.355cm" svg:y="12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5.849cm" svg:y="12.67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4cm" svg:x="17.022cm" svg:y="12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7.515cm" svg:y="12.678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21cm" svg:height="1.018cm" svg:x="12.012cm" svg:y="10.6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6cm" svg:height="0.339cm" svg:x="14.683cm" svg:y="11.011cm">
          <text:p text:style-name="P3"><text:span text:style-name="T1">Tool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72cm" svg:height="1.015cm" svg:x="13.661cm" svg:y="9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21cm" svg:height="0.339cm" svg:x="15.079cm" svg:y="9.185cm">
          <text:p text:style-name="P3"><text:span text:style-name="T1">Manual Test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64cm" svg:height="0.339cm" svg:x="15.107cm" svg:y="9.529cm">
          <text:p text:style-name="P3"><text:span text:style-name="T1">and Re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95cm" svg:height="1.015cm" svg:x="15.438cm" svg:y="7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89cm" svg:height="0.339cm" svg:x="15.79cm" svg:y="7.598cm">
          <text:p text:style-name="P3"><text:span text:style-name="T1">Manual Desig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8cm" svg:height="0.339cm" svg:x="16.298cm" svg:y="7.915cm">
          <text:p text:style-name="P3"><text:span text:style-name="T1">Re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69cm" svg:height="1.015cm" svg:x="16.964cm" svg:y="5.84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2cm" svg:height="0.767cm" svg:x="12.991cm" svg:y="7.651cm">
          <draw:image xlink:href="Pictures/100000000000001F0000001DE54804B7.png" xlink:type="simple" xlink:show="embed" xlink:actuate="onLoad">
            <text:p/>
          </draw:image>
        </draw:frame>
        <draw:custom-shape draw:style-name="gr7" draw:text-style-name="P2" draw:layer="layout" svg:width="0.763cm" svg:height="0.71cm" svg:x="13.026cm" svg:y="7.691cm">
          <text:p/>
          <draw:enhanced-geometry svg:viewBox="0 0 460 430" draw:type="non-primitive" draw:enhanced-path="M 74 371  C 146 410 225 430 306 429  C 332 428 357 421 380 408  C 388 416 400 418 410 413  C 432 401 450 382 460 358  L 460 358  L 460 201  C 456 119 407 47 334 16 M 126 0  C 53 32 3 106 0 190  L 0 190  L 0 278  C 0 301 10 323 27 337  C 35 345 47 347 57 342  C 58 354 64 365 74 371  N"/>
        </draw:custom-shape>
        <draw:frame draw:style-name="gr6" draw:text-style-name="P1" draw:layer="layout" svg:width="0.529cm" svg:height="0.53cm" svg:x="13.15cm" svg:y="7.28cm">
          <draw:image xlink:href="Pictures/100000000000001400000014D0774A37.png" xlink:type="simple" xlink:show="embed" xlink:actuate="onLoad">
            <text:p/>
          </draw:image>
        </draw:frame>
        <draw:custom-shape draw:style-name="gr8" draw:text-style-name="P2" draw:layer="layout" svg:width="0.45cm" svg:height="0.476cm" svg:x="13.194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6cm" svg:height="0.45cm" svg:x="13.048cm" svg:y="7.805cm">
          <text:p/>
          <draw:enhanced-geometry svg:viewBox="0 0 33 102" draw:type="non-primitive" draw:enhanced-path="M 17 102  C 0 65 6 30 33 0  N"/>
        </draw:custom-shape>
        <draw:custom-shape draw:style-name="gr9" draw:text-style-name="P2" draw:layer="layout" svg:width="0.079cm" svg:height="0.476cm" svg:x="13.622cm" svg:y="7.889cm">
          <text:p/>
          <draw:enhanced-geometry svg:viewBox="0 0 18 108" draw:type="non-primitive" draw:enhanced-path="M 8 108  C 18 71 15 35 0 0  N"/>
        </draw:custom-shape>
        <draw:custom-shape draw:style-name="gr9" draw:text-style-name="P2" draw:layer="layout" svg:width="0.34cm" svg:height="0.124cm" svg:x="13.238cm" svg:y="7.686cm">
          <text:p/>
          <draw:enhanced-geometry svg:viewBox="0 0 77 28" draw:type="non-primitive" draw:enhanced-path="M 0 0  C 17 24 49 28 72 10  C 74 9 76 7 77 6  N"/>
        </draw:custom-shape>
        <draw:custom-shape draw:style-name="gr10" draw:text-style-name="P2" draw:layer="layout" svg:width="0.768cm" svg:height="1.116cm" svg:x="13.026cm" svg:y="7.285cm">
          <text:p/>
          <draw:enhanced-geometry svg:viewBox="0 0 462 674" draw:type="non-primitive" draw:enhanced-path="M 126 244  C 53 277 4 351 0 434  L 0 434  L 0 522  C 0 545 10 567 27 581  C 35 589 47 591 57 586  C 58 598 64 609 74 615  C 146 654 225 674 306 673  C 332 672 357 665 380 652  C 388 660 400 662 410 657  C 432 645 450 626 460 602  L 460 602  L 460 460  C 462 372 412 292 334 260  L 334 260  L 333 259  C 386 203 386 112 333 56  C 279 0 192 0 139 57  C 91 107 85 187 126 244  Z N"/>
        </draw:custom-shape>
        <draw:frame draw:style-name="gr6" draw:text-style-name="P1" draw:layer="layout" svg:width="0.397cm" svg:height="1.032cm" svg:x="13.547cm" svg:y="10.799cm">
          <draw:image xlink:href="Pictures/2000000A00000125000003164F55713D.wmf" xlink:type="simple" xlink:show="embed" xlink:actuate="onLoad">
            <text:p/>
          </draw:image>
        </draw:frame>
        <draw:frame draw:style-name="gr6" draw:text-style-name="P1" draw:layer="layout" svg:width="0.397cm" svg:height="1.032cm" svg:x="13.547cm" svg:y="10.799cm">
          <draw:image xlink:href="Pictures/20000007000001250000031678AE4E85.wmf" xlink:type="simple" xlink:show="embed" xlink:actuate="onLoad">
            <text:p/>
          </draw:image>
        </draw:frame>
        <draw:custom-shape draw:style-name="gr11" draw:text-style-name="P2" draw:layer="layout" svg:width="0.339cm" svg:height="0.962cm" svg:x="13.578cm" svg:y="10.852cm">
          <text:p/>
          <draw:enhanced-geometry svg:viewBox="0 0 77 218" draw:type="non-primitive" draw:enhanced-path="M 0 44  L 0 218  L 77 174  L 77 0  L 0 44  Z N"/>
        </draw:custom-shape>
        <draw:custom-shape draw:style-name="gr12" draw:text-style-name="P2" draw:layer="layout" svg:width="1.085cm" svg:height="0.026cm" svg:x="12.859cm" svg:y="10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85cm" svg:height="0.027cm" svg:x="12.859cm" svg:y="10.4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085cm" svg:height="0.026cm" svg:x="12.859cm" svg:y="10.4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85cm" svg:height="0.027cm" svg:x="12.859cm" svg:y="10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85cm" svg:height="0.026cm" svg:x="12.859cm" svg:y="10.5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085cm" svg:height="0.027cm" svg:x="12.859cm" svg:y="10.5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085cm" svg:height="0.026cm" svg:x="12.859cm" svg:y="10.5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85cm" svg:height="0.027cm" svg:x="12.859cm" svg:y="10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085cm" svg:height="0.026cm" svg:x="12.859cm" svg:y="10.6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85cm" svg:height="0.027cm" svg:x="12.859cm" svg:y="10.6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085cm" svg:height="0.026cm" svg:x="12.859cm" svg:y="10.6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085cm" svg:height="0.026cm" svg:x="12.859cm" svg:y="10.7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085cm" svg:height="0.027cm" svg:x="12.859cm" svg:y="10.74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085cm" svg:height="0.026cm" svg:x="12.859cm" svg:y="10.77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085cm" svg:height="0.027cm" svg:x="12.859cm" svg:y="10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085cm" svg:height="0.026cm" svg:x="12.859cm" svg:y="10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85cm" svg:height="0.027cm" svg:x="12.859cm" svg:y="10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085cm" svg:height="0.026cm" svg:x="12.859cm" svg:y="10.8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085cm" svg:height="0.027cm" svg:x="12.859cm" svg:y="10.9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085cm" svg:height="0.026cm" svg:x="12.859cm" svg:y="10.9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085cm" svg:height="0.027cm" svg:x="12.859cm" svg:y="10.9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.085cm" svg:height="0.026cm" svg:x="12.859cm" svg:y="10.9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085cm" svg:height="0.027cm" svg:x="12.859cm" svg:y="11.0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085cm" svg:height="0.026cm" svg:x="12.859cm" svg:y="11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085cm" svg:height="0.026cm" svg:x="12.859cm" svg:y="11.0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9cm" svg:height="0.586cm" svg:x="12.898cm" svg:y="10.46cm">
          <text:p/>
          <draw:enhanced-geometry svg:viewBox="0 0 231 133" draw:type="non-primitive" draw:enhanced-path="M 0 45  L 154 133  L 231 89  L 77 0  L 0 45  Z N"/>
        </draw:custom-shape>
        <draw:frame draw:style-name="gr6" draw:text-style-name="P1" draw:layer="layout" svg:width="0.741cm" svg:height="1.217cm" svg:x="12.859cm" svg:y="10.614cm">
          <draw:image xlink:href="Pictures/100000000000001C0000002E2AFB692C.png" xlink:type="simple" xlink:show="embed" xlink:actuate="onLoad">
            <text:p/>
          </draw:image>
        </draw:frame>
        <draw:custom-shape draw:style-name="gr36" draw:text-style-name="P2" draw:layer="layout" svg:width="0.68cm" svg:height="1.156cm" svg:x="12.898cm" svg:y="10.658cm">
          <text:p/>
          <draw:enhanced-geometry svg:viewBox="0 0 154 262" draw:type="non-primitive" draw:enhanced-path="M 0 174  L 154 262  L 154 88  L 0 0  L 0 174  Z N"/>
        </draw:custom-shape>
        <draw:custom-shape draw:style-name="gr37" draw:text-style-name="P2" draw:layer="layout" svg:width="1.019cm" svg:height="1.354cm" svg:x="12.898cm" svg:y="10.46cm">
          <text:p/>
          <draw:enhanced-geometry svg:viewBox="0 0 231 307" draw:type="non-primitive" draw:enhanced-path="M 0 45  L 0 219  L 154 307  L 231 263  L 231 89  L 77 0  L 0 45  Z N"/>
        </draw:custom-shape>
        <draw:frame draw:style-name="gr6" draw:text-style-name="P1" draw:layer="layout" svg:width="0.609cm" svg:height="0.582cm" svg:x="12.938cm" svg:y="10.932cm">
          <draw:image xlink:href="Pictures/2000000A000001CB000001B5E3D9A631.wmf" xlink:type="simple" xlink:show="embed" xlink:actuate="onLoad">
            <text:p/>
          </draw:image>
        </draw:frame>
        <draw:frame draw:style-name="gr6" draw:text-style-name="P1" draw:layer="layout" svg:width="0.609cm" svg:height="0.582cm" svg:x="12.938cm" svg:y="10.932cm">
          <draw:image xlink:href="Pictures/20000007000001CB000001B588C3EC4B.wmf" xlink:type="simple" xlink:show="embed" xlink:actuate="onLoad">
            <text:p/>
          </draw:image>
        </draw:frame>
        <draw:custom-shape draw:style-name="gr36" draw:text-style-name="P2" draw:layer="layout" svg:width="0.573cm" svg:height="0.586cm" svg:x="12.978cm" svg:y="10.923cm">
          <text:p/>
          <draw:enhanced-geometry svg:viewBox="0 0 347 355" draw:type="non-primitive" draw:enhanced-path="M 118 241  C 168 320 248 355 297 320  C 347 285 346 193 296 114  C 246 35 166 0 117 35  C 72 67 68 147 107 222  L 107 222  L 2 283  C 0 291 5 299 13 302  L 13 302  L 118 241  Z N"/>
        </draw:custom-shape>
        <draw:frame draw:style-name="gr6" draw:text-style-name="P1" draw:layer="layout" svg:width="0.397cm" svg:height="0.503cm" svg:x="13.123cm" svg:y="10.958cm">
          <draw:image xlink:href="Pictures/2000000A00000124000001771EC3B17B.wmf" xlink:type="simple" xlink:show="embed" xlink:actuate="onLoad">
            <text:p/>
          </draw:image>
        </draw:frame>
        <draw:frame draw:style-name="gr6" draw:text-style-name="P1" draw:layer="layout" svg:width="0.397cm" svg:height="0.503cm" svg:x="13.123cm" svg:y="10.958cm">
          <draw:image xlink:href="Pictures/2000000700000124000001774844BC7E.wmf" xlink:type="simple" xlink:show="embed" xlink:actuate="onLoad">
            <text:p/>
          </draw:image>
        </draw:frame>
        <draw:custom-shape draw:style-name="gr36" draw:text-style-name="P2" draw:layer="layout" svg:width="0.362cm" svg:height="0.48cm" svg:x="13.141cm" svg:y="10.976cm">
          <text:p/>
          <draw:enhanced-geometry svg:viewBox="0 0 82 109" draw:type="non-primitive" draw:enhanced-path="M 67 101  C 53 109 29 96 14 70  C 0 45 0 17 15 9  C 29 0 53 14 67 39  C 82 65 82 92 67 101  N"/>
        </draw:custom-shape>
        <draw:custom-shape draw:style-name="gr11" draw:text-style-name="P2" draw:layer="layout" svg:width="0.172cm" svg:height="0.295cm" svg:x="13.225cm" svg:y="11.073cm">
          <text:p/>
          <draw:enhanced-geometry svg:viewBox="0 0 39 67" draw:type="non-primitive" draw:enhanced-path="M 0 45  L 39 67  L 39 23  L 0 0  L 0 45  Z N"/>
        </draw:custom-shape>
        <draw:custom-shape draw:style-name="gr4" draw:text-style-name="P2" draw:layer="layout" svg:width="3.088cm" svg:height="0.339cm" svg:x="6.927cm" svg:y="7.095cm">
          <text:p text:style-name="P3"><text:span text:style-name="T2">At higher levels in ASV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9.999cm" svg:y="7.095cm">
          <text:p text:style-name="P3"><text:span text:style-name="T2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76cm" svg:height="0.339cm" svg:x="10.16cm" svg:y="7.095cm">
          <text:p text:style-name="P3"><text:span text:style-name="T2">the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17cm" svg:height="0.339cm" svg:x="6.934cm" svg:y="7.439cm">
          <text:p text:style-name="P3"><text:span text:style-name="T2">use of tools is encourage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0.237cm" svg:y="7.439cm">
          <text:p text:style-name="P3"><text:span text:style-name="T2">.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4cm" svg:height="0.339cm" svg:x="6.93cm" svg:y="7.783cm">
          <text:p text:style-name="P3"><text:span text:style-name="T2">But to be effectiv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9.206cm" svg:y="7.783cm">
          <text:p text:style-name="P3"><text:span text:style-name="T2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58cm" svg:height="0.339cm" svg:x="9.365cm" svg:y="7.783cm">
          <text:p text:style-name="P3"><text:span text:style-name="T2">the tool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13cm" svg:height="0.339cm" svg:x="6.933cm" svg:y="8.127cm">
          <text:p text:style-name="P3"><text:span text:style-name="T2">must be heavily tailored an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3cm" svg:height="0.339cm" svg:x="6.936cm" svg:y="8.471cm">
          <text:p text:style-name="P3"><text:span text:style-name="T2">configured to the applic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11cm" svg:height="0.339cm" svg:x="6.932cm" svg:y="8.789cm">
          <text:p text:style-name="P3"><text:span text:style-name="T2">and framework in use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635cm" svg:height="4.573cm" svg:x="10.773cm" svg:y="5.719cm">
          <text:p/>
          <draw:enhanced-geometry svg:viewBox="0 0 384 2764" draw:type="non-primitive" draw:enhanced-path="M 384 2764  C 278 2764 192 2678 192 2572  C 192 2572 192 2572 192 2572  L 192 2572  L 192 1574  C 192 1468 106 1382 0 1382  C 0 1382 0 1382 0 1382  C 106 1382 192 1296 192 1190  C 192 1190 192 1190 192 1190  L 192 1190  L 192 192  C 192 85 278 0 384 0  C 384 0 384 0 384 0  N"/>
        </draw:custom-shape>
        <draw:custom-shape draw:style-name="gr4" draw:text-style-name="P2" draw:layer="layout" svg:width="1.065cm" svg:height="0.339cm" svg:x="17.113cm" svg:y="5.825cm">
          <text:p text:style-name="P3"><text:span text:style-name="T1">Manual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1cm" svg:height="0.339cm" svg:x="16.825cm" svg:y="6.169cm">
          <text:p text:style-name="P3"><text:span text:style-name="T1">Design an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67cm" svg:height="0.339cm" svg:x="16.721cm" svg:y="6.513cm">
          <text:p text:style-name="P3"><text:span text:style-name="T1">Code Re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1T1">
        <draw:rect draw:style-name="gr1" draw:text-style-name="P1" draw:layer="layout" svg:width="16.924cm" svg:height="12.458cm" svg:x="4.238cm" svg:y="3.294cm">
          <text:p/>
        </draw:rect>
        <draw:line draw:style-name="gr2" draw:text-style-name="P1" draw:layer="layout" svg:x1="13.097cm" svg:y1="8.647cm" svg:x2="9.313cm" svg:y2="8.647cm">
          <text:p/>
        </draw:line>
        <draw:custom-shape draw:style-name="gr40" draw:text-style-name="P2" draw:layer="layout" svg:width="0.724cm" svg:height="0.829cm" svg:x="11.046cm" svg:y="4.308cm">
          <text:p/>
          <draw:enhanced-geometry svg:viewBox="0 0 436 501" draw:type="non-primitive" draw:enhanced-path="M 44 11  L 74 46  C 82 56 81 70 71 78  C 61 87 47 86 38 76  L 9 41  C 0 31 1 17 11 8  C 21 0 35 1 44 11  Z M 133 116  L 163 151  C 172 161 170 175 161 183  C 151 192 137 191 128 181  L 98 146  C 90 136 91 122 101 113  C 111 105 125 106 133 116  Z M 223 221  L 253 256  C 261 266 260 280 251 289  C 241 297 226 296 218 286  L 188 251  C 180 241 181 227 191 218  C 200 210 215 211 223 221  Z M 313 326  L 343 361  C 351 371 350 385 341 394  C 331 402 316 401 308 391  L 278 356  C 270 346 271 332 281 324  C 290 315 305 316 313 326  Z M 403 431  L 428 460  C 436 470 435 484 425 492  C 415 501 401 500 393 490  L 368 461  C 360 451 361 437 370 429  C 380 420 395 421 403 431  Z N"/>
        </draw:custom-shape>
        <draw:custom-shape draw:style-name="gr40" draw:text-style-name="P2" draw:layer="layout" svg:width="0.772cm" svg:height="0.794cm" svg:x="10.235cm" svg:y="4.308cm">
          <text:p/>
          <draw:enhanced-geometry svg:viewBox="0 0 468 481" draw:type="non-primitive" draw:enhanced-path="M 459 42  L 427 75  C 418 84 403 84 394 76  C 385 67 385 52 394 43  L 426 10  C 435 1 449 0 458 9  C 467 18 468 33 459 42  Z M 363 141  L 331 174  C 322 183 307 184 298 175  C 289 166 289 151 297 142  L 329 109  C 338 100 353 100 362 109  C 371 117 371 132 363 141  Z M 266 240  L 234 274  C 225 283 211 283 202 274  C 193 265 192 251 201 241  L 233 208  C 242 199 257 199 266 208  C 275 217 275 231 266 240  Z M 170 340  L 138 373  C 129 382 115 382 106 373  C 96 364 96 350 105 341  L 137 308  C 146 298 161 298 170 307  C 179 316 179 331 170 340  Z M 74 439  L 42 472  C 33 481 18 481 9 473  C 0 464 0 449 9 440  L 41 407  C 50 398 64 398 73 406  C 83 415 83 430 74 439  Z N"/>
        </draw:custom-shape>
        <draw:custom-shape draw:style-name="gr3" draw:text-style-name="P2" draw:layer="layout" svg:width="4.953cm" svg:height="1.018cm" svg:x="4.277cm" svg:y="3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2cm" svg:height="0.339cm" svg:x="5.328cm" svg:y="3.664cm">
          <text:p text:style-name="P3"><text:span text:style-name="T1">OWASP ASVS Lev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8cm" svg:x="10.438cm" svg:y="3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0.932cm" svg:y="3.66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38cm" svg:y1="3.841cm" svg:x2="9.23cm" svg:y2="3.841cm">
          <text:p/>
        </draw:line>
        <draw:custom-shape draw:style-name="gr3" draw:text-style-name="P2" draw:layer="layout" svg:width="1.142cm" svg:height="1.014cm" svg:x="9.631cm" svg:y="5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0.032cm" svg:y="5.41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93cm" svg:height="0.339cm" svg:x="10.196cm" svg:y="5.411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4cm" svg:x="11.218cm" svg:y="5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1.62cm" svg:y="5.41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5cm" svg:height="0.339cm" svg:x="11.777cm" svg:y="5.411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718cm" svg:height="0.829cm" svg:x="13.547cm" svg:y="9.124cm">
          <text:p/>
          <draw:enhanced-geometry svg:viewBox="0 0 435 500" draw:type="non-primitive" draw:enhanced-path="M 43 10  L 73 45  C 81 55 80 70 70 78  C 61 86 46 85 38 75  L 8 40  C 0 31 1 16 10 8  C 20 0 35 1 43 10  Z M 133 115  L 163 150  C 171 160 170 175 160 183  C 151 191 136 190 128 180  L 98 145  C 90 136 91 121 100 113  C 110 105 125 106 133 115  Z M 223 221  L 253 256  C 261 265 260 280 250 288  C 240 296 226 295 218 285  L 188 250  C 179 241 180 226 190 218  C 200 210 214 211 223 221  Z M 312 326  L 342 361  C 351 370 350 385 340 393  C 330 401 316 400 307 391  L 277 356  C 269 346 270 331 280 323  C 290 315 304 316 312 326  Z M 402 431  L 427 459  C 435 469 434 484 424 492  C 415 500 400 499 392 489  L 367 461  C 359 451 360 436 370 428  C 380 420 394 421 402 431  Z N"/>
        </draw:custom-shape>
        <draw:custom-shape draw:style-name="gr40" draw:text-style-name="P2" draw:layer="layout" svg:width="0.777cm" svg:height="0.798cm" svg:x="12.726cm" svg:y="9.124cm">
          <text:p/>
          <draw:enhanced-geometry svg:viewBox="0 0 468 481" draw:type="non-primitive" draw:enhanced-path="M 459 41  L 427 75  C 418 84 404 84 395 75  C 385 66 385 52 394 42  L 426 9  C 435 0 450 0 459 9  C 468 18 468 32 459 41  Z M 363 141  L 331 174  C 322 183 307 183 298 174  C 289 165 289 151 298 142  L 330 109  C 339 99 353 99 362 108  C 372 117 372 132 363 141  Z M 267 240  L 235 273  C 226 282 211 282 202 274  C 193 265 193 250 202 241  L 234 208  C 243 199 257 199 266 207  C 275 216 276 231 267 240  Z M 171 339  L 138 372  C 130 381 115 382 106 373  C 97 364 97 349 105 340  L 137 307  C 146 298 161 298 170 307  C 179 315 179 330 171 339  Z M 74 438  L 42 472  C 33 481 19 481 10 472  C 1 463 0 449 9 439  L 41 406  C 50 397 65 397 74 406  C 83 415 83 429 74 438  Z N"/>
        </draw:custom-shape>
        <draw:custom-shape draw:style-name="gr3" draw:text-style-name="P2" draw:layer="layout" svg:width="4.952cm" svg:height="1.019cm" svg:x="5.883cm" svg:y="8.1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2cm" svg:height="0.339cm" svg:x="6.942cm" svg:y="8.48cm">
          <text:p text:style-name="P3"><text:span text:style-name="T1">OWASP ASVS Lev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9cm" svg:x="12.934cm" svg:y="8.1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3.419cm" svg:y="8.48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8cm" svg:x="12.127cm" svg:y="9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2.519cm" svg:y="10.22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93cm" svg:height="0.339cm" svg:x="12.683cm" svg:y="10.226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8cm" svg:x="13.714cm" svg:y="9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4.107cm" svg:y="10.22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5cm" svg:height="0.339cm" svg:x="14.264cm" svg:y="10.226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42cm" svg:height="1.015cm" svg:x="11.346cm" svg:y="8.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1.831cm" svg:y="8.4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89cm" svg:y1="12.33cm" svg:x2="10.583cm" svg:y2="12.33cm">
          <text:p/>
        </draw:line>
        <draw:custom-shape draw:style-name="gr3" draw:text-style-name="P2" draw:layer="layout" svg:width="4.952cm" svg:height="1.019cm" svg:x="7.854cm" svg:y="11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2cm" svg:height="0.339cm" svg:x="8.9cm" svg:y="12.158cm">
          <text:p text:style-name="P3"><text:span text:style-name="T1">OWASP ASVS Lev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2cm" svg:height="1.019cm" svg:x="16.426cm" svg:y="11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6.911cm" svg:y="12.15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42cm" svg:height="1.019cm" svg:x="14.839cm" svg:y="11.8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5.324cm" svg:y="12.158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42cm" svg:height="1.019cm" svg:x="13.251cm" svg:y="11.8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3.736cm" svg:y="12.15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077cm" svg:y1="15.191cm" svg:x2="12.391cm" svg:y2="15.191cm">
          <text:p/>
        </draw:line>
        <draw:custom-shape draw:style-name="gr3" draw:text-style-name="P2" draw:layer="layout" svg:width="4.952cm" svg:height="1.014cm" svg:x="9.662cm" svg:y="14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2cm" svg:height="0.339cm" svg:x="10.7cm" svg:y="15.015cm">
          <text:p text:style-name="P3"><text:span text:style-name="T1">OWASP ASVS Lev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3cm" svg:height="1.014cm" svg:x="19.98cm" svg:y="14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20.483cm" svg:y="15.015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42cm" svg:height="1.019cm" svg:x="16.647cm" svg:y="14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7.149cm" svg:y="15.01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42cm" svg:height="1.019cm" svg:x="15.059cm" svg:y="14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5.562cm" svg:y="15.01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42cm" svg:height="1.014cm" svg:x="18.331cm" svg:y="14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18.816cm" svg:y="15.01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1T1">
        <draw:rect draw:style-name="gr1" draw:text-style-name="P1" draw:layer="layout" svg:width="15.271cm" svg:height="8.11cm" svg:x="5.062cm" svg:y="5.468cm">
          <text:p/>
        </draw:rect>
        <draw:line draw:style-name="gr2" draw:text-style-name="P1" draw:layer="layout" svg:x1="6.5cm" svg:y1="8.939cm" svg:x2="8.224cm" svg:y2="8.939cm">
          <text:p/>
        </draw:line>
        <draw:custom-shape draw:style-name="gr3" draw:text-style-name="P2" draw:layer="layout" svg:width="2.161cm" svg:height="0.763cm" svg:x="5.102cm" svg:y="8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26cm" svg:height="0.339cm" svg:x="5.83cm" svg:y="8.749cm">
          <text:p text:style-name="P3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3cm" svg:height="0.339cm" svg:x="6.462cm" svg:y="5.786cm">
          <text:p text:style-name="P3"><text:span text:style-name="T1">Hig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95cm" svg:height="0.339cm" svg:x="7.072cm" svg:y="5.786cm">
          <text:p text:style-name="P3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6cm" svg:height="0.339cm" svg:x="7.179cm" svg:y="5.786cm">
          <text:p text:style-name="P3"><text:span text:style-name="T1">Level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9cm" svg:height="0.339cm" svg:x="6.226cm" svg:y="6.13cm">
          <text:p text:style-name="P3"><text:span text:style-name="T1">Requirem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7.642cm" svg:y="8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7.946cm" svg:y="8.74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9.953cm" svg:x2="9.102cm" svg:y2="9.953cm">
          <text:p/>
        </draw:line>
        <draw:custom-shape draw:style-name="gr3" draw:text-style-name="P2" draw:layer="layout" svg:width="2.161cm" svg:height="0.758cm" svg:x="5.102cm" svg:y="9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26cm" svg:height="0.339cm" svg:x="5.83cm" svg:y="9.781cm">
          <text:p text:style-name="P3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58cm" svg:x="7.642cm" svg:y="9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7.946cm" svg:y="9.78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58cm" svg:x="8.784cm" svg:y="9.5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svg:x="9.084cm" svg:y="9.78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83cm" svg:height="0.339cm" svg:x="12.1cm" svg:y="5.786cm">
          <text:p text:style-name="P3"><text:span text:style-name="T1">Detaile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9cm" svg:height="0.339cm" svg:x="11.729cm" svg:y="6.13cm">
          <text:p text:style-name="P3"><text:span text:style-name="T1">Require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2cm" svg:height="0.339cm" svg:x="17.203cm" svg:y="5.786cm">
          <text:p text:style-name="P3"><text:span text:style-name="T1">Report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9cm" svg:height="0.339cm" svg:x="16.915cm" svg:y="6.13cm">
          <text:p text:style-name="P3"><text:span text:style-name="T1">Requirem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8cm" svg:height="0.763cm" svg:x="10.372cm" svg:y="11.6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288cm" svg:height="0.763cm" svg:x="10.37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0.339cm" svg:x="10.651cm" svg:y="11.818cm">
          <text:p text:style-name="P3"><text:span text:style-name="T1">Shall verif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43cm" svg:height="0.339cm" svg:x="12.151cm" svg:y="11.818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12.594cm" svg:y="11.6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2.594cm" svg:y="11.6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8cm" svg:height="0.763cm" svg:x="10.372cm" svg:y="12.36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288cm" svg:height="0.763cm" svg:x="10.372cm" svg:y="12.3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0.339cm" svg:x="10.651cm" svg:y="12.559cm">
          <text:p text:style-name="P3"><text:span text:style-name="T1">Shall verif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43cm" svg:height="0.339cm" svg:x="12.151cm" svg:y="12.559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0.763cm" svg:x="12.594cm" svg:y="12.36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2.594cm" svg:y="12.3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41cm" svg:height="0.508cm" svg:x="12.81cm" svg:y="12.506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8cm" svg:height="0.758cm" svg:x="10.372cm" svg:y="10.0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288cm" svg:height="0.758cm" svg:x="10.372cm" svg:y="10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0.339cm" svg:x="10.651cm" svg:y="10.283cm">
          <text:p text:style-name="P3"><text:span text:style-name="T1">Shall verif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43cm" svg:height="0.339cm" svg:x="12.151cm" svg:y="10.283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0.758cm" svg:x="12.594cm" svg:y="10.0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58cm" svg:x="12.594cm" svg:y="10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41cm" svg:height="0.508cm" svg:x="12.81cm" svg:y="10.231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8cm" svg:height="0.763cm" svg:x="10.372cm" svg:y="10.8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288cm" svg:height="0.763cm" svg:x="10.372cm" svg:y="10.8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0.339cm" svg:x="10.651cm" svg:y="11.051cm">
          <text:p text:style-name="P3"><text:span text:style-name="T1">Shall verif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43cm" svg:height="0.339cm" svg:x="12.151cm" svg:y="11.051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12.594cm" svg:y="10.8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2.594cm" svg:y="10.8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2.289cm" svg:x="13.357cm" svg:y="7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2.289cm" svg:x="13.357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76cm" svg:height="0.339cm" draw:transform="rotate (1.5707963267946) translate (13.555cm 9.509cm)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3.555cm 9.348cm)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3.555cm 9.189cm)">
          <text:p text:style-name="P3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3.555cm 9.03cm)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draw:transform="rotate (1.5707963267946) translate (13.555cm 8.872cm)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draw:transform="rotate (1.5707963267946) translate (13.555cm 8.793cm)">
          <text:p text:style-name="P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3.555cm 8.713cm)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5cm" svg:height="0.339cm" draw:transform="rotate (1.5707963267946) translate (13.555cm 8.555cm)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2.289cm" svg:x="14.12cm" svg:y="7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2.289cm" svg:x="14.12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76cm" svg:height="0.339cm" draw:transform="rotate (1.5707963267946) translate (14.323cm 9.509cm)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4.323cm 9.348cm)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4.323cm 9.189cm)">
          <text:p text:style-name="P3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4.323cm 9.03cm)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draw:transform="rotate (1.5707963267946) translate (14.323cm 8.872cm)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draw:transform="rotate (1.5707963267946) translate (14.323cm 8.793cm)">
          <text:p text:style-name="P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4.323cm 8.713cm)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93cm" svg:height="0.339cm" draw:transform="rotate (1.5707963267946) translate (14.323cm 8.549cm)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13.357cm" svg:y="11.6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3.357cm" svg:y="11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13.357cm" svg:y="12.36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3.357cm" svg:y="12.3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0.758cm" svg:x="13.357cm" svg:y="10.0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58cm" svg:x="13.357cm" svg:y="10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41cm" svg:height="0.508cm" svg:x="13.577cm" svg:y="10.231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13.357cm" svg:y="10.8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3.357cm" svg:y="10.8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3cm" svg:height="0.763cm" svg:x="14.12cm" svg:y="11.6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4.12cm" svg:y="11.6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0.763cm" svg:x="14.12cm" svg:y="12.36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4.12cm" svg:y="12.3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41cm" svg:height="0.508cm" svg:x="14.318cm" svg:y="12.506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0.758cm" svg:x="14.12cm" svg:y="10.0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58cm" svg:x="14.12cm" svg:y="10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41cm" svg:height="0.508cm" svg:x="14.318cm" svg:y="10.231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0.763cm" svg:x="14.12cm" svg:y="10.8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0.763cm" svg:x="14.12cm" svg:y="10.8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41cm" svg:height="0.508cm" svg:x="14.318cm" svg:y="10.971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85cm" svg:height="2.289cm" svg:x="10.372cm" svg:y="7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985cm" svg:height="2.289cm" svg:x="10.372cm" svg:y="7.79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245cm" svg:y1="7.541cm" svg:x2="16.245cm" svg:y2="11.668cm">
          <text:p/>
        </draw:line>
        <draw:custom-shape draw:style-name="gr3" draw:text-style-name="P2" draw:layer="layout" svg:width="2.196cm" svg:height="0.759cm" svg:x="15.813cm" svg:y="7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12cm" svg:height="0.339cm" svg:x="16.464cm" svg:y="7.373cm">
          <text:p text:style-name="P3"><text:span text:style-name="T1">Repor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245cm" svg:y1="8.621cm" svg:x2="17.727cm" svg:y2="8.621cm">
          <text:p/>
        </draw:line>
        <draw:custom-shape draw:style-name="gr3" draw:text-style-name="P2" draw:layer="layout" svg:width="2.271cm" svg:height="0.763cm" svg:x="16.753cm" svg:y="8.2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7cm" svg:height="0.339cm" svg:x="17.068cm" svg:y="8.431cm">
          <text:p text:style-name="P3"><text:span text:style-name="T1">Int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62cm" svg:height="0.339cm" svg:x="19.034cm" svg:y="13.194cm">
          <text:p text:style-name="P3"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svg:x="19.693cm" svg:y="13.194cm">
          <text:p text:style-name="P3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93cm" svg:height="0.339cm" svg:x="19.772cm" svg:y="13.194cm">
          <text:p text:style-name="P3"><text:span text:style-name="T1">Fai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245cm" svg:y1="9.635cm" svg:x2="17.727cm" svg:y2="9.635cm">
          <text:p/>
        </draw:line>
        <draw:custom-shape draw:style-name="gr3" draw:text-style-name="P2" draw:layer="layout" svg:width="2.236cm" svg:height="0.758cm" svg:x="16.788cm" svg:y="9.2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6cm" svg:height="0.339cm" svg:x="17.126cm" svg:y="9.463cm">
          <text:p text:style-name="P3"><text:span text:style-name="T1">Descrip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43cm" svg:y1="12.682cm" svg:x2="18.128cm" svg:y2="12.682cm">
          <text:p/>
        </draw:line>
        <draw:line draw:style-name="gr2" draw:text-style-name="P1" draw:layer="layout" svg:x1="16.245cm" svg:y1="10.649cm" svg:x2="17.727cm" svg:y2="10.649cm">
          <text:p/>
        </draw:line>
        <draw:line draw:style-name="gr2" draw:text-style-name="P1" draw:layer="layout" svg:x1="16.245cm" svg:y1="11.668cm" svg:x2="17.727cm" svg:y2="11.668cm">
          <text:p/>
        </draw:line>
        <draw:custom-shape draw:style-name="gr3" draw:text-style-name="P2" draw:layer="layout" svg:width="2.271cm" svg:height="0.763cm" svg:x="16.753cm" svg:y="10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3cm" svg:height="0.339cm" svg:x="17.055cm" svg:y="10.469cm">
          <text:p text:style-name="P3"><text:span text:style-name="T1">Architectur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43cm" svg:y1="11.668cm" svg:x2="17.643cm" svg:y2="12.678cm">
          <text:p/>
        </draw:line>
        <draw:custom-shape draw:style-name="gr3" draw:text-style-name="P2" draw:layer="layout" svg:width="2.205cm" svg:height="0.763cm" svg:x="16.819cm" svg:y="11.2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22cm" svg:height="0.339cm" svg:x="17.418cm" svg:y="11.501cm">
          <text:p text:style-name="P3"><text:span text:style-name="T1">Resul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35cm" svg:height="0.763cm" svg:x="15.193cm" svg:y="9.94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398cm" svg:height="1.526cm" svg:x="14.437cm" svg:y="5.508cm">
          <text:p/>
          <draw:enhanced-geometry svg:viewBox="0 0 317 346" draw:type="non-primitive" draw:enhanced-path="M 317 173  L 174 346  L 174 232  L 0 232  L 0 114  L 174 114  L 174 0  L 317 173  Z N"/>
        </draw:custom-shape>
        <draw:custom-shape draw:style-name="gr4" draw:text-style-name="P2" draw:layer="layout" svg:width="0.18cm" svg:height="0.763cm" draw:transform="rotate (-1.57079632679579) translate (6.834cm 10.573cm)">
          <text:p text:style-name="P3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8cm" svg:height="0.763cm" draw:transform="rotate (-1.57079632679579) translate (6.834cm 10.758cm)">
          <text:p text:style-name="P3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8cm" svg:height="0.763cm" draw:transform="rotate (-1.57079632679579) translate (6.834cm 10.917cm)">
          <text:p text:style-name="P3"><text:span text:style-name="T4">.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415cm" svg:y1="13.379cm" svg:x2="18.896cm" svg:y2="13.379cm">
          <text:p/>
        </draw:line>
        <draw:line draw:style-name="gr2" draw:text-style-name="P1" draw:layer="layout" svg:x1="18.415cm" svg:y1="12.973cm" svg:x2="18.415cm" svg:y2="13.379cm">
          <text:p/>
        </draw:line>
        <draw:custom-shape draw:style-name="gr3" draw:text-style-name="P2" draw:layer="layout" svg:width="2.205cm" svg:height="0.763cm" svg:x="18.089cm" svg:y="12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0.339cm" svg:x="18.324cm" svg:y="12.506cm">
          <text:p text:style-name="P3"><text:span text:style-name="T1">Shall verif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43cm" svg:height="0.339cm" svg:x="19.824cm" svg:y="12.506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3cm" svg:height="2.289cm" svg:x="12.607cm" svg:y="7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763cm" svg:height="2.289cm" svg:x="12.607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76cm" svg:height="0.339cm" draw:transform="rotate (1.5707963267946) translate (12.815cm 9.509cm)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2.815cm 9.348cm)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2.815cm 9.189cm)">
          <text:p text:style-name="P3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2.815cm 9.03cm)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draw:transform="rotate (1.5707963267946) translate (12.815cm 8.872cm)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draw:transform="rotate (1.5707963267946) translate (12.815cm 8.793cm)">
          <text:p text:style-name="P3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59cm" svg:height="0.339cm" draw:transform="rotate (1.5707963267946) translate (12.815cm 8.713cm)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93cm" svg:height="0.339cm" draw:transform="rotate (1.5707963267946) translate (12.815cm 8.549cm)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1T1">
        <draw:rect draw:style-name="gr1" draw:text-style-name="P1" draw:layer="layout" svg:width="14.172cm" svg:height="10.27cm" svg:x="5.614cm" svg:y="4.388cm">
          <text:p/>
        </draw:rect>
        <draw:g>
          <draw:custom-shape draw:style-name="gr3" draw:text-style-name="P2" draw:layer="layout" svg:width="5.384cm" svg:height="7.916cm" svg:x="11.571cm" svg:y="4.427cm">
            <text:p/>
            <draw:enhanced-geometry svg:viewBox="0 0 1221 1795" draw:type="non-primitive" draw:enhanced-path="M 1221 1588  L 1221 0  L 0 0  L 0 1588  L 538 1588  L 460 1795  L 682 1588  L 1221 1588  Z N"/>
          </draw:custom-shape>
          <draw:custom-shape draw:style-name="gr40" draw:text-style-name="P2" draw:layer="layout" svg:width="8.378cm" svg:height="0.08cm" svg:x="8.07cm" svg:y="13.37cm">
            <text:p/>
            <draw:enhanced-geometry svg:viewBox="0 0 5068 46" draw:type="non-primitive" draw:enhanced-path="M 5045 46  L 4999 46  C 4986 46 4976 36 4976 23  C 4976 10 4986 0 4999 0  L 5045 0  C 5058 0 5068 10 5068 23  C 5068 36 5058 46 5045 46  Z M 4907 46  L 4861 46  C 4848 46 4838 36 4838 23  C 4838 10 4848 0 4861 0  L 4907 0  C 4920 0 4930 10 4930 23  C 4930 36 4920 46 4907 46  Z M 4769 46  L 4723 46  C 4710 46 4700 36 4700 23  C 4700 10 4710 0 4723 0  L 4769 0  C 4782 0 4792 10 4792 23  C 4792 36 4782 46 4769 46  Z M 4631 46  L 4584 46  C 4572 46 4561 36 4561 23  C 4561 10 4572 0 4584 0  L 4631 0  C 4643 0 4654 10 4654 23  C 4654 36 4643 46 4631 46  Z M 4492 46  L 4446 46  C 4434 46 4423 36 4423 23  C 4423 10 4434 0 4446 0  L 4492 0  C 4505 0 4515 10 4515 23  C 4515 36 4505 46 4492 46  Z M 4354 46  L 4308 46  C 4295 46 4285 36 4285 23  C 4285 10 4295 0 4308 0  L 4354 0  C 4367 0 4377 10 4377 23  C 4377 36 4367 46 4354 46  Z M 4216 46  L 4170 46  C 4157 46 4147 36 4147 23  C 4147 10 4157 0 4170 0  L 4216 0  C 4229 0 4239 10 4239 23  C 4239 36 4229 46 4216 46  Z M 4078 46  L 4032 46  C 4019 46 4008 36 4008 23  C 4008 10 4019 0 4032 0  L 4078 0  C 4090 0 4101 10 4101 23  C 4101 36 4090 46 4078 46  Z M 3939 46  L 3893 46  C 3881 46 3870 36 3870 23  C 3870 10 3881 0 3893 0  L 3939 0  C 3952 0 3962 10 3962 23  C 3962 36 3952 46 3939 46  Z M 3801 46  L 3755 46  C 3742 46 3732 36 3732 23  C 3732 10 3742 0 3755 0  L 3801 0  C 3814 0 3824 10 3824 23  C 3824 36 3814 46 3801 46  Z M 3663 46  L 3617 46  C 3604 46 3594 36 3594 23  C 3594 10 3604 0 3617 0  L 3663 0  C 3676 0 3686 10 3686 23  C 3686 36 3676 46 3663 46  Z M 3525 46  L 3479 46  C 3466 46 3456 36 3456 23  C 3456 10 3466 0 3479 0  L 3525 0  C 3537 0 3548 10 3548 23  C 3548 36 3537 46 3525 46  Z M 3386 46  L 3340 46  C 3328 46 3317 36 3317 23  C 3317 10 3328 0 3340 0  L 3386 0  C 3399 0 3409 10 3409 23  C 3409 36 3399 46 3386 46  Z M 3248 46  L 3202 46  C 3189 46 3179 36 3179 23  C 3179 10 3189 0 3202 0  L 3248 0  C 3261 0 3271 10 3271 23  C 3271 36 3261 46 3248 46  Z M 3110 46  L 3064 46  C 3051 46 3041 36 3041 23  C 3041 10 3051 0 3064 0  L 3110 0  C 3123 0 3133 10 3133 23  C 3133 36 3123 46 3110 46  Z M 2972 46  L 2926 46  C 2913 46 2903 36 2903 23  C 2903 10 2913 0 2926 0  L 2972 0  C 2984 0 2995 10 2995 23  C 2995 36 2984 46 2972 46  Z M 2833 46  L 2787 46  C 2775 46 2764 36 2764 23  C 2764 10 2775 0 2787 0  L 2833 0  C 2846 0 2856 10 2856 23  C 2856 36 2846 46 2833 46  Z M 2695 46  L 2649 46  C 2636 46 2626 36 2626 23  C 2626 10 2636 0 2649 0  L 2695 0  C 2708 0 2718 10 2718 23  C 2718 36 2708 46 2695 46  Z M 2557 46  L 2511 46  C 2498 46 2488 36 2488 23  C 2488 10 2498 0 2511 0  L 2557 0  C 2570 0 2580 10 2580 23  C 2580 36 2570 46 2557 46  Z M 2419 46  L 2373 46  C 2360 46 2350 36 2350 23  C 2350 10 2360 0 2373 0  L 2419 0  C 2431 0 2442 10 2442 23  C 2442 36 2431 46 2419 46  Z M 2280 46  L 2234 46  C 2222 46 2211 36 2211 23  C 2211 10 2222 0 2234 0  L 2280 0  C 2293 0 2304 10 2304 23  C 2304 36 2293 46 2280 46  Z M 2142 46  L 2096 46  C 2083 46 2073 36 2073 23  C 2073 10 2083 0 2096 0  L 2142 0  C 2155 0 2165 10 2165 23  C 2165 36 2155 46 2142 46  Z M 2004 46  L 1958 46  C 1945 46 1935 36 1935 23  C 1935 10 1945 0 1958 0  L 2004 0  C 2017 0 2027 10 2027 23  C 2027 36 2017 46 2004 46  Z M 1866 46  L 1820 46  C 1807 46 1797 36 1797 23  C 1797 10 1807 0 1820 0  L 1866 0  C 1878 0 1889 10 1889 23  C 1889 36 1878 46 1866 46  Z M 1728 46  L 1681 46  C 1669 46 1658 36 1658 23  C 1658 10 1669 0 1681 0  L 1728 0  C 1740 0 1751 10 1751 23  C 1751 36 1740 46 1728 46  Z M 1589 46  L 1543 46  C 1530 46 1520 36 1520 23  C 1520 10 1530 0 1543 0  L 1589 0  C 1602 0 1612 10 1612 23  C 1612 36 1602 46 1589 46  Z M 1451 46  L 1405 46  C 1392 46 1382 36 1382 23  C 1382 10 1392 0 1405 0  L 1451 0  C 1464 0 1474 10 1474 23  C 1474 36 1464 46 1451 46  Z M 1313 46  L 1267 46  C 1254 46 1244 36 1244 23  C 1244 10 1254 0 1267 0  L 1313 0  C 1326 0 1336 10 1336 23  C 1336 36 1326 46 1313 46  Z M 1175 46  L 1128 46  C 1116 46 1105 36 1105 23  C 1105 10 1116 0 1128 0  L 1175 0  C 1187 0 1198 10 1198 23  C 1198 36 1187 46 1175 46  Z M 1036 46  L 990 46  C 978 46 967 36 967 23  C 967 10 978 0 990 0  L 1036 0  C 1049 0 1059 10 1059 23  C 1059 36 1049 46 1036 46  Z M 898 46  L 852 46  C 839 46 829 36 829 23  C 829 10 839 0 852 0  L 898 0  C 911 0 921 10 921 23  C 921 36 911 46 898 46  Z M 760 46  L 714 46  C 701 46 691 36 691 23  C 691 10 701 0 714 0  L 760 0  C 773 0 783 10 783 23  C 783 36 773 46 760 46  Z M 622 46  L 576 46  C 563 46 552 36 552 23  C 552 10 563 0 576 0  L 622 0  C 634 0 645 10 645 23  C 645 36 634 46 622 46  Z M 483 46  L 437 46  C 425 46 414 36 414 23  C 414 10 425 0 437 0  L 483 0  C 496 0 506 10 506 23  C 506 36 496 46 483 46  Z M 345 46  L 299 46  C 286 46 276 36 276 23  C 276 10 286 0 299 0  L 345 0  C 358 0 368 10 368 23  C 368 36 358 46 345 46  Z M 207 46  L 161 46  C 148 46 138 36 138 23  C 138 10 148 0 161 0  L 207 0  C 220 0 230 10 230 23  C 230 36 220 46 207 46  Z M 69 46  L 23 46  C 10 46 0 36 0 23  C 0 10 10 0 23 0  L 69 0  C 81 0 92 10 92 23  C 92 36 81 46 69 46  Z N"/>
          </draw:custom-shape>
          <draw:custom-shape draw:style-name="gr43" draw:text-style-name="P2" draw:layer="layout" svg:width="1.905cm" svg:height="1.385cm" svg:x="9.701cm" svg:y="12.528cm">
            <text:p/>
            <draw:enhanced-geometry svg:viewBox="0 0 432 314" draw:type="non-primitive" draw:enhanced-path="M 72 270  L 216 162 M 216 314  L 216 162 M 360 270  L 216 162 M 432 162  L 216 162 M 360 54  L 216 162 M 216 0  L 216 162 M 117 72  L 216 162 M 0 162  L 216 162  N"/>
          </draw:custom-shape>
          <draw:custom-shape draw:style-name="gr5" draw:text-style-name="P2" draw:layer="layout" svg:width="2.593cm" svg:height="0.026cm" svg:x="9.344cm" svg:y="12.24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93cm" svg:height="0.053cm" svg:x="9.344cm" svg:y="12.27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2.593cm" svg:height="0.265cm" svg:x="9.344cm" svg:y="12.32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93cm" svg:height="0.238cm" svg:x="9.344cm" svg:y="12.5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593cm" svg:height="0.132cm" svg:x="9.344cm" svg:y="12.8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2.593cm" svg:height="0.238cm" svg:x="9.344cm" svg:y="12.9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2.593cm" svg:height="0.106cm" svg:x="9.344cm" svg:y="13.19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2.593cm" svg:height="0.265cm" svg:x="9.344cm" svg:y="13.30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2.593cm" svg:height="0.238cm" svg:x="9.344cm" svg:y="13.56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" draw:layer="layout" svg:width="2.593cm" svg:height="0.132cm" svg:x="9.344cm" svg:y="13.8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" draw:layer="layout" svg:width="2.593cm" svg:height="0.238cm" svg:x="9.344cm" svg:y="13.93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93cm" svg:height="0.027cm" svg:x="9.344cm" svg:y="14.17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562cm" svg:height="1.993cm" svg:x="9.362cm" svg:y="12.259cm">
            <text:p/>
            <draw:enhanced-geometry svg:viewBox="0 0 581 452" draw:type="non-primitive" draw:enhanced-path="M 44 210  C 53 150 96 112 141 123  C 151 126 161 131 169 138  C 177 97 209 73 240 84  C 252 88 263 97 271 111  C 264 88 271 63 288 54  C 300 46 314 50 324 62  C 343 43 368 39 390 50  C 398 18 423 0 447 10  C 462 16 474 32 478 52  C 510 43 542 70 549 112  C 551 127 550 143 546 157  C 566 157 581 179 581 205  C 581 221 575 237 564 245  C 571 299 544 350 503 360  C 495 361 486 362 478 360  C 473 382 454 393 437 384  C 431 381 426 376 423 370  C 410 404 380 419 351 405  C 331 417 309 419 288 412  C 254 452 202 448 171 403  C 170 401 169 399 168 397  C 157 411 140 410 129 396  C 125 389 122 379 122 370  C 93 388 59 374 42 339  C 16 329 0 293 7 258  C 12 234 26 216 44 210  N"/>
          </draw:custom-shape>
          <draw:frame draw:style-name="gr6" draw:text-style-name="P1" draw:layer="layout" svg:width="1.984cm" svg:height="0.899cm" svg:x="9.503cm" svg:y="12.934cm">
            <draw:image xlink:href="Pictures/100000000000004B0000002246999B5C.png" xlink:type="simple" xlink:show="embed" xlink:actuate="onLoad">
              <text:p/>
            </draw:image>
          </draw:frame>
          <draw:frame draw:style-name="gr6" draw:text-style-name="P1" draw:layer="layout" svg:width="1.032cm" svg:height="0.9cm" svg:x="10.561cm" svg:y="12.378cm">
            <draw:image xlink:href="Pictures/1000000000000027000000226361EA92.png" xlink:type="simple" xlink:show="embed" xlink:actuate="onLoad">
              <text:p/>
            </draw:image>
          </draw:frame>
          <draw:frame draw:style-name="gr6" draw:text-style-name="P1" draw:layer="layout" svg:width="1.005cm" svg:height="0.556cm" svg:x="10.773cm" svg:y="13.145cm">
            <draw:image xlink:href="Pictures/2000000A00000303000001A1B02794AF.wmf" xlink:type="simple" xlink:show="embed" xlink:actuate="onLoad">
              <text:p/>
            </draw:image>
          </draw:frame>
          <draw:frame draw:style-name="gr6" draw:text-style-name="P1" draw:layer="layout" svg:width="1.005cm" svg:height="0.556cm" svg:x="10.773cm" svg:y="13.145cm">
            <draw:image xlink:href="Pictures/2000000700000303000001A10174FA84.wmf" xlink:type="simple" xlink:show="embed" xlink:actuate="onLoad">
              <text:p/>
            </draw:image>
          </draw:frame>
          <draw:frame draw:style-name="gr6" draw:text-style-name="P1" draw:layer="layout" svg:width="0.291cm" svg:height="0.265cm" svg:x="7.545cm" svg:y="13.833cm">
            <draw:image xlink:href="Pictures/100000000000000B0000000A70588901.png" xlink:type="simple" xlink:show="embed" xlink:actuate="onLoad">
              <text:p/>
            </draw:image>
          </draw:frame>
          <draw:custom-shape draw:style-name="gr11" draw:text-style-name="P2" draw:layer="layout" svg:width="0.225cm" svg:height="0.207cm" svg:x="7.585cm" svg:y="13.864cm">
            <text:p/>
            <draw:enhanced-geometry svg:viewBox="0 0 51 47" draw:type="non-primitive" draw:enhanced-path="M 0 47  L 0 34  L 51 0  L 51 17  L 0 47  Z N"/>
          </draw:custom-shape>
          <draw:custom-shape draw:style-name="gr12" draw:text-style-name="P2" draw:layer="layout" svg:width="0.767cm" svg:height="0.027cm" svg:x="7.069cm" svg:y="13.5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67cm" svg:height="0.026cm" svg:x="7.069cm" svg:y="13.56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767cm" svg:height="0.027cm" svg:x="7.069cm" svg:y="13.59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67cm" svg:height="0.026cm" svg:x="7.069cm" svg:y="13.62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767cm" svg:height="0.027cm" svg:x="7.069cm" svg:y="13.64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767cm" svg:height="0.026cm" svg:x="7.069cm" svg:y="13.6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767cm" svg:height="0.026cm" svg:x="7.069cm" svg:y="13.70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767cm" svg:height="0.027cm" svg:x="7.069cm" svg:y="13.72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767cm" svg:height="0.026cm" svg:x="7.069cm" svg:y="13.75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767cm" svg:height="0.027cm" svg:x="7.069cm" svg:y="13.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767cm" svg:height="0.026cm" svg:x="7.069cm" svg:y="13.80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0.767cm" svg:height="0.027cm" svg:x="7.069cm" svg:y="13.8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767cm" svg:height="0.026cm" svg:x="7.069cm" svg:y="13.8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767cm" svg:height="0.027cm" svg:x="7.069cm" svg:y="13.88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767cm" svg:height="0.026cm" svg:x="7.069cm" svg:y="13.91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767cm" svg:height="0.027cm" svg:x="7.069cm" svg:y="13.939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767cm" svg:height="0.026cm" svg:x="7.069cm" svg:y="13.96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767cm" svg:height="0.027cm" svg:x="7.069cm" svg:y="13.99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767cm" svg:height="0.026cm" svg:x="7.069cm" svg:y="14.0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71cm" svg:height="0.436cm" svg:x="7.1cm" svg:y="13.578cm">
            <text:p/>
            <draw:enhanced-geometry svg:viewBox="0 0 161 99" draw:type="non-primitive" draw:enhanced-path="M 0 35  L 49 0  L 161 65  L 110 99  L 0 35  Z N"/>
          </draw:custom-shape>
          <draw:custom-shape draw:style-name="gr12" draw:text-style-name="P2" draw:layer="layout" svg:width="0.979cm" svg:height="0.026cm" svg:x="7.413cm" svg:y="13.0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979cm" svg:height="0.026cm" svg:x="7.413cm" svg:y="13.0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027cm" svg:x="7.413cm" svg:y="13.09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979cm" svg:height="0.026cm" svg:x="7.413cm" svg:y="13.11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979cm" svg:height="0.027cm" svg:x="7.413cm" svg:y="13.14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979cm" svg:height="0.026cm" svg:x="7.413cm" svg:y="13.17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979cm" svg:height="0.027cm" svg:x="7.413cm" svg:y="13.1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79cm" svg:height="0.026cm" svg:x="7.413cm" svg:y="13.22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0.979cm" svg:height="0.027cm" svg:x="7.413cm" svg:y="13.25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979cm" svg:height="0.026cm" svg:x="7.413cm" svg:y="13.2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979cm" svg:height="0.027cm" svg:x="7.413cm" svg:y="13.30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979cm" svg:height="0.026cm" svg:x="7.413cm" svg:y="13.33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979cm" svg:height="0.027cm" svg:x="7.413cm" svg:y="13.35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979cm" svg:height="0.026cm" svg:x="7.413cm" svg:y="13.38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0.979cm" svg:height="0.026cm" svg:x="7.413cm" svg:y="13.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979cm" svg:height="0.027cm" svg:x="7.413cm" svg:y="13.4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979cm" svg:height="0.026cm" svg:x="7.413cm" svg:y="13.46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979cm" svg:height="0.027cm" svg:x="7.413cm" svg:y="13.48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0.979cm" svg:height="0.026cm" svg:x="7.413cm" svg:y="13.516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979cm" svg:height="0.027cm" svg:x="7.413cm" svg:y="13.54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979cm" svg:height="0.026cm" svg:x="7.413cm" svg:y="13.56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979cm" svg:height="0.027cm" svg:x="7.413cm" svg:y="13.59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979cm" svg:height="0.026cm" svg:x="7.413cm" svg:y="13.6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926cm" svg:height="0.543cm" svg:x="7.444cm" svg:y="13.079cm">
            <text:p/>
            <draw:enhanced-geometry svg:viewBox="0 0 560 328" draw:type="non-primitive" draw:enhanced-path="M 289 328  L 560 170  L 269 0  L 0 160  C 81 239 181 297 289 328  Z N"/>
          </draw:custom-shape>
          <draw:frame draw:style-name="gr6" draw:text-style-name="P1" draw:layer="layout" svg:width="0.159cm" svg:height="0.582cm" svg:x="7.915cm" svg:y="12.987cm">
            <draw:image xlink:href="Pictures/100000000000000600000016F08CF89A.png" xlink:type="simple" xlink:show="embed" xlink:actuate="onLoad">
              <text:p/>
            </draw:image>
          </draw:frame>
          <draw:custom-shape draw:style-name="gr11" draw:text-style-name="P2" draw:layer="layout" svg:width="0.093cm" svg:height="0.52cm" svg:x="7.955cm" svg:y="13.022cm">
            <text:p/>
            <draw:enhanced-geometry svg:viewBox="0 0 21 118" draw:type="non-primitive" draw:enhanced-path="M 0 118  L 0 13  L 21 0  L 20 100  L 0 118  Z N"/>
          </draw:custom-shape>
          <draw:frame draw:style-name="gr6" draw:text-style-name="P1" draw:layer="layout" svg:width="0.238cm" svg:height="0.476cm" svg:x="7.995cm" svg:y="12.96cm">
            <draw:image xlink:href="Pictures/2000000A000000A800000162DBCD2B42.wmf" xlink:type="simple" xlink:show="embed" xlink:actuate="onLoad">
              <text:p/>
            </draw:image>
          </draw:frame>
          <draw:frame draw:style-name="gr6" draw:text-style-name="P1" draw:layer="layout" svg:width="0.238cm" svg:height="0.476cm" svg:x="7.995cm" svg:y="12.96cm">
            <draw:image xlink:href="Pictures/20000007000000A8000001627B62FBE9.wmf" xlink:type="simple" xlink:show="embed" xlink:actuate="onLoad">
              <text:p/>
            </draw:image>
          </draw:frame>
          <draw:custom-shape draw:style-name="gr11" draw:text-style-name="P2" draw:layer="layout" svg:width="0.177cm" svg:height="0.414cm" svg:x="8.043cm" svg:y="13cm">
            <text:p/>
            <draw:enhanced-geometry svg:viewBox="0 0 40 94" draw:type="non-primitive" draw:enhanced-path="M 1 15  L 40 0  L 40 62  L 0 94  L 1 15  Z N"/>
          </draw:custom-shape>
          <draw:custom-shape draw:style-name="gr54" draw:text-style-name="P2" draw:layer="layout" svg:width="0.529cm" svg:height="0.026cm" svg:x="7.73cm" svg:y="12.7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529cm" svg:height="0.027cm" svg:x="7.73cm" svg:y="12.80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29cm" svg:height="0.026cm" svg:x="7.73cm" svg:y="12.82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529cm" svg:height="0.027cm" svg:x="7.73cm" svg:y="12.8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529cm" svg:height="0.026cm" svg:x="7.73cm" svg:y="12.88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529cm" svg:height="0.027cm" svg:x="7.73cm" svg:y="12.90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29cm" svg:height="0.026cm" svg:x="7.73cm" svg:y="12.93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29cm" svg:height="0.027cm" svg:x="7.73cm" svg:y="12.9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29cm" svg:height="0.026cm" svg:x="7.73cm" svg:y="12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529cm" svg:height="0.027cm" svg:x="7.73cm" svg:y="13.01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529cm" svg:height="0.026cm" svg:x="7.73cm" svg:y="13.0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529cm" svg:height="0.026cm" svg:x="7.73cm" svg:y="13.06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54cm" svg:height="0.247cm" svg:x="7.766cm" svg:y="12.819cm">
            <text:p/>
            <draw:enhanced-geometry svg:viewBox="0 0 103 56" draw:type="non-primitive" draw:enhanced-path="M 64 56  L 64 46  L 0 9  L 32 0  L 103 41  L 64 56  Z N"/>
          </draw:custom-shape>
          <draw:frame draw:style-name="gr6" draw:text-style-name="P1" draw:layer="layout" svg:width="0.503cm" svg:height="0.529cm" svg:x="7.889cm" svg:y="13.331cm">
            <draw:image xlink:href="Pictures/2000000A000001780000018C909375E6.wmf" xlink:type="simple" xlink:show="embed" xlink:actuate="onLoad">
              <text:p/>
            </draw:image>
          </draw:frame>
          <draw:frame draw:style-name="gr6" draw:text-style-name="P1" draw:layer="layout" svg:width="0.503cm" svg:height="0.529cm" svg:x="7.889cm" svg:y="13.331cm">
            <draw:image xlink:href="Pictures/20000007000001780000018CDE3BCEE2.wmf" xlink:type="simple" xlink:show="embed" xlink:actuate="onLoad">
              <text:p/>
            </draw:image>
          </draw:frame>
          <draw:custom-shape draw:style-name="gr11" draw:text-style-name="P2" draw:layer="layout" svg:width="0.45cm" svg:height="0.463cm" svg:x="7.92cm" svg:y="13.357cm">
            <text:p/>
            <draw:enhanced-geometry svg:viewBox="0 0 102 105" draw:type="non-primitive" draw:enhanced-path="M 0 60  L 102 0  L 102 45  L 0 105  L 0 60  Z N"/>
          </draw:custom-shape>
          <draw:custom-shape draw:style-name="gr35" draw:text-style-name="P2" draw:layer="layout" svg:width="0.555cm" svg:height="0.026cm" svg:x="7.519cm" svg:y="12.74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555cm" svg:height="0.026cm" svg:x="7.519cm" svg:y="12.7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555cm" svg:height="0.027cm" svg:x="7.519cm" svg:y="12.80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55cm" svg:height="0.026cm" svg:x="7.519cm" svg:y="12.82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555cm" svg:height="0.027cm" svg:x="7.519cm" svg:y="12.85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0.555cm" svg:height="0.026cm" svg:x="7.519cm" svg:y="12.88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555cm" svg:height="0.027cm" svg:x="7.519cm" svg:y="12.90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0.555cm" svg:height="0.026cm" svg:x="7.519cm" svg:y="12.93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55cm" svg:height="0.027cm" svg:x="7.519cm" svg:y="12.9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55cm" svg:height="0.026cm" svg:x="7.519cm" svg:y="12.98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555cm" svg:height="0.027cm" svg:x="7.519cm" svg:y="13.01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555cm" svg:height="0.026cm" svg:x="7.519cm" svg:y="13.0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555cm" svg:height="0.026cm" svg:x="7.519cm" svg:y="13.06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99cm" svg:height="0.278cm" svg:x="7.549cm" svg:y="12.801cm">
            <text:p/>
            <draw:enhanced-geometry svg:viewBox="0 0 300 167" draw:type="non-primitive" draw:enhanced-path="M 0 27  L 69 0  L 129 35  L 300 134  L 243 167  C 153 138 70 90 0 27  Z N"/>
          </draw:custom-shape>
          <draw:frame draw:style-name="gr6" draw:text-style-name="P1" draw:layer="layout" svg:width="0.555cm" svg:height="0.397cm" svg:x="7.069cm" svg:y="13.701cm">
            <draw:image xlink:href="Pictures/2000000A000001A20000012443C7564F.wmf" xlink:type="simple" xlink:show="embed" xlink:actuate="onLoad">
              <text:p/>
            </draw:image>
          </draw:frame>
          <draw:frame draw:style-name="gr6" draw:text-style-name="P1" draw:layer="layout" svg:width="0.555cm" svg:height="0.397cm" svg:x="7.069cm" svg:y="13.701cm">
            <draw:image xlink:href="Pictures/20000007000001A200000124C29A11BD.wmf" xlink:type="simple" xlink:show="embed" xlink:actuate="onLoad">
              <text:p/>
            </draw:image>
          </draw:frame>
          <draw:custom-shape draw:style-name="gr36" draw:text-style-name="P2" draw:layer="layout" svg:width="0.485cm" svg:height="0.339cm" svg:x="7.1cm" svg:y="13.732cm">
            <text:p/>
            <draw:enhanced-geometry svg:viewBox="0 0 110 77" draw:type="non-primitive" draw:enhanced-path="M 0 0  L 110 64  L 110 77  L 0 13  L 0 0  Z N"/>
          </draw:custom-shape>
          <draw:custom-shape draw:style-name="gr12" draw:text-style-name="P2" draw:layer="layout" svg:width="0.59cm" svg:height="0.366cm" svg:x="7.153cm" svg:y="13.608cm">
            <text:p/>
            <draw:enhanced-geometry svg:viewBox="0 0 134 83" draw:type="non-primitive" draw:enhanced-path="M 0 24  L 8 29  L 15 25  L 6 20  L 0 24  Z M 10 18  L 18 22  L 24 18  L 17 13  L 10 18  Z M 20 11  L 28 16  L 35 11  L 26 6  L 20 11  Z M 30 4  L 38 9  L 45 4  L 36 0  L 30 4  Z M 45 13  L 53 18  L 59 13  L 51 9  L 45 13  Z M 60 22  L 68 27  L 74 22  L 66 18  L 60 22  Z M 75 31  L 83 36  L 89 31  L 81 27  L 75 31  Z M 105 49  L 113 54  L 119 49  L 111 45  L 105 49  Z M 120 58  L 128 63  L 134 58  L 126 54  L 120 58  Z M 110 65  L 118 70  L 125 65  L 116 60  L 110 65  Z M 95 56  L 103 61  L 110 56  L 101 51  L 95 56  Z M 90 40  L 98 45  L 104 40  L 96 36  L 90 40  Z M 80 47  L 88 52  L 95 47  L 86 42  L 80 47  Z M 65 38  L 73 43  L 80 38  L 71 33  L 65 38  Z M 50 29  L 58 34  L 65 29  L 56 24  L 50 29  Z M 35 20  L 43 25  L 50 20  L 41 15  L 35 20  Z M 25 27  L 33 31  L 39 27  L 32 22  L 25 27  Z M 40 36  L 48 40  L 54 36  L 47 31  L 40 36  Z M 55 45  L 63 49  L 69 45  L 62 40  L 55 45  Z M 70 54  L 78 58  L 84 54  L 77 49  L 70 54  Z M 85 63  L 93 67  L 99 63  L 91 58  L 85 63  Z M 99 72  L 108 76  L 114 72  L 106 67  L 99 72  Z M 90 78  L 98 83  L 104 79  L 96 74  L 90 78  Z M 75 69  L 83 74  L 89 70  L 81 65  L 75 69  Z M 30 42  L 68 65  L 74 61  L 36 38  L 30 42  Z M 15 33  L 23 38  L 30 34  L 21 29  L 15 33  Z N"/>
          </draw:custom-shape>
          <draw:custom-shape draw:style-name="gr58" draw:text-style-name="P2" draw:layer="layout" svg:width="0.635cm" svg:height="0.397cm" svg:x="7.148cm" svg:y="13.62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59cm" svg:height="0.357cm" svg:x="7.153cm" svg:y="13.626cm">
            <text:p/>
            <draw:enhanced-geometry svg:viewBox="0 0 134 81" draw:type="non-primitive" draw:enhanced-path="M 30 2  L 38 7  L 38 5  L 30 0  L 30 2  Z M 45 11  L 53 16  L 53 14  L 45 9  L 45 11  Z M 60 20  L 68 25  L 68 23  L 60 18  L 60 20  Z M 75 29  L 83 34  L 83 32  L 75 27  L 75 29  Z M 90 38  L 98 43  L 98 41  L 90 36  L 90 38  Z M 105 47  L 113 52  L 113 50  L 105 45  L 105 47  Z M 38 5  L 38 7  L 45 2  L 45 0  L 38 5  Z M 53 14  L 53 16  L 59 11  L 59 9  L 53 14  Z M 68 23  L 68 25  L 74 20  L 74 18  L 68 23  Z M 83 32  L 83 34  L 89 29  L 89 27  L 83 32  Z M 98 41  L 98 43  L 104 38  L 104 36  L 98 41  Z M 113 50  L 113 52  L 119 47  L 119 45  L 113 50  Z M 120 56  L 128 61  L 128 59  L 120 54  L 120 56  Z M 128 59  L 128 61  L 134 56  L 134 54  L 128 59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7  L 65 25  L 58 30  Z M 73 39  L 73 41  L 80 36  L 80 34  L 73 39  Z M 88 48  L 88 50  L 95 45  L 95 43  L 88 48  Z M 103 57  L 103 59  L 110 54  L 110 52  L 103 57  Z M 110 63  L 118 68  L 118 66  L 110 61  L 110 63  Z M 118 66  L 118 68  L 125 63  L 125 61  L 118 66  Z M 10 15  L 18 20  L 18 18  L 10 14  L 10 15  Z M 25 24  L 33 29  L 33 27  L 25 23  L 25 24  Z M 40 33  L 48 38  L 48 36  L 40 32  L 40 33  Z M 55 42  L 63 47  L 63 45  L 55 41  L 55 42  Z M 70 51  L 78 56  L 78 54  L 70 50  L 70 51  Z M 85 60  L 93 65  L 93 63  L 85 59  L 85 60  Z M 18 18  L 18 20  L 24 16  L 24 14  L 18 18  Z M 33 27  L 33 29  L 39 25  L 39 23  L 33 27  Z M 48 36  L 48 38  L 54 34  L 54 32  L 48 36  Z M 63 45  L 63 47  L 69 43  L 69 41  L 63 45  Z M 78 54  L 78 56  L 84 52  L 84 50  L 78 54  Z M 93 63  L 93 65  L 99 61  L 99 59  L 93 63  Z M 99 69  L 108 74  L 108 72  L 99 68  L 99 69  Z M 108 72  L 108 74  L 114 70  L 114 68  L 108 72  Z M 0 22  L 8 27  L 8 25  L 0 20  L 0 22  Z M 15 31  L 23 36  L 23 34  L 15 29  L 15 31  Z M 30 40  L 68 63  L 68 61  L 30 38  L 30 40  Z M 75 67  L 83 72  L 83 70  L 75 65  L 75 67  Z M 8 25  L 8 27  L 15 23  L 15 21  L 8 25  Z M 23 34  L 23 36  L 30 32  L 30 30  L 23 34  Z M 68 61  L 68 63  L 74 59  L 74 57  L 68 61  Z M 83 70  L 83 72  L 89 68  L 89 66  L 83 70  Z M 90 76  L 98 81  L 98 79  L 90 74  L 90 76  Z M 98 79  L 98 81  L 104 77  L 104 75  L 98 79  Z N"/>
          </draw:custom-shape>
          <draw:custom-shape draw:style-name="gr58" draw:text-style-name="P2" draw:layer="layout" svg:width="0.635cm" svg:height="0.397cm" svg:x="7.148cm" svg:y="13.6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" draw:layer="layout" svg:width="0.106cm" svg:height="0.185cm" svg:x="8.259cm" svg:y="13.41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057cm" svg:height="0.137cm" svg:x="8.264cm" svg:y="13.423cm">
            <text:p/>
            <draw:enhanced-geometry svg:viewBox="0 0 34 82" draw:type="non-primitive" draw:enhanced-path="M 18 8  L 31 0  C 32 0 33 0 34 1  C 34 1 34 2 34 2  L 34 62  C 34 63 34 63 33 63  L 20 71  C 19 72 18 71 17 71  C 17 70 17 70 17 70  L 17 70  L 17 10  C 17 9 17 9 18 8  Z M 1 18  L 9 14  C 10 13 11 13 11 14  C 11 15 11 15 11 15  L 11 15  L 11 75  C 11 76 11 76 11 77  L 11 77  L 3 81  C 2 82 1 81 0 81  C 0 80 0 80 0 80  L 0 20  C 0 19 0 19 1 18  Z N"/>
          </draw:custom-shape>
          <draw:custom-shape draw:style-name="gr59" draw:text-style-name="P2" draw:layer="layout" svg:width="0.106cm" svg:height="0.185cm" svg:x="8.259cm" svg:y="13.4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741cm" svg:height="1.032cm" svg:x="7.413cm" svg:y="12.801cm">
            <draw:image xlink:href="Pictures/2000000A00000233000003174C0A7043.wmf" xlink:type="simple" xlink:show="embed" xlink:actuate="onLoad">
              <text:p/>
            </draw:image>
          </draw:frame>
          <draw:frame draw:style-name="gr6" draw:text-style-name="P1" draw:layer="layout" svg:width="0.741cm" svg:height="1.032cm" svg:x="7.413cm" svg:y="12.801cm">
            <draw:image xlink:href="Pictures/20000007000002330000031777D2132A.wmf" xlink:type="simple" xlink:show="embed" xlink:actuate="onLoad">
              <text:p/>
            </draw:image>
          </draw:frame>
          <draw:custom-shape draw:style-name="gr36" draw:text-style-name="P2" draw:layer="layout" svg:width="0.511cm" svg:height="0.974cm" svg:x="7.444cm" svg:y="12.846cm">
            <text:p/>
            <draw:enhanced-geometry svg:viewBox="0 0 309 588" draw:type="non-primitive" draw:enhanced-path="M 309 420  C 218 396 134 349 66 283  L 66 283  L 66 0  C 136 63 219 111 309 140  L 309 140  L 309 420  Z M 0 420  C 81 500 180 558 289 588  L 289 588  L 289 468  C 180 437 81 380 0 300  L 0 300  L 0 420  Z N"/>
          </draw:custom-shape>
          <draw:custom-shape draw:style-name="gr36" draw:text-style-name="P2" draw:layer="layout" svg:width="0.648cm" svg:height="0.728cm" svg:x="7.479cm" svg:y="12.872cm">
            <text:p/>
            <draw:enhanced-geometry svg:viewBox="0 0 393 439" draw:type="non-primitive" draw:enhanced-path="M 0 334  C 20 354 41 372 65 387 M 0 352  C 20 372 41 389 65 404 M 0 369  C 20 389 41 407 65 422 M 0 387  C 20 407 41 424 65 439 M 234 13  L 348 79 M 248 8  L 363 75 M 263 4  L 378 71 M 278 0  L 393 67  N"/>
          </draw:custom-shape>
          <draw:custom-shape draw:style-name="gr11" draw:text-style-name="P2" draw:layer="layout" svg:width="0.291cm" svg:height="0.507cm" svg:x="7.602cm" svg:y="12.951cm">
            <text:p/>
            <draw:enhanced-geometry svg:viewBox="0 0 176 307" draw:type="non-primitive" draw:enhanced-path="M 0 0  L 0 202  C 52 248 111 283 176 307  N"/>
          </draw:custom-shape>
          <draw:custom-shape draw:style-name="gr37" draw:text-style-name="P2" draw:layer="layout" svg:width="1.27cm" svg:height="1.27cm" svg:x="7.1cm" svg:y="12.801cm">
            <text:p/>
            <draw:enhanced-geometry svg:viewBox="0 0 768 768" draw:type="non-primitive" draw:enhanced-path="M 497 615  L 768 457  L 768 337  L 679 285  L 679 120  L 490 10  L 403 35  L 343 0  L 274 27  L 274 290  L 208 327  L 208 447  C 289 527 389 584 497 615  Z M 0 562  L 132 470  L 430 642  L 430 687  L 294 768  L 0 597  L 0 562  Z N"/>
          </draw:custom-shape>
          <draw:custom-shape draw:style-name="gr61" draw:text-style-name="P2" draw:layer="layout" svg:width="0.167cm" svg:height="0.084cm" svg:x="7.735cm" svg:y="13.661cm">
            <text:p/>
            <draw:enhanced-geometry svg:viewBox="0 0 101 52" draw:type="non-primitive" draw:enhanced-path="M 9 0  L 93 34  C 98 36 101 42 98 47  C 97 50 94 52 91 52  L 9 20  C 3 19 0 13 1 8  C 2 4 5 1 9 0  Z N"/>
          </draw:custom-shape>
          <draw:custom-shape draw:style-name="gr12" draw:text-style-name="P2" draw:layer="layout" svg:width="0.238cm" svg:height="0.159cm" svg:x="7.677cm" svg:y="13.5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198cm" svg:height="0.124cm" svg:x="7.695cm" svg:y="13.564cm">
            <text:p/>
            <draw:enhanced-geometry svg:viewBox="0 0 45 28" draw:type="non-primitive" draw:enhanced-path="M 0 0  L 45 19  L 45 28  L 0 11  L 0 0  Z N"/>
          </draw:custom-shape>
          <draw:custom-shape draw:style-name="gr12" draw:text-style-name="P2" draw:layer="layout" svg:width="0.238cm" svg:height="0.159cm" svg:x="7.677cm" svg:y="13.54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" draw:layer="layout" svg:width="0.198cm" svg:height="0.124cm" svg:x="7.695cm" svg:y="13.564cm">
            <text:p/>
            <draw:enhanced-geometry svg:viewBox="0 0 45 28" draw:type="non-primitive" draw:enhanced-path="M 0 0  L 45 19  L 45 28 M 0 4  L 45 23  N"/>
          </draw:custom-shape>
          <draw:custom-shape draw:style-name="gr63" draw:text-style-name="P2" draw:layer="layout" svg:width="0.198cm" svg:height="0.124cm" svg:x="7.695cm" svg:y="13.564cm">
            <text:p/>
            <draw:enhanced-geometry svg:viewBox="0 0 45 28" draw:type="non-primitive" draw:enhanced-path="M 0 0  L 0 11  L 45 28  N"/>
          </draw:custom-shape>
          <draw:custom-shape draw:style-name="gr64" draw:text-style-name="P2" draw:layer="layout" svg:width="0.031cm" svg:height="0.04cm" svg:x="7.836cm" svg:y="13.458cm">
            <text:p/>
            <draw:enhanced-geometry svg:viewBox="0 0 7 9" draw:type="non-primitive" draw:enhanced-path="M 6 3  C 5 1 3 0 1 1  C 0 2 0 4 1 6  C 2 8 4 9 6 8  C 7 7 7 5 6 3  N"/>
          </draw:custom-shape>
          <draw:frame draw:style-name="gr6" draw:text-style-name="P1" draw:layer="layout" svg:width="0.344cm" svg:height="0.582cm" svg:x="7.571cm" svg:y="12.907cm">
            <draw:image xlink:href="Pictures/100000000000000D00000016FC72ACBC.png" xlink:type="simple" xlink:show="embed" xlink:actuate="onLoad">
              <text:p/>
            </draw:image>
          </draw:frame>
          <draw:custom-shape draw:style-name="gr36" draw:text-style-name="P2" draw:layer="layout" svg:width="0.291cm" svg:height="0.507cm" svg:x="7.602cm" svg:y="12.951cm">
            <text:p/>
            <draw:enhanced-geometry svg:viewBox="0 0 176 307" draw:type="non-primitive" draw:enhanced-path="M 7 198  L 7 7  L 0 0  C 49 48 110 84 176 105  L 176 105  L 176 307  L 176 298  C 114 275 57 241 7 198  Z N"/>
          </draw:custom-shape>
          <draw:custom-shape draw:style-name="gr4" draw:text-style-name="P2" draw:layer="layout" svg:width="1.247cm" svg:height="0.339cm" svg:x="5.665cm" svg:y="14.257cm">
            <text:p text:style-name="P3"><text:span text:style-name="T1">End User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" draw:layer="layout" svg:width="1.058cm" svg:height="0.027cm" svg:x="12.916cm" svg:y="12.56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" draw:layer="layout" svg:width="1.058cm" svg:height="0.026cm" svg:x="12.916cm" svg:y="12.5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" draw:layer="layout" svg:width="1.058cm" svg:height="0.027cm" svg:x="12.916cm" svg:y="12.61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" draw:layer="layout" svg:width="1.058cm" svg:height="0.026cm" svg:x="12.916cm" svg:y="12.643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" draw:layer="layout" svg:width="1.058cm" svg:height="0.027cm" svg:x="12.916cm" svg:y="12.669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" draw:layer="layout" svg:width="1.058cm" svg:height="0.026cm" svg:x="12.916cm" svg:y="12.69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" draw:layer="layout" svg:width="1.058cm" svg:height="0.027cm" svg:x="12.916cm" svg:y="12.7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1.058cm" svg:height="0.026cm" svg:x="12.916cm" svg:y="12.749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" draw:layer="layout" svg:width="1.058cm" svg:height="0.026cm" svg:x="12.916cm" svg:y="12.775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" draw:layer="layout" svg:width="1.058cm" svg:height="0.027cm" svg:x="12.916cm" svg:y="12.801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" draw:layer="layout" svg:width="1.058cm" svg:height="0.026cm" svg:x="12.916cm" svg:y="12.828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" draw:layer="layout" svg:width="1.058cm" svg:height="0.027cm" svg:x="12.916cm" svg:y="12.854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" draw:layer="layout" svg:width="1.058cm" svg:height="0.026cm" svg:x="12.916cm" svg:y="12.881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" draw:layer="layout" svg:width="1.058cm" svg:height="0.027cm" svg:x="12.916cm" svg:y="12.907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" draw:layer="layout" svg:width="1.058cm" svg:height="0.026cm" svg:x="12.916cm" svg:y="12.934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" draw:layer="layout" svg:width="1.058cm" svg:height="0.027cm" svg:x="12.916cm" svg:y="12.96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1.058cm" svg:height="0.026cm" svg:x="12.916cm" svg:y="12.987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1.058cm" svg:height="0.027cm" svg:x="12.916cm" svg:y="13.013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1.058cm" svg:height="0.026cm" svg:x="12.916cm" svg:y="13.04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2" draw:layer="layout" svg:width="1.058cm" svg:height="0.026cm" svg:x="12.916cm" svg:y="13.066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" draw:layer="layout" svg:width="1.058cm" svg:height="0.027cm" svg:x="12.916cm" svg:y="13.092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" draw:layer="layout" svg:width="1.058cm" svg:height="0.026cm" svg:x="12.916cm" svg:y="13.119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2" draw:layer="layout" svg:width="1.058cm" svg:height="0.027cm" svg:x="12.916cm" svg:y="13.145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" draw:layer="layout" svg:width="0.992cm" svg:height="0.551cm" svg:x="12.965cm" svg:y="12.603cm">
            <text:p/>
            <draw:enhanced-geometry svg:viewBox="0 0 599 335" draw:type="non-primitive" draw:enhanced-path="M 228 335  L 599 127  L 369 0  L 0 206  C 59 273 139 318 228 335  N"/>
          </draw:custom-shape>
          <draw:frame draw:style-name="gr6" draw:text-style-name="P1" draw:layer="layout" svg:width="0.45cm" svg:height="1.138cm" svg:x="12.916cm" svg:y="12.907cm">
            <draw:image xlink:href="Pictures/2000000A0000014E0000036A53C4CF8E.wmf" xlink:type="simple" xlink:show="embed" xlink:actuate="onLoad">
              <text:p/>
            </draw:image>
          </draw:frame>
          <draw:frame draw:style-name="gr6" draw:text-style-name="P1" draw:layer="layout" svg:width="0.45cm" svg:height="1.138cm" svg:x="12.916cm" svg:y="12.907cm">
            <draw:image xlink:href="Pictures/200000070000014E0000036A0753F835.wmf" xlink:type="simple" xlink:show="embed" xlink:actuate="onLoad">
              <text:p/>
            </draw:image>
          </draw:frame>
          <draw:custom-shape draw:style-name="gr63" draw:text-style-name="P2" draw:layer="layout" svg:width="0.375cm" svg:height="1.076cm" svg:x="12.969cm" svg:y="12.943cm">
            <text:p/>
            <draw:enhanced-geometry svg:viewBox="0 0 227 650" draw:type="non-primitive" draw:enhanced-path="M 227 129  C 138 112 58 67 0 0  L 0 531  C 59 594 139 636 227 650  L 227 650  L 227 129  N"/>
          </draw:custom-shape>
          <draw:frame draw:style-name="gr6" draw:text-style-name="P1" draw:layer="layout" svg:width="0.688cm" svg:height="1.27cm" svg:x="13.313cm" svg:y="12.775cm">
            <draw:image xlink:href="Pictures/2000000A00000209000003D131957C35.wmf" xlink:type="simple" xlink:show="embed" xlink:actuate="onLoad">
              <text:p/>
            </draw:image>
          </draw:frame>
          <draw:frame draw:style-name="gr6" draw:text-style-name="P1" draw:layer="layout" svg:width="0.688cm" svg:height="1.27cm" svg:x="13.313cm" svg:y="12.775cm">
            <draw:image xlink:href="Pictures/2000000700000209000003D1448AA4D4.wmf" xlink:type="simple" xlink:show="embed" xlink:actuate="onLoad">
              <text:p/>
            </draw:image>
          </draw:frame>
          <draw:custom-shape draw:style-name="gr63" draw:text-style-name="P2" draw:layer="layout" svg:width="0.613cm" svg:height="1.204cm" svg:x="13.344cm" svg:y="12.81cm">
            <text:p/>
            <draw:enhanced-geometry svg:viewBox="0 0 139 273" draw:type="non-primitive" draw:enhanced-path="M 0 78  L 0 273  L 139 196  L 139 0  L 0 78  Z N"/>
          </draw:custom-shape>
          <draw:custom-shape draw:style-name="gr88" draw:text-style-name="P2" draw:layer="layout" svg:width="0.992cm" svg:height="1.416cm" svg:x="12.965cm" svg:y="12.603cm">
            <text:p/>
            <draw:enhanced-geometry svg:viewBox="0 0 599 856" draw:type="non-primitive" draw:enhanced-path="M 599 127  L 369 0  L 0 206  L 1 737  C 60 800 140 842 228 856  L 228 856  L 599 649  L 599 127  Z N"/>
          </draw:custom-shape>
          <draw:frame draw:style-name="gr6" draw:text-style-name="P1" draw:layer="layout" svg:width="0.186cm" svg:height="0.212cm" svg:x="13.048cm" svg:y="13.41cm">
            <draw:image xlink:href="Pictures/2000000A0000007E00000093B1BED072.wmf" xlink:type="simple" xlink:show="embed" xlink:actuate="onLoad">
              <text:p/>
            </draw:image>
          </draw:frame>
          <draw:frame draw:style-name="gr6" draw:text-style-name="P1" draw:layer="layout" svg:width="0.186cm" svg:height="0.212cm" svg:x="13.048cm" svg:y="13.41cm">
            <draw:image xlink:href="Pictures/200000070000007E000000933FA74F88.wmf" xlink:type="simple" xlink:show="embed" xlink:actuate="onLoad">
              <text:p/>
            </draw:image>
          </draw:frame>
          <draw:custom-shape draw:style-name="gr62" draw:text-style-name="P2" draw:layer="layout" svg:width="0.066cm" svg:height="0.088cm" svg:x="13.106cm" svg:y="13.467cm">
            <text:p/>
            <draw:enhanced-geometry svg:viewBox="0 0 15 20" draw:type="non-primitive" draw:enhanced-path="M 14 8  C 12 3 8 0 5 2  C 1 3 0 8 2 12  C 3 17 7 20 11 19  C 14 18 15 13 14 8  N"/>
          </draw:custom-shape>
          <draw:custom-shape draw:style-name="gr89" draw:text-style-name="P2" draw:layer="layout" svg:width="0.256cm" svg:height="0.238cm" svg:x="13.026cm" svg:y="13.653cm">
            <text:p/>
            <draw:enhanced-geometry svg:viewBox="0 0 154 144" draw:type="non-primitive" draw:enhanced-path="M 0 0  C 46 38 98 66 154 81 M 0 31  C 46 70 98 98 154 113 M 0 63  C 46 102 98 130 154 144  N"/>
          </draw:custom-shape>
          <draw:custom-shape draw:style-name="gr61" draw:text-style-name="P2" draw:layer="layout" svg:width="0.273cm" svg:height="0.158cm" svg:x="13.018cm" svg:y="13.106cm">
            <text:p/>
            <draw:enhanced-geometry svg:viewBox="0 0 166 95" draw:type="non-primitive" draw:enhanced-path="M 6 14  C 50 52 102 80 159 95  C 163 94 166 90 165 86  C 165 83 162 81 159 81  C 103 66 52 39 9 2  C 7 0 3 0 2 2  C 1 3 0 5 0 6  C 1 9 3 12 6 14  N"/>
          </draw:custom-shape>
          <draw:custom-shape draw:style-name="gr62" draw:text-style-name="P2" draw:layer="layout" svg:width="0.273cm" svg:height="0.158cm" svg:x="13.018cm" svg:y="13.106cm">
            <text:p/>
            <draw:enhanced-geometry svg:viewBox="0 0 62 36" draw:type="non-primitive" draw:enhanced-path="M 2 6  C 19 20 38 30 59 36  C 61 36 62 34 62 33  C 62 31 61 31 59 31  C 38 25 19 15 3 1  C 2 0 1 0 1 1  C 0 1 0 2 0 3  C 0 4 1 5 2 6  N"/>
          </draw:custom-shape>
          <draw:frame draw:style-name="gr6" draw:text-style-name="P1" draw:layer="layout" svg:width="0.133cm" svg:height="0.106cm" svg:x="13.048cm" svg:y="13.145cm">
            <draw:image xlink:href="Pictures/2000000A00000055000000405F42C8F9.wmf" xlink:type="simple" xlink:show="embed" xlink:actuate="onLoad">
              <text:p/>
            </draw:image>
          </draw:frame>
          <draw:frame draw:style-name="gr6" draw:text-style-name="P1" draw:layer="layout" svg:width="0.133cm" svg:height="0.106cm" svg:x="13.048cm" svg:y="13.145cm">
            <draw:image xlink:href="Pictures/20000007000000550000004049CBA6D9.wmf" xlink:type="simple" xlink:show="embed" xlink:actuate="onLoad">
              <text:p/>
            </draw:image>
          </draw:frame>
          <draw:custom-shape draw:style-name="gr90" draw:text-style-name="P2" draw:layer="layout" svg:width="0.084cm" svg:height="0.062cm" svg:x="13.092cm" svg:y="13.172cm">
            <text:p/>
            <draw:enhanced-geometry svg:viewBox="0 0 19 14" draw:type="non-primitive" draw:enhanced-path="M 19 14  C 15 4 8 0 2 5  C 0 9 4 13 12 14  C 14 14 17 14 19 14  N"/>
          </draw:custom-shape>
          <draw:frame draw:style-name="gr6" draw:text-style-name="P1" draw:layer="layout" svg:width="0.318cm" svg:height="0.264cm" svg:x="12.995cm" svg:y="13.172cm">
            <draw:image xlink:href="Pictures/20000008000000E6000000BCA8404975.wmf" xlink:type="simple" xlink:show="embed" xlink:actuate="onLoad">
              <text:p/>
            </draw:image>
          </draw:frame>
          <draw:frame draw:style-name="gr6" draw:text-style-name="P1" draw:layer="layout" svg:width="0.318cm" svg:height="0.264cm" svg:x="12.995cm" svg:y="13.172cm">
            <draw:image xlink:href="Pictures/20000008FFFFFFEAFFFFFFEA95E500D7.wmf" xlink:type="simple" xlink:show="embed" xlink:actuate="onLoad">
              <text:p/>
            </draw:image>
          </draw:frame>
          <draw:frame draw:style-name="gr6" draw:text-style-name="P1" draw:layer="layout" svg:width="0.318cm" svg:height="0.264cm" svg:x="12.995cm" svg:y="13.172cm">
            <draw:image xlink:href="Pictures/20000008000000E6000000BCA8404975.wmf" xlink:type="simple" xlink:show="embed" xlink:actuate="onLoad">
              <text:p/>
            </draw:image>
          </draw:frame>
          <draw:custom-shape draw:style-name="gr61" draw:text-style-name="P2" draw:layer="layout" svg:width="0.256cm" svg:height="0.15cm" svg:x="13.026cm" svg:y="13.216cm">
            <text:p/>
            <draw:enhanced-geometry svg:viewBox="0 0 154 91" draw:type="non-primitive" draw:enhanced-path="M 0 10  C 44 48 97 76 154 91  L 154 91  L 154 81  C 97 64 45 37 0 0  L 0 10  Z N"/>
          </draw:custom-shape>
          <draw:custom-shape draw:style-name="gr63" draw:text-style-name="P2" draw:layer="layout" svg:width="0.256cm" svg:height="0.198cm" svg:x="13.026cm" svg:y="13.203cm">
            <text:p/>
            <draw:enhanced-geometry svg:viewBox="0 0 154 122" draw:type="non-primitive" draw:enhanced-path="M 0 0  L 0 41  C 45 78 97 106 154 122  N"/>
          </draw:custom-shape>
          <draw:custom-shape draw:style-name="gr62" draw:text-style-name="P2" draw:layer="layout" svg:width="0.256cm" svg:height="0.203cm" svg:x="13.026cm" svg:y="13.203cm">
            <text:p/>
            <draw:enhanced-geometry svg:viewBox="0 0 154 123" draw:type="non-primitive" draw:enhanced-path="M 154 123  L 154 81  C 97 65 45 37 0 0  N"/>
          </draw:custom-shape>
          <draw:frame draw:style-name="gr6" draw:text-style-name="P1" draw:layer="layout" svg:width="0.82cm" svg:height="0.768cm" svg:x="5.852cm" svg:y="13.198cm">
            <draw:image xlink:href="Pictures/100000000000001F0000001D70EE0ED8.png" xlink:type="simple" xlink:show="embed" xlink:actuate="onLoad">
              <text:p/>
            </draw:image>
          </draw:frame>
          <draw:custom-shape draw:style-name="gr7" draw:text-style-name="P2" draw:layer="layout" svg:width="0.763cm" svg:height="0.71cm" svg:x="5.891cm" svg:y="13.229cm">
            <text:p/>
            <draw:enhanced-geometry svg:viewBox="0 0 460 429" draw:type="non-primitive" draw:enhanced-path="M 74 371  C 146 409 225 429 306 428  C 332 428 358 420 381 407  C 388 416 401 418 410 412  C 433 401 450 381 460 357  L 460 357  L 460 201  C 456 118 407 46 334 15 M 126 0  C 53 32 4 106 0 189  L 1 278  C 0 301 10 322 27 336  C 35 345 47 347 57 342  C 58 354 65 364 74 371  N"/>
          </draw:custom-shape>
          <draw:frame draw:style-name="gr6" draw:text-style-name="P1" draw:layer="layout" svg:width="0.53cm" svg:height="0.53cm" svg:x="6.01cm" svg:y="12.801cm">
            <draw:image xlink:href="Pictures/2000000A0000018C0000018C98635678.wmf" xlink:type="simple" xlink:show="embed" xlink:actuate="onLoad">
              <text:p/>
            </draw:image>
          </draw:frame>
          <draw:frame draw:style-name="gr6" draw:text-style-name="P1" draw:layer="layout" svg:width="0.53cm" svg:height="0.53cm" svg:x="6.01cm" svg:y="12.801cm">
            <draw:image xlink:href="Pictures/200000070000018C0000018CBFA92962.wmf" xlink:type="simple" xlink:show="embed" xlink:actuate="onLoad">
              <text:p/>
            </draw:image>
          </draw:frame>
          <draw:custom-shape draw:style-name="gr8" draw:text-style-name="P2" draw:layer="layout" svg:width="0.454cm" svg:height="0.476cm" svg:x="6.055cm" svg:y="12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142cm" svg:height="0.45cm" svg:x="5.913cm" svg:y="13.344cm">
            <text:p/>
            <draw:enhanced-geometry svg:viewBox="0 0 32 102" draw:type="non-primitive" draw:enhanced-path="M 17 102  C 0 65 6 30 32 0  N"/>
          </draw:custom-shape>
          <draw:custom-shape draw:style-name="gr9" draw:text-style-name="P2" draw:layer="layout" svg:width="0.075cm" svg:height="0.471cm" svg:x="6.491cm" svg:y="13.428cm">
            <text:p/>
            <draw:enhanced-geometry svg:viewBox="0 0 17 107" draw:type="non-primitive" draw:enhanced-path="M 7 107  C 17 71 14 35 0 0  N"/>
          </draw:custom-shape>
          <draw:custom-shape draw:style-name="gr9" draw:text-style-name="P2" draw:layer="layout" svg:width="0.344cm" svg:height="0.123cm" svg:x="6.103cm" svg:y="13.225cm">
            <text:p/>
            <draw:enhanced-geometry svg:viewBox="0 0 78 28" draw:type="non-primitive" draw:enhanced-path="M 0 0  C 17 24 49 28 72 10  C 74 9 76 7 78 6  N"/>
          </draw:custom-shape>
          <draw:custom-shape draw:style-name="gr10" draw:text-style-name="P2" draw:layer="layout" svg:width="0.768cm" svg:height="1.116cm" svg:x="5.891cm" svg:y="12.823cm">
            <text:p/>
            <draw:enhanced-geometry svg:viewBox="0 0 462 673" draw:type="non-primitive" draw:enhanced-path="M 126 244  C 54 277 5 350 0 433  L 0 433  L 1 522  C 0 545 10 566 27 580  C 35 589 47 591 57 586  C 58 598 65 608 74 615  C 146 653 225 673 306 672  C 332 672 358 664 381 651  C 388 660 401 662 410 656  C 433 645 450 625 460 601  L 460 601  L 460 459  C 462 372 412 292 334 259  L 334 259  L 333 259  C 387 203 387 112 333 56  C 279 0 193 0 139 56  C 91 107 86 186 126 244  Z N"/>
          </draw:custom-shape>
          <draw:custom-shape draw:style-name="gr4" draw:text-style-name="P2" draw:layer="layout" svg:width="2.22cm" svg:height="0.339cm" svg:x="12.305cm" svg:y="14.23cm">
            <text:p text:style-name="P3"><text:span text:style-name="T1">Web Applic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38cm" svg:height="1.526cm" svg:x="13.957cm" svg:y="7.9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438cm" svg:height="1.526cm" svg:x="13.957cm" svg:y="7.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674cm" svg:height="0.339cm" svg:x="14.344cm" svg:y="8.039cm">
            <text:p text:style-name="P3"><text:span text:style-name="T1">Framework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386cm" svg:height="0.763cm" svg:x="13.348cm" svg:y="8.68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386cm" svg:height="0.763cm" svg:x="13.348cm" svg:y="8.6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cm" svg:height="0.339cm" svg:x="13.948cm" svg:y="8.886cm">
            <text:p text:style-name="P3"><text:span text:style-name="T1">Librari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4.472cm" svg:height="1.526cm" svg:x="12.025cm" svg:y="4.87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4.472cm" svg:height="1.526cm" svg:x="12.025cm" svg:y="4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638cm" svg:height="0.339cm" svg:x="12.436cm" svg:y="5.287cm">
            <text:p text:style-name="P3"><text:span text:style-name="T1">Web Application that is th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34cm" svg:height="0.339cm" svg:x="12.836cm" svg:y="5.631cm">
            <text:p text:style-name="P3"><text:span text:style-name="T1">Target of Verification</text:span></text:p>
            <draw:enhanced-geometry svg:viewBox="0 0 21600 21600" draw:type="rectangle" draw:enhanced-path="M 0 0 L 21600 0 21600 21600 0 21600 0 0 Z N"/>
          </draw:custom-shape>
          <draw:line draw:style-name="gr91" draw:text-style-name="P1" draw:layer="layout" svg:x1="12.687cm" svg:y1="6.862cm" svg:x2="12.687cm" svg:y2="8.533cm">
            <text:p/>
          </draw:line>
          <draw:custom-shape draw:style-name="gr92" draw:text-style-name="P2" draw:layer="layout" svg:width="0.265cm" svg:height="0.392cm" svg:x="12.554cm" svg:y="6.5cm">
            <text:p/>
            <draw:enhanced-geometry svg:viewBox="0 0 60 89" draw:type="non-primitive" draw:enhanced-path="M 0 89  L 30 0  L 60 89  L 0 89  Z N"/>
          </draw:custom-shape>
          <draw:custom-shape draw:style-name="gr92" draw:text-style-name="P2" draw:layer="layout" svg:width="0.265cm" svg:height="0.396cm" svg:x="12.554cm" svg:y="8.498cm">
            <text:p/>
            <draw:enhanced-geometry svg:viewBox="0 0 60 90" draw:type="non-primitive" draw:enhanced-path="M 60 0  L 30 90  L 0 0  L 60 0  Z N"/>
          </draw:custom-shape>
          <draw:line draw:style-name="gr91" draw:text-style-name="P1" draw:layer="layout" svg:x1="13.45cm" svg:y1="6.91cm" svg:x2="13.45cm" svg:y2="7.814cm">
            <text:p/>
          </draw:line>
          <draw:custom-shape draw:style-name="gr92" draw:text-style-name="P2" draw:layer="layout" svg:width="0.265cm" svg:height="0.397cm" svg:x="13.317cm" svg:y="6.544cm">
            <text:p/>
            <draw:enhanced-geometry svg:viewBox="0 0 60 90" draw:type="non-primitive" draw:enhanced-path="M 0 90  L 30 0  L 60 90  L 0 90  Z N"/>
          </draw:custom-shape>
          <draw:custom-shape draw:style-name="gr92" draw:text-style-name="P2" draw:layer="layout" svg:width="0.265cm" svg:height="0.393cm" svg:x="13.317cm" svg:y="7.783cm">
            <text:p/>
            <draw:enhanced-geometry svg:viewBox="0 0 60 89" draw:type="non-primitive" draw:enhanced-path="M 60 0  L 30 89  L 0 0  L 60 0  Z N"/>
          </draw:custom-shape>
          <draw:line draw:style-name="gr91" draw:text-style-name="P1" draw:layer="layout" svg:x1="15.483cm" svg:y1="6.866cm" svg:x2="15.483cm" svg:y2="7.161cm">
            <text:p/>
          </draw:line>
        </draw:g>
        <draw:custom-shape draw:style-name="gr92" draw:text-style-name="P2" draw:layer="layout" svg:width="0.26cm" svg:height="0.393cm" svg:x="15.35cm" svg:y="6.504cm">
          <text:p/>
          <draw:enhanced-geometry svg:viewBox="0 0 59 89" draw:type="non-primitive" draw:enhanced-path="M 0 89  L 30 0  L 59 89  L 0 89  Z N"/>
        </draw:custom-shape>
        <draw:custom-shape draw:style-name="gr92" draw:text-style-name="P2" draw:layer="layout" svg:width="0.26cm" svg:height="0.393cm" svg:x="15.35cm" svg:y="7.126cm">
          <text:p/>
          <draw:enhanced-geometry svg:viewBox="0 0 59 89" draw:type="non-primitive" draw:enhanced-path="M 59 0  L 30 89  L 0 0  L 59 0  Z N"/>
        </draw:custom-shape>
        <draw:custom-shape draw:style-name="gr4" draw:text-style-name="P2" draw:layer="layout" svg:width="0.633cm" svg:height="0.339cm" svg:x="14.028cm" svg:y="7.113cm">
          <text:p text:style-name="P3"><text:span text:style-name="T1">call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7cm" svg:height="0.763cm" svg:x="12.078cm" svg:y="9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317cm" svg:height="0.763cm" svg:x="12.078cm" svg:y="9.4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95cm" svg:height="0.339cm" svg:x="13cm" svg:y="9.653cm">
          <text:p text:style-name="P3"><text:span text:style-name="T1">Application Server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1.058cm" svg:height="0.026cm" svg:x="15.959cm" svg:y="12.5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1.058cm" svg:height="0.027cm" svg:x="15.959cm" svg:y="12.6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1.058cm" svg:height="0.026cm" svg:x="15.959cm" svg:y="12.64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1.058cm" svg:height="0.027cm" svg:x="15.959cm" svg:y="12.66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" draw:layer="layout" svg:width="1.058cm" svg:height="0.026cm" svg:x="15.959cm" svg:y="12.69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1.058cm" svg:height="0.027cm" svg:x="15.959cm" svg:y="12.72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1.058cm" svg:height="0.026cm" svg:x="15.959cm" svg:y="12.74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1.058cm" svg:height="0.026cm" svg:x="15.959cm" svg:y="12.7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1.058cm" svg:height="0.027cm" svg:x="15.959cm" svg:y="12.80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1.058cm" svg:height="0.026cm" svg:x="15.959cm" svg:y="12.8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" draw:layer="layout" svg:width="1.058cm" svg:height="0.027cm" svg:x="15.959cm" svg:y="12.85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" draw:layer="layout" svg:width="1.058cm" svg:height="0.026cm" svg:x="15.959cm" svg:y="12.88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" draw:layer="layout" svg:width="1.058cm" svg:height="0.027cm" svg:x="15.959cm" svg:y="12.90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layer="layout" svg:width="1.058cm" svg:height="0.026cm" svg:x="15.959cm" svg:y="12.93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" draw:layer="layout" svg:width="1.058cm" svg:height="0.027cm" svg:x="15.959cm" svg:y="12.9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" draw:layer="layout" svg:width="1.058cm" svg:height="0.026cm" svg:x="15.959cm" svg:y="12.9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" draw:layer="layout" svg:width="1.058cm" svg:height="0.027cm" svg:x="15.959cm" svg:y="13.01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1.058cm" svg:height="0.026cm" svg:x="15.959cm" svg:y="13.0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" draw:layer="layout" svg:width="1.058cm" svg:height="0.026cm" svg:x="15.959cm" svg:y="13.06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" draw:layer="layout" svg:width="1.058cm" svg:height="0.027cm" svg:x="15.959cm" svg:y="13.09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" draw:layer="layout" svg:width="1.058cm" svg:height="0.026cm" svg:x="15.959cm" svg:y="13.119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1.058cm" svg:height="0.027cm" svg:x="15.959cm" svg:y="13.14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" draw:layer="layout" svg:width="1.058cm" svg:height="0.026cm" svg:x="15.959cm" svg:y="13.17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0.987cm" svg:height="0.551cm" svg:x="15.99cm" svg:y="12.638cm">
          <text:p/>
          <draw:enhanced-geometry svg:viewBox="0 0 599 335" draw:type="non-primitive" draw:enhanced-path="M 228 335  L 599 127  L 369 0  L 0 207  C 59 273 139 318 228 335  N"/>
        </draw:custom-shape>
        <draw:frame draw:style-name="gr6" draw:text-style-name="P1" draw:layer="layout" svg:width="0.45cm" svg:height="1.137cm" svg:x="15.959cm" svg:y="12.934cm">
          <draw:image xlink:href="Pictures/2000000A0000014E0000036AFEA25FBA.wmf" xlink:type="simple" xlink:show="embed" xlink:actuate="onLoad">
            <text:p/>
          </draw:image>
        </draw:frame>
        <draw:frame draw:style-name="gr6" draw:text-style-name="P1" draw:layer="layout" svg:width="0.45cm" svg:height="1.137cm" svg:x="15.959cm" svg:y="12.934cm">
          <draw:image xlink:href="Pictures/200000070000014E0000036A6EB64B04.wmf" xlink:type="simple" xlink:show="embed" xlink:actuate="onLoad">
            <text:p/>
          </draw:image>
        </draw:frame>
        <draw:custom-shape draw:style-name="gr63" draw:text-style-name="P2" draw:layer="layout" svg:width="0.374cm" svg:height="1.076cm" svg:x="15.99cm" svg:y="12.978cm">
          <text:p/>
          <draw:enhanced-geometry svg:viewBox="0 0 228 650" draw:type="non-primitive" draw:enhanced-path="M 228 129  C 139 113 59 67 0 0  L 0 0  L 0 532  C 60 595 140 637 228 650  L 228 129  N"/>
        </draw:custom-shape>
        <draw:frame draw:style-name="gr6" draw:text-style-name="P1" draw:layer="layout" svg:width="0.688cm" svg:height="1.27cm" svg:x="16.329cm" svg:y="12.801cm">
          <draw:image xlink:href="Pictures/2000000A00000209000003D2A98BE3D6.wmf" xlink:type="simple" xlink:show="embed" xlink:actuate="onLoad">
            <text:p/>
          </draw:image>
        </draw:frame>
        <draw:frame draw:style-name="gr6" draw:text-style-name="P1" draw:layer="layout" svg:width="0.688cm" svg:height="1.27cm" svg:x="16.329cm" svg:y="12.801cm">
          <draw:image xlink:href="Pictures/2000000700000209000003D25374B0DD.wmf" xlink:type="simple" xlink:show="embed" xlink:actuate="onLoad">
            <text:p/>
          </draw:image>
        </draw:frame>
        <draw:custom-shape draw:style-name="gr63" draw:text-style-name="P2" draw:layer="layout" svg:width="0.613cm" svg:height="1.208cm" svg:x="16.364cm" svg:y="12.846cm">
          <text:p/>
          <draw:enhanced-geometry svg:viewBox="0 0 139 274" draw:type="non-primitive" draw:enhanced-path="M 0 78  L 0 274  L 139 197  L 139 0  L 0 78  Z N"/>
        </draw:custom-shape>
        <draw:custom-shape draw:style-name="gr88" draw:text-style-name="P2" draw:layer="layout" svg:width="0.987cm" svg:height="1.416cm" svg:x="15.99cm" svg:y="12.638cm">
          <text:p/>
          <draw:enhanced-geometry svg:viewBox="0 0 599 856" draw:type="non-primitive" draw:enhanced-path="M 599 127  L 369 0  L 0 207  L 0 738  C 60 801 140 843 228 856  L 228 856  L 599 650  L 599 127  Z N"/>
        </draw:custom-shape>
        <draw:frame draw:style-name="gr6" draw:text-style-name="P1" draw:layer="layout" svg:width="0.185cm" svg:height="0.212cm" svg:x="16.065cm" svg:y="13.463cm">
          <draw:image xlink:href="Pictures/2000000A0000007E00000092727C9A75.wmf" xlink:type="simple" xlink:show="embed" xlink:actuate="onLoad">
            <text:p/>
          </draw:image>
        </draw:frame>
        <draw:frame draw:style-name="gr6" draw:text-style-name="P1" draw:layer="layout" svg:width="0.185cm" svg:height="0.212cm" svg:x="16.065cm" svg:y="13.463cm">
          <draw:image xlink:href="Pictures/200000070000007E00000092ECAE6435.wmf" xlink:type="simple" xlink:show="embed" xlink:actuate="onLoad">
            <text:p/>
          </draw:image>
        </draw:frame>
        <draw:custom-shape draw:style-name="gr62" draw:text-style-name="P2" draw:layer="layout" svg:width="0.071cm" svg:height="0.088cm" svg:x="16.126cm" svg:y="13.507cm">
          <text:p/>
          <draw:enhanced-geometry svg:viewBox="0 0 16 20" draw:type="non-primitive" draw:enhanced-path="M 14 8  C 13 3 8 0 5 1  C 2 3 0 7 2 12  C 4 17 8 20 11 18  C 14 17 16 12 14 8  N"/>
        </draw:custom-shape>
        <draw:custom-shape draw:style-name="gr89" draw:text-style-name="P2" draw:layer="layout" svg:width="0.252cm" svg:height="0.242cm" svg:x="16.051cm" svg:y="13.688cm">
          <text:p/>
          <draw:enhanced-geometry svg:viewBox="0 0 154 145" draw:type="non-primitive" draw:enhanced-path="M 0 0  C 46 39 98 67 154 81 M 0 32  C 46 71 98 98 154 113 M 0 64  C 46 102 98 130 154 145  N"/>
        </draw:custom-shape>
        <draw:custom-shape draw:style-name="gr61" draw:text-style-name="P2" draw:layer="layout" svg:width="0.278cm" svg:height="0.159cm" svg:x="16.038cm" svg:y="13.145cm">
          <text:p/>
          <draw:enhanced-geometry svg:viewBox="0 0 166 95" draw:type="non-primitive" draw:enhanced-path="M 5 14  C 50 52 102 80 159 95  C 163 94 166 90 165 86  C 164 83 162 81 159 80  C 103 65 52 38 9 1  C 6 0 3 0 1 2  C 0 3 0 4 0 6  C 0 9 2 12 5 14  N"/>
        </draw:custom-shape>
        <draw:custom-shape draw:style-name="gr62" draw:text-style-name="P2" draw:layer="layout" svg:width="0.278cm" svg:height="0.159cm" svg:x="16.038cm" svg:y="13.145cm">
          <text:p/>
          <draw:enhanced-geometry svg:viewBox="0 0 63 36" draw:type="non-primitive" draw:enhanced-path="M 2 5  C 19 19 39 30 60 36  C 61 35 63 34 62 32  C 62 31 61 30 60 30  C 39 24 20 14 4 0  C 3 0 1 0 1 1  C 0 1 0 1 0 2  C 0 3 1 4 2 5  N"/>
        </draw:custom-shape>
        <draw:frame draw:style-name="gr6" draw:text-style-name="P1" draw:layer="layout" svg:width="0.132cm" svg:height="0.106cm" svg:x="16.091cm" svg:y="13.172cm">
          <draw:image xlink:href="Pictures/2000000A000000540000004012280398.wmf" xlink:type="simple" xlink:show="embed" xlink:actuate="onLoad">
            <text:p/>
          </draw:image>
        </draw:frame>
        <draw:frame draw:style-name="gr6" draw:text-style-name="P1" draw:layer="layout" svg:width="0.132cm" svg:height="0.106cm" svg:x="16.091cm" svg:y="13.172cm">
          <draw:image xlink:href="Pictures/200000070000005400000040E57CEBBE.wmf" xlink:type="simple" xlink:show="embed" xlink:actuate="onLoad">
            <text:p/>
          </draw:image>
        </draw:frame>
        <draw:custom-shape draw:style-name="gr90" draw:text-style-name="P2" draw:layer="layout" svg:width="0.084cm" svg:height="0.066cm" svg:x="16.113cm" svg:y="13.207cm">
          <text:p/>
          <draw:enhanced-geometry svg:viewBox="0 0 19 15" draw:type="non-primitive" draw:enhanced-path="M 19 14  C 16 4 8 0 2 5  C 0 10 5 13 12 14  C 15 15 17 15 19 14  N"/>
        </draw:custom-shape>
        <draw:frame draw:style-name="gr6" draw:text-style-name="P1" draw:layer="layout" svg:width="0.317cm" svg:height="0.265cm" svg:x="16.012cm" svg:y="13.198cm">
          <draw:image xlink:href="Pictures/20000008000000E6000000BCA52A5329.wmf" xlink:type="simple" xlink:show="embed" xlink:actuate="onLoad">
            <text:p/>
          </draw:image>
        </draw:frame>
        <draw:frame draw:style-name="gr6" draw:text-style-name="P1" draw:layer="layout" svg:width="0.317cm" svg:height="0.265cm" svg:x="16.012cm" svg:y="13.198cm">
          <draw:image xlink:href="Pictures/20000008FFFFFFEAFFFFFFEAEDEA3344.wmf" xlink:type="simple" xlink:show="embed" xlink:actuate="onLoad">
            <text:p/>
          </draw:image>
        </draw:frame>
        <draw:frame draw:style-name="gr6" draw:text-style-name="P1" draw:layer="layout" svg:width="0.317cm" svg:height="0.265cm" svg:x="16.012cm" svg:y="13.198cm">
          <draw:image xlink:href="Pictures/20000008000000E6000000BCA52A5329.wmf" xlink:type="simple" xlink:show="embed" xlink:actuate="onLoad">
            <text:p/>
          </draw:image>
        </draw:frame>
        <draw:custom-shape draw:style-name="gr61" draw:text-style-name="P2" draw:layer="layout" svg:width="0.252cm" svg:height="0.155cm" svg:x="16.051cm" svg:y="13.251cm">
          <text:p/>
          <draw:enhanced-geometry svg:viewBox="0 0 154 92" draw:type="non-primitive" draw:enhanced-path="M 0 11  C 44 49 97 77 154 92  L 154 92  L 154 81  C 97 65 45 37 0 0  L 0 0  L 0 11  Z N"/>
        </draw:custom-shape>
        <draw:custom-shape draw:style-name="gr63" draw:text-style-name="P2" draw:layer="layout" svg:width="0.252cm" svg:height="0.203cm" svg:x="16.051cm" svg:y="13.238cm">
          <text:p/>
          <draw:enhanced-geometry svg:viewBox="0 0 154 123" draw:type="non-primitive" draw:enhanced-path="M 0 0  L 0 42  C 45 79 97 107 154 123  N"/>
        </draw:custom-shape>
        <draw:custom-shape draw:style-name="gr62" draw:text-style-name="P2" draw:layer="layout" svg:width="0.252cm" svg:height="0.199cm" svg:x="16.051cm" svg:y="13.242cm">
          <text:p/>
          <draw:enhanced-geometry svg:viewBox="0 0 154 122" draw:type="non-primitive" draw:enhanced-path="M 154 122  L 154 81  C 97 64 45 37 0 0  N"/>
        </draw:custom-shape>
        <draw:custom-shape draw:style-name="gr4" draw:text-style-name="P2" draw:layer="layout" svg:width="1.179cm" svg:height="0.339cm" svg:x="15.907cm" svg:y="14.257cm">
          <text:p text:style-name="P3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7cm" svg:height="0.762cm" svg:x="12.078cm" svg:y="10.2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317cm" svg:height="0.762cm" svg:x="12.078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68cm" svg:height="0.339cm" svg:x="13.469cm" svg:y="10.42cm">
          <text:p text:style-name="P3"><text:span text:style-name="T1">Web Server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draw:layer="layout" svg:width="3.047cm" svg:height="3.175cm" svg:x="16.7cm" svg:y="9.829cm">
          <text:p/>
          <draw:enhanced-geometry svg:viewBox="0 0 691 720" draw:type="non-primitive" draw:enhanced-path="M 691 512  L 691 0  L 0 0  L 0 512  L 274 512  L 115 720  L 418 512  L 691 512  Z N"/>
        </draw:custom-shape>
        <draw:custom-shape draw:style-name="gr5" draw:text-style-name="P2" draw:layer="layout" svg:width="2.033cm" svg:height="1.526cm" svg:x="17.207cm" svg:y="10.3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1.526cm" svg:x="17.207cm" svg:y="10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55cm" svg:height="0.339cm" svg:x="17.602cm" svg:y="10.896cm">
          <text:p text:style-name="P3"><text:span text:style-name="T1">Data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1T1">
        <draw:rect draw:style-name="gr1" draw:text-style-name="P1" draw:layer="layout" svg:width="14.262cm" svg:height="13.428cm" svg:x="5.569cm" svg:y="2.809cm">
          <text:p/>
        </draw:rect>
        <draw:g>
          <draw:custom-shape draw:style-name="gr3" draw:text-style-name="P2" draw:layer="layout" svg:width="7.854cm" svg:height="11.072cm" svg:x="10.292cm" svg:y="2.849cm">
            <text:p/>
            <draw:enhanced-geometry svg:viewBox="0 0 1781 2511" draw:type="non-primitive" draw:enhanced-path="M 1781 2304  L 1781 0  L 0 0  L 0 2304  L 818 2304  L 740 2511  L 962 2304  L 1781 2304  Z N"/>
          </draw:custom-shape>
          <draw:custom-shape draw:style-name="gr12" draw:text-style-name="P2" draw:layer="layout" svg:width="6.606cm" svg:height="4.207cm" svg:x="10.901cm" svg:y="3.3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6.606cm" svg:height="4.207cm" svg:x="10.901cm" svg:y="3.39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638cm" svg:height="0.339cm" svg:x="12.392cm" svg:y="3.523cm">
            <text:p text:style-name="P3"><text:span text:style-name="T1">Web Application that is th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34cm" svg:height="0.339cm" svg:x="12.792cm" svg:y="3.867cm">
            <text:p text:style-name="P3"><text:span text:style-name="T1">Target of Verification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2" draw:layer="layout" svg:width="3.047cm" svg:height="3.171cm" svg:x="16.744cm" svg:y="11.421cm">
            <text:p/>
            <draw:enhanced-geometry svg:viewBox="0 0 691 719" draw:type="non-primitive" draw:enhanced-path="M 691 512  L 691 0  L 0 0  L 0 512  L 273 512  L 115 719  L 417 512  L 691 512  Z N"/>
          </draw:custom-shape>
          <draw:custom-shape draw:style-name="gr40" draw:text-style-name="P2" draw:layer="layout" svg:width="8.378cm" svg:height="0.075cm" svg:x="8.026cm" svg:y="14.953cm">
            <text:p/>
            <draw:enhanced-geometry svg:viewBox="0 0 5068 46" draw:type="non-primitive" draw:enhanced-path="M 5045 46  L 4999 46  C 4986 46 4976 35 4976 23  C 4976 10 4986 0 4999 0  L 5045 0  C 5058 0 5068 10 5068 23  C 5068 35 5058 46 5045 46  Z M 4907 46  L 4861 46  C 4848 46 4838 35 4838 23  C 4838 10 4848 0 4861 0  L 4907 0  C 4920 0 4930 10 4930 23  C 4930 35 4920 46 4907 46  Z M 4769 46  L 4723 46  C 4710 46 4700 35 4700 23  C 4700 10 4710 0 4723 0  L 4769 0  C 4782 0 4792 10 4792 23  C 4792 35 4782 46 4769 46  Z M 4631 46  L 4584 46  C 4572 46 4561 35 4561 23  C 4561 10 4572 0 4584 0  L 4631 0  C 4643 0 4654 10 4654 23  C 4654 35 4643 46 4631 46  Z M 4492 46  L 4446 46  C 4434 46 4423 35 4423 23  C 4423 10 4434 0 4446 0  L 4492 0  C 4505 0 4515 10 4515 23  C 4515 35 4505 46 4492 46  Z M 4354 46  L 4308 46  C 4295 46 4285 35 4285 23  C 4285 10 4295 0 4308 0  L 4354 0  C 4367 0 4377 10 4377 23  C 4377 35 4367 46 4354 46  Z M 4216 46  L 4170 46  C 4157 46 4147 35 4147 23  C 4147 10 4157 0 4170 0  L 4216 0  C 4229 0 4239 10 4239 23  C 4239 35 4229 46 4216 46  Z M 4078 46  L 4032 46  C 4019 46 4008 35 4008 23  C 4008 10 4019 0 4032 0  L 4078 0  C 4090 0 4101 10 4101 23  C 4101 35 4090 46 4078 46  Z M 3939 46  L 3893 46  C 3881 46 3870 35 3870 23  C 3870 10 3881 0 3893 0  L 3939 0  C 3952 0 3962 10 3962 23  C 3962 35 3952 46 3939 46  Z M 3801 46  L 3755 46  C 3742 46 3732 35 3732 23  C 3732 10 3742 0 3755 0  L 3801 0  C 3814 0 3824 10 3824 23  C 3824 35 3814 46 3801 46  Z M 3663 46  L 3617 46  C 3604 46 3594 35 3594 23  C 3594 10 3604 0 3617 0  L 3663 0  C 3676 0 3686 10 3686 23  C 3686 35 3676 46 3663 46  Z M 3525 46  L 3479 46  C 3466 46 3456 35 3456 23  C 3456 10 3466 0 3479 0  L 3525 0  C 3537 0 3548 10 3548 23  C 3548 35 3537 46 3525 46  Z M 3386 46  L 3340 46  C 3328 46 3317 35 3317 23  C 3317 10 3328 0 3340 0  L 3386 0  C 3399 0 3409 10 3409 23  C 3409 35 3399 46 3386 46  Z M 3248 46  L 3202 46  C 3189 46 3179 35 3179 23  C 3179 10 3189 0 3202 0  L 3248 0  C 3261 0 3271 10 3271 23  C 3271 35 3261 46 3248 46  Z M 3110 46  L 3064 46  C 3051 46 3041 35 3041 23  C 3041 10 3051 0 3064 0  L 3110 0  C 3123 0 3133 10 3133 23  C 3133 35 3123 46 3110 46  Z M 2972 46  L 2926 46  C 2913 46 2903 35 2903 23  C 2903 10 2913 0 2926 0  L 2972 0  C 2984 0 2995 10 2995 23  C 2995 35 2984 46 2972 46  Z M 2833 46  L 2787 46  C 2775 46 2764 35 2764 23  C 2764 10 2775 0 2787 0  L 2833 0  C 2846 0 2856 10 2856 23  C 2856 35 2846 46 2833 46  Z M 2695 46  L 2649 46  C 2636 46 2626 35 2626 23  C 2626 10 2636 0 2649 0  L 2695 0  C 2708 0 2718 10 2718 23  C 2718 35 2708 46 2695 46  Z M 2557 46  L 2511 46  C 2498 46 2488 35 2488 23  C 2488 10 2498 0 2511 0  L 2557 0  C 2570 0 2580 10 2580 23  C 2580 35 2570 46 2557 46  Z M 2419 46  L 2373 46  C 2360 46 2350 35 2350 23  C 2350 10 2360 0 2373 0  L 2419 0  C 2431 0 2442 10 2442 23  C 2442 35 2431 46 2419 46  Z M 2280 46  L 2234 46  C 2222 46 2211 35 2211 23  C 2211 10 2222 0 2234 0  L 2280 0  C 2293 0 2304 10 2304 23  C 2304 35 2293 46 2280 46  Z M 2142 46  L 2096 46  C 2083 46 2073 35 2073 23  C 2073 10 2083 0 2096 0  L 2142 0  C 2155 0 2165 10 2165 23  C 2165 35 2155 46 2142 46  Z M 2004 46  L 1958 46  C 1945 46 1935 35 1935 23  C 1935 10 1945 0 1958 0  L 2004 0  C 2017 0 2027 10 2027 23  C 2027 35 2017 46 2004 46  Z M 1866 46  L 1820 46  C 1807 46 1797 35 1797 23  C 1797 10 1807 0 1820 0  L 1866 0  C 1878 0 1889 10 1889 23  C 1889 35 1878 46 1866 46  Z M 1728 46  L 1681 46  C 1669 46 1658 35 1658 23  C 1658 10 1669 0 1681 0  L 1728 0  C 1740 0 1751 10 1751 23  C 1751 35 1740 46 1728 46  Z M 1589 46  L 1543 46  C 1530 46 1520 35 1520 23  C 1520 10 1530 0 1543 0  L 1589 0  C 1602 0 1612 10 1612 23  C 1612 35 1602 46 1589 46  Z M 1451 46  L 1405 46  C 1392 46 1382 35 1382 23  C 1382 10 1392 0 1405 0  L 1451 0  C 1464 0 1474 10 1474 23  C 1474 35 1464 46 1451 46  Z M 1313 46  L 1267 46  C 1254 46 1244 35 1244 23  C 1244 10 1254 0 1267 0  L 1313 0  C 1326 0 1336 10 1336 23  C 1336 35 1326 46 1313 46  Z M 1175 46  L 1128 46  C 1116 46 1105 35 1105 23  C 1105 10 1116 0 1128 0  L 1175 0  C 1187 0 1198 10 1198 23  C 1198 35 1187 46 1175 46  Z M 1036 46  L 990 46  C 978 46 967 35 967 23  C 967 10 978 0 990 0  L 1036 0  C 1049 0 1059 10 1059 23  C 1059 35 1049 46 1036 46  Z M 898 46  L 852 46  C 839 46 829 35 829 23  C 829 10 839 0 852 0  L 898 0  C 911 0 921 10 921 23  C 921 35 911 46 898 46  Z M 760 46  L 714 46  C 701 46 691 35 691 23  C 691 10 701 0 714 0  L 760 0  C 773 0 783 10 783 23  C 783 35 773 46 760 46  Z M 622 46  L 576 46  C 563 46 552 35 552 23  C 552 10 563 0 576 0  L 622 0  C 634 0 645 10 645 23  C 645 35 634 46 622 46  Z M 483 46  L 437 46  C 425 46 414 35 414 23  C 414 10 425 0 437 0  L 483 0  C 496 0 506 10 506 23  C 506 35 496 46 483 46  Z M 345 46  L 299 46  C 286 46 276 35 276 23  C 276 10 286 0 299 0  L 345 0  C 358 0 368 10 368 23  C 368 35 358 46 345 46  Z M 207 46  L 161 46  C 148 46 138 35 138 23  C 138 10 148 0 161 0  L 207 0  C 220 0 230 10 230 23  C 230 35 220 46 207 46  Z M 69 46  L 23 46  C 10 46 0 35 0 23  C 0 10 10 0 23 0  L 69 0  C 81 0 92 10 92 23  C 92 35 81 46 69 46  Z N"/>
          </draw:custom-shape>
          <draw:custom-shape draw:style-name="gr43" draw:text-style-name="P2" draw:layer="layout" svg:width="1.905cm" svg:height="1.38cm" svg:x="9.657cm" svg:y="14.111cm">
            <text:p/>
            <draw:enhanced-geometry svg:viewBox="0 0 432 313" draw:type="non-primitive" draw:enhanced-path="M 72 270  L 216 162 M 216 313  L 216 162 M 360 270  L 216 162 M 432 162  L 216 162 M 360 54  L 216 162 M 216 0  L 216 162 M 117 72  L 216 162 M 0 162  L 216 162  N"/>
          </draw:custom-shape>
          <draw:custom-shape draw:style-name="gr5" draw:text-style-name="P2" draw:layer="layout" svg:width="2.593cm" svg:height="0.027cm" svg:x="9.3cm" svg:y="13.84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593cm" svg:height="0.052cm" svg:x="9.3cm" svg:y="13.86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2.593cm" svg:height="0.239cm" svg:x="9.3cm" svg:y="13.92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93cm" svg:height="0.238cm" svg:x="9.3cm" svg:y="14.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593cm" svg:height="0.132cm" svg:x="9.3cm" svg:y="14.39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2.593cm" svg:height="0.238cm" svg:x="9.3cm" svg:y="14.5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2.593cm" svg:height="0.132cm" svg:x="9.3cm" svg:y="14.7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2.593cm" svg:height="0.239cm" svg:x="9.3cm" svg:y="14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2.593cm" svg:height="0.238cm" svg:x="9.3cm" svg:y="15.13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" draw:layer="layout" svg:width="2.593cm" svg:height="0.132cm" svg:x="9.3cm" svg:y="15.37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" draw:layer="layout" svg:width="2.593cm" svg:height="0.238cm" svg:x="9.3cm" svg:y="15.50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93cm" svg:height="0.053cm" svg:x="9.3cm" svg:y="15.74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562cm" svg:height="1.993cm" svg:x="9.318cm" svg:y="13.838cm">
            <text:p/>
            <draw:enhanced-geometry svg:viewBox="0 0 581 452" draw:type="non-primitive" draw:enhanced-path="M 44 210  C 53 151 97 112 142 124  C 151 126 161 131 169 138  C 178 97 209 73 240 84  C 252 88 263 98 271 111  C 264 89 271 63 288 54  C 300 47 314 50 324 62  C 343 43 368 39 390 51  C 398 18 424 0 448 10  C 463 17 474 33 478 52  C 510 43 542 70 549 112  C 551 127 550 143 546 157  C 566 158 581 179 581 205  C 581 222 575 237 564 245  C 571 299 544 350 503 360  C 495 362 487 362 478 360  C 473 382 454 393 437 384  C 431 381 427 376 423 370  C 410 404 380 419 351 405  C 331 417 309 419 289 412  C 254 452 202 448 172 403  C 170 401 169 399 168 397  C 157 411 140 410 130 396  C 125 389 122 379 122 370  C 94 388 59 374 43 339  C 16 330 0 293 7 258  C 12 234 26 216 44 210  N"/>
          </draw:custom-shape>
          <draw:frame draw:style-name="gr6" draw:text-style-name="P1" draw:layer="layout" svg:width="1.984cm" svg:height="0.9cm" svg:x="9.459cm" svg:y="14.53cm">
            <draw:image xlink:href="Pictures/100000000000004B000000226B5A1367.png" xlink:type="simple" xlink:show="embed" xlink:actuate="onLoad">
              <text:p/>
            </draw:image>
          </draw:frame>
          <draw:frame draw:style-name="gr6" draw:text-style-name="P1" draw:layer="layout" svg:width="1.032cm" svg:height="0.9cm" svg:x="10.517cm" svg:y="13.948cm">
            <draw:image xlink:href="Pictures/1000000000000027000000220AC20E99.png" xlink:type="simple" xlink:show="embed" xlink:actuate="onLoad">
              <text:p/>
            </draw:image>
          </draw:frame>
          <draw:frame draw:style-name="gr6" draw:text-style-name="P1" draw:layer="layout" svg:width="1.005cm" svg:height="0.555cm" svg:x="10.729cm" svg:y="14.742cm">
            <draw:image xlink:href="Pictures/1000000000000026000000150ADE2031.png" xlink:type="simple" xlink:show="embed" xlink:actuate="onLoad">
              <text:p/>
            </draw:image>
          </draw:frame>
          <draw:frame draw:style-name="gr6" draw:text-style-name="P1" draw:layer="layout" svg:width="0.291cm" svg:height="0.265cm" svg:x="7.501cm" svg:y="15.403cm">
            <draw:image xlink:href="Pictures/100000000000000B0000000ACCA2BBF2.png" xlink:type="simple" xlink:show="embed" xlink:actuate="onLoad">
              <text:p/>
            </draw:image>
          </draw:frame>
          <draw:custom-shape draw:style-name="gr11" draw:text-style-name="P2" draw:layer="layout" svg:width="0.225cm" svg:height="0.207cm" svg:x="7.541cm" svg:y="15.443cm">
            <text:p/>
            <draw:enhanced-geometry svg:viewBox="0 0 51 47" draw:type="non-primitive" draw:enhanced-path="M 0 47  L 0 34  L 51 0  L 51 17  L 0 47  Z N"/>
          </draw:custom-shape>
          <draw:custom-shape draw:style-name="gr54" draw:text-style-name="P2" draw:layer="layout" svg:width="0.767cm" svg:height="0.027cm" svg:x="7.025cm" svg:y="15.11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767cm" svg:height="0.026cm" svg:x="7.025cm" svg:y="15.1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767cm" svg:height="0.026cm" svg:x="7.025cm" svg:y="15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67cm" svg:height="0.027cm" svg:x="7.025cm" svg:y="15.19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767cm" svg:height="0.026cm" svg:x="7.025cm" svg:y="15.21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767cm" svg:height="0.027cm" svg:x="7.025cm" svg:y="15.2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767cm" svg:height="0.026cm" svg:x="7.025cm" svg:y="15.27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0.767cm" svg:height="0.027cm" svg:x="7.025cm" svg:y="15.29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767cm" svg:height="0.026cm" svg:x="7.025cm" svg:y="15.3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767cm" svg:height="0.027cm" svg:x="7.025cm" svg:y="15.3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0.767cm" svg:height="0.026cm" svg:x="7.025cm" svg:y="15.37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767cm" svg:height="0.027cm" svg:x="7.025cm" svg:y="15.40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767cm" svg:height="0.026cm" svg:x="7.025cm" svg:y="15.4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767cm" svg:height="0.027cm" svg:x="7.025cm" svg:y="15.45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767cm" svg:height="0.026cm" svg:x="7.025cm" svg:y="15.4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0.767cm" svg:height="0.026cm" svg:x="7.025cm" svg:y="15.50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767cm" svg:height="0.027cm" svg:x="7.025cm" svg:y="15.53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767cm" svg:height="0.026cm" svg:x="7.025cm" svg:y="15.56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767cm" svg:height="0.027cm" svg:x="7.025cm" svg:y="15.58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71cm" svg:height="0.437cm" svg:x="7.056cm" svg:y="15.156cm">
            <text:p/>
            <draw:enhanced-geometry svg:viewBox="0 0 161 99" draw:type="non-primitive" draw:enhanced-path="M 0 35  L 49 0  L 161 65  L 110 99  L 0 35  Z N"/>
          </draw:custom-shape>
          <draw:custom-shape draw:style-name="gr54" draw:text-style-name="P2" draw:layer="layout" svg:width="0.979cm" svg:height="0.027cm" svg:x="7.369cm" svg:y="14.60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979cm" svg:height="0.026cm" svg:x="7.369cm" svg:y="14.63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027cm" svg:x="7.369cm" svg:y="14.66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979cm" svg:height="0.026cm" svg:x="7.369cm" svg:y="14.68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979cm" svg:height="0.027cm" svg:x="7.369cm" svg:y="14.71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979cm" svg:height="0.026cm" svg:x="7.369cm" svg:y="14.74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979cm" svg:height="0.027cm" svg:x="7.369cm" svg:y="14.76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979cm" svg:height="0.026cm" svg:x="7.369cm" svg:y="14.7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979cm" svg:height="0.027cm" svg:x="7.369cm" svg:y="14.82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979cm" svg:height="0.026cm" svg:x="7.369cm" svg:y="14.84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979cm" svg:height="0.026cm" svg:x="7.369cm" svg:y="14.8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979cm" svg:height="0.027cm" svg:x="7.369cm" svg:y="14.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0.979cm" svg:height="0.026cm" svg:x="7.369cm" svg:y="14.92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979cm" svg:height="0.027cm" svg:x="7.369cm" svg:y="14.95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0.979cm" svg:height="0.026cm" svg:x="7.369cm" svg:y="14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979cm" svg:height="0.027cm" svg:x="7.369cm" svg:y="15.00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979cm" svg:height="0.026cm" svg:x="7.369cm" svg:y="15.03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979cm" svg:height="0.027cm" svg:x="7.369cm" svg:y="15.05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979cm" svg:height="0.026cm" svg:x="7.369cm" svg:y="15.08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979cm" svg:height="0.027cm" svg:x="7.369cm" svg:y="15.112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979cm" svg:height="0.026cm" svg:x="7.369cm" svg:y="15.13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979cm" svg:height="0.026cm" svg:x="7.369cm" svg:y="15.16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979cm" svg:height="0.027cm" svg:x="7.369cm" svg:y="15.19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926cm" svg:height="0.542cm" svg:x="7.4cm" svg:y="14.658cm">
            <text:p/>
            <draw:enhanced-geometry svg:viewBox="0 0 560 327" draw:type="non-primitive" draw:enhanced-path="M 289 327  L 560 170  L 269 0  L 0 160  C 81 239 181 296 289 327  Z N"/>
          </draw:custom-shape>
          <draw:frame draw:style-name="gr6" draw:text-style-name="P1" draw:layer="layout" svg:width="0.159cm" svg:height="0.583cm" svg:x="7.871cm" svg:y="14.556cm">
            <draw:image xlink:href="Pictures/2000000A00000069000001B696A63CF2.wmf" xlink:type="simple" xlink:show="embed" xlink:actuate="onLoad">
              <text:p/>
            </draw:image>
          </draw:frame>
          <draw:frame draw:style-name="gr6" draw:text-style-name="P1" draw:layer="layout" svg:width="0.159cm" svg:height="0.583cm" svg:x="7.871cm" svg:y="14.556cm">
            <draw:image xlink:href="Pictures/2000000700000069000001B66F6ECE77.wmf" xlink:type="simple" xlink:show="embed" xlink:actuate="onLoad">
              <text:p/>
            </draw:image>
          </draw:frame>
          <draw:custom-shape draw:style-name="gr11" draw:text-style-name="P2" draw:layer="layout" svg:width="0.093cm" svg:height="0.52cm" svg:x="7.911cm" svg:y="14.601cm">
            <text:p/>
            <draw:enhanced-geometry svg:viewBox="0 0 21 118" draw:type="non-primitive" draw:enhanced-path="M 0 118  L 0 13  L 21 0  L 20 100  L 0 118  Z N"/>
          </draw:custom-shape>
          <draw:frame draw:style-name="gr6" draw:text-style-name="P1" draw:layer="layout" svg:width="0.238cm" svg:height="0.476cm" svg:x="7.951cm" svg:y="14.53cm">
            <draw:image xlink:href="Pictures/2000000A000000A80000016258A6742F.wmf" xlink:type="simple" xlink:show="embed" xlink:actuate="onLoad">
              <text:p/>
            </draw:image>
          </draw:frame>
          <draw:frame draw:style-name="gr6" draw:text-style-name="P1" draw:layer="layout" svg:width="0.238cm" svg:height="0.476cm" svg:x="7.951cm" svg:y="14.53cm">
            <draw:image xlink:href="Pictures/20000007000000A80000016226AA9BEA.wmf" xlink:type="simple" xlink:show="embed" xlink:actuate="onLoad">
              <text:p/>
            </draw:image>
          </draw:frame>
          <draw:custom-shape draw:style-name="gr11" draw:text-style-name="P2" draw:layer="layout" svg:width="0.177cm" svg:height="0.418cm" svg:x="7.999cm" svg:y="14.579cm">
            <text:p/>
            <draw:enhanced-geometry svg:viewBox="0 0 40 95" draw:type="non-primitive" draw:enhanced-path="M 1 15  L 40 0  L 40 62  L 0 95  L 1 15  Z N"/>
          </draw:custom-shape>
          <draw:custom-shape draw:style-name="gr45" draw:text-style-name="P2" draw:layer="layout" svg:width="0.529cm" svg:height="0.027cm" svg:x="7.686cm" svg:y="14.37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529cm" svg:height="0.026cm" svg:x="7.686cm" svg:y="14.39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529cm" svg:height="0.027cm" svg:x="7.686cm" svg:y="14.42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529cm" svg:height="0.026cm" svg:x="7.686cm" svg:y="14.451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0.529cm" svg:height="0.027cm" svg:x="7.686cm" svg:y="14.47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529cm" svg:height="0.026cm" svg:x="7.686cm" svg:y="14.50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529cm" svg:height="0.026cm" svg:x="7.686cm" svg:y="14.5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529cm" svg:height="0.027cm" svg:x="7.686cm" svg:y="14.55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529cm" svg:height="0.026cm" svg:x="7.686cm" svg:y="14.5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0.529cm" svg:height="0.027cm" svg:x="7.686cm" svg:y="14.60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529cm" svg:height="0.026cm" svg:x="7.686cm" svg:y="14.63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529cm" svg:height="0.027cm" svg:x="7.686cm" svg:y="14.66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55cm" svg:height="0.247cm" svg:x="7.721cm" svg:y="14.398cm">
            <text:p/>
            <draw:enhanced-geometry svg:viewBox="0 0 103 56" draw:type="non-primitive" draw:enhanced-path="M 64 56  L 64 46  L 0 9  L 33 0  L 103 41  L 64 56  Z N"/>
          </draw:custom-shape>
          <draw:frame draw:style-name="gr6" draw:text-style-name="P1" draw:layer="layout" svg:width="0.503cm" svg:height="0.53cm" svg:x="7.845cm" svg:y="14.9cm">
            <draw:image xlink:href="Pictures/100000000000001300000014F2460872.png" xlink:type="simple" xlink:show="embed" xlink:actuate="onLoad">
              <text:p/>
            </draw:image>
          </draw:frame>
          <draw:custom-shape draw:style-name="gr11" draw:text-style-name="P2" draw:layer="layout" svg:width="0.45cm" svg:height="0.459cm" svg:x="7.876cm" svg:y="14.94cm">
            <text:p/>
            <draw:enhanced-geometry svg:viewBox="0 0 102 104" draw:type="non-primitive" draw:enhanced-path="M 0 59  L 102 0  L 102 45  L 0 104  L 0 59  Z N"/>
          </draw:custom-shape>
          <draw:custom-shape draw:style-name="gr54" draw:text-style-name="P2" draw:layer="layout" svg:width="0.556cm" svg:height="0.026cm" svg:x="7.474cm" svg:y="14.34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556cm" svg:height="0.027cm" svg:x="7.474cm" svg:y="14.37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56cm" svg:height="0.026cm" svg:x="7.474cm" svg:y="14.39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556cm" svg:height="0.027cm" svg:x="7.474cm" svg:y="14.42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556cm" svg:height="0.026cm" svg:x="7.474cm" svg:y="14.45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556cm" svg:height="0.027cm" svg:x="7.474cm" svg:y="14.47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56cm" svg:height="0.026cm" svg:x="7.474cm" svg:y="14.50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556cm" svg:height="0.026cm" svg:x="7.474cm" svg:y="14.5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556cm" svg:height="0.027cm" svg:x="7.474cm" svg:y="14.5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556cm" svg:height="0.026cm" svg:x="7.474cm" svg:y="14.5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0.556cm" svg:height="0.027cm" svg:x="7.474cm" svg:y="14.609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556cm" svg:height="0.026cm" svg:x="7.474cm" svg:y="14.6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556cm" svg:height="0.027cm" svg:x="7.474cm" svg:y="14.66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94cm" svg:height="0.278cm" svg:x="7.51cm" svg:y="14.38cm">
            <text:p/>
            <draw:enhanced-geometry svg:viewBox="0 0 300 168" draw:type="non-primitive" draw:enhanced-path="M 0 27  L 69 0  L 129 35  L 300 134  L 243 168  C 153 138 70 91 0 27  Z N"/>
          </draw:custom-shape>
          <draw:frame draw:style-name="gr6" draw:text-style-name="P1" draw:layer="layout" svg:width="0.555cm" svg:height="0.397cm" svg:x="7.025cm" svg:y="15.271cm">
            <draw:image xlink:href="Pictures/2000000A000001A20000012443C7564F.wmf" xlink:type="simple" xlink:show="embed" xlink:actuate="onLoad">
              <text:p/>
            </draw:image>
          </draw:frame>
          <draw:frame draw:style-name="gr6" draw:text-style-name="P1" draw:layer="layout" svg:width="0.555cm" svg:height="0.397cm" svg:x="7.025cm" svg:y="15.271cm">
            <draw:image xlink:href="Pictures/20000007000001A2000001247405A459.wmf" xlink:type="simple" xlink:show="embed" xlink:actuate="onLoad">
              <text:p/>
            </draw:image>
          </draw:frame>
          <draw:custom-shape draw:style-name="gr36" draw:text-style-name="P2" draw:layer="layout" svg:width="0.485cm" svg:height="0.339cm" svg:x="7.056cm" svg:y="15.311cm">
            <text:p/>
            <draw:enhanced-geometry svg:viewBox="0 0 110 77" draw:type="non-primitive" draw:enhanced-path="M 0 0  L 110 64  L 110 77  L 0 13  L 0 0  Z N"/>
          </draw:custom-shape>
          <draw:custom-shape draw:style-name="gr12" draw:text-style-name="P2" draw:layer="layout" svg:width="0.591cm" svg:height="0.366cm" svg:x="7.108cm" svg:y="15.187cm">
            <text:p/>
            <draw:enhanced-geometry svg:viewBox="0 0 134 83" draw:type="non-primitive" draw:enhanced-path="M 0 24  L 8 29  L 15 25  L 7 20  L 0 24  Z M 10 18  L 18 22  L 25 18  L 17 13  L 10 18  Z M 20 11  L 28 16  L 35 11  L 26 6  L 20 11  Z M 30 4  L 38 9  L 45 4  L 37 0  L 30 4  Z M 45 13  L 53 18  L 59 13  L 52 9  L 45 13  Z M 60 22  L 68 27  L 74 23  L 67 18  L 60 22  Z M 75 31  L 83 36  L 89 32  L 82 27  L 75 31  Z M 105 49  L 113 54  L 119 50  L 112 45  L 105 49  Z M 120 58  L 128 63  L 134 59  L 127 54  L 120 58  Z M 110 65  L 118 70  L 125 66  L 116 61  L 110 65  Z M 95 56  L 103 61  L 110 57  L 101 52  L 95 56  Z M 90 40  L 98 45  L 104 41  L 97 36  L 90 40  Z M 80 47  L 88 52  L 95 48  L 86 43  L 80 47  Z M 65 38  L 73 43  L 80 38  L 71 34  L 65 38  Z M 50 29  L 58 34  L 65 29  L 56 25  L 50 29  Z M 35 20  L 43 25  L 50 20  L 41 16  L 35 20  Z M 25 27  L 33 31  L 40 27  L 32 22  L 25 27  Z M 40 36  L 48 40  L 55 36  L 47 31  L 40 36  Z M 55 45  L 63 49  L 70 45  L 62 40  L 55 45  Z M 70 54  L 78 58  L 85 54  L 77 49  L 70 54  Z M 85 63  L 93 67  L 100 63  L 91 58  L 85 63  Z M 100 72  L 108 76  L 115 72  L 106 67  L 100 72  Z M 90 79  L 98 83  L 104 79  L 97 74  L 90 79  Z M 75 69  L 83 74  L 89 70  L 82 65  L 75 69  Z M 30 42  L 68 65  L 74 61  L 37 38  L 30 42  Z M 15 33  L 23 38  L 30 34  L 22 29  L 15 33  Z N"/>
          </draw:custom-shape>
          <draw:custom-shape draw:style-name="gr58" draw:text-style-name="P2" draw:layer="layout" svg:width="0.635cm" svg:height="0.397cm" svg:x="7.104cm" svg:y="15.19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591cm" svg:height="0.357cm" svg:x="7.108cm" svg:y="15.205cm">
            <text:p/>
            <draw:enhanced-geometry svg:viewBox="0 0 134 81" draw:type="non-primitive" draw:enhanced-path="M 30 2  L 38 7  L 38 5  L 30 0  L 30 2  Z M 45 11  L 53 16  L 53 14  L 45 9  L 45 11  Z M 60 20  L 68 25  L 68 23  L 60 18  L 60 20  Z M 75 29  L 83 34  L 83 32  L 75 27  L 75 29  Z M 90 38  L 98 43  L 98 41  L 90 36  L 90 38  Z M 105 47  L 113 52  L 113 50  L 105 45  L 105 47  Z M 38 5  L 38 7  L 45 2  L 45 0  L 38 5  Z M 53 14  L 53 16  L 59 12  L 59 9  L 53 14  Z M 68 23  L 68 25  L 74 21  L 74 18  L 68 23  Z M 83 32  L 83 34  L 89 30  L 89 28  L 83 32  Z M 98 41  L 98 43  L 104 39  L 104 37  L 98 41  Z M 113 50  L 113 52  L 119 48  L 119 46  L 113 50  Z M 120 56  L 128 61  L 128 59  L 120 54  L 120 56  Z M 128 59  L 128 61  L 134 57  L 134 55  L 128 59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7  L 65 25  L 58 30  Z M 73 39  L 73 41  L 80 36  L 80 34  L 73 39  Z M 88 48  L 88 50  L 95 45  L 95 44  L 88 48  Z M 103 57  L 103 59  L 110 54  L 110 53  L 103 57  Z M 110 63  L 118 68  L 118 66  L 110 61  L 110 63  Z M 118 66  L 118 68  L 125 63  L 125 62  L 118 66  Z M 10 15  L 18 20  L 18 18  L 10 14  L 10 15  Z M 25 24  L 33 29  L 33 27  L 25 23  L 25 24  Z M 40 33  L 48 38  L 48 36  L 40 32  L 40 33  Z M 55 43  L 63 47  L 63 45  L 55 41  L 55 43  Z M 70 52  L 78 56  L 78 54  L 70 50  L 70 52  Z M 85 61  L 93 65  L 93 63  L 85 59  L 85 61  Z M 18 18  L 18 20  L 25 16  L 25 14  L 18 18  Z M 33 27  L 33 29  L 40 25  L 40 23  L 33 27  Z M 48 36  L 48 38  L 55 34  L 55 32  L 48 36  Z M 63 45  L 63 47  L 70 43  L 70 41  L 63 45  Z M 78 54  L 78 56  L 85 52  L 85 50  L 78 54  Z M 93 63  L 93 65  L 100 61  L 100 59  L 93 63  Z M 100 70  L 108 74  L 108 72  L 100 68  L 100 70  Z M 108 72  L 108 74  L 115 70  L 115 68  L 108 72  Z M 0 22  L 8 27  L 8 25  L 0 20  L 0 22  Z M 15 31  L 23 36  L 23 34  L 15 29  L 15 31  Z M 30 40  L 68 63  L 68 61  L 30 38  L 30 40  Z M 75 68  L 83 72  L 83 70  L 75 65  L 75 68  Z M 8 25  L 8 27  L 15 23  L 15 21  L 8 25  Z M 23 34  L 23 36  L 30 32  L 30 30  L 23 34  Z M 68 61  L 68 63  L 74 59  L 74 57  L 68 61  Z M 83 70  L 83 72  L 89 68  L 89 66  L 83 70  Z M 90 77  L 98 81  L 98 79  L 90 74  L 90 77  Z M 98 79  L 98 81  L 104 77  L 104 75  L 98 79  Z N"/>
          </draw:custom-shape>
          <draw:custom-shape draw:style-name="gr58" draw:text-style-name="P2" draw:layer="layout" svg:width="0.635cm" svg:height="0.397cm" svg:x="7.104cm" svg:y="15.19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" draw:layer="layout" svg:width="0.106cm" svg:height="0.185cm" svg:x="8.215cm" svg:y="14.98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057cm" svg:height="0.137cm" svg:x="8.22cm" svg:y="15.002cm">
            <text:p/>
            <draw:enhanced-geometry svg:viewBox="0 0 34 82" draw:type="non-primitive" draw:enhanced-path="M 18 9  L 31 1  C 32 0 33 1 34 2  C 34 2 34 2 34 2  L 34 62  C 34 63 34 64 33 64  L 20 72  C 19 72 18 72 17 71  C 17 71 17 71 17 70  L 17 70  L 17 10  C 17 10 17 9 18 9  Z M 1 19  L 9 14  C 10 14 11 14 11 15  C 11 15 11 15 11 16  L 11 16  L 11 76  C 11 76 11 77 11 77  L 11 77  L 3 82  C 2 82 1 82 0 81  C 0 81 0 80 0 80  L 0 20  C 0 20 0 19 1 19  Z N"/>
          </draw:custom-shape>
          <draw:custom-shape draw:style-name="gr59" draw:text-style-name="P2" draw:layer="layout" svg:width="0.106cm" svg:height="0.185cm" svg:x="8.215cm" svg:y="14.9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74cm" svg:height="1.032cm" svg:x="7.369cm" svg:y="14.398cm">
            <draw:image xlink:href="Pictures/100000000000001C000000275D1DAE7B.png" xlink:type="simple" xlink:show="embed" xlink:actuate="onLoad">
              <text:p/>
            </draw:image>
          </draw:frame>
          <draw:custom-shape draw:style-name="gr36" draw:text-style-name="P2" draw:layer="layout" svg:width="0.511cm" svg:height="0.975cm" svg:x="7.4cm" svg:y="14.424cm">
            <text:p/>
            <draw:enhanced-geometry svg:viewBox="0 0 309 588" draw:type="non-primitive" draw:enhanced-path="M 309 421  C 218 397 134 349 66 283  L 66 283  L 66 0  C 136 64 219 112 309 141  L 309 141  L 309 421  Z M 0 421  C 81 500 180 558 289 588  L 289 588  L 289 468  C 180 438 81 380 0 301  L 0 301  L 0 421  Z N"/>
          </draw:custom-shape>
          <draw:custom-shape draw:style-name="gr36" draw:text-style-name="P2" draw:layer="layout" svg:width="0.648cm" svg:height="0.727cm" svg:x="7.435cm" svg:y="14.451cm">
            <text:p/>
            <draw:enhanced-geometry svg:viewBox="0 0 393 439" draw:type="non-primitive" draw:enhanced-path="M 0 334  C 20 353 41 371 65 386 M 0 351  C 20 371 41 389 65 404 M 0 369  C 20 388 41 406 65 421 M 0 386  C 20 406 41 424 65 439 M 234 12  L 348 79 M 248 8  L 363 74 M 263 4  L 378 70 M 278 0  L 393 66  N"/>
          </draw:custom-shape>
          <draw:custom-shape draw:style-name="gr11" draw:text-style-name="P2" draw:layer="layout" svg:width="0.291cm" svg:height="0.507cm" svg:x="7.558cm" svg:y="14.53cm">
            <text:p/>
            <draw:enhanced-geometry svg:viewBox="0 0 176 307" draw:type="non-primitive" draw:enhanced-path="M 0 0  L 0 203  C 52 248 111 283 176 307  N"/>
          </draw:custom-shape>
          <draw:custom-shape draw:style-name="gr37" draw:text-style-name="P2" draw:layer="layout" svg:width="1.27cm" svg:height="1.27cm" svg:x="7.056cm" svg:y="14.38cm">
            <text:p/>
            <draw:enhanced-geometry svg:viewBox="0 0 768 768" draw:type="non-primitive" draw:enhanced-path="M 497 615  L 768 458  L 768 338  L 679 285  L 679 120  L 490 10  L 403 35  L 343 0  L 274 27  L 274 290  L 208 328  L 208 448  C 289 527 389 585 497 615  Z M 0 563  L 132 470  L 430 643  L 430 688  L 294 768  L 0 598  L 0 563  Z N"/>
          </draw:custom-shape>
          <draw:custom-shape draw:style-name="gr61" draw:text-style-name="P2" draw:layer="layout" svg:width="0.167cm" svg:height="0.088cm" svg:x="7.691cm" svg:y="15.24cm">
            <text:p/>
            <draw:enhanced-geometry svg:viewBox="0 0 101 53" draw:type="non-primitive" draw:enhanced-path="M 9 0  L 93 34  C 98 36 101 42 98 47  C 97 50 94 52 91 53  L 91 53  L 9 20  C 3 19 0 14 1 8  C 2 4 5 1 9 0  Z N"/>
          </draw:custom-shape>
          <draw:custom-shape draw:style-name="gr12" draw:text-style-name="P2" draw:layer="layout" svg:width="0.238cm" svg:height="0.158cm" svg:x="7.633cm" svg:y="15.1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203cm" svg:height="0.124cm" svg:x="7.651cm" svg:y="15.147cm">
            <text:p/>
            <draw:enhanced-geometry svg:viewBox="0 0 46 28" draw:type="non-primitive" draw:enhanced-path="M 0 0  L 46 18  L 46 28  L 0 10  L 0 0  Z N"/>
          </draw:custom-shape>
          <draw:custom-shape draw:style-name="gr12" draw:text-style-name="P2" draw:layer="layout" svg:width="0.238cm" svg:height="0.158cm" svg:x="7.633cm" svg:y="15.13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" draw:layer="layout" svg:width="0.203cm" svg:height="0.124cm" svg:x="7.651cm" svg:y="15.147cm">
            <text:p/>
            <draw:enhanced-geometry svg:viewBox="0 0 46 28" draw:type="non-primitive" draw:enhanced-path="M 0 0  L 46 18  L 46 28 M 0 3  L 46 22  N"/>
          </draw:custom-shape>
          <draw:custom-shape draw:style-name="gr63" draw:text-style-name="P2" draw:layer="layout" svg:width="0.203cm" svg:height="0.124cm" svg:x="7.651cm" svg:y="15.147cm">
            <text:p/>
            <draw:enhanced-geometry svg:viewBox="0 0 46 28" draw:type="non-primitive" draw:enhanced-path="M 0 0  L 0 10  L 46 28  N"/>
          </draw:custom-shape>
          <draw:frame draw:style-name="gr6" draw:text-style-name="P1" draw:layer="layout" svg:width="0.159cm" svg:height="0.159cm" svg:x="7.739cm" svg:y="14.98cm">
            <draw:image xlink:href="Pictures/2000000A0000006A00000069F63078D7.wmf" xlink:type="simple" xlink:show="embed" xlink:actuate="onLoad">
              <text:p/>
            </draw:image>
          </draw:frame>
          <draw:frame draw:style-name="gr6" draw:text-style-name="P1" draw:layer="layout" svg:width="0.159cm" svg:height="0.159cm" svg:x="7.739cm" svg:y="14.98cm">
            <draw:image xlink:href="Pictures/200000070000006A0000006979BEA009.wmf" xlink:type="simple" xlink:show="embed" xlink:actuate="onLoad">
              <text:p/>
            </draw:image>
          </draw:frame>
          <draw:custom-shape draw:style-name="gr64" draw:text-style-name="P2" draw:layer="layout" svg:width="0.035cm" svg:height="0.04cm" svg:x="7.792cm" svg:y="15.037cm">
            <text:p/>
            <draw:enhanced-geometry svg:viewBox="0 0 8 9" draw:type="non-primitive" draw:enhanced-path="M 6 3  C 5 1 3 0 2 1  C 0 2 0 4 1 6  C 2 8 4 9 6 8  C 7 7 8 5 6 3  N"/>
          </draw:custom-shape>
          <draw:frame draw:style-name="gr6" draw:text-style-name="P1" draw:layer="layout" svg:width="0.344cm" svg:height="0.582cm" svg:x="7.527cm" svg:y="14.504cm">
            <draw:image xlink:href="Pictures/2000000A000000FB000001B54B75354D.wmf" xlink:type="simple" xlink:show="embed" xlink:actuate="onLoad">
              <text:p/>
            </draw:image>
          </draw:frame>
          <draw:frame draw:style-name="gr6" draw:text-style-name="P1" draw:layer="layout" svg:width="0.344cm" svg:height="0.582cm" svg:x="7.527cm" svg:y="14.504cm">
            <draw:image xlink:href="Pictures/20000007000000FB000001B5FCE67BE9.wmf" xlink:type="simple" xlink:show="embed" xlink:actuate="onLoad">
              <text:p/>
            </draw:image>
          </draw:frame>
          <draw:custom-shape draw:style-name="gr36" draw:text-style-name="P2" draw:layer="layout" svg:width="0.291cm" svg:height="0.507cm" svg:x="7.558cm" svg:y="14.53cm">
            <text:p/>
            <draw:enhanced-geometry svg:viewBox="0 0 176 307" draw:type="non-primitive" draw:enhanced-path="M 7 198  L 7 7  L 0 0  C 49 49 110 85 176 105  L 176 105  L 176 307  L 176 298  C 114 275 57 241 7 198  Z N"/>
          </draw:custom-shape>
          <draw:custom-shape draw:style-name="gr4" draw:text-style-name="P2" draw:layer="layout" svg:width="1.247cm" svg:height="0.339cm" svg:x="5.621cm" svg:y="15.853cm">
            <text:p text:style-name="P3"><text:span text:style-name="T1">End User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2" draw:layer="layout" svg:width="1.058cm" svg:height="0.027cm" svg:x="12.872cm" svg:y="14.13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2" draw:layer="layout" svg:width="1.058cm" svg:height="0.026cm" svg:x="12.872cm" svg:y="14.16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2" draw:layer="layout" svg:width="1.058cm" svg:height="0.027cm" svg:x="12.872cm" svg:y="14.18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2" draw:layer="layout" svg:width="1.058cm" svg:height="0.026cm" svg:x="12.872cm" svg:y="14.213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2" draw:layer="layout" svg:width="1.058cm" svg:height="0.026cm" svg:x="12.872cm" svg:y="14.239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2" draw:layer="layout" svg:width="1.058cm" svg:height="0.027cm" svg:x="12.872cm" svg:y="14.265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2" draw:layer="layout" svg:width="1.058cm" svg:height="0.026cm" svg:x="12.872cm" svg:y="14.29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2" draw:layer="layout" svg:width="1.058cm" svg:height="0.027cm" svg:x="12.872cm" svg:y="14.318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1.058cm" svg:height="0.026cm" svg:x="12.872cm" svg:y="14.345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" draw:layer="layout" svg:width="1.058cm" svg:height="0.027cm" svg:x="12.872cm" svg:y="14.371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2" draw:layer="layout" svg:width="1.058cm" svg:height="0.026cm" svg:x="12.872cm" svg:y="14.398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2" draw:layer="layout" svg:width="1.058cm" svg:height="0.027cm" svg:x="12.872cm" svg:y="14.424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2" draw:layer="layout" svg:width="1.058cm" svg:height="0.026cm" svg:x="12.872cm" svg:y="14.451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2" draw:layer="layout" svg:width="1.058cm" svg:height="0.027cm" svg:x="12.872cm" svg:y="14.477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" draw:layer="layout" svg:width="1.058cm" svg:height="0.026cm" svg:x="12.872cm" svg:y="14.504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2" draw:layer="layout" svg:width="1.058cm" svg:height="0.026cm" svg:x="12.872cm" svg:y="14.53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2" draw:layer="layout" svg:width="1.058cm" svg:height="0.027cm" svg:x="12.872cm" svg:y="14.556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1.058cm" svg:height="0.026cm" svg:x="12.872cm" svg:y="14.583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" draw:layer="layout" svg:width="1.058cm" svg:height="0.027cm" svg:x="12.872cm" svg:y="14.609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2" draw:layer="layout" svg:width="1.058cm" svg:height="0.026cm" svg:x="12.872cm" svg:y="14.636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2" draw:layer="layout" svg:width="1.058cm" svg:height="0.027cm" svg:x="12.872cm" svg:y="14.662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" draw:layer="layout" svg:width="1.058cm" svg:height="0.026cm" svg:x="12.872cm" svg:y="14.689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" draw:layer="layout" svg:width="1.058cm" svg:height="0.027cm" svg:x="12.872cm" svg:y="14.715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" draw:layer="layout" svg:width="0.993cm" svg:height="0.551cm" svg:x="12.92cm" svg:y="14.182cm">
            <text:p/>
            <draw:enhanced-geometry svg:viewBox="0 0 599 335" draw:type="non-primitive" draw:enhanced-path="M 228 335  L 599 127  L 369 0  L 0 207  C 59 273 139 318 228 335  N"/>
          </draw:custom-shape>
          <draw:frame draw:style-name="gr6" draw:text-style-name="P1" draw:layer="layout" svg:width="0.45cm" svg:height="1.138cm" svg:x="12.872cm" svg:y="14.477cm">
            <draw:image xlink:href="Pictures/2000000A0000014E0000036A68753AF4.wmf" xlink:type="simple" xlink:show="embed" xlink:actuate="onLoad">
              <text:p/>
            </draw:image>
          </draw:frame>
          <draw:frame draw:style-name="gr6" draw:text-style-name="P1" draw:layer="layout" svg:width="0.45cm" svg:height="1.138cm" svg:x="12.872cm" svg:y="14.477cm">
            <draw:image xlink:href="Pictures/200000070000014E0000036AC239BBBD.wmf" xlink:type="simple" xlink:show="embed" xlink:actuate="onLoad">
              <text:p/>
            </draw:image>
          </draw:frame>
          <draw:custom-shape draw:style-name="gr63" draw:text-style-name="P2" draw:layer="layout" svg:width="0.375cm" svg:height="1.076cm" svg:x="12.925cm" svg:y="14.521cm">
            <text:p/>
            <draw:enhanced-geometry svg:viewBox="0 0 227 650" draw:type="non-primitive" draw:enhanced-path="M 227 129  C 138 112 58 67 0 0  L 0 0  L 0 531  C 59 595 139 637 227 650  L 227 650  L 227 129  N"/>
          </draw:custom-shape>
          <draw:frame draw:style-name="gr6" draw:text-style-name="P1" draw:layer="layout" svg:width="0.688cm" svg:height="1.27cm" svg:x="13.269cm" svg:y="14.345cm">
            <draw:image xlink:href="Pictures/2000000A00000209000003D2574C17E1.wmf" xlink:type="simple" xlink:show="embed" xlink:actuate="onLoad">
              <text:p/>
            </draw:image>
          </draw:frame>
          <draw:frame draw:style-name="gr6" draw:text-style-name="P1" draw:layer="layout" svg:width="0.688cm" svg:height="1.27cm" svg:x="13.269cm" svg:y="14.345cm">
            <draw:image xlink:href="Pictures/2000000700000209000003D299647C97.wmf" xlink:type="simple" xlink:show="embed" xlink:actuate="onLoad">
              <text:p/>
            </draw:image>
          </draw:frame>
          <draw:custom-shape draw:style-name="gr63" draw:text-style-name="P2" draw:layer="layout" svg:width="0.613cm" svg:height="1.204cm" svg:x="13.3cm" svg:y="14.389cm">
            <text:p/>
            <draw:enhanced-geometry svg:viewBox="0 0 139 273" draw:type="non-primitive" draw:enhanced-path="M 0 78  L 0 273  L 139 196  L 139 0  L 0 78  Z N"/>
          </draw:custom-shape>
          <draw:custom-shape draw:style-name="gr88" draw:text-style-name="P2" draw:layer="layout" svg:width="0.993cm" svg:height="1.415cm" svg:x="12.92cm" svg:y="14.182cm">
            <text:p/>
            <draw:enhanced-geometry svg:viewBox="0 0 599 856" draw:type="non-primitive" draw:enhanced-path="M 599 127  L 369 0  L 0 207  L 1 737  C 60 801 140 843 228 856  L 228 856  L 599 649  L 599 127  Z N"/>
          </draw:custom-shape>
          <draw:frame draw:style-name="gr6" draw:text-style-name="P1" draw:layer="layout" svg:width="0.185cm" svg:height="0.212cm" svg:x="13.004cm" svg:y="15.006cm">
            <draw:image xlink:href="Pictures/2000000A0000007E00000092C5EEE7BF.wmf" xlink:type="simple" xlink:show="embed" xlink:actuate="onLoad">
              <text:p/>
            </draw:image>
          </draw:frame>
          <draw:frame draw:style-name="gr6" draw:text-style-name="P1" draw:layer="layout" svg:width="0.185cm" svg:height="0.212cm" svg:x="13.004cm" svg:y="15.006cm">
            <draw:image xlink:href="Pictures/200000070000007E00000092FCAF7893.wmf" xlink:type="simple" xlink:show="embed" xlink:actuate="onLoad">
              <text:p/>
            </draw:image>
          </draw:frame>
          <draw:custom-shape draw:style-name="gr62" draw:text-style-name="P2" draw:layer="layout" svg:width="0.07cm" svg:height="0.084cm" svg:x="13.062cm" svg:y="15.05cm">
            <text:p/>
            <draw:enhanced-geometry svg:viewBox="0 0 16 19" draw:type="non-primitive" draw:enhanced-path="M 14 7  C 12 2 8 0 5 1  C 1 2 0 7 2 12  C 3 16 7 19 11 18  C 14 17 16 12 14 7  N"/>
          </draw:custom-shape>
          <draw:custom-shape draw:style-name="gr89" draw:text-style-name="P2" draw:layer="layout" svg:width="0.256cm" svg:height="0.238cm" svg:x="12.982cm" svg:y="15.231cm">
            <text:p/>
            <draw:enhanced-geometry svg:viewBox="0 0 154 145" draw:type="non-primitive" draw:enhanced-path="M 0 0  C 46 39 98 67 154 81 M 0 32  C 46 71 98 98 154 113 M 0 64  C 46 102 98 130 154 145  N"/>
          </draw:custom-shape>
          <draw:custom-shape draw:style-name="gr61" draw:text-style-name="P2" draw:layer="layout" svg:width="0.274cm" svg:height="0.159cm" svg:x="12.973cm" svg:y="14.684cm">
            <text:p/>
            <draw:enhanced-geometry svg:viewBox="0 0 166 96" draw:type="non-primitive" draw:enhanced-path="M 6 15  C 50 53 102 80 159 96  C 163 95 166 91 165 87  C 165 84 162 82 159 81  C 103 66 52 39 9 2  C 7 0 3 1 2 3  C 1 4 0 5 0 6  C 1 10 3 13 6 15  N"/>
          </draw:custom-shape>
          <draw:custom-shape draw:style-name="gr62" draw:text-style-name="P2" draw:layer="layout" svg:width="0.274cm" svg:height="0.159cm" svg:x="12.973cm" svg:y="14.684cm">
            <text:p/>
            <draw:enhanced-geometry svg:viewBox="0 0 62 36" draw:type="non-primitive" draw:enhanced-path="M 2 6  C 19 20 38 30 60 36  C 61 36 62 34 62 33  C 62 32 61 31 60 31  C 39 25 19 15 3 1  C 3 0 1 1 1 1  C 0 2 0 2 0 3  C 0 4 1 5 2 6  N"/>
          </draw:custom-shape>
          <draw:frame draw:style-name="gr6" draw:text-style-name="P1" draw:layer="layout" svg:width="0.133cm" svg:height="0.106cm" svg:x="13.004cm" svg:y="14.715cm">
            <draw:image xlink:href="Pictures/2000000A000000550000003F18071395.wmf" xlink:type="simple" xlink:show="embed" xlink:actuate="onLoad">
              <text:p/>
            </draw:image>
          </draw:frame>
          <draw:frame draw:style-name="gr6" draw:text-style-name="P1" draw:layer="layout" svg:width="0.133cm" svg:height="0.106cm" svg:x="13.004cm" svg:y="14.715cm">
            <draw:image xlink:href="Pictures/20000007000000550000003FF4D250AE.wmf" xlink:type="simple" xlink:show="embed" xlink:actuate="onLoad">
              <text:p/>
            </draw:image>
          </draw:frame>
          <draw:custom-shape draw:style-name="gr90" draw:text-style-name="P2" draw:layer="layout" svg:width="0.084cm" svg:height="0.061cm" svg:x="13.048cm" svg:y="14.751cm">
            <text:p/>
            <draw:enhanced-geometry svg:viewBox="0 0 19 14" draw:type="non-primitive" draw:enhanced-path="M 19 14  C 16 4 8 0 2 5  C 0 9 4 13 12 14  C 14 14 17 14 19 14  N"/>
          </draw:custom-shape>
          <draw:frame draw:style-name="gr6" draw:text-style-name="P1" draw:layer="layout" svg:width="0.318cm" svg:height="0.264cm" svg:x="12.951cm" svg:y="14.742cm">
            <draw:image xlink:href="Pictures/2000000A000000E6000000BC6CFE3DAE.wmf" xlink:type="simple" xlink:show="embed" xlink:actuate="onLoad">
              <text:p/>
            </draw:image>
          </draw:frame>
          <draw:frame draw:style-name="gr6" draw:text-style-name="P1" draw:layer="layout" svg:width="0.318cm" svg:height="0.264cm" svg:x="12.951cm" svg:y="14.742cm">
            <draw:image xlink:href="Pictures/20000007000000E6000000BCE0ACED09.wmf" xlink:type="simple" xlink:show="embed" xlink:actuate="onLoad">
              <text:p/>
            </draw:image>
          </draw:frame>
          <draw:custom-shape draw:style-name="gr61" draw:text-style-name="P2" draw:layer="layout" svg:width="0.256cm" svg:height="0.154cm" svg:x="12.982cm" svg:y="14.795cm">
            <text:p/>
            <draw:enhanced-geometry svg:viewBox="0 0 154 92" draw:type="non-primitive" draw:enhanced-path="M 0 10  C 44 49 97 76 154 92  L 154 92  L 154 81  C 97 65 45 37 0 0  L 0 10  Z N"/>
          </draw:custom-shape>
          <draw:custom-shape draw:style-name="gr63" draw:text-style-name="P2" draw:layer="layout" svg:width="0.256cm" svg:height="0.203cm" svg:x="12.982cm" svg:y="14.781cm">
            <text:p/>
            <draw:enhanced-geometry svg:viewBox="0 0 154 123" draw:type="non-primitive" draw:enhanced-path="M 0 0  L 0 42  C 45 79 97 106 154 123  N"/>
          </draw:custom-shape>
          <draw:custom-shape draw:style-name="gr62" draw:text-style-name="P2" draw:layer="layout" svg:width="0.256cm" svg:height="0.203cm" svg:x="12.982cm" svg:y="14.781cm">
            <text:p/>
            <draw:enhanced-geometry svg:viewBox="0 0 154 122" draw:type="non-primitive" draw:enhanced-path="M 154 122  L 154 81  C 97 64 45 37 0 0  N"/>
          </draw:custom-shape>
          <draw:frame draw:style-name="gr6" draw:text-style-name="P1" draw:layer="layout" svg:width="0.82cm" svg:height="0.767cm" svg:x="5.808cm" svg:y="14.768cm">
            <draw:image xlink:href="Pictures/2000000A00000272000002464485DB20.wmf" xlink:type="simple" xlink:show="embed" xlink:actuate="onLoad">
              <text:p/>
            </draw:image>
          </draw:frame>
          <draw:frame draw:style-name="gr6" draw:text-style-name="P1" draw:layer="layout" svg:width="0.82cm" svg:height="0.767cm" svg:x="5.808cm" svg:y="14.768cm">
            <draw:image xlink:href="Pictures/2000000700000272000002463AE7D0C7.wmf" xlink:type="simple" xlink:show="embed" xlink:actuate="onLoad">
              <text:p/>
            </draw:image>
          </draw:frame>
          <draw:custom-shape draw:style-name="gr7" draw:text-style-name="P2" draw:layer="layout" svg:width="0.763cm" svg:height="0.71cm" svg:x="5.847cm" svg:y="14.808cm">
            <text:p/>
            <draw:enhanced-geometry svg:viewBox="0 0 460 430" draw:type="non-primitive" draw:enhanced-path="M 74 371  C 146 410 225 430 306 429  C 332 428 358 421 381 408  C 388 416 401 418 410 413  C 433 401 450 382 460 358  L 460 358  L 460 201  C 456 119 407 47 334 15 M 126 0  C 53 32 4 106 0 189  L 1 278  C 0 301 10 323 27 337  C 35 345 47 347 57 342  C 58 354 65 365 74 371  N"/>
          </draw:custom-shape>
          <draw:frame draw:style-name="gr6" draw:text-style-name="P1" draw:layer="layout" svg:width="0.53cm" svg:height="0.529cm" svg:x="5.966cm" svg:y="14.398cm">
            <draw:image xlink:href="Pictures/10000000000000140000001432429965.png" xlink:type="simple" xlink:show="embed" xlink:actuate="onLoad">
              <text:p/>
            </draw:image>
          </draw:frame>
          <draw:custom-shape draw:style-name="gr8" draw:text-style-name="P2" draw:layer="layout" svg:width="0.45cm" svg:height="0.476cm" svg:x="6.015cm" svg:y="14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146cm" svg:height="0.449cm" svg:x="5.869cm" svg:y="14.923cm">
            <text:p/>
            <draw:enhanced-geometry svg:viewBox="0 0 33 102" draw:type="non-primitive" draw:enhanced-path="M 17 102  C 0 65 6 30 33 0  N"/>
          </draw:custom-shape>
          <draw:custom-shape draw:style-name="gr9" draw:text-style-name="P2" draw:layer="layout" svg:width="0.075cm" svg:height="0.477cm" svg:x="6.447cm" svg:y="15.006cm">
            <text:p/>
            <draw:enhanced-geometry svg:viewBox="0 0 17 108" draw:type="non-primitive" draw:enhanced-path="M 7 108  C 17 71 14 35 0 0  N"/>
          </draw:custom-shape>
          <draw:custom-shape draw:style-name="gr9" draw:text-style-name="P2" draw:layer="layout" svg:width="0.344cm" svg:height="0.124cm" svg:x="6.059cm" svg:y="14.803cm">
            <text:p/>
            <draw:enhanced-geometry svg:viewBox="0 0 78 28" draw:type="non-primitive" draw:enhanced-path="M 0 0  C 17 24 49 28 72 10  C 74 9 76 7 78 6  N"/>
          </draw:custom-shape>
          <draw:custom-shape draw:style-name="gr10" draw:text-style-name="P2" draw:layer="layout" svg:width="0.768cm" svg:height="1.116cm" svg:x="5.847cm" svg:y="14.402cm">
            <text:p/>
            <draw:enhanced-geometry svg:viewBox="0 0 462 674" draw:type="non-primitive" draw:enhanced-path="M 126 244  C 54 277 5 350 0 434  L 0 434  L 1 522  C 0 545 10 567 27 581  C 35 589 47 591 57 586  C 58 598 65 609 74 615  C 146 654 225 674 306 673  C 332 672 358 665 381 652  C 388 660 401 662 410 657  C 433 645 450 626 460 602  L 460 602  L 460 460  C 462 372 412 292 334 259  L 334 259  L 333 259  C 387 203 387 112 333 56  C 279 0 193 0 139 57  C 91 107 86 187 126 244  Z N"/>
          </draw:custom-shape>
          <draw:custom-shape draw:style-name="gr4" draw:text-style-name="P2" draw:layer="layout" svg:width="2.22cm" svg:height="0.339cm" svg:x="12.26cm" svg:y="15.8cm">
            <text:p text:style-name="P3"><text:span text:style-name="T1">Web Applic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38cm" svg:height="1.526cm" svg:x="13.913cm" svg:y="9.50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438cm" svg:height="1.526cm" svg:x="13.913cm" svg:y="9.5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674cm" svg:height="0.339cm" svg:x="14.3cm" svg:y="9.635cm">
            <text:p text:style-name="P3"><text:span text:style-name="T1">Framework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386cm" svg:height="0.763cm" svg:x="13.304cm" svg:y="10.2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386cm" svg:height="0.763cm" svg:x="13.304cm" svg:y="10.26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cm" svg:height="0.339cm" svg:x="13.904cm" svg:y="10.455cm">
            <text:p text:style-name="P3"><text:span text:style-name="T1">Libraries</text:span></text:p>
            <draw:enhanced-geometry svg:viewBox="0 0 21600 21600" draw:type="rectangle" draw:enhanced-path="M 0 0 L 21600 0 21600 21600 0 21600 0 0 Z N"/>
          </draw:custom-shape>
          <draw:line draw:style-name="gr91" draw:text-style-name="P1" draw:layer="layout" svg:x1="12.643cm" svg:y1="8.44cm" svg:x2="12.643cm" svg:y2="10.111cm">
            <text:p/>
          </draw:line>
          <draw:custom-shape draw:style-name="gr92" draw:text-style-name="P2" draw:layer="layout" svg:width="0.265cm" svg:height="0.392cm" svg:x="12.51cm" svg:y="8.083cm">
            <text:p/>
            <draw:enhanced-geometry svg:viewBox="0 0 60 89" draw:type="non-primitive" draw:enhanced-path="M 0 89  L 30 0  L 60 89  L 0 89  Z N"/>
          </draw:custom-shape>
          <draw:custom-shape draw:style-name="gr92" draw:text-style-name="P2" draw:layer="layout" svg:width="0.265cm" svg:height="0.392cm" svg:x="12.51cm" svg:y="10.081cm">
            <text:p/>
            <draw:enhanced-geometry svg:viewBox="0 0 60 89" draw:type="non-primitive" draw:enhanced-path="M 60 0  L 30 89  L 0 0  L 60 0  Z N"/>
          </draw:custom-shape>
          <draw:line draw:style-name="gr91" draw:text-style-name="P1" draw:layer="layout" svg:x1="13.406cm" svg:y1="8.489cm" svg:x2="13.406cm" svg:y2="9.397cm">
            <text:p/>
          </draw:line>
          <draw:custom-shape draw:style-name="gr92" draw:text-style-name="P2" draw:layer="layout" svg:width="0.265cm" svg:height="0.393cm" svg:x="13.273cm" svg:y="8.127cm">
            <text:p/>
            <draw:enhanced-geometry svg:viewBox="0 0 60 89" draw:type="non-primitive" draw:enhanced-path="M 0 89  L 30 0  L 60 89  L 0 89  Z N"/>
          </draw:custom-shape>
          <draw:custom-shape draw:style-name="gr92" draw:text-style-name="P2" draw:layer="layout" svg:width="0.265cm" svg:height="0.397cm" svg:x="13.273cm" svg:y="9.362cm">
            <text:p/>
            <draw:enhanced-geometry svg:viewBox="0 0 60 90" draw:type="non-primitive" draw:enhanced-path="M 60 0  L 30 90  L 0 0  L 60 0  Z N"/>
          </draw:custom-shape>
        </draw:g>
        <draw:line draw:style-name="gr91" draw:text-style-name="P1" draw:layer="layout" svg:x1="15.438cm" svg:y1="8.445cm" svg:x2="15.438cm" svg:y2="8.74cm">
          <text:p/>
        </draw:line>
        <draw:custom-shape draw:style-name="gr92" draw:text-style-name="P2" draw:layer="layout" svg:width="0.26cm" svg:height="0.397cm" svg:x="15.306cm" svg:y="8.083cm">
          <text:p/>
          <draw:enhanced-geometry svg:viewBox="0 0 59 90" draw:type="non-primitive" draw:enhanced-path="M 0 90  L 30 0  L 59 90  L 0 90  Z N"/>
        </draw:custom-shape>
        <draw:custom-shape draw:style-name="gr92" draw:text-style-name="P2" draw:layer="layout" svg:width="0.26cm" svg:height="0.393cm" svg:x="15.306cm" svg:y="8.709cm">
          <text:p/>
          <draw:enhanced-geometry svg:viewBox="0 0 59 89" draw:type="non-primitive" draw:enhanced-path="M 59 0  L 30 89  L 0 0  L 59 0  Z N"/>
        </draw:custom-shape>
        <draw:custom-shape draw:style-name="gr4" draw:text-style-name="P2" draw:layer="layout" svg:width="0.633cm" svg:height="0.339cm" svg:x="13.984cm" svg:y="8.683cm">
          <text:p text:style-name="P3"><text:span text:style-name="T1">call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7cm" svg:height="0.758cm" svg:x="12.034cm" svg:y="11.02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317cm" svg:height="0.758cm" svg:x="12.034cm" svg:y="11.0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95cm" svg:height="0.339cm" svg:x="12.956cm" svg:y="11.223cm">
          <text:p text:style-name="P3"><text:span text:style-name="T1">Application Server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1.058cm" svg:height="0.027cm" svg:x="15.968cm" svg:y="14.18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1.058cm" svg:height="0.026cm" svg:x="15.968cm" svg:y="14.21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" draw:layer="layout" svg:width="1.058cm" svg:height="0.026cm" svg:x="15.968cm" svg:y="14.23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" draw:layer="layout" svg:width="1.058cm" svg:height="0.027cm" svg:x="15.968cm" svg:y="14.26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" draw:layer="layout" svg:width="1.058cm" svg:height="0.026cm" svg:x="15.968cm" svg:y="14.29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1.058cm" svg:height="0.027cm" svg:x="15.968cm" svg:y="14.31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.058cm" svg:height="0.026cm" svg:x="15.968cm" svg:y="14.34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058cm" svg:height="0.027cm" svg:x="15.968cm" svg:y="14.37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" draw:layer="layout" svg:width="1.058cm" svg:height="0.026cm" svg:x="15.968cm" svg:y="14.39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1.058cm" svg:height="0.027cm" svg:x="15.968cm" svg:y="14.42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" draw:layer="layout" svg:width="1.058cm" svg:height="0.026cm" svg:x="15.968cm" svg:y="14.45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" draw:layer="layout" svg:width="1.058cm" svg:height="0.027cm" svg:x="15.968cm" svg:y="14.47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.058cm" svg:height="0.026cm" svg:x="15.968cm" svg:y="14.50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1.058cm" svg:height="0.026cm" svg:x="15.968cm" svg:y="14.5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1.058cm" svg:height="0.027cm" svg:x="15.968cm" svg:y="14.55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" draw:layer="layout" svg:width="1.058cm" svg:height="0.026cm" svg:x="15.968cm" svg:y="14.58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1.058cm" svg:height="0.027cm" svg:x="15.968cm" svg:y="14.60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1.058cm" svg:height="0.026cm" svg:x="15.968cm" svg:y="14.63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1.058cm" svg:height="0.027cm" svg:x="15.968cm" svg:y="14.66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1.058cm" svg:height="0.026cm" svg:x="15.968cm" svg:y="14.68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" draw:layer="layout" svg:width="1.058cm" svg:height="0.027cm" svg:x="15.968cm" svg:y="14.71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" draw:layer="layout" svg:width="1.058cm" svg:height="0.026cm" svg:x="15.968cm" svg:y="14.74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" draw:layer="layout" svg:width="1.058cm" svg:height="0.027cm" svg:x="15.968cm" svg:y="14.76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0.988cm" svg:height="0.556cm" svg:x="16.007cm" svg:y="14.217cm">
          <text:p/>
          <draw:enhanced-geometry svg:viewBox="0 0 599 335" draw:type="non-primitive" draw:enhanced-path="M 228 335  L 599 127  L 369 0  L 0 206  C 59 273 139 318 228 335  N"/>
        </draw:custom-shape>
        <draw:frame draw:style-name="gr6" draw:text-style-name="P1" draw:layer="layout" svg:width="0.449cm" svg:height="1.138cm" svg:x="15.968cm" svg:y="14.53cm">
          <draw:image xlink:href="Pictures/10000000000000110000002B15016D5D.png" xlink:type="simple" xlink:show="embed" xlink:actuate="onLoad">
            <text:p/>
          </draw:image>
        </draw:frame>
        <draw:custom-shape draw:style-name="gr63" draw:text-style-name="P2" draw:layer="layout" svg:width="0.375cm" svg:height="1.076cm" svg:x="16.007cm" svg:y="14.556cm">
          <text:p/>
          <draw:enhanced-geometry svg:viewBox="0 0 227 650" draw:type="non-primitive" draw:enhanced-path="M 227 129  C 138 112 58 67 0 0  L 0 0  L 0 531  C 59 594 139 636 227 650  L 227 129  N"/>
        </draw:custom-shape>
        <draw:frame draw:style-name="gr6" draw:text-style-name="P1" draw:layer="layout" svg:width="0.688cm" svg:height="1.27cm" svg:x="16.338cm" svg:y="14.398cm">
          <draw:image xlink:href="Pictures/2000000A0000020A000003D18B6A3189.wmf" xlink:type="simple" xlink:show="embed" xlink:actuate="onLoad">
            <text:p/>
          </draw:image>
        </draw:frame>
        <draw:frame draw:style-name="gr6" draw:text-style-name="P1" draw:layer="layout" svg:width="0.688cm" svg:height="1.27cm" svg:x="16.338cm" svg:y="14.398cm">
          <draw:image xlink:href="Pictures/200000070000020A000003D1C9796303.wmf" xlink:type="simple" xlink:show="embed" xlink:actuate="onLoad">
            <text:p/>
          </draw:image>
        </draw:frame>
        <draw:custom-shape draw:style-name="gr63" draw:text-style-name="P2" draw:layer="layout" svg:width="0.613cm" svg:height="1.203cm" svg:x="16.382cm" svg:y="14.429cm">
          <text:p/>
          <draw:enhanced-geometry svg:viewBox="0 0 139 273" draw:type="non-primitive" draw:enhanced-path="M 0 78  L 0 273  L 139 196  L 139 0  L 0 78  Z N"/>
        </draw:custom-shape>
        <draw:custom-shape draw:style-name="gr88" draw:text-style-name="P2" draw:layer="layout" svg:width="0.988cm" svg:height="1.415cm" svg:x="16.007cm" svg:y="14.217cm">
          <text:p/>
          <draw:enhanced-geometry svg:viewBox="0 0 599 856" draw:type="non-primitive" draw:enhanced-path="M 599 127  L 369 0  L 0 206  L 1 737  C 60 800 140 842 228 856  L 599 649  L 599 127  Z N"/>
        </draw:custom-shape>
        <draw:frame draw:style-name="gr6" draw:text-style-name="P1" draw:layer="layout" svg:width="0.185cm" svg:height="0.211cm" svg:x="16.1cm" svg:y="15.033cm">
          <draw:image xlink:href="Pictures/2000000A0000007E00000093000CB921.wmf" xlink:type="simple" xlink:show="embed" xlink:actuate="onLoad">
            <text:p/>
          </draw:image>
        </draw:frame>
        <draw:frame draw:style-name="gr6" draw:text-style-name="P1" draw:layer="layout" svg:width="0.185cm" svg:height="0.211cm" svg:x="16.1cm" svg:y="15.033cm">
          <draw:image xlink:href="Pictures/200000070000007E00000093198DF567.wmf" xlink:type="simple" xlink:show="embed" xlink:actuate="onLoad">
            <text:p/>
          </draw:image>
        </draw:frame>
        <draw:custom-shape draw:style-name="gr62" draw:text-style-name="P2" draw:layer="layout" svg:width="0.071cm" svg:height="0.088cm" svg:x="16.144cm" svg:y="15.086cm">
          <text:p/>
          <draw:enhanced-geometry svg:viewBox="0 0 16 20" draw:type="non-primitive" draw:enhanced-path="M 14 8  C 13 3 8 0 5 2  C 2 3 0 8 2 12  C 4 17 8 20 11 18  C 14 17 16 12 14 8  N"/>
        </draw:custom-shape>
        <draw:custom-shape draw:style-name="gr89" draw:text-style-name="P2" draw:layer="layout" svg:width="0.251cm" svg:height="0.238cm" svg:x="16.069cm" svg:y="15.271cm">
          <text:p/>
          <draw:enhanced-geometry svg:viewBox="0 0 154 144" draw:type="non-primitive" draw:enhanced-path="M 0 0  C 46 38 98 66 154 81 M 0 31  C 46 70 98 98 154 113 M 0 63  C 46 102 98 130 154 144  N"/>
        </draw:custom-shape>
        <draw:custom-shape draw:style-name="gr61" draw:text-style-name="P2" draw:layer="layout" svg:width="0.278cm" svg:height="0.159cm" svg:x="16.056cm" svg:y="14.724cm">
          <text:p/>
          <draw:enhanced-geometry svg:viewBox="0 0 166 95" draw:type="non-primitive" draw:enhanced-path="M 6 14  C 50 52 102 80 159 95  C 163 94 166 90 165 86  C 164 84 162 81 159 81  C 103 66 52 39 9 2  C 7 0 3 0 1 2  C 0 3 0 5 0 6  C 0 9 3 13 6 14  N"/>
        </draw:custom-shape>
        <draw:custom-shape draw:style-name="gr62" draw:text-style-name="P2" draw:layer="layout" svg:width="0.278cm" svg:height="0.159cm" svg:x="16.056cm" svg:y="14.724cm">
          <text:p/>
          <draw:enhanced-geometry svg:viewBox="0 0 63 36" draw:type="non-primitive" draw:enhanced-path="M 3 5  C 19 19 39 30 60 36  C 61 35 63 34 62 32  C 62 31 61 30 60 30  C 39 25 20 15 4 1  C 3 0 1 0 1 1  C 0 1 0 2 0 2  C 0 3 1 5 3 5  N"/>
        </draw:custom-shape>
        <draw:frame draw:style-name="gr6" draw:text-style-name="P1" draw:layer="layout" svg:width="0.132cm" svg:height="0.106cm" svg:x="16.1cm" svg:y="14.768cm">
          <draw:image xlink:href="Pictures/1000000000000005000000042B9062B4.png" xlink:type="simple" xlink:show="embed" xlink:actuate="onLoad">
            <text:p/>
          </draw:image>
        </draw:frame>
        <draw:custom-shape draw:style-name="gr90" draw:text-style-name="P2" draw:layer="layout" svg:width="0.084cm" svg:height="0.062cm" svg:x="16.131cm" svg:y="14.79cm">
          <text:p/>
          <draw:enhanced-geometry svg:viewBox="0 0 19 14" draw:type="non-primitive" draw:enhanced-path="M 19 13  C 16 3 8 0 2 5  C 0 9 5 13 13 13  C 15 14 17 14 19 13  N"/>
        </draw:custom-shape>
        <draw:frame draw:style-name="gr6" draw:text-style-name="P1" draw:layer="layout" svg:width="0.317cm" svg:height="0.264cm" svg:x="16.021cm" svg:y="14.795cm">
          <draw:image xlink:href="Pictures/2000000A000000E6000000BCB04F38CB.wmf" xlink:type="simple" xlink:show="embed" xlink:actuate="onLoad">
            <text:p/>
          </draw:image>
        </draw:frame>
        <draw:frame draw:style-name="gr6" draw:text-style-name="P1" draw:layer="layout" svg:width="0.317cm" svg:height="0.264cm" svg:x="16.021cm" svg:y="14.795cm">
          <draw:image xlink:href="Pictures/20000007000000E6000000BC84F2377C.wmf" xlink:type="simple" xlink:show="embed" xlink:actuate="onLoad">
            <text:p/>
          </draw:image>
        </draw:frame>
        <draw:custom-shape draw:style-name="gr61" draw:text-style-name="P2" draw:layer="layout" svg:width="0.251cm" svg:height="0.15cm" svg:x="16.069cm" svg:y="14.834cm">
          <text:p/>
          <draw:enhanced-geometry svg:viewBox="0 0 154 91" draw:type="non-primitive" draw:enhanced-path="M 0 10  C 44 48 97 76 154 91  L 154 91  L 154 81  C 97 65 45 37 0 0  L 0 10  Z N"/>
        </draw:custom-shape>
        <draw:custom-shape draw:style-name="gr63" draw:text-style-name="P2" draw:layer="layout" svg:width="0.251cm" svg:height="0.203cm" svg:x="16.069cm" svg:y="14.817cm">
          <text:p/>
          <draw:enhanced-geometry svg:viewBox="0 0 154 122" draw:type="non-primitive" draw:enhanced-path="M 0 0  L 0 41  C 45 78 97 106 154 122  N"/>
        </draw:custom-shape>
        <draw:custom-shape draw:style-name="gr62" draw:text-style-name="P2" draw:layer="layout" svg:width="0.251cm" svg:height="0.203cm" svg:x="16.069cm" svg:y="14.821cm">
          <text:p/>
          <draw:enhanced-geometry svg:viewBox="0 0 154 123" draw:type="non-primitive" draw:enhanced-path="M 154 123  L 154 81  C 97 65 45 37 0 0  N"/>
        </draw:custom-shape>
        <draw:custom-shape draw:style-name="gr4" draw:text-style-name="P2" draw:layer="layout" svg:width="1.179cm" svg:height="0.339cm" svg:x="15.942cm" svg:y="15.853cm">
          <text:p text:style-name="P3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7cm" svg:height="0.763cm" svg:x="12.034cm" svg:y="11.78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317cm" svg:height="0.763cm" svg:x="12.034cm" svg:y="11.7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68cm" svg:height="0.339cm" svg:x="13.425cm" svg:y="11.99cm">
          <text:p text:style-name="P3"><text:span text:style-name="T1">Web 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28cm" svg:height="1.521cm" svg:x="11.157cm" svg:y="4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28cm" svg:height="1.521cm" svg:x="11.157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57cm" svg:height="0.339cm" svg:x="11.493cm" svg:y="4.979cm">
          <text:p text:style-name="P3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28cm" svg:height="1.526cm" svg:x="11.157cm" svg:y="6.18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28cm" svg:height="1.526cm" svg:x="11.157cm" svg:y="6.1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7cm" svg:height="0.339cm" svg:x="11.31cm" svg:y="6.593cm">
          <text:p text:style-name="P3"><text:span text:style-name="T1">Pres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3cm" svg:height="0.339cm" svg:x="11.795cm" svg:y="6.936cm">
          <text:p text:style-name="P3"><text:span text:style-name="T1">Lay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3cm" svg:height="3.303cm" svg:x="13.441cm" svg:y="4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3.303cm" svg:x="13.441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4cm" svg:height="0.339cm" svg:x="13.824cm" svg:y="5.719cm">
          <text:p text:style-name="P3"><text:span text:style-name="T1">Busines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57cm" svg:height="0.339cm" svg:x="13.768cm" svg:y="6.037cm">
          <text:p text:style-name="P3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3cm" svg:height="3.303cm" svg:x="15.725cm" svg:y="4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3.303cm" svg:x="15.725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33cm" svg:height="0.339cm" svg:x="16.029cm" svg:y="5.878cm">
          <text:p text:style-name="P3"><text:span text:style-name="T1">Data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3cm" svg:height="1.526cm" svg:x="17.251cm" svg:y="11.9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1.526cm" svg:x="17.251cm" svg:y="11.9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55cm" svg:height="0.339cm" svg:x="17.637cm" svg:y="12.493cm">
          <text:p text:style-name="P3"><text:span text:style-name="T1">Data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1T1">
        <draw:rect draw:style-name="gr1" draw:text-style-name="P1" draw:layer="layout" svg:width="14.262cm" svg:height="16.696cm" svg:x="5.569cm" svg:y="1.177cm">
          <text:p/>
        </draw:rect>
        <draw:custom-shape draw:style-name="gr3" draw:text-style-name="P2" draw:layer="layout" svg:width="7.854cm" svg:height="11.073cm" svg:x="10.292cm" svg:y="1.217cm">
          <text:p/>
          <draw:enhanced-geometry svg:viewBox="0 0 1781 2511" draw:type="non-primitive" draw:enhanced-path="M 1781 2304  L 1781 0  L 0 0  L 0 2304  L 818 2304  L 740 2511  L 962 2304  L 1781 2304  Z N"/>
        </draw:custom-shape>
        <draw:custom-shape draw:style-name="gr12" draw:text-style-name="P2" draw:layer="layout" svg:width="6.606cm" svg:height="4.207cm" svg:x="10.901cm" svg:y="1.7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606cm" svg:height="4.207cm" svg:x="10.901cm" svg:y="1.7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38cm" svg:height="0.339cm" svg:x="12.392cm" svg:y="1.892cm">
          <text:p text:style-name="P3"><text:span text:style-name="T1">Web Application that is th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34cm" svg:height="0.339cm" svg:x="12.792cm" svg:y="2.236cm">
          <text:p text:style-name="P3"><text:span text:style-name="T1">Target of Verification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draw:layer="layout" svg:width="3.047cm" svg:height="3.175cm" svg:x="16.744cm" svg:y="9.79cm">
          <text:p/>
          <draw:enhanced-geometry svg:viewBox="0 0 691 720" draw:type="non-primitive" draw:enhanced-path="M 691 512  L 691 0  L 0 0  L 0 512  L 273 512  L 115 720  L 417 512  L 691 512  Z N"/>
        </draw:custom-shape>
        <draw:custom-shape draw:style-name="gr40" draw:text-style-name="P2" draw:layer="layout" svg:width="8.378cm" svg:height="0.075cm" svg:x="8.026cm" svg:y="13.322cm">
          <text:p/>
          <draw:enhanced-geometry svg:viewBox="0 0 5068 46" draw:type="non-primitive" draw:enhanced-path="M 5045 46  L 4999 46  C 4986 46 4976 35 4976 23  C 4976 10 4986 0 4999 0  L 5045 0  C 5058 0 5068 10 5068 23  C 5068 35 5058 46 5045 46  Z M 4907 46  L 4861 46  C 4848 46 4838 35 4838 23  C 4838 10 4848 0 4861 0  L 4907 0  C 4920 0 4930 10 4930 23  C 4930 35 4920 46 4907 46  Z M 4769 46  L 4723 46  C 4710 46 4700 35 4700 23  C 4700 10 4710 0 4723 0  L 4769 0  C 4782 0 4792 10 4792 23  C 4792 35 4782 46 4769 46  Z M 4631 46  L 4584 46  C 4572 46 4561 35 4561 23  C 4561 10 4572 0 4584 0  L 4631 0  C 4643 0 4654 10 4654 23  C 4654 35 4643 46 4631 46  Z M 4492 46  L 4446 46  C 4434 46 4423 35 4423 23  C 4423 10 4434 0 4446 0  L 4492 0  C 4505 0 4515 10 4515 23  C 4515 35 4505 46 4492 46  Z M 4354 46  L 4308 46  C 4295 46 4285 35 4285 23  C 4285 10 4295 0 4308 0  L 4354 0  C 4367 0 4377 10 4377 23  C 4377 35 4367 46 4354 46  Z M 4216 46  L 4170 46  C 4157 46 4147 35 4147 23  C 4147 10 4157 0 4170 0  L 4216 0  C 4229 0 4239 10 4239 23  C 4239 35 4229 46 4216 46  Z M 4078 46  L 4032 46  C 4019 46 4008 35 4008 23  C 4008 10 4019 0 4032 0  L 4078 0  C 4090 0 4101 10 4101 23  C 4101 35 4090 46 4078 46  Z M 3939 46  L 3893 46  C 3881 46 3870 35 3870 23  C 3870 10 3881 0 3893 0  L 3939 0  C 3952 0 3962 10 3962 23  C 3962 35 3952 46 3939 46  Z M 3801 46  L 3755 46  C 3742 46 3732 35 3732 23  C 3732 10 3742 0 3755 0  L 3801 0  C 3814 0 3824 10 3824 23  C 3824 35 3814 46 3801 46  Z M 3663 46  L 3617 46  C 3604 46 3594 35 3594 23  C 3594 10 3604 0 3617 0  L 3663 0  C 3676 0 3686 10 3686 23  C 3686 35 3676 46 3663 46  Z M 3525 46  L 3479 46  C 3466 46 3456 35 3456 23  C 3456 10 3466 0 3479 0  L 3525 0  C 3537 0 3548 10 3548 23  C 3548 35 3537 46 3525 46  Z M 3386 46  L 3340 46  C 3328 46 3317 35 3317 23  C 3317 10 3328 0 3340 0  L 3386 0  C 3399 0 3409 10 3409 23  C 3409 35 3399 46 3386 46  Z M 3248 46  L 3202 46  C 3189 46 3179 35 3179 23  C 3179 10 3189 0 3202 0  L 3248 0  C 3261 0 3271 10 3271 23  C 3271 35 3261 46 3248 46  Z M 3110 46  L 3064 46  C 3051 46 3041 35 3041 23  C 3041 10 3051 0 3064 0  L 3110 0  C 3123 0 3133 10 3133 23  C 3133 35 3123 46 3110 46  Z M 2972 46  L 2926 46  C 2913 46 2903 35 2903 23  C 2903 10 2913 0 2926 0  L 2972 0  C 2984 0 2995 10 2995 23  C 2995 35 2984 46 2972 46  Z M 2833 46  L 2787 46  C 2775 46 2764 35 2764 23  C 2764 10 2775 0 2787 0  L 2833 0  C 2846 0 2856 10 2856 23  C 2856 35 2846 46 2833 46  Z M 2695 46  L 2649 46  C 2636 46 2626 35 2626 23  C 2626 10 2636 0 2649 0  L 2695 0  C 2708 0 2718 10 2718 23  C 2718 35 2708 46 2695 46  Z M 2557 46  L 2511 46  C 2498 46 2488 35 2488 23  C 2488 10 2498 0 2511 0  L 2557 0  C 2570 0 2580 10 2580 23  C 2580 35 2570 46 2557 46  Z M 2419 46  L 2373 46  C 2360 46 2350 35 2350 23  C 2350 10 2360 0 2373 0  L 2419 0  C 2431 0 2442 10 2442 23  C 2442 35 2431 46 2419 46  Z M 2280 46  L 2234 46  C 2222 46 2211 35 2211 23  C 2211 10 2222 0 2234 0  L 2280 0  C 2293 0 2304 10 2304 23  C 2304 35 2293 46 2280 46  Z M 2142 46  L 2096 46  C 2083 46 2073 35 2073 23  C 2073 10 2083 0 2096 0  L 2142 0  C 2155 0 2165 10 2165 23  C 2165 35 2155 46 2142 46  Z M 2004 46  L 1958 46  C 1945 46 1935 35 1935 23  C 1935 10 1945 0 1958 0  L 2004 0  C 2017 0 2027 10 2027 23  C 2027 35 2017 46 2004 46  Z M 1866 46  L 1820 46  C 1807 46 1797 35 1797 23  C 1797 10 1807 0 1820 0  L 1866 0  C 1878 0 1889 10 1889 23  C 1889 35 1878 46 1866 46  Z M 1728 46  L 1681 46  C 1669 46 1658 35 1658 23  C 1658 10 1669 0 1681 0  L 1728 0  C 1740 0 1751 10 1751 23  C 1751 35 1740 46 1728 46  Z M 1589 46  L 1543 46  C 1530 46 1520 35 1520 23  C 1520 10 1530 0 1543 0  L 1589 0  C 1602 0 1612 10 1612 23  C 1612 35 1602 46 1589 46  Z M 1451 46  L 1405 46  C 1392 46 1382 35 1382 23  C 1382 10 1392 0 1405 0  L 1451 0  C 1464 0 1474 10 1474 23  C 1474 35 1464 46 1451 46  Z M 1313 46  L 1267 46  C 1254 46 1244 35 1244 23  C 1244 10 1254 0 1267 0  L 1313 0  C 1326 0 1336 10 1336 23  C 1336 35 1326 46 1313 46  Z M 1175 46  L 1128 46  C 1116 46 1105 35 1105 23  C 1105 10 1116 0 1128 0  L 1175 0  C 1187 0 1198 10 1198 23  C 1198 35 1187 46 1175 46  Z M 1036 46  L 990 46  C 978 46 967 35 967 23  C 967 10 978 0 990 0  L 1036 0  C 1049 0 1059 10 1059 23  C 1059 35 1049 46 1036 46  Z M 898 46  L 852 46  C 839 46 829 35 829 23  C 829 10 839 0 852 0  L 898 0  C 911 0 921 10 921 23  C 921 35 911 46 898 46  Z M 760 46  L 714 46  C 701 46 691 35 691 23  C 691 10 701 0 714 0  L 760 0  C 773 0 783 10 783 23  C 783 35 773 46 760 46  Z M 622 46  L 576 46  C 563 46 552 35 552 23  C 552 10 563 0 576 0  L 622 0  C 634 0 645 10 645 23  C 645 35 634 46 622 46  Z M 483 46  L 437 46  C 425 46 414 35 414 23  C 414 10 425 0 437 0  L 483 0  C 496 0 506 10 506 23  C 506 35 496 46 483 46  Z M 345 46  L 299 46  C 286 46 276 35 276 23  C 276 10 286 0 299 0  L 345 0  C 358 0 368 10 368 23  C 368 35 358 46 345 46  Z M 207 46  L 161 46  C 148 46 138 35 138 23  C 138 10 148 0 161 0  L 207 0  C 220 0 230 10 230 23  C 230 35 220 46 207 46  Z M 69 46  L 23 46  C 10 46 0 35 0 23  C 0 10 10 0 23 0  L 69 0  C 81 0 92 10 92 23  C 92 35 81 46 69 46  Z N"/>
        </draw:custom-shape>
        <draw:custom-shape draw:style-name="gr43" draw:text-style-name="P2" draw:layer="layout" svg:width="1.905cm" svg:height="1.38cm" svg:x="9.657cm" svg:y="12.48cm">
          <text:p/>
          <draw:enhanced-geometry svg:viewBox="0 0 432 313" draw:type="non-primitive" draw:enhanced-path="M 72 270  L 216 162 M 216 313  L 216 162 M 360 270  L 216 162 M 432 162  L 216 162 M 360 54  L 216 162 M 216 0  L 216 162 M 117 72  L 216 162 M 0 162  L 216 162  N"/>
        </draw:custom-shape>
        <draw:custom-shape draw:style-name="gr5" draw:text-style-name="P2" draw:layer="layout" svg:width="2.593cm" svg:height="0.026cm" svg:x="9.3cm" svg:y="12.2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93cm" svg:height="0.053cm" svg:x="9.3cm" svg:y="12.23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593cm" svg:height="0.238cm" svg:x="9.3cm" svg:y="12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93cm" svg:height="0.238cm" svg:x="9.3cm" svg:y="12.5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93cm" svg:height="0.132cm" svg:x="9.3cm" svg:y="12.7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.593cm" svg:height="0.239cm" svg:x="9.3cm" svg:y="12.89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593cm" svg:height="0.132cm" svg:x="9.3cm" svg:y="13.13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2.593cm" svg:height="0.238cm" svg:x="9.3cm" svg:y="13.26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593cm" svg:height="0.238cm" svg:x="9.3cm" svg:y="13.5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2.593cm" svg:height="0.132cm" svg:x="9.3cm" svg:y="13.7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593cm" svg:height="0.239cm" svg:x="9.3cm" svg:y="1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93cm" svg:height="0.052cm" svg:x="9.3cm" svg:y="14.1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562cm" svg:height="1.988cm" svg:x="9.318cm" svg:y="12.211cm">
          <text:p/>
          <draw:enhanced-geometry svg:viewBox="0 0 581 451" draw:type="non-primitive" draw:enhanced-path="M 44 209  C 53 150 97 111 142 123  C 151 126 161 130 169 137  C 178 96 209 72 240 83  C 252 87 263 97 271 110  C 264 88 271 62 288 53  C 300 46 314 49 324 61  C 343 43 368 38 390 50  C 398 18 424 0 448 10  C 463 16 474 32 478 52  C 510 42 542 69 549 111  C 551 127 550 142 546 157  C 566 157 581 178 581 204  C 581 221 575 236 564 244  C 571 298 544 349 503 359  C 495 361 487 361 478 359  C 473 381 454 392 437 383  C 431 381 427 376 423 370  C 410 403 380 418 351 405  C 331 416 309 418 289 411  C 254 451 202 447 172 402  C 170 400 169 398 168 396  C 157 410 140 409 130 395  C 125 388 122 379 122 369  C 94 387 59 373 43 338  C 16 329 0 292 7 257  C 12 233 26 215 44 209  N"/>
        </draw:custom-shape>
        <draw:frame draw:style-name="gr6" draw:text-style-name="P1" draw:layer="layout" svg:width="1.984cm" svg:height="0.9cm" svg:x="9.459cm" svg:y="12.898cm">
          <draw:image xlink:href="Pictures/100000000000004B000000226B5A1367.png" xlink:type="simple" xlink:show="embed" xlink:actuate="onLoad">
            <text:p/>
          </draw:image>
        </draw:frame>
        <draw:frame draw:style-name="gr6" draw:text-style-name="P1" draw:layer="layout" svg:width="1.032cm" svg:height="0.9cm" svg:x="10.517cm" svg:y="12.316cm">
          <draw:image xlink:href="Pictures/1000000000000027000000220AC20E99.png" xlink:type="simple" xlink:show="embed" xlink:actuate="onLoad">
            <text:p/>
          </draw:image>
        </draw:frame>
        <draw:frame draw:style-name="gr6" draw:text-style-name="P1" draw:layer="layout" svg:width="1.005cm" svg:height="0.556cm" svg:x="10.729cm" svg:y="13.11cm">
          <draw:image xlink:href="Pictures/1000000000000026000000150ADE2031.png" xlink:type="simple" xlink:show="embed" xlink:actuate="onLoad">
            <text:p/>
          </draw:image>
        </draw:frame>
        <draw:frame draw:style-name="gr6" draw:text-style-name="P1" draw:layer="layout" svg:width="0.291cm" svg:height="0.264cm" svg:x="7.501cm" svg:y="13.772cm">
          <draw:image xlink:href="Pictures/100000000000000B0000000ACCA2BBF2.png" xlink:type="simple" xlink:show="embed" xlink:actuate="onLoad">
            <text:p/>
          </draw:image>
        </draw:frame>
        <draw:custom-shape draw:style-name="gr11" draw:text-style-name="P2" draw:layer="layout" svg:width="0.225cm" svg:height="0.208cm" svg:x="7.541cm" svg:y="13.811cm">
          <text:p/>
          <draw:enhanced-geometry svg:viewBox="0 0 51 47" draw:type="non-primitive" draw:enhanced-path="M 0 47  L 0 34  L 51 0  L 51 17  L 0 47  Z N"/>
        </draw:custom-shape>
        <draw:custom-shape draw:style-name="gr54" draw:text-style-name="P2" draw:layer="layout" svg:width="0.767cm" svg:height="0.026cm" svg:x="7.025cm" svg:y="13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767cm" svg:height="0.026cm" svg:x="7.025cm" svg:y="13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7cm" svg:height="0.027cm" svg:x="7.025cm" svg:y="13.5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67cm" svg:height="0.026cm" svg:x="7.025cm" svg:y="13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67cm" svg:height="0.027cm" svg:x="7.025cm" svg:y="13.58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767cm" svg:height="0.026cm" svg:x="7.025cm" svg:y="13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767cm" svg:height="0.027cm" svg:x="7.025cm" svg:y="13.6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767cm" svg:height="0.026cm" svg:x="7.025cm" svg:y="13.6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67cm" svg:height="0.027cm" svg:x="7.025cm" svg:y="13.6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7cm" svg:height="0.026cm" svg:x="7.025cm" svg:y="13.7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767cm" svg:height="0.027cm" svg:x="7.025cm" svg:y="13.7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767cm" svg:height="0.026cm" svg:x="7.025cm" svg:y="13.7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767cm" svg:height="0.026cm" svg:x="7.025cm" svg:y="13.79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767cm" svg:height="0.027cm" svg:x="7.025cm" svg:y="13.8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767cm" svg:height="0.026cm" svg:x="7.025cm" svg:y="13.8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7cm" svg:height="0.027cm" svg:x="7.025cm" svg:y="13.8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767cm" svg:height="0.026cm" svg:x="7.025cm" svg:y="13.9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767cm" svg:height="0.027cm" svg:x="7.025cm" svg:y="13.9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767cm" svg:height="0.026cm" svg:x="7.025cm" svg:y="13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1cm" svg:height="0.436cm" svg:x="7.056cm" svg:y="13.525cm">
          <text:p/>
          <draw:enhanced-geometry svg:viewBox="0 0 161 99" draw:type="non-primitive" draw:enhanced-path="M 0 35  L 49 0  L 161 65  L 110 99  L 0 35  Z N"/>
        </draw:custom-shape>
        <draw:custom-shape draw:style-name="gr54" draw:text-style-name="P2" draw:layer="layout" svg:width="0.979cm" svg:height="0.026cm" svg:x="7.369cm" svg:y="12.9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979cm" svg:height="0.027cm" svg:x="7.369cm" svg:y="13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79cm" svg:height="0.026cm" svg:x="7.369cm" svg:y="13.03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979cm" svg:height="0.027cm" svg:x="7.369cm" svg:y="13.0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79cm" svg:height="0.026cm" svg:x="7.369cm" svg:y="13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79cm" svg:height="0.027cm" svg:x="7.369cm" svg:y="13.1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979cm" svg:height="0.026cm" svg:x="7.369cm" svg:y="13.1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79cm" svg:height="0.026cm" svg:x="7.369cm" svg:y="13.1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79cm" svg:height="0.027cm" svg:x="7.369cm" svg:y="13.1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979cm" svg:height="0.026cm" svg:x="7.369cm" svg:y="13.2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979cm" svg:height="0.027cm" svg:x="7.369cm" svg:y="13.24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979cm" svg:height="0.026cm" svg:x="7.369cm" svg:y="13.2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979cm" svg:height="0.027cm" svg:x="7.369cm" svg:y="13.2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79cm" svg:height="0.026cm" svg:x="7.369cm" svg:y="13.32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979cm" svg:height="0.027cm" svg:x="7.369cm" svg:y="13.3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979cm" svg:height="0.026cm" svg:x="7.369cm" svg:y="13.3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979cm" svg:height="0.027cm" svg:x="7.369cm" svg:y="13.4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979cm" svg:height="0.026cm" svg:x="7.369cm" svg:y="13.4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979cm" svg:height="0.027cm" svg:x="7.369cm" svg:y="13.4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979cm" svg:height="0.026cm" svg:x="7.369cm" svg:y="13.4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979cm" svg:height="0.026cm" svg:x="7.369cm" svg:y="13.5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979cm" svg:height="0.027cm" svg:x="7.369cm" svg:y="13.5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979cm" svg:height="0.026cm" svg:x="7.369cm" svg:y="13.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26cm" svg:height="0.543cm" svg:x="7.4cm" svg:y="13.026cm">
          <text:p/>
          <draw:enhanced-geometry svg:viewBox="0 0 560 327" draw:type="non-primitive" draw:enhanced-path="M 289 327  L 560 170  L 269 0  L 0 160  C 81 239 181 296 289 327  Z N"/>
        </draw:custom-shape>
        <draw:frame draw:style-name="gr6" draw:text-style-name="P1" draw:layer="layout" svg:width="0.159cm" svg:height="0.582cm" svg:x="7.871cm" svg:y="12.925cm">
          <draw:image xlink:href="Pictures/2000000A00000069000001B696A63CF2.wmf" xlink:type="simple" xlink:show="embed" xlink:actuate="onLoad">
            <text:p/>
          </draw:image>
        </draw:frame>
        <draw:frame draw:style-name="gr6" draw:text-style-name="P1" draw:layer="layout" svg:width="0.159cm" svg:height="0.582cm" svg:x="7.871cm" svg:y="12.925cm">
          <draw:image xlink:href="Pictures/2000000700000069000001B66F6ECE77.wmf" xlink:type="simple" xlink:show="embed" xlink:actuate="onLoad">
            <text:p/>
          </draw:image>
        </draw:frame>
        <draw:custom-shape draw:style-name="gr11" draw:text-style-name="P2" draw:layer="layout" svg:width="0.093cm" svg:height="0.52cm" svg:x="7.911cm" svg:y="12.969cm">
          <text:p/>
          <draw:enhanced-geometry svg:viewBox="0 0 21 118" draw:type="non-primitive" draw:enhanced-path="M 0 118  L 0 13  L 21 0  L 20 100  L 0 118  Z N"/>
        </draw:custom-shape>
        <draw:frame draw:style-name="gr6" draw:text-style-name="P1" draw:layer="layout" svg:width="0.238cm" svg:height="0.477cm" svg:x="7.951cm" svg:y="12.898cm">
          <draw:image xlink:href="Pictures/2000000A000000A80000016258A6742F.wmf" xlink:type="simple" xlink:show="embed" xlink:actuate="onLoad">
            <text:p/>
          </draw:image>
        </draw:frame>
        <draw:frame draw:style-name="gr6" draw:text-style-name="P1" draw:layer="layout" svg:width="0.238cm" svg:height="0.477cm" svg:x="7.951cm" svg:y="12.898cm">
          <draw:image xlink:href="Pictures/20000007000000A80000016226AA9BEA.wmf" xlink:type="simple" xlink:show="embed" xlink:actuate="onLoad">
            <text:p/>
          </draw:image>
        </draw:frame>
        <draw:custom-shape draw:style-name="gr11" draw:text-style-name="P2" draw:layer="layout" svg:width="0.177cm" svg:height="0.419cm" svg:x="7.999cm" svg:y="12.947cm">
          <text:p/>
          <draw:enhanced-geometry svg:viewBox="0 0 40 95" draw:type="non-primitive" draw:enhanced-path="M 1 15  L 40 0  L 40 62  L 0 95  L 1 15  Z N"/>
        </draw:custom-shape>
        <draw:custom-shape draw:style-name="gr45" draw:text-style-name="P2" draw:layer="layout" svg:width="0.529cm" svg:height="0.026cm" svg:x="7.686cm" svg:y="12.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29cm" svg:height="0.027cm" svg:x="7.686cm" svg:y="12.7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29cm" svg:height="0.026cm" svg:x="7.686cm" svg:y="12.7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29cm" svg:height="0.027cm" svg:x="7.686cm" svg:y="12.81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529cm" svg:height="0.026cm" svg:x="7.686cm" svg:y="12.8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529cm" svg:height="0.026cm" svg:x="7.686cm" svg:y="12.87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29cm" svg:height="0.027cm" svg:x="7.686cm" svg:y="12.8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529cm" svg:height="0.026cm" svg:x="7.686cm" svg:y="12.9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529cm" svg:height="0.027cm" svg:x="7.686cm" svg:y="12.9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29cm" svg:height="0.026cm" svg:x="7.686cm" svg:y="12.9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529cm" svg:height="0.027cm" svg:x="7.686cm" svg:y="13.00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529cm" svg:height="0.026cm" svg:x="7.686cm" svg:y="13.0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55cm" svg:height="0.247cm" svg:x="7.721cm" svg:y="12.766cm">
          <text:p/>
          <draw:enhanced-geometry svg:viewBox="0 0 103 56" draw:type="non-primitive" draw:enhanced-path="M 64 56  L 64 46  L 0 9  L 33 0  L 103 41  L 64 56  Z N"/>
        </draw:custom-shape>
        <draw:frame draw:style-name="gr6" draw:text-style-name="P1" draw:layer="layout" svg:width="0.503cm" svg:height="0.529cm" svg:x="7.845cm" svg:y="13.269cm">
          <draw:image xlink:href="Pictures/100000000000001300000014F2460872.png" xlink:type="simple" xlink:show="embed" xlink:actuate="onLoad">
            <text:p/>
          </draw:image>
        </draw:frame>
        <draw:custom-shape draw:style-name="gr11" draw:text-style-name="P2" draw:layer="layout" svg:width="0.45cm" svg:height="0.458cm" svg:x="7.876cm" svg:y="13.309cm">
          <text:p/>
          <draw:enhanced-geometry svg:viewBox="0 0 102 104" draw:type="non-primitive" draw:enhanced-path="M 0 59  L 102 0  L 102 45  L 0 104  L 0 59  Z N"/>
        </draw:custom-shape>
        <draw:custom-shape draw:style-name="gr54" draw:text-style-name="P2" draw:layer="layout" svg:width="0.556cm" svg:height="0.027cm" svg:x="7.474cm" svg:y="12.7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56cm" svg:height="0.026cm" svg:x="7.474cm" svg:y="1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56cm" svg:height="0.027cm" svg:x="7.474cm" svg:y="12.7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556cm" svg:height="0.026cm" svg:x="7.474cm" svg:y="12.7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56cm" svg:height="0.027cm" svg:x="7.474cm" svg:y="12.8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556cm" svg:height="0.026cm" svg:x="7.474cm" svg:y="12.84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56cm" svg:height="0.026cm" svg:x="7.474cm" svg:y="12.87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56cm" svg:height="0.027cm" svg:x="7.474cm" svg:y="12.8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556cm" svg:height="0.026cm" svg:x="7.474cm" svg:y="12.9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556cm" svg:height="0.027cm" svg:x="7.474cm" svg:y="12.9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56cm" svg:height="0.026cm" svg:x="7.474cm" svg:y="12.9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556cm" svg:height="0.027cm" svg:x="7.474cm" svg:y="13.0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556cm" svg:height="0.026cm" svg:x="7.474cm" svg:y="13.0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94cm" svg:height="0.277cm" svg:x="7.51cm" svg:y="12.749cm">
          <text:p/>
          <draw:enhanced-geometry svg:viewBox="0 0 300 168" draw:type="non-primitive" draw:enhanced-path="M 0 27  L 69 0  L 129 35  L 300 134  L 243 168  C 153 138 70 91 0 27  Z N"/>
        </draw:custom-shape>
        <draw:frame draw:style-name="gr6" draw:text-style-name="P1" draw:layer="layout" svg:width="0.555cm" svg:height="0.397cm" svg:x="7.025cm" svg:y="13.639cm">
          <draw:image xlink:href="Pictures/2000000A000001A20000012443C7564F.wmf" xlink:type="simple" xlink:show="embed" xlink:actuate="onLoad">
            <text:p/>
          </draw:image>
        </draw:frame>
        <draw:frame draw:style-name="gr6" draw:text-style-name="P1" draw:layer="layout" svg:width="0.555cm" svg:height="0.397cm" svg:x="7.025cm" svg:y="13.639cm">
          <draw:image xlink:href="Pictures/20000007000001A2000001247405A459.wmf" xlink:type="simple" xlink:show="embed" xlink:actuate="onLoad">
            <text:p/>
          </draw:image>
        </draw:frame>
        <draw:custom-shape draw:style-name="gr36" draw:text-style-name="P2" draw:layer="layout" svg:width="0.485cm" svg:height="0.34cm" svg:x="7.056cm" svg:y="13.679cm">
          <text:p/>
          <draw:enhanced-geometry svg:viewBox="0 0 110 77" draw:type="non-primitive" draw:enhanced-path="M 0 0  L 110 64  L 110 77  L 0 13  L 0 0  Z N"/>
        </draw:custom-shape>
        <draw:custom-shape draw:style-name="gr12" draw:text-style-name="P2" draw:layer="layout" svg:width="0.591cm" svg:height="0.366cm" svg:x="7.108cm" svg:y="13.555cm">
          <text:p/>
          <draw:enhanced-geometry svg:viewBox="0 0 134 83" draw:type="non-primitive" draw:enhanced-path="M 0 25  L 8 29  L 15 25  L 7 20  L 0 25  Z M 10 18  L 18 23  L 25 18  L 17 13  L 10 18  Z M 20 11  L 28 16  L 35 11  L 26 7  L 20 11  Z M 30 4  L 38 9  L 45 5  L 37 0  L 30 4  Z M 45 13  L 53 18  L 59 14  L 52 9  L 45 13  Z M 60 22  L 68 27  L 74 23  L 67 18  L 60 22  Z M 75 32  L 83 36  L 89 32  L 82 27  L 75 32  Z M 105 50  L 113 54  L 119 50  L 112 45  L 105 50  Z M 120 59  L 128 64  L 134 59  L 127 54  L 120 59  Z M 110 65  L 118 70  L 125 66  L 116 61  L 110 65  Z M 95 56  L 103 61  L 110 57  L 101 52  L 95 56  Z M 90 41  L 98 45  L 104 41  L 97 36  L 90 41  Z M 80 47  L 88 52  L 95 48  L 86 43  L 80 47  Z M 65 38  L 73 43  L 80 38  L 71 34  L 65 38  Z M 50 29  L 58 34  L 65 29  L 56 25  L 50 29  Z M 35 20  L 43 25  L 50 20  L 41 16  L 35 20  Z M 25 27  L 33 32  L 40 27  L 32 22  L 25 27  Z M 40 36  L 48 41  L 55 36  L 47 32  L 40 36  Z M 55 45  L 63 50  L 70 45  L 62 41  L 55 45  Z M 70 54  L 78 59  L 85 54  L 77 50  L 70 54  Z M 85 63  L 93 68  L 100 64  L 91 59  L 85 63  Z M 100 72  L 108 77  L 115 73  L 106 68  L 100 72  Z M 90 79  L 98 83  L 104 79  L 97 74  L 90 79  Z M 75 70  L 83 74  L 89 70  L 82 65  L 75 70  Z M 30 43  L 68 65  L 74 61  L 37 38  L 30 43  Z M 15 34  L 23 38  L 30 34  L 22 29  L 15 34  Z N"/>
        </draw:custom-shape>
        <draw:custom-shape draw:style-name="gr58" draw:text-style-name="P2" draw:layer="layout" svg:width="0.635cm" svg:height="0.397cm" svg:x="7.104cm" svg:y="13.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91cm" svg:height="0.357cm" svg:x="7.108cm" svg:y="13.573cm">
          <text:p/>
          <draw:enhanced-geometry svg:viewBox="0 0 134 81" draw:type="non-primitive" draw:enhanced-path="M 30 2  L 38 7  L 38 5  L 30 0  L 30 2  Z M 45 12  L 53 16  L 53 14  L 45 9  L 45 12  Z M 60 21  L 68 25  L 68 23  L 60 18  L 60 21  Z M 75 30  L 83 34  L 83 32  L 75 28  L 75 30  Z M 90 39  L 98 43  L 98 41  L 90 37  L 90 39  Z M 105 48  L 113 52  L 113 50  L 105 46  L 105 48  Z M 38 5  L 38 7  L 45 3  L 45 1  L 38 5  Z M 53 14  L 53 16  L 59 12  L 59 10  L 53 14  Z M 68 23  L 68 25  L 74 21  L 74 19  L 68 23  Z M 83 32  L 83 34  L 89 30  L 89 28  L 83 32  Z M 98 41  L 98 43  L 104 39  L 104 37  L 98 41  Z M 113 50  L 113 52  L 119 48  L 119 46  L 113 50  Z M 120 57  L 128 61  L 128 60  L 120 55  L 120 57  Z M 128 60  L 128 61  L 134 57  L 134 55  L 128 60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8  L 65 25  L 58 30  Z M 73 39  L 73 41  L 80 37  L 80 34  L 73 39  Z M 88 48  L 88 50  L 95 46  L 95 44  L 88 48  Z M 103 57  L 103 59  L 110 55  L 110 53  L 103 57  Z M 110 63  L 118 68  L 118 66  L 110 61  L 110 63  Z M 118 66  L 118 68  L 125 64  L 125 62  L 118 66  Z M 10 16  L 18 21  L 18 19  L 10 14  L 10 16  Z M 25 25  L 33 30  L 33 28  L 25 23  L 25 25  Z M 40 34  L 48 39  L 48 37  L 40 32  L 40 34  Z M 55 43  L 63 48  L 63 46  L 55 41  L 55 43  Z M 70 52  L 78 57  L 78 55  L 70 50  L 70 52  Z M 85 61  L 93 66  L 93 64  L 85 59  L 85 61  Z M 18 19  L 18 21  L 25 16  L 25 14  L 18 19  Z M 33 28  L 33 30  L 40 25  L 40 23  L 33 28  Z M 48 37  L 48 39  L 55 34  L 55 32  L 48 37  Z M 63 46  L 63 48  L 70 43  L 70 41  L 63 46  Z M 78 55  L 78 57  L 85 52  L 85 50  L 78 55  Z M 93 64  L 93 66  L 100 61  L 100 60  L 93 64  Z M 100 70  L 108 75  L 108 73  L 100 68  L 100 70  Z M 108 73  L 108 75  L 115 70  L 115 69  L 108 73  Z M 0 22  L 8 27  L 8 25  L 0 21  L 0 22  Z M 15 31  L 23 36  L 23 34  L 15 30  L 15 31  Z M 30 40  L 68 63  L 68 61  L 30 39  L 30 40  Z M 75 68  L 83 72  L 83 70  L 75 66  L 75 68  Z M 8 25  L 8 27  L 15 23  L 15 21  L 8 25  Z M 23 34  L 23 36  L 30 32  L 30 30  L 23 34  Z M 68 61  L 68 63  L 74 59  L 74 57  L 68 61  Z M 83 70  L 83 72  L 89 68  L 89 66  L 83 70  Z M 90 77  L 98 81  L 98 79  L 90 75  L 90 77  Z M 98 79  L 98 81  L 104 77  L 104 75  L 98 79  Z N"/>
        </draw:custom-shape>
        <draw:custom-shape draw:style-name="gr58" draw:text-style-name="P2" draw:layer="layout" svg:width="0.635cm" svg:height="0.397cm" svg:x="7.104cm" svg:y="13.5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106cm" svg:height="0.185cm" svg:x="8.215cm" svg:y="13.34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057cm" svg:height="0.137cm" svg:x="8.22cm" svg:y="13.37cm">
          <text:p/>
          <draw:enhanced-geometry svg:viewBox="0 0 34 82" draw:type="non-primitive" draw:enhanced-path="M 18 9  L 31 1  C 32 0 33 1 34 2  C 34 2 34 2 34 2  L 34 62  C 34 63 34 64 33 64  L 20 72  C 19 72 18 72 17 71  C 17 71 17 71 17 70  L 17 70  L 17 10  C 17 10 17 9 18 9  Z M 1 19  L 9 14  C 10 14 11 14 11 15  C 11 15 11 15 11 16  L 11 16  L 11 76  C 11 76 11 77 11 77  L 11 77  L 3 82  C 2 82 1 82 0 81  C 0 81 0 80 0 80  L 0 20  C 0 20 0 19 1 19  Z N"/>
        </draw:custom-shape>
        <draw:custom-shape draw:style-name="gr59" draw:text-style-name="P2" draw:layer="layout" svg:width="0.106cm" svg:height="0.185cm" svg:x="8.215cm" svg:y="13.34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4cm" svg:height="1.032cm" svg:x="7.369cm" svg:y="12.766cm">
          <draw:image xlink:href="Pictures/100000000000001C000000275D1DAE7B.png" xlink:type="simple" xlink:show="embed" xlink:actuate="onLoad">
            <text:p/>
          </draw:image>
        </draw:frame>
        <draw:custom-shape draw:style-name="gr36" draw:text-style-name="P2" draw:layer="layout" svg:width="0.511cm" svg:height="0.974cm" svg:x="7.4cm" svg:y="12.793cm">
          <text:p/>
          <draw:enhanced-geometry svg:viewBox="0 0 309 588" draw:type="non-primitive" draw:enhanced-path="M 309 421  C 218 397 134 349 66 283  L 66 283  L 66 0  C 136 64 219 112 309 141  L 309 141  L 309 421  Z M 0 421  C 81 500 180 558 289 588  L 289 588  L 289 468  C 180 438 81 380 0 301  L 0 301  L 0 421  Z N"/>
        </draw:custom-shape>
        <draw:custom-shape draw:style-name="gr36" draw:text-style-name="P2" draw:layer="layout" svg:width="0.648cm" svg:height="0.724cm" svg:x="7.435cm" svg:y="12.823cm">
          <text:p/>
          <draw:enhanced-geometry svg:viewBox="0 0 393 439" draw:type="non-primitive" draw:enhanced-path="M 0 334  C 20 353 41 371 65 386 M 0 351  C 20 371 41 389 65 404 M 0 369  C 20 388 41 406 65 421 M 0 386  C 20 406 41 424 65 439 M 234 12  L 348 79 M 248 8  L 363 74 M 263 4  L 378 70 M 278 0  L 393 66  N"/>
        </draw:custom-shape>
        <draw:custom-shape draw:style-name="gr11" draw:text-style-name="P2" draw:layer="layout" svg:width="0.291cm" svg:height="0.508cm" svg:x="7.558cm" svg:y="12.898cm">
          <text:p/>
          <draw:enhanced-geometry svg:viewBox="0 0 176 307" draw:type="non-primitive" draw:enhanced-path="M 0 0  L 0 203  C 52 248 111 283 176 307  N"/>
        </draw:custom-shape>
        <draw:custom-shape draw:style-name="gr37" draw:text-style-name="P2" draw:layer="layout" svg:width="1.27cm" svg:height="1.27cm" svg:x="7.056cm" svg:y="12.749cm">
          <text:p/>
          <draw:enhanced-geometry svg:viewBox="0 0 768 768" draw:type="non-primitive" draw:enhanced-path="M 497 615  L 768 458  L 768 338  L 679 285  L 679 120  L 490 10  L 403 35  L 343 0  L 274 27  L 274 290  L 208 328  L 208 448  C 289 527 389 585 497 615  Z M 0 563  L 132 470  L 430 643  L 430 688  L 294 768  L 0 598  L 0 563  Z N"/>
        </draw:custom-shape>
        <draw:custom-shape draw:style-name="gr61" draw:text-style-name="P2" draw:layer="layout" svg:width="0.167cm" svg:height="0.089cm" svg:x="7.691cm" svg:y="13.608cm">
          <text:p/>
          <draw:enhanced-geometry svg:viewBox="0 0 101 53" draw:type="non-primitive" draw:enhanced-path="M 9 0  L 93 34  C 98 36 101 42 98 47  C 97 50 94 52 91 53  L 91 53  L 9 20  C 3 19 0 14 1 8  C 2 4 5 1 9 0  Z N"/>
        </draw:custom-shape>
        <draw:custom-shape draw:style-name="gr12" draw:text-style-name="P2" draw:layer="layout" svg:width="0.238cm" svg:height="0.159cm" svg:x="7.633cm" svg:y="13.5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203cm" svg:height="0.123cm" svg:x="7.651cm" svg:y="13.516cm">
          <text:p/>
          <draw:enhanced-geometry svg:viewBox="0 0 46 28" draw:type="non-primitive" draw:enhanced-path="M 0 0  L 46 19  L 46 28  L 0 10  L 0 0  Z N"/>
        </draw:custom-shape>
        <draw:custom-shape draw:style-name="gr12" draw:text-style-name="P2" draw:layer="layout" svg:width="0.238cm" svg:height="0.159cm" svg:x="7.633cm" svg:y="13.50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203cm" svg:height="0.123cm" svg:x="7.651cm" svg:y="13.516cm">
          <text:p/>
          <draw:enhanced-geometry svg:viewBox="0 0 46 28" draw:type="non-primitive" draw:enhanced-path="M 0 0  L 46 19  L 46 28 M 0 4  L 46 22  N"/>
        </draw:custom-shape>
        <draw:custom-shape draw:style-name="gr63" draw:text-style-name="P2" draw:layer="layout" svg:width="0.203cm" svg:height="0.123cm" svg:x="7.651cm" svg:y="13.516cm">
          <text:p/>
          <draw:enhanced-geometry svg:viewBox="0 0 46 28" draw:type="non-primitive" draw:enhanced-path="M 0 0  L 0 10  L 46 28  N"/>
        </draw:custom-shape>
        <draw:frame draw:style-name="gr6" draw:text-style-name="P1" draw:layer="layout" svg:width="0.159cm" svg:height="0.159cm" svg:x="7.739cm" svg:y="13.348cm">
          <draw:image xlink:href="Pictures/2000000A0000006A00000069F63078D7.wmf" xlink:type="simple" xlink:show="embed" xlink:actuate="onLoad">
            <text:p/>
          </draw:image>
        </draw:frame>
        <draw:frame draw:style-name="gr6" draw:text-style-name="P1" draw:layer="layout" svg:width="0.159cm" svg:height="0.159cm" svg:x="7.739cm" svg:y="13.348cm">
          <draw:image xlink:href="Pictures/200000070000006A0000006979BEA009.wmf" xlink:type="simple" xlink:show="embed" xlink:actuate="onLoad">
            <text:p/>
          </draw:image>
        </draw:frame>
        <draw:custom-shape draw:style-name="gr64" draw:text-style-name="P2" draw:layer="layout" svg:width="0.035cm" svg:height="0.039cm" svg:x="7.792cm" svg:y="13.406cm">
          <text:p/>
          <draw:enhanced-geometry svg:viewBox="0 0 8 9" draw:type="non-primitive" draw:enhanced-path="M 6 3  C 5 1 3 0 2 1  C 0 2 0 5 1 6  C 2 8 4 9 6 9  C 7 8 8 5 6 3  N"/>
        </draw:custom-shape>
        <draw:frame draw:style-name="gr6" draw:text-style-name="P1" draw:layer="layout" svg:width="0.344cm" svg:height="0.582cm" svg:x="7.527cm" svg:y="12.872cm">
          <draw:image xlink:href="Pictures/2000000A000000FB000001B54B75354D.wmf" xlink:type="simple" xlink:show="embed" xlink:actuate="onLoad">
            <text:p/>
          </draw:image>
        </draw:frame>
        <draw:frame draw:style-name="gr6" draw:text-style-name="P1" draw:layer="layout" svg:width="0.344cm" svg:height="0.582cm" svg:x="7.527cm" svg:y="12.872cm">
          <draw:image xlink:href="Pictures/20000007000000FB000001B5FCE67BE9.wmf" xlink:type="simple" xlink:show="embed" xlink:actuate="onLoad">
            <text:p/>
          </draw:image>
        </draw:frame>
        <draw:custom-shape draw:style-name="gr36" draw:text-style-name="P2" draw:layer="layout" svg:width="0.291cm" svg:height="0.508cm" svg:x="7.558cm" svg:y="12.898cm">
          <text:p/>
          <draw:enhanced-geometry svg:viewBox="0 0 176 307" draw:type="non-primitive" draw:enhanced-path="M 7 198  L 7 7  L 0 0  C 49 49 110 85 176 105  L 176 105  L 176 307  L 176 298  C 114 275 57 241 7 198  Z N"/>
        </draw:custom-shape>
        <draw:custom-shape draw:style-name="gr4" draw:text-style-name="P2" draw:layer="layout" svg:width="1.247cm" svg:height="0.339cm" svg:x="5.621cm" svg:y="14.221cm">
          <text:p text:style-name="P3"><text:span text:style-name="T1">End User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1.058cm" svg:height="0.026cm" svg:x="12.872cm" svg:y="12.50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1.058cm" svg:height="0.026cm" svg:x="12.872cm" svg:y="12.52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" draw:layer="layout" svg:width="1.058cm" svg:height="0.027cm" svg:x="12.872cm" svg:y="12.55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1.058cm" svg:height="0.026cm" svg:x="12.872cm" svg:y="12.58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1.058cm" svg:height="0.027cm" svg:x="12.872cm" svg:y="12.60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1.058cm" svg:height="0.026cm" svg:x="12.872cm" svg:y="12.63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1.058cm" svg:height="0.027cm" svg:x="12.872cm" svg:y="12.6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1.058cm" svg:height="0.026cm" svg:x="12.872cm" svg:y="12.68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1.058cm" svg:height="0.027cm" svg:x="12.872cm" svg:y="12.713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0.026cm" svg:x="12.872cm" svg:y="12.7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" draw:layer="layout" svg:width="1.058cm" svg:height="0.027cm" svg:x="12.872cm" svg:y="12.76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" draw:layer="layout" svg:width="1.058cm" svg:height="0.026cm" svg:x="12.872cm" svg:y="12.79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" draw:layer="layout" svg:width="1.058cm" svg:height="0.027cm" svg:x="12.872cm" svg:y="12.81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layer="layout" svg:width="1.058cm" svg:height="0.026cm" svg:x="12.872cm" svg:y="12.84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" draw:layer="layout" svg:width="1.058cm" svg:height="0.026cm" svg:x="12.872cm" svg:y="12.87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" draw:layer="layout" svg:width="1.058cm" svg:height="0.027cm" svg:x="12.872cm" svg:y="12.89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" draw:layer="layout" svg:width="1.058cm" svg:height="0.026cm" svg:x="12.872cm" svg:y="12.9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1.058cm" svg:height="0.027cm" svg:x="12.872cm" svg:y="12.95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" draw:layer="layout" svg:width="1.058cm" svg:height="0.026cm" svg:x="12.872cm" svg:y="12.978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" draw:layer="layout" svg:width="1.058cm" svg:height="0.027cm" svg:x="12.872cm" svg:y="13.00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" draw:layer="layout" svg:width="1.058cm" svg:height="0.026cm" svg:x="12.872cm" svg:y="13.03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1.058cm" svg:height="0.027cm" svg:x="12.872cm" svg:y="13.05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" draw:layer="layout" svg:width="1.058cm" svg:height="0.026cm" svg:x="12.872cm" svg:y="13.08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0.993cm" svg:height="0.551cm" svg:x="12.92cm" svg:y="12.55cm">
          <text:p/>
          <draw:enhanced-geometry svg:viewBox="0 0 599 335" draw:type="non-primitive" draw:enhanced-path="M 228 335  L 599 127  L 369 0  L 0 207  C 59 273 139 318 228 335  N"/>
        </draw:custom-shape>
        <draw:frame draw:style-name="gr6" draw:text-style-name="P1" draw:layer="layout" svg:width="0.45cm" svg:height="1.137cm" svg:x="12.872cm" svg:y="12.846cm">
          <draw:image xlink:href="Pictures/2000000A0000014E0000036A68753AF4.wmf" xlink:type="simple" xlink:show="embed" xlink:actuate="onLoad">
            <text:p/>
          </draw:image>
        </draw:frame>
        <draw:frame draw:style-name="gr6" draw:text-style-name="P1" draw:layer="layout" svg:width="0.45cm" svg:height="1.137cm" svg:x="12.872cm" svg:y="12.846cm">
          <draw:image xlink:href="Pictures/200000070000014E0000036AC239BBBD.wmf" xlink:type="simple" xlink:show="embed" xlink:actuate="onLoad">
            <text:p/>
          </draw:image>
        </draw:frame>
        <draw:custom-shape draw:style-name="gr63" draw:text-style-name="P2" draw:layer="layout" svg:width="0.375cm" svg:height="1.076cm" svg:x="12.925cm" svg:y="12.89cm">
          <text:p/>
          <draw:enhanced-geometry svg:viewBox="0 0 227 650" draw:type="non-primitive" draw:enhanced-path="M 227 129  C 138 112 58 67 0 0  L 0 0  L 0 531  C 59 595 139 637 227 650  L 227 650  L 227 129  N"/>
        </draw:custom-shape>
        <draw:frame draw:style-name="gr6" draw:text-style-name="P1" draw:layer="layout" svg:width="0.688cm" svg:height="1.27cm" svg:x="13.269cm" svg:y="12.713cm">
          <draw:image xlink:href="Pictures/2000000A00000209000003D2574C17E1.wmf" xlink:type="simple" xlink:show="embed" xlink:actuate="onLoad">
            <text:p/>
          </draw:image>
        </draw:frame>
        <draw:frame draw:style-name="gr6" draw:text-style-name="P1" draw:layer="layout" svg:width="0.688cm" svg:height="1.27cm" svg:x="13.269cm" svg:y="12.713cm">
          <draw:image xlink:href="Pictures/2000000700000209000003D299647C97.wmf" xlink:type="simple" xlink:show="embed" xlink:actuate="onLoad">
            <text:p/>
          </draw:image>
        </draw:frame>
        <draw:custom-shape draw:style-name="gr63" draw:text-style-name="P2" draw:layer="layout" svg:width="0.613cm" svg:height="1.204cm" svg:x="13.3cm" svg:y="12.757cm">
          <text:p/>
          <draw:enhanced-geometry svg:viewBox="0 0 139 273" draw:type="non-primitive" draw:enhanced-path="M 0 78  L 0 273  L 139 196  L 139 0  L 0 78  Z N"/>
        </draw:custom-shape>
        <draw:custom-shape draw:style-name="gr88" draw:text-style-name="P2" draw:layer="layout" svg:width="0.993cm" svg:height="1.416cm" svg:x="12.92cm" svg:y="12.55cm">
          <text:p/>
          <draw:enhanced-geometry svg:viewBox="0 0 599 856" draw:type="non-primitive" draw:enhanced-path="M 599 127  L 369 0  L 0 207  L 1 737  C 60 801 140 843 228 856  L 228 856  L 599 649  L 599 127  Z N"/>
        </draw:custom-shape>
        <draw:frame draw:style-name="gr6" draw:text-style-name="P1" draw:layer="layout" svg:width="0.185cm" svg:height="0.211cm" svg:x="13.004cm" svg:y="13.375cm">
          <draw:image xlink:href="Pictures/2000000A0000007E00000092C5EEE7BF.wmf" xlink:type="simple" xlink:show="embed" xlink:actuate="onLoad">
            <text:p/>
          </draw:image>
        </draw:frame>
        <draw:frame draw:style-name="gr6" draw:text-style-name="P1" draw:layer="layout" svg:width="0.185cm" svg:height="0.211cm" svg:x="13.004cm" svg:y="13.375cm">
          <draw:image xlink:href="Pictures/200000070000007E00000092FCAF7893.wmf" xlink:type="simple" xlink:show="embed" xlink:actuate="onLoad">
            <text:p/>
          </draw:image>
        </draw:frame>
        <draw:custom-shape draw:style-name="gr62" draw:text-style-name="P2" draw:layer="layout" svg:width="0.07cm" svg:height="0.088cm" svg:x="13.062cm" svg:y="13.419cm">
          <text:p/>
          <draw:enhanced-geometry svg:viewBox="0 0 16 20" draw:type="non-primitive" draw:enhanced-path="M 14 8  C 12 3 8 0 5 1  C 1 2 0 7 2 12  C 3 17 7 20 11 18  C 14 17 16 12 14 8  N"/>
        </draw:custom-shape>
        <draw:custom-shape draw:style-name="gr89" draw:text-style-name="P2" draw:layer="layout" svg:width="0.256cm" svg:height="0.242cm" svg:x="12.982cm" svg:y="13.6cm">
          <text:p/>
          <draw:enhanced-geometry svg:viewBox="0 0 154 145" draw:type="non-primitive" draw:enhanced-path="M 0 0  C 46 39 98 67 154 81 M 0 32  C 46 71 98 98 154 113 M 0 64  C 46 102 98 130 154 145  N"/>
        </draw:custom-shape>
        <draw:custom-shape draw:style-name="gr61" draw:text-style-name="P2" draw:layer="layout" svg:width="0.274cm" svg:height="0.159cm" svg:x="12.973cm" svg:y="13.057cm">
          <text:p/>
          <draw:enhanced-geometry svg:viewBox="0 0 166 96" draw:type="non-primitive" draw:enhanced-path="M 6 15  C 50 53 102 80 159 96  C 163 95 166 91 165 87  C 165 84 162 82 159 81  C 103 66 52 39 9 2  C 7 0 3 1 2 3  C 1 4 0 5 0 6  C 1 10 3 13 6 15  N"/>
        </draw:custom-shape>
        <draw:custom-shape draw:style-name="gr62" draw:text-style-name="P2" draw:layer="layout" svg:width="0.274cm" svg:height="0.159cm" svg:x="12.973cm" svg:y="13.057cm">
          <text:p/>
          <draw:enhanced-geometry svg:viewBox="0 0 62 36" draw:type="non-primitive" draw:enhanced-path="M 2 5  C 19 19 38 30 60 36  C 61 35 62 34 62 32  C 62 31 61 30 60 30  C 39 24 19 14 3 0  C 3 0 1 0 1 1  C 0 1 0 1 0 2  C 0 3 1 4 2 5  N"/>
        </draw:custom-shape>
        <draw:frame draw:style-name="gr6" draw:text-style-name="P1" draw:layer="layout" svg:width="0.133cm" svg:height="0.105cm" svg:x="13.004cm" svg:y="13.084cm">
          <draw:image xlink:href="Pictures/2000000A000000550000003F18071395.wmf" xlink:type="simple" xlink:show="embed" xlink:actuate="onLoad">
            <text:p/>
          </draw:image>
        </draw:frame>
        <draw:frame draw:style-name="gr6" draw:text-style-name="P1" draw:layer="layout" svg:width="0.133cm" svg:height="0.105cm" svg:x="13.004cm" svg:y="13.084cm">
          <draw:image xlink:href="Pictures/20000007000000550000003FF4D250AE.wmf" xlink:type="simple" xlink:show="embed" xlink:actuate="onLoad">
            <text:p/>
          </draw:image>
        </draw:frame>
        <draw:custom-shape draw:style-name="gr90" draw:text-style-name="P2" draw:layer="layout" svg:width="0.084cm" svg:height="0.062cm" svg:x="13.048cm" svg:y="13.119cm">
          <text:p/>
          <draw:enhanced-geometry svg:viewBox="0 0 19 14" draw:type="non-primitive" draw:enhanced-path="M 19 14  C 16 4 8 0 2 5  C 0 9 4 13 12 14  C 14 14 17 14 19 14  N"/>
        </draw:custom-shape>
        <draw:frame draw:style-name="gr6" draw:text-style-name="P1" draw:layer="layout" svg:width="0.318cm" svg:height="0.265cm" svg:x="12.951cm" svg:y="13.11cm">
          <draw:image xlink:href="Pictures/2000000A000000E6000000BC6CFE3DAE.wmf" xlink:type="simple" xlink:show="embed" xlink:actuate="onLoad">
            <text:p/>
          </draw:image>
        </draw:frame>
        <draw:frame draw:style-name="gr6" draw:text-style-name="P1" draw:layer="layout" svg:width="0.318cm" svg:height="0.265cm" svg:x="12.951cm" svg:y="13.11cm">
          <draw:image xlink:href="Pictures/20000007000000E6000000BCE0ACED09.wmf" xlink:type="simple" xlink:show="embed" xlink:actuate="onLoad">
            <text:p/>
          </draw:image>
        </draw:frame>
        <draw:custom-shape draw:style-name="gr61" draw:text-style-name="P2" draw:layer="layout" svg:width="0.256cm" svg:height="0.154cm" svg:x="12.982cm" svg:y="13.163cm">
          <text:p/>
          <draw:enhanced-geometry svg:viewBox="0 0 154 92" draw:type="non-primitive" draw:enhanced-path="M 0 10  C 44 49 97 76 154 92  L 154 92  L 154 81  C 97 65 45 37 0 0  L 0 10  Z N"/>
        </draw:custom-shape>
        <draw:custom-shape draw:style-name="gr63" draw:text-style-name="P2" draw:layer="layout" svg:width="0.256cm" svg:height="0.203cm" svg:x="12.982cm" svg:y="13.15cm">
          <text:p/>
          <draw:enhanced-geometry svg:viewBox="0 0 154 123" draw:type="non-primitive" draw:enhanced-path="M 0 0  L 0 42  C 45 79 97 106 154 123  N"/>
        </draw:custom-shape>
        <draw:custom-shape draw:style-name="gr62" draw:text-style-name="P2" draw:layer="layout" svg:width="0.256cm" svg:height="0.199cm" svg:x="12.982cm" svg:y="13.154cm">
          <text:p/>
          <draw:enhanced-geometry svg:viewBox="0 0 154 122" draw:type="non-primitive" draw:enhanced-path="M 154 122  L 154 81  C 97 64 45 37 0 0  N"/>
        </draw:custom-shape>
        <draw:frame draw:style-name="gr6" draw:text-style-name="P1" draw:layer="layout" svg:width="0.82cm" svg:height="0.767cm" svg:x="5.808cm" svg:y="13.137cm">
          <draw:image xlink:href="Pictures/2000000A00000272000002464485DB20.wmf" xlink:type="simple" xlink:show="embed" xlink:actuate="onLoad">
            <text:p/>
          </draw:image>
        </draw:frame>
        <draw:frame draw:style-name="gr6" draw:text-style-name="P1" draw:layer="layout" svg:width="0.82cm" svg:height="0.767cm" svg:x="5.808cm" svg:y="13.137cm">
          <draw:image xlink:href="Pictures/2000000700000272000002463AE7D0C7.wmf" xlink:type="simple" xlink:show="embed" xlink:actuate="onLoad">
            <text:p/>
          </draw:image>
        </draw:frame>
        <draw:custom-shape draw:style-name="gr7" draw:text-style-name="P2" draw:layer="layout" svg:width="0.763cm" svg:height="0.71cm" svg:x="5.847cm" svg:y="13.176cm">
          <text:p/>
          <draw:enhanced-geometry svg:viewBox="0 0 460 430" draw:type="non-primitive" draw:enhanced-path="M 74 371  C 146 410 225 430 306 429  C 332 428 358 421 381 408  C 388 416 401 418 410 413  C 433 401 450 382 460 358  L 460 358  L 460 201  C 456 119 407 47 334 15 M 126 0  C 53 32 4 106 0 189  L 1 278  C 0 301 10 323 27 337  C 35 345 47 347 57 342  C 58 354 65 365 74 371  N"/>
        </draw:custom-shape>
        <draw:frame draw:style-name="gr6" draw:text-style-name="P1" draw:layer="layout" svg:width="0.53cm" svg:height="0.529cm" svg:x="5.966cm" svg:y="12.766cm">
          <draw:image xlink:href="Pictures/10000000000000140000001432429965.png" xlink:type="simple" xlink:show="embed" xlink:actuate="onLoad">
            <text:p/>
          </draw:image>
        </draw:frame>
        <draw:custom-shape draw:style-name="gr8" draw:text-style-name="P2" draw:layer="layout" svg:width="0.45cm" svg:height="0.476cm" svg:x="6.015cm" svg:y="1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6cm" svg:height="0.446cm" svg:x="5.869cm" svg:y="13.295cm">
          <text:p/>
          <draw:enhanced-geometry svg:viewBox="0 0 33 101" draw:type="non-primitive" draw:enhanced-path="M 17 101  C 0 64 6 29 33 0  N"/>
        </draw:custom-shape>
        <draw:custom-shape draw:style-name="gr9" draw:text-style-name="P2" draw:layer="layout" svg:width="0.075cm" svg:height="0.476cm" svg:x="6.447cm" svg:y="13.375cm">
          <text:p/>
          <draw:enhanced-geometry svg:viewBox="0 0 17 108" draw:type="non-primitive" draw:enhanced-path="M 7 108  C 17 71 14 35 0 0  N"/>
        </draw:custom-shape>
        <draw:custom-shape draw:style-name="gr9" draw:text-style-name="P2" draw:layer="layout" svg:width="0.344cm" svg:height="0.128cm" svg:x="6.059cm" svg:y="13.172cm">
          <text:p/>
          <draw:enhanced-geometry svg:viewBox="0 0 78 29" draw:type="non-primitive" draw:enhanced-path="M 0 0  C 17 24 49 29 72 11  C 74 9 76 8 78 6  N"/>
        </draw:custom-shape>
        <draw:custom-shape draw:style-name="gr10" draw:text-style-name="P2" draw:layer="layout" svg:width="0.768cm" svg:height="1.115cm" svg:x="5.847cm" svg:y="12.771cm">
          <text:p/>
          <draw:enhanced-geometry svg:viewBox="0 0 462 674" draw:type="non-primitive" draw:enhanced-path="M 126 244  C 54 277 5 350 0 434  L 0 434  L 1 522  C 0 545 10 567 27 581  C 35 589 47 591 57 586  C 58 598 65 609 74 615  C 146 654 225 674 306 673  C 332 672 358 665 381 652  C 388 660 401 662 410 657  C 433 645 450 626 460 602  L 460 602  L 460 460  C 462 372 412 292 334 259  L 334 259  L 333 259  C 387 203 387 112 333 56  C 279 0 193 0 139 57  C 91 107 86 187 126 244  Z N"/>
        </draw:custom-shape>
        <draw:custom-shape draw:style-name="gr4" draw:text-style-name="P2" draw:layer="layout" svg:width="2.22cm" svg:height="0.339cm" svg:x="12.26cm" svg:y="14.168cm">
          <text:p text:style-name="P3"><text:span text:style-name="T1">Web 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8cm" svg:height="1.526cm" svg:x="13.913cm" svg:y="7.8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438cm" svg:height="1.526cm" svg:x="13.913cm" svg:y="7.8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74cm" svg:height="0.339cm" svg:x="14.3cm" svg:y="8.004cm">
          <text:p text:style-name="P3"><text:span text:style-name="T1">Framework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86cm" svg:height="0.763cm" svg:x="13.304cm" svg:y="8.6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386cm" svg:height="0.763cm" svg:x="13.304cm" svg:y="8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0.339cm" svg:x="13.904cm" svg:y="8.824cm">
          <text:p text:style-name="P3"><text:span text:style-name="T1">Libraries</text:span></text:p>
          <draw:enhanced-geometry svg:viewBox="0 0 21600 21600" draw:type="rectangle" draw:enhanced-path="M 0 0 L 21600 0 21600 21600 0 21600 0 0 Z N"/>
        </draw:custom-shape>
        <draw:line draw:style-name="gr91" draw:text-style-name="P1" draw:layer="layout" svg:x1="12.643cm" svg:y1="6.813cm" svg:x2="12.643cm" svg:y2="8.48cm">
          <text:p/>
        </draw:line>
        <draw:custom-shape draw:style-name="gr92" draw:text-style-name="P2" draw:layer="layout" svg:width="0.265cm" svg:height="0.393cm" svg:x="12.51cm" svg:y="6.451cm">
          <text:p/>
          <draw:enhanced-geometry svg:viewBox="0 0 60 89" draw:type="non-primitive" draw:enhanced-path="M 0 89  L 30 0  L 60 89  L 0 89  Z N"/>
        </draw:custom-shape>
        <draw:custom-shape draw:style-name="gr92" draw:text-style-name="P2" draw:layer="layout" svg:width="0.265cm" svg:height="0.392cm" svg:x="12.51cm" svg:y="8.449cm">
          <text:p/>
          <draw:enhanced-geometry svg:viewBox="0 0 60 89" draw:type="non-primitive" draw:enhanced-path="M 60 0  L 30 89  L 0 0  L 60 0  Z N"/>
        </draw:custom-shape>
        <draw:line draw:style-name="gr91" draw:text-style-name="P1" draw:layer="layout" svg:x1="13.406cm" svg:y1="6.857cm" svg:x2="13.406cm" svg:y2="7.766cm">
          <text:p/>
        </draw:line>
        <draw:custom-shape draw:style-name="gr92" draw:text-style-name="P2" draw:layer="layout" svg:width="0.265cm" svg:height="0.396cm" svg:x="13.273cm" svg:y="6.496cm">
          <text:p/>
          <draw:enhanced-geometry svg:viewBox="0 0 60 90" draw:type="non-primitive" draw:enhanced-path="M 0 90  L 30 0  L 60 90  L 0 90  Z N"/>
        </draw:custom-shape>
        <draw:custom-shape draw:style-name="gr92" draw:text-style-name="P2" draw:layer="layout" svg:width="0.265cm" svg:height="0.397cm" svg:x="13.273cm" svg:y="7.73cm">
          <text:p/>
          <draw:enhanced-geometry svg:viewBox="0 0 60 90" draw:type="non-primitive" draw:enhanced-path="M 60 0  L 30 90  L 0 0  L 60 0  Z N"/>
        </draw:custom-shape>
        <draw:g>
          <draw:line draw:style-name="gr91" draw:text-style-name="P1" draw:layer="layout" svg:x1="15.438cm" svg:y1="6.813cm" svg:x2="15.438cm" svg:y2="7.108cm">
            <text:p/>
          </draw:line>
          <draw:custom-shape draw:style-name="gr92" draw:text-style-name="P2" draw:layer="layout" svg:width="0.26cm" svg:height="0.392cm" svg:x="15.306cm" svg:y="6.456cm">
            <text:p/>
            <draw:enhanced-geometry svg:viewBox="0 0 59 89" draw:type="non-primitive" draw:enhanced-path="M 0 89  L 30 0  L 59 89  L 0 89  Z N"/>
          </draw:custom-shape>
          <draw:custom-shape draw:style-name="gr92" draw:text-style-name="P2" draw:layer="layout" svg:width="0.26cm" svg:height="0.392cm" svg:x="15.306cm" svg:y="7.078cm">
            <text:p/>
            <draw:enhanced-geometry svg:viewBox="0 0 59 89" draw:type="non-primitive" draw:enhanced-path="M 59 0  L 30 89  L 0 0  L 59 0  Z N"/>
          </draw:custom-shape>
          <draw:custom-shape draw:style-name="gr4" draw:text-style-name="P2" draw:layer="layout" svg:width="0.633cm" svg:height="0.339cm" svg:x="13.984cm" svg:y="7.051cm">
            <text:p text:style-name="P3"><text:span text:style-name="T1">call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317cm" svg:height="0.763cm" svg:x="12.034cm" svg:y="9.39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4.317cm" svg:height="0.763cm" svg:x="12.034cm" svg:y="9.3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495cm" svg:height="0.339cm" svg:x="12.956cm" svg:y="9.591cm">
            <text:p text:style-name="P3"><text:span text:style-name="T1">Application Server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" draw:layer="layout" svg:width="1.058cm" svg:height="0.027cm" svg:x="15.968cm" svg:y="12.55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" draw:layer="layout" svg:width="1.058cm" svg:height="0.026cm" svg:x="15.968cm" svg:y="12.581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" draw:layer="layout" svg:width="1.058cm" svg:height="0.027cm" svg:x="15.968cm" svg:y="12.607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2" draw:layer="layout" svg:width="1.058cm" svg:height="0.026cm" svg:x="15.968cm" svg:y="12.634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2" draw:layer="layout" svg:width="1.058cm" svg:height="0.027cm" svg:x="15.968cm" svg:y="12.66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" draw:layer="layout" svg:width="1.058cm" svg:height="0.026cm" svg:x="15.968cm" svg:y="12.68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" draw:layer="layout" svg:width="1.058cm" svg:height="0.027cm" svg:x="15.968cm" svg:y="12.713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" draw:layer="layout" svg:width="1.058cm" svg:height="0.026cm" svg:x="15.968cm" svg:y="12.74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" draw:layer="layout" svg:width="1.058cm" svg:height="0.027cm" svg:x="15.968cm" svg:y="12.766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2" draw:layer="layout" svg:width="1.058cm" svg:height="0.026cm" svg:x="15.968cm" svg:y="12.793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2" draw:layer="layout" svg:width="1.058cm" svg:height="0.027cm" svg:x="15.968cm" svg:y="12.819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2" draw:layer="layout" svg:width="1.058cm" svg:height="0.026cm" svg:x="15.968cm" svg:y="12.84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" draw:layer="layout" svg:width="1.058cm" svg:height="0.026cm" svg:x="15.968cm" svg:y="12.872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2" draw:layer="layout" svg:width="1.058cm" svg:height="0.027cm" svg:x="15.968cm" svg:y="12.89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" draw:layer="layout" svg:width="1.058cm" svg:height="0.026cm" svg:x="15.968cm" svg:y="12.925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2" draw:layer="layout" svg:width="1.058cm" svg:height="0.027cm" svg:x="15.968cm" svg:y="12.95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1.058cm" svg:height="0.026cm" svg:x="15.968cm" svg:y="12.978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" draw:layer="layout" svg:width="1.058cm" svg:height="0.027cm" svg:x="15.968cm" svg:y="13.004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2" draw:layer="layout" svg:width="1.058cm" svg:height="0.026cm" svg:x="15.968cm" svg:y="13.031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2" draw:layer="layout" svg:width="1.058cm" svg:height="0.027cm" svg:x="15.968cm" svg:y="13.057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2" draw:layer="layout" svg:width="1.058cm" svg:height="0.026cm" svg:x="15.968cm" svg:y="13.084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2" draw:layer="layout" svg:width="1.058cm" svg:height="0.027cm" svg:x="15.968cm" svg:y="13.11cm">
            <text:p/>
            <draw:enhanced-geometry svg:viewBox="0 0 21600 21600" draw:type="rectangle" draw:enhanced-path="M 0 0 L 21600 0 21600 21600 0 21600 0 0 Z N"/>
          </draw:custom-shape>
          <draw:custom-shape draw:style-name="gr136" draw:text-style-name="P2" draw:layer="layout" svg:width="1.058cm" svg:height="0.026cm" svg:x="15.968cm" svg:y="13.137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" draw:layer="layout" svg:width="0.988cm" svg:height="0.556cm" svg:x="16.007cm" svg:y="12.585cm">
            <text:p/>
            <draw:enhanced-geometry svg:viewBox="0 0 599 335" draw:type="non-primitive" draw:enhanced-path="M 228 335  L 599 127  L 369 0  L 0 206  C 59 273 139 318 228 335  N"/>
          </draw:custom-shape>
          <draw:frame draw:style-name="gr6" draw:text-style-name="P1" draw:layer="layout" svg:width="0.449cm" svg:height="1.138cm" svg:x="15.968cm" svg:y="12.898cm">
            <draw:image xlink:href="Pictures/10000000000000110000002B15016D5D.png" xlink:type="simple" xlink:show="embed" xlink:actuate="onLoad">
              <text:p/>
            </draw:image>
          </draw:frame>
          <draw:custom-shape draw:style-name="gr63" draw:text-style-name="P2" draw:layer="layout" svg:width="0.375cm" svg:height="1.072cm" svg:x="16.007cm" svg:y="12.929cm">
            <text:p/>
            <draw:enhanced-geometry svg:viewBox="0 0 227 650" draw:type="non-primitive" draw:enhanced-path="M 227 129  C 138 112 58 67 0 0  L 0 0  L 0 531  C 59 594 139 636 227 650  L 227 129  N"/>
          </draw:custom-shape>
          <draw:frame draw:style-name="gr6" draw:text-style-name="P1" draw:layer="layout" svg:width="0.688cm" svg:height="1.27cm" svg:x="16.338cm" svg:y="12.766cm">
            <draw:image xlink:href="Pictures/2000000A0000020A000003D18B6A3189.wmf" xlink:type="simple" xlink:show="embed" xlink:actuate="onLoad">
              <text:p/>
            </draw:image>
          </draw:frame>
          <draw:frame draw:style-name="gr6" draw:text-style-name="P1" draw:layer="layout" svg:width="0.688cm" svg:height="1.27cm" svg:x="16.338cm" svg:y="12.766cm">
            <draw:image xlink:href="Pictures/200000070000020A000003D1C9796303.wmf" xlink:type="simple" xlink:show="embed" xlink:actuate="onLoad">
              <text:p/>
            </draw:image>
          </draw:frame>
          <draw:custom-shape draw:style-name="gr63" draw:text-style-name="P2" draw:layer="layout" svg:width="0.613cm" svg:height="1.204cm" svg:x="16.382cm" svg:y="12.797cm">
            <text:p/>
            <draw:enhanced-geometry svg:viewBox="0 0 139 273" draw:type="non-primitive" draw:enhanced-path="M 0 78  L 0 273  L 139 196  L 139 0  L 0 78  Z N"/>
          </draw:custom-shape>
          <draw:custom-shape draw:style-name="gr88" draw:text-style-name="P2" draw:layer="layout" svg:width="0.988cm" svg:height="1.416cm" svg:x="16.007cm" svg:y="12.585cm">
            <text:p/>
            <draw:enhanced-geometry svg:viewBox="0 0 599 856" draw:type="non-primitive" draw:enhanced-path="M 599 127  L 369 0  L 0 206  L 1 737  C 60 800 140 842 228 856  L 599 649  L 599 127  Z N"/>
          </draw:custom-shape>
          <draw:frame draw:style-name="gr6" draw:text-style-name="P1" draw:layer="layout" svg:width="0.185cm" svg:height="0.212cm" svg:x="16.1cm" svg:y="13.401cm">
            <draw:image xlink:href="Pictures/2000000A0000007E00000093000CB921.wmf" xlink:type="simple" xlink:show="embed" xlink:actuate="onLoad">
              <text:p/>
            </draw:image>
          </draw:frame>
          <draw:frame draw:style-name="gr6" draw:text-style-name="P1" draw:layer="layout" svg:width="0.185cm" svg:height="0.212cm" svg:x="16.1cm" svg:y="13.401cm">
            <draw:image xlink:href="Pictures/200000070000007E00000093198DF567.wmf" xlink:type="simple" xlink:show="embed" xlink:actuate="onLoad">
              <text:p/>
            </draw:image>
          </draw:frame>
          <draw:custom-shape draw:style-name="gr62" draw:text-style-name="P2" draw:layer="layout" svg:width="0.071cm" svg:height="0.088cm" svg:x="16.144cm" svg:y="13.454cm">
            <text:p/>
            <draw:enhanced-geometry svg:viewBox="0 0 16 20" draw:type="non-primitive" draw:enhanced-path="M 14 8  C 13 3 8 0 5 2  C 2 3 0 8 2 12  C 4 17 8 20 11 19  C 14 18 16 13 14 8  N"/>
          </draw:custom-shape>
          <draw:custom-shape draw:style-name="gr89" draw:text-style-name="P2" draw:layer="layout" svg:width="0.251cm" svg:height="0.238cm" svg:x="16.069cm" svg:y="13.639cm">
            <text:p/>
            <draw:enhanced-geometry svg:viewBox="0 0 154 144" draw:type="non-primitive" draw:enhanced-path="M 0 0  C 46 38 98 66 154 81 M 0 31  C 46 70 98 98 154 113 M 0 63  C 46 102 98 130 154 144  N"/>
          </draw:custom-shape>
          <draw:custom-shape draw:style-name="gr61" draw:text-style-name="P2" draw:layer="layout" svg:width="0.278cm" svg:height="0.159cm" svg:x="16.056cm" svg:y="13.092cm">
            <text:p/>
            <draw:enhanced-geometry svg:viewBox="0 0 166 95" draw:type="non-primitive" draw:enhanced-path="M 6 14  C 50 52 102 80 159 95  C 163 94 166 90 165 86  C 164 84 162 81 159 81  C 103 66 52 39 9 2  C 7 0 3 0 1 2  C 0 3 0 5 0 6  C 0 9 3 13 6 14  N"/>
          </draw:custom-shape>
          <draw:custom-shape draw:style-name="gr62" draw:text-style-name="P2" draw:layer="layout" svg:width="0.278cm" svg:height="0.159cm" svg:x="16.056cm" svg:y="13.092cm">
            <text:p/>
            <draw:enhanced-geometry svg:viewBox="0 0 63 36" draw:type="non-primitive" draw:enhanced-path="M 3 5  C 19 20 39 30 60 36  C 61 35 63 34 62 32  C 62 32 61 31 60 31  C 39 25 20 15 4 1  C 3 0 1 0 1 1  C 0 1 0 2 0 2  C 0 4 1 5 3 5  N"/>
          </draw:custom-shape>
          <draw:frame draw:style-name="gr6" draw:text-style-name="P1" draw:layer="layout" svg:width="0.132cm" svg:height="0.105cm" svg:x="16.1cm" svg:y="13.137cm">
            <draw:image xlink:href="Pictures/1000000000000005000000042B9062B4.png" xlink:type="simple" xlink:show="embed" xlink:actuate="onLoad">
              <text:p/>
            </draw:image>
          </draw:frame>
          <draw:custom-shape draw:style-name="gr90" draw:text-style-name="P2" draw:layer="layout" svg:width="0.084cm" svg:height="0.061cm" svg:x="16.131cm" svg:y="13.159cm">
            <text:p/>
            <draw:enhanced-geometry svg:viewBox="0 0 19 14" draw:type="non-primitive" draw:enhanced-path="M 19 14  C 16 4 8 0 2 5  C 0 9 5 13 13 14  C 15 14 17 14 19 14  N"/>
          </draw:custom-shape>
          <draw:frame draw:style-name="gr6" draw:text-style-name="P1" draw:layer="layout" svg:width="0.317cm" svg:height="0.265cm" svg:x="16.021cm" svg:y="13.163cm">
            <draw:image xlink:href="Pictures/2000000A000000E6000000BCB04F38CB.wmf" xlink:type="simple" xlink:show="embed" xlink:actuate="onLoad">
              <text:p/>
            </draw:image>
          </draw:frame>
          <draw:frame draw:style-name="gr6" draw:text-style-name="P1" draw:layer="layout" svg:width="0.317cm" svg:height="0.265cm" svg:x="16.021cm" svg:y="13.163cm">
            <draw:image xlink:href="Pictures/20000007000000E6000000BC84F2377C.wmf" xlink:type="simple" xlink:show="embed" xlink:actuate="onLoad">
              <text:p/>
            </draw:image>
          </draw:frame>
          <draw:custom-shape draw:style-name="gr61" draw:text-style-name="P2" draw:layer="layout" svg:width="0.251cm" svg:height="0.15cm" svg:x="16.069cm" svg:y="13.203cm">
            <text:p/>
            <draw:enhanced-geometry svg:viewBox="0 0 154 91" draw:type="non-primitive" draw:enhanced-path="M 0 10  C 44 48 97 76 154 91  L 154 91  L 154 81  C 97 65 45 37 0 0  L 0 10  Z N"/>
          </draw:custom-shape>
          <draw:custom-shape draw:style-name="gr63" draw:text-style-name="P2" draw:layer="layout" svg:width="0.251cm" svg:height="0.199cm" svg:x="16.069cm" svg:y="13.189cm">
            <text:p/>
            <draw:enhanced-geometry svg:viewBox="0 0 154 122" draw:type="non-primitive" draw:enhanced-path="M 0 0  L 0 41  C 45 78 97 106 154 122  N"/>
          </draw:custom-shape>
          <draw:custom-shape draw:style-name="gr62" draw:text-style-name="P2" draw:layer="layout" svg:width="0.251cm" svg:height="0.203cm" svg:x="16.069cm" svg:y="13.189cm">
            <text:p/>
            <draw:enhanced-geometry svg:viewBox="0 0 154 123" draw:type="non-primitive" draw:enhanced-path="M 154 123  L 154 81  C 97 65 45 37 0 0  N"/>
          </draw:custom-shape>
          <draw:custom-shape draw:style-name="gr4" draw:text-style-name="P2" draw:layer="layout" svg:width="1.179cm" svg:height="0.339cm" svg:x="15.942cm" svg:y="14.221cm">
            <text:p text:style-name="P3"><text:span text:style-name="T1">Backen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317cm" svg:height="0.758cm" svg:x="12.0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4.317cm" svg:height="0.758cm" svg:x="12.034cm" svg:y="10.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68cm" svg:height="0.339cm" svg:x="13.425cm" svg:y="10.358cm">
            <text:p text:style-name="P3"><text:span text:style-name="T1">Web Serv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028cm" svg:height="1.521cm" svg:x="11.157cm" svg:y="2.7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028cm" svg:height="1.521cm" svg:x="11.157cm" svg:y="2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357cm" svg:height="0.339cm" svg:x="11.493cm" svg:y="3.347cm">
            <text:p text:style-name="P3"><text:span text:style-name="T1">Controll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028cm" svg:height="1.526cm" svg:x="11.157cm" svg:y="4.55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028cm" svg:height="1.526cm" svg:x="11.157cm" svg:y="4.5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797cm" svg:height="0.339cm" svg:x="11.31cm" svg:y="4.961cm">
            <text:p text:style-name="P3"><text:span text:style-name="T1">Presentation 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43cm" svg:height="0.339cm" svg:x="11.795cm" svg:y="5.305cm">
            <text:p text:style-name="P3"><text:span text:style-name="T1">Lay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033cm" svg:height="3.303cm" svg:x="13.441cm" svg:y="2.7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033cm" svg:height="3.303cm" svg:x="13.441cm" svg:y="2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34cm" svg:height="0.339cm" svg:x="13.824cm" svg:y="4.088cm">
            <text:p text:style-name="P3"><text:span text:style-name="T1">Business 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357cm" svg:height="0.339cm" svg:x="13.768cm" svg:y="4.405cm">
            <text:p text:style-name="P3"><text:span text:style-name="T1">Function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033cm" svg:height="3.303cm" svg:x="15.725cm" svg:y="2.7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033cm" svg:height="3.303cm" svg:x="15.725cm" svg:y="2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433cm" svg:height="0.339cm" svg:x="16.029cm" svg:y="4.247cm">
            <text:p text:style-name="P3"><text:span text:style-name="T1">Data Lay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033cm" svg:height="1.526cm" svg:x="17.251cm" svg:y="10.2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2.033cm" svg:height="1.526cm" svg:x="17.251cm" svg:y="10.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55cm" svg:height="0.339cm" svg:x="17.637cm" svg:y="10.861cm">
            <text:p text:style-name="P3"><text:span text:style-name="T1">Database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291cm" svg:height="0.264cm" svg:x="13.216cm" svg:y="17.079cm">
            <draw:image xlink:href="Pictures/100000000000000B0000000A612FB218.png" xlink:type="simple" xlink:show="embed" xlink:actuate="onLoad">
              <text:p/>
            </draw:image>
          </draw:frame>
          <draw:custom-shape draw:style-name="gr11" draw:text-style-name="P2" draw:layer="layout" svg:width="0.225cm" svg:height="0.207cm" svg:x="13.251cm" svg:y="17.11cm">
            <text:p/>
            <draw:enhanced-geometry svg:viewBox="0 0 51 47" draw:type="non-primitive" draw:enhanced-path="M 0 47  L 0 34  L 51 0  L 51 17  L 0 47  Z N"/>
          </draw:custom-shape>
          <draw:custom-shape draw:style-name="gr54" draw:text-style-name="P2" draw:layer="layout" svg:width="0.767cm" svg:height="0.026cm" svg:x="12.74cm" svg:y="16.7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67cm" svg:height="0.027cm" svg:x="12.74cm" svg:y="16.81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767cm" svg:height="0.026cm" svg:x="12.74cm" svg:y="16.84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67cm" svg:height="0.027cm" svg:x="12.74cm" svg:y="16.8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767cm" svg:height="0.026cm" svg:x="12.74cm" svg:y="16.8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767cm" svg:height="0.027cm" svg:x="12.74cm" svg:y="16.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767cm" svg:height="0.026cm" svg:x="12.74cm" svg:y="16.94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767cm" svg:height="0.026cm" svg:x="12.74cm" svg:y="16.97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767cm" svg:height="0.027cm" svg:x="12.74cm" svg:y="16.9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767cm" svg:height="0.026cm" svg:x="12.74cm" svg:y="17.02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767cm" svg:height="0.027cm" svg:x="12.74cm" svg:y="17.05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767cm" svg:height="0.026cm" svg:x="12.74cm" svg:y="17.0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767cm" svg:height="0.027cm" svg:x="12.74cm" svg:y="17.1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767cm" svg:height="0.026cm" svg:x="12.74cm" svg:y="17.13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767cm" svg:height="0.027cm" svg:x="12.74cm" svg:y="17.15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0.767cm" svg:height="0.026cm" svg:x="12.74cm" svg:y="17.18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767cm" svg:height="0.027cm" svg:x="12.74cm" svg:y="17.2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767cm" svg:height="0.026cm" svg:x="12.74cm" svg:y="17.23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767cm" svg:height="0.027cm" svg:x="12.74cm" svg:y="17.26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71cm" svg:height="0.437cm" svg:x="12.766cm" svg:y="16.823cm">
            <text:p/>
            <draw:enhanced-geometry svg:viewBox="0 0 161 99" draw:type="non-primitive" draw:enhanced-path="M 0 35  L 49 0  L 161 65  L 110 99  L 0 35  Z N"/>
          </draw:custom-shape>
          <draw:custom-shape draw:style-name="gr54" draw:text-style-name="P2" draw:layer="layout" svg:width="1.006cm" svg:height="0.027cm" svg:x="13.057cm" svg:y="16.2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06cm" svg:height="0.026cm" svg:x="13.057cm" svg:y="16.31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006cm" svg:height="0.026cm" svg:x="13.057cm" svg:y="16.3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006cm" svg:height="0.027cm" svg:x="13.057cm" svg:y="16.36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06cm" svg:height="0.026cm" svg:x="13.057cm" svg:y="16.39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006cm" svg:height="0.027cm" svg:x="13.057cm" svg:y="16.41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006cm" svg:height="0.026cm" svg:x="13.057cm" svg:y="16.4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006cm" svg:height="0.027cm" svg:x="13.057cm" svg:y="16.4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1.006cm" svg:height="0.026cm" svg:x="13.057cm" svg:y="16.4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006cm" svg:height="0.027cm" svg:x="13.057cm" svg:y="16.5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.006cm" svg:height="0.026cm" svg:x="13.057cm" svg:y="16.5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1.006cm" svg:height="0.027cm" svg:x="13.057cm" svg:y="16.57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1.006cm" svg:height="0.026cm" svg:x="13.057cm" svg:y="16.60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1.006cm" svg:height="0.027cm" svg:x="13.057cm" svg:y="16.62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006cm" svg:height="0.026cm" svg:x="13.057cm" svg:y="16.65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1.006cm" svg:height="0.026cm" svg:x="13.057cm" svg:y="16.68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06cm" svg:height="0.027cm" svg:x="13.057cm" svg:y="16.70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1.006cm" svg:height="0.026cm" svg:x="13.057cm" svg:y="16.73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1.006cm" svg:height="0.027cm" svg:x="13.057cm" svg:y="16.76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006cm" svg:height="0.026cm" svg:x="13.057cm" svg:y="16.78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1.006cm" svg:height="0.027cm" svg:x="13.057cm" svg:y="16.81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1.006cm" svg:height="0.026cm" svg:x="13.057cm" svg:y="16.84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1.006cm" svg:height="0.027cm" svg:x="13.057cm" svg:y="16.86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926cm" svg:height="0.542cm" svg:x="13.11cm" svg:y="16.325cm">
            <text:p/>
            <draw:enhanced-geometry svg:viewBox="0 0 561 327" draw:type="non-primitive" draw:enhanced-path="M 290 327  L 561 170  L 270 0  L 0 160  C 82 239 181 296 290 327  Z N"/>
          </draw:custom-shape>
          <draw:frame draw:style-name="gr6" draw:text-style-name="P1" draw:layer="layout" svg:width="0.159cm" svg:height="0.582cm" svg:x="13.586cm" svg:y="16.232cm">
            <draw:image xlink:href="Pictures/100000000000000600000016BF44A4A1.png" xlink:type="simple" xlink:show="embed" xlink:actuate="onLoad">
              <text:p/>
            </draw:image>
          </draw:frame>
          <draw:custom-shape draw:style-name="gr11" draw:text-style-name="P2" draw:layer="layout" svg:width="0.092cm" svg:height="0.521cm" svg:x="13.622cm" svg:y="16.267cm">
            <text:p/>
            <draw:enhanced-geometry svg:viewBox="0 0 21 118" draw:type="non-primitive" draw:enhanced-path="M 0 118  L 0 13  L 21 0  L 20 100  L 0 118  Z N"/>
          </draw:custom-shape>
          <draw:frame draw:style-name="gr6" draw:text-style-name="P1" draw:layer="layout" svg:width="0.238cm" svg:height="0.476cm" svg:x="13.666cm" svg:y="16.206cm">
            <draw:image xlink:href="Pictures/2000000A000000A800000162DBCD2B42.wmf" xlink:type="simple" xlink:show="embed" xlink:actuate="onLoad">
              <text:p/>
            </draw:image>
          </draw:frame>
          <draw:frame draw:style-name="gr6" draw:text-style-name="P1" draw:layer="layout" svg:width="0.238cm" svg:height="0.476cm" svg:x="13.666cm" svg:y="16.206cm">
            <draw:image xlink:href="Pictures/20000007000000A80000016237D9CA4D.wmf" xlink:type="simple" xlink:show="embed" xlink:actuate="onLoad">
              <text:p/>
            </draw:image>
          </draw:frame>
          <draw:custom-shape draw:style-name="gr11" draw:text-style-name="P2" draw:layer="layout" svg:width="0.176cm" svg:height="0.419cm" svg:x="13.71cm" svg:y="16.245cm">
            <text:p/>
            <draw:enhanced-geometry svg:viewBox="0 0 40 95" draw:type="non-primitive" draw:enhanced-path="M 1 15  L 40 0  L 40 62  L 0 95  L 1 15  Z N"/>
          </draw:custom-shape>
          <draw:custom-shape draw:style-name="gr35" draw:text-style-name="P2" draw:layer="layout" svg:width="0.529cm" svg:height="0.026cm" svg:x="13.401cm" svg:y="16.02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529cm" svg:height="0.026cm" svg:x="13.401cm" svg:y="16.04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29cm" svg:height="0.027cm" svg:x="13.401cm" svg:y="16.07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529cm" svg:height="0.026cm" svg:x="13.401cm" svg:y="16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529cm" svg:height="0.027cm" svg:x="13.401cm" svg:y="16.12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529cm" svg:height="0.026cm" svg:x="13.401cm" svg:y="16.15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29cm" svg:height="0.027cm" svg:x="13.401cm" svg:y="16.17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29cm" svg:height="0.026cm" svg:x="13.401cm" svg:y="16.2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29cm" svg:height="0.027cm" svg:x="13.401cm" svg:y="16.23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529cm" svg:height="0.026cm" svg:x="13.401cm" svg:y="16.2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529cm" svg:height="0.027cm" svg:x="13.401cm" svg:y="16.28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529cm" svg:height="0.026cm" svg:x="13.401cm" svg:y="16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54cm" svg:height="0.247cm" svg:x="13.432cm" svg:y="16.065cm">
            <text:p/>
            <draw:enhanced-geometry svg:viewBox="0 0 103 56" draw:type="non-primitive" draw:enhanced-path="M 64 56  L 64 46  L 0 9  L 32 0  L 103 41  L 64 56  Z N"/>
          </draw:custom-shape>
          <draw:frame draw:style-name="gr6" draw:text-style-name="P1" draw:layer="layout" svg:width="0.503cm" svg:height="0.529cm" svg:x="13.56cm" svg:y="16.576cm">
            <draw:image xlink:href="Pictures/2000000A000001780000018B909375E6.wmf" xlink:type="simple" xlink:show="embed" xlink:actuate="onLoad">
              <text:p/>
            </draw:image>
          </draw:frame>
          <draw:frame draw:style-name="gr6" draw:text-style-name="P1" draw:layer="layout" svg:width="0.503cm" svg:height="0.529cm" svg:x="13.56cm" svg:y="16.576cm">
            <draw:image xlink:href="Pictures/20000007000001780000018B45C71BA4.wmf" xlink:type="simple" xlink:show="embed" xlink:actuate="onLoad">
              <text:p/>
            </draw:image>
          </draw:frame>
          <draw:custom-shape draw:style-name="gr11" draw:text-style-name="P2" draw:layer="layout" svg:width="0.45cm" svg:height="0.459cm" svg:x="13.586cm" svg:y="16.607cm">
            <text:p/>
            <draw:enhanced-geometry svg:viewBox="0 0 102 104" draw:type="non-primitive" draw:enhanced-path="M 0 59  L 102 0  L 102 45  L 0 104  L 0 59  Z N"/>
          </draw:custom-shape>
          <draw:custom-shape draw:style-name="gr45" draw:text-style-name="P2" draw:layer="layout" svg:width="0.556cm" svg:height="0.026cm" svg:x="13.189cm" svg:y="16.02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556cm" svg:height="0.026cm" svg:x="13.189cm" svg:y="16.04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56cm" svg:height="0.027cm" svg:x="13.189cm" svg:y="16.07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556cm" svg:height="0.026cm" svg:x="13.189cm" svg:y="16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556cm" svg:height="0.027cm" svg:x="13.189cm" svg:y="16.12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556cm" svg:height="0.026cm" svg:x="13.189cm" svg:y="16.15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56cm" svg:height="0.027cm" svg:x="13.189cm" svg:y="16.17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56cm" svg:height="0.026cm" svg:x="13.189cm" svg:y="16.2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56cm" svg:height="0.027cm" svg:x="13.189cm" svg:y="16.23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556cm" svg:height="0.026cm" svg:x="13.189cm" svg:y="16.2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556cm" svg:height="0.027cm" svg:x="13.189cm" svg:y="16.28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556cm" svg:height="0.026cm" svg:x="13.189cm" svg:y="16.31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556cm" svg:height="0.026cm" svg:x="13.189cm" svg:y="16.3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98cm" svg:height="0.278cm" svg:x="13.216cm" svg:y="16.047cm">
            <text:p/>
            <draw:enhanced-geometry svg:viewBox="0 0 301 168" draw:type="non-primitive" draw:enhanced-path="M 0 27  L 70 0  L 130 35  L 301 134  L 244 168  C 154 138 71 91 0 27  Z N"/>
          </draw:custom-shape>
          <draw:frame draw:style-name="gr6" draw:text-style-name="P1" draw:layer="layout" svg:width="0.555cm" svg:height="0.396cm" svg:x="12.74cm" svg:y="16.947cm">
            <draw:image xlink:href="Pictures/2000000A000001A20000012343C7564F.wmf" xlink:type="simple" xlink:show="embed" xlink:actuate="onLoad">
              <text:p/>
            </draw:image>
          </draw:frame>
          <draw:frame draw:style-name="gr6" draw:text-style-name="P1" draw:layer="layout" svg:width="0.555cm" svg:height="0.396cm" svg:x="12.74cm" svg:y="16.947cm">
            <draw:image xlink:href="Pictures/20000007000001A2000001234C36FC8F.wmf" xlink:type="simple" xlink:show="embed" xlink:actuate="onLoad">
              <text:p/>
            </draw:image>
          </draw:frame>
          <draw:custom-shape draw:style-name="gr36" draw:text-style-name="P2" draw:layer="layout" svg:width="0.485cm" svg:height="0.34cm" svg:x="12.766cm" svg:y="16.977cm">
            <text:p/>
            <draw:enhanced-geometry svg:viewBox="0 0 110 77" draw:type="non-primitive" draw:enhanced-path="M 0 0  L 110 64  L 110 77  L 0 13  L 0 0  Z N"/>
          </draw:custom-shape>
          <draw:custom-shape draw:style-name="gr12" draw:text-style-name="P2" draw:layer="layout" svg:width="0.595cm" svg:height="0.366cm" svg:x="12.819cm" svg:y="16.854cm">
            <text:p/>
            <draw:enhanced-geometry svg:viewBox="0 0 135 83" draw:type="non-primitive" draw:enhanced-path="M 0 24  L 8 29  L 15 25  L 7 20  L 0 24  Z M 10 18  L 18 22  L 25 18  L 17 13  L 10 18  Z M 20 11  L 28 16  L 35 11  L 27 6  L 20 11  Z M 30 4  L 38 9  L 45 4  L 36 0  L 30 4  Z M 45 13  L 53 18  L 60 13  L 51 9  L 45 13  Z M 60 22  L 68 27  L 75 22  L 66 18  L 60 22  Z M 75 31  L 83 36  L 90 32  L 81 27  L 75 31  Z M 105 49  L 113 54  L 120 50  L 111 45  L 105 49  Z M 120 58  L 128 63  L 135 59  L 126 54  L 120 58  Z M 110 65  L 118 70  L 125 66  L 116 61  L 110 65  Z M 95 56  L 103 61  L 110 57  L 102 52  L 95 56  Z M 90 40  L 98 45  L 105 41  L 96 36  L 90 40  Z M 80 47  L 88 52  L 95 48  L 87 43  L 80 47  Z M 65 38  L 73 43  L 80 38  L 72 34  L 65 38  Z M 50 29  L 58 34  L 65 29  L 57 25  L 50 29  Z M 35 20  L 43 25  L 50 20  L 42 16  L 35 20  Z M 25 27  L 33 31  L 40 27  L 32 22  L 25 27  Z M 40 36  L 48 40  L 55 36  L 47 31  L 40 36  Z M 55 45  L 63 49  L 70 45  L 62 40  L 55 45  Z M 70 54  L 78 58  L 84 54  L 77 49  L 70 54  Z M 85 63  L 93 67  L 99 63  L 92 58  L 85 63  Z M 100 72  L 108 76  L 114 72  L 107 67  L 100 72  Z M 90 78  L 98 83  L 105 79  L 96 74  L 90 78  Z M 75 69  L 83 74  L 90 70  L 81 65  L 75 69  Z M 30 42  L 68 65  L 75 61  L 36 38  L 30 42  Z M 15 33  L 23 38  L 30 34  L 22 29  L 15 33  Z N"/>
          </draw:custom-shape>
          <draw:custom-shape draw:style-name="gr58" draw:text-style-name="P2" draw:layer="layout" svg:width="0.635cm" svg:height="0.397cm" svg:x="12.819cm" svg:y="16.86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595cm" svg:height="0.357cm" svg:x="12.819cm" svg:y="16.872cm">
            <text:p/>
            <draw:enhanced-geometry svg:viewBox="0 0 135 81" draw:type="non-primitive" draw:enhanced-path="M 30 2  L 38 7  L 38 5  L 30 0  L 30 2  Z M 45 11  L 53 16  L 53 14  L 45 9  L 45 11  Z M 60 20  L 68 25  L 68 23  L 60 18  L 60 20  Z M 75 29  L 83 34  L 83 32  L 75 27  L 75 29  Z M 90 38  L 98 43  L 98 41  L 90 36  L 90 38  Z M 105 47  L 113 52  L 113 50  L 105 45  L 105 47  Z M 38 5  L 38 7  L 45 2  L 45 0  L 38 5  Z M 53 14  L 53 16  L 60 12  L 60 9  L 53 14  Z M 68 23  L 68 25  L 75 21  L 75 18  L 68 23  Z M 83 32  L 83 34  L 90 30  L 90 28  L 83 32  Z M 98 41  L 98 43  L 105 39  L 105 37  L 98 41  Z M 113 50  L 113 52  L 120 48  L 120 46  L 113 50  Z M 120 56  L 128 61  L 128 59  L 120 54  L 120 56  Z M 128 59  L 128 61  L 135 57  L 135 55  L 128 59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7  L 65 25  L 58 30  Z M 73 39  L 73 41  L 80 36  L 80 34  L 73 39  Z M 88 48  L 88 50  L 95 45  L 95 44  L 88 48  Z M 103 57  L 103 59  L 110 54  L 110 53  L 103 57  Z M 110 63  L 118 68  L 118 66  L 110 61  L 110 63  Z M 118 66  L 118 68  L 125 63  L 125 62  L 118 66  Z M 10 15  L 18 20  L 18 18  L 10 14  L 10 15  Z M 25 24  L 33 29  L 33 27  L 25 23  L 25 24  Z M 40 33  L 48 38  L 48 36  L 40 32  L 40 33  Z M 55 42  L 63 47  L 63 45  L 55 41  L 55 42  Z M 70 52  L 78 56  L 78 54  L 70 50  L 70 52  Z M 85 61  L 93 65  L 93 63  L 85 59  L 85 61  Z M 18 18  L 18 20  L 25 16  L 25 14  L 18 18  Z M 33 27  L 33 29  L 40 25  L 40 23  L 33 27  Z M 48 36  L 48 38  L 55 34  L 55 32  L 48 36  Z M 63 45  L 63 47  L 70 43  L 70 41  L 63 45  Z M 78 54  L 78 56  L 84 52  L 84 50  L 78 54  Z M 93 63  L 93 65  L 99 61  L 99 59  L 93 63  Z M 100 70  L 108 74  L 108 72  L 100 68  L 100 70  Z M 108 72  L 108 74  L 114 70  L 114 68  L 108 72  Z M 0 22  L 8 27  L 8 25  L 0 20  L 0 22  Z M 15 31  L 23 36  L 23 34  L 15 29  L 15 31  Z M 30 40  L 68 63  L 68 61  L 30 38  L 30 40  Z M 75 68  L 83 72  L 83 70  L 75 65  L 75 68  Z M 8 25  L 8 27  L 15 23  L 15 21  L 8 25  Z M 23 34  L 23 36  L 30 32  L 30 30  L 23 34  Z M 68 61  L 68 63  L 75 59  L 75 57  L 68 61  Z M 83 70  L 83 72  L 90 68  L 90 66  L 83 70  Z M 90 77  L 98 81  L 98 79  L 90 74  L 90 77  Z M 98 79  L 98 81  L 105 77  L 105 75  L 98 79  Z N"/>
          </draw:custom-shape>
          <draw:custom-shape draw:style-name="gr58" draw:text-style-name="P2" draw:layer="layout" svg:width="0.635cm" svg:height="0.397cm" svg:x="12.819cm" svg:y="16.86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" draw:layer="layout" svg:width="0.106cm" svg:height="0.185cm" svg:x="13.93cm" svg:y="16.65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058cm" svg:height="0.136cm" svg:x="13.93cm" svg:y="16.669cm">
            <text:p/>
            <draw:enhanced-geometry svg:viewBox="0 0 34 82" draw:type="non-primitive" draw:enhanced-path="M 18 9  L 32 1  C 33 0 34 1 34 2  C 34 2 34 2 34 2  L 34 62  C 34 63 34 64 34 64  L 20 72  C 19 72 18 72 18 71  C 18 71 17 71 17 70  L 17 10  C 17 10 18 9 18 9  Z M 1 19  L 9 14  C 10 14 11 14 12 15  C 12 15 12 15 12 16  L 12 16  L 12 76  C 12 76 11 77 11 77  L 11 77  L 3 82  C 2 82 1 82 1 81  C 1 81 0 80 0 80  L 0 20  C 0 20 1 19 1 19  Z N"/>
          </draw:custom-shape>
          <draw:custom-shape draw:style-name="gr59" draw:text-style-name="P2" draw:layer="layout" svg:width="0.106cm" svg:height="0.185cm" svg:x="13.93cm" svg:y="16.65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741cm" svg:height="1.032cm" svg:x="13.057cm" svg:y="16.047cm">
            <draw:image xlink:href="Pictures/2000000A00000233000003177BBFB603.wmf" xlink:type="simple" xlink:show="embed" xlink:actuate="onLoad">
              <text:p/>
            </draw:image>
          </draw:frame>
          <draw:frame draw:style-name="gr6" draw:text-style-name="P1" draw:layer="layout" svg:width="0.741cm" svg:height="1.032cm" svg:x="13.057cm" svg:y="16.047cm">
            <draw:image xlink:href="Pictures/200000070000023300000317C01764DC.wmf" xlink:type="simple" xlink:show="embed" xlink:actuate="onLoad">
              <text:p/>
            </draw:image>
          </draw:frame>
          <draw:custom-shape draw:style-name="gr36" draw:text-style-name="P2" draw:layer="layout" svg:width="0.512cm" svg:height="0.975cm" svg:x="13.11cm" svg:y="16.091cm">
            <text:p/>
            <draw:enhanced-geometry svg:viewBox="0 0 310 588" draw:type="non-primitive" draw:enhanced-path="M 310 421  C 218 397 134 349 66 283  L 66 283  L 66 0  C 137 64 220 112 310 141  L 310 141  L 310 421  Z M 0 421  C 81 500 181 558 290 588  L 290 588  L 290 468  C 181 438 81 380 0 301  L 0 301  L 0 421  Z N"/>
          </draw:custom-shape>
          <draw:custom-shape draw:style-name="gr36" draw:text-style-name="P2" draw:layer="layout" svg:width="0.649cm" svg:height="0.727cm" svg:x="13.145cm" svg:y="16.118cm">
            <text:p/>
            <draw:enhanced-geometry svg:viewBox="0 0 393 439" draw:type="non-primitive" draw:enhanced-path="M 0 334  C 20 353 42 371 65 386 M 0 351  C 20 371 42 389 65 404 M 0 369  C 20 388 42 406 65 421 M 0 386  C 20 406 42 424 65 439 M 234 12  L 348 79 M 249 8  L 363 74 M 264 4  L 378 70 M 279 0  L 393 66  N"/>
          </draw:custom-shape>
          <draw:custom-shape draw:style-name="gr11" draw:text-style-name="P2" draw:layer="layout" svg:width="0.291cm" svg:height="0.507cm" svg:x="13.269cm" svg:y="16.197cm">
            <text:p/>
            <draw:enhanced-geometry svg:viewBox="0 0 176 307" draw:type="non-primitive" draw:enhanced-path="M 0 0  L 0 203  C 52 248 112 283 176 307  N"/>
          </draw:custom-shape>
          <draw:custom-shape draw:style-name="gr37" draw:text-style-name="P2" draw:layer="layout" svg:width="1.27cm" svg:height="1.27cm" svg:x="12.766cm" svg:y="16.047cm">
            <text:p/>
            <draw:enhanced-geometry svg:viewBox="0 0 768 768" draw:type="non-primitive" draw:enhanced-path="M 497 615  L 768 458  L 768 338  L 678 285  L 678 120  L 489 10  L 402 35  L 343 0  L 273 27  L 273 290  L 207 328  L 207 448  C 288 527 388 585 497 615  Z M 0 563  L 131 470  L 430 643  L 430 688  L 293 768  L 0 598  L 0 563  Z N"/>
          </draw:custom-shape>
          <draw:custom-shape draw:style-name="gr61" draw:text-style-name="P2" draw:layer="layout" svg:width="0.168cm" svg:height="0.088cm" svg:x="13.401cm" svg:y="16.907cm">
            <text:p/>
            <draw:enhanced-geometry svg:viewBox="0 0 101 53" draw:type="non-primitive" draw:enhanced-path="M 9 0  L 94 34  C 99 36 101 42 99 47  C 98 50 95 52 91 53  L 9 20  C 4 19 0 14 1 8  C 2 4 5 1 9 0  Z N"/>
          </draw:custom-shape>
          <draw:custom-shape draw:style-name="gr12" draw:text-style-name="P2" draw:layer="layout" svg:width="0.238cm" svg:height="0.159cm" svg:x="13.348cm" svg:y="16.78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203cm" svg:height="0.124cm" svg:x="13.361cm" svg:y="16.814cm">
            <text:p/>
            <draw:enhanced-geometry svg:viewBox="0 0 46 28" draw:type="non-primitive" draw:enhanced-path="M 0 0  L 46 18  L 46 28  L 0 10  L 0 0  Z N"/>
          </draw:custom-shape>
          <draw:custom-shape draw:style-name="gr12" draw:text-style-name="P2" draw:layer="layout" svg:width="0.238cm" svg:height="0.159cm" svg:x="13.348cm" svg:y="16.788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" draw:layer="layout" svg:width="0.203cm" svg:height="0.124cm" svg:x="13.361cm" svg:y="16.814cm">
            <text:p/>
            <draw:enhanced-geometry svg:viewBox="0 0 46 28" draw:type="non-primitive" draw:enhanced-path="M 0 0  L 46 18  L 46 28 M 0 3  L 46 22  N"/>
          </draw:custom-shape>
          <draw:custom-shape draw:style-name="gr63" draw:text-style-name="P2" draw:layer="layout" svg:width="0.203cm" svg:height="0.124cm" svg:x="13.361cm" svg:y="16.814cm">
            <text:p/>
            <draw:enhanced-geometry svg:viewBox="0 0 46 28" draw:type="non-primitive" draw:enhanced-path="M 0 0  L 0 10  L 46 28  N"/>
          </draw:custom-shape>
          <draw:custom-shape draw:style-name="gr64" draw:text-style-name="P2" draw:layer="layout" svg:width="0.03cm" svg:height="0.04cm" svg:x="13.503cm" svg:y="16.704cm">
            <text:p/>
            <draw:enhanced-geometry svg:viewBox="0 0 7 9" draw:type="non-primitive" draw:enhanced-path="M 6 3  C 5 1 3 0 2 1  C 0 2 0 4 1 6  C 2 8 4 9 6 8  C 7 7 7 5 6 3  N"/>
          </draw:custom-shape>
          <draw:frame draw:style-name="gr6" draw:text-style-name="P1" draw:layer="layout" svg:width="0.344cm" svg:height="0.582cm" svg:x="13.216cm" svg:y="16.153cm">
            <draw:image xlink:href="Pictures/2000000A000000FB000001B686C21B5D.wmf" xlink:type="simple" xlink:show="embed" xlink:actuate="onLoad">
              <text:p/>
            </draw:image>
          </draw:frame>
          <draw:frame draw:style-name="gr6" draw:text-style-name="P1" draw:layer="layout" svg:width="0.344cm" svg:height="0.582cm" svg:x="13.216cm" svg:y="16.153cm">
            <draw:image xlink:href="Pictures/20000007000000FB000001B6CE1EDB0E.wmf" xlink:type="simple" xlink:show="embed" xlink:actuate="onLoad">
              <text:p/>
            </draw:image>
          </draw:frame>
          <draw:custom-shape draw:style-name="gr36" draw:text-style-name="P2" draw:layer="layout" svg:width="0.291cm" svg:height="0.507cm" svg:x="13.269cm" svg:y="16.197cm">
            <text:p/>
            <draw:enhanced-geometry svg:viewBox="0 0 176 307" draw:type="non-primitive" draw:enhanced-path="M 7 198  L 7 7  L 0 0  C 49 49 110 85 176 105  L 176 105  L 176 307  L 176 298  C 114 275 57 241 7 198  Z N"/>
          </draw:custom-shape>
          <draw:custom-shape draw:style-name="gr4" draw:text-style-name="P2" draw:layer="layout" svg:width="1.848cm" svg:height="0.339cm" svg:x="11.022cm" svg:y="17.476cm">
            <text:p text:style-name="P3"><text:span text:style-name="T1">Administrator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82cm" svg:height="0.767cm" svg:x="11.523cm" svg:y="16.603cm">
            <draw:image xlink:href="Pictures/2000000A00000272000002474485DB20.wmf" xlink:type="simple" xlink:show="embed" xlink:actuate="onLoad">
              <text:p/>
            </draw:image>
          </draw:frame>
          <draw:frame draw:style-name="gr6" draw:text-style-name="P1" draw:layer="layout" svg:width="0.82cm" svg:height="0.767cm" svg:x="11.523cm" svg:y="16.603cm">
            <draw:image xlink:href="Pictures/2000000700000272000002475BC996A8.wmf" xlink:type="simple" xlink:show="embed" xlink:actuate="onLoad">
              <text:p/>
            </draw:image>
          </draw:frame>
          <draw:custom-shape draw:style-name="gr7" draw:text-style-name="P2" draw:layer="layout" svg:width="0.763cm" svg:height="0.71cm" svg:x="11.558cm" svg:y="16.651cm">
            <text:p/>
            <draw:enhanced-geometry svg:viewBox="0 0 461 430" draw:type="non-primitive" draw:enhanced-path="M 75 372  C 146 410 226 430 306 429  C 333 429 358 421 381 408  C 389 417 401 419 411 413  C 433 402 451 382 461 358  L 461 202  C 457 119 408 47 335 16 M 127 0  C 53 33 4 107 0 190  L 1 279  C 1 302 11 323 27 337  C 35 345 47 348 58 343  C 59 355 65 365 75 372  N"/>
          </draw:custom-shape>
          <draw:frame draw:style-name="gr6" draw:text-style-name="P1" draw:layer="layout" svg:width="0.53cm" svg:height="0.529cm" svg:x="11.681cm" svg:y="16.232cm">
            <draw:image xlink:href="Pictures/2000000A0000018C0000018B98635678.wmf" xlink:type="simple" xlink:show="embed" xlink:actuate="onLoad">
              <text:p/>
            </draw:image>
          </draw:frame>
          <draw:frame draw:style-name="gr6" draw:text-style-name="P1" draw:layer="layout" svg:width="0.53cm" svg:height="0.529cm" svg:x="11.681cm" svg:y="16.232cm">
            <draw:image xlink:href="Pictures/200000070000018C0000018BBDF6E6FC.wmf" xlink:type="simple" xlink:show="embed" xlink:actuate="onLoad">
              <text:p/>
            </draw:image>
          </draw:frame>
          <draw:custom-shape draw:style-name="gr8" draw:text-style-name="P2" draw:layer="layout" svg:width="0.455cm" svg:height="0.476cm" svg:x="11.725cm" svg:y="16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141cm" svg:height="0.45cm" svg:x="11.584cm" svg:y="16.766cm">
            <text:p/>
            <draw:enhanced-geometry svg:viewBox="0 0 32 102" draw:type="non-primitive" draw:enhanced-path="M 16 102  C 0 66 5 30 32 0  N"/>
          </draw:custom-shape>
          <draw:custom-shape draw:style-name="gr9" draw:text-style-name="P2" draw:layer="layout" svg:width="0.075cm" svg:height="0.476cm" svg:x="12.158cm" svg:y="16.85cm">
            <text:p/>
            <draw:enhanced-geometry svg:viewBox="0 0 17 108" draw:type="non-primitive" draw:enhanced-path="M 7 108  C 17 71 14 35 0 0  N"/>
          </draw:custom-shape>
          <draw:custom-shape draw:style-name="gr9" draw:text-style-name="P2" draw:layer="layout" svg:width="0.344cm" svg:height="0.128cm" svg:x="11.77cm" svg:y="16.647cm">
            <text:p/>
            <draw:enhanced-geometry svg:viewBox="0 0 78 29" draw:type="non-primitive" draw:enhanced-path="M 0 0  C 17 24 49 29 72 11  C 74 9 76 8 78 6  N"/>
          </draw:custom-shape>
          <draw:custom-shape draw:style-name="gr10" draw:text-style-name="P2" draw:layer="layout" svg:width="0.767cm" svg:height="1.111cm" svg:x="11.558cm" svg:y="16.25cm">
            <text:p/>
            <draw:enhanced-geometry svg:viewBox="0 0 463 673" draw:type="non-primitive" draw:enhanced-path="M 127 243  C 54 277 5 350 0 433  L 1 522  C 1 545 11 566 27 580  C 35 588 47 591 58 586  C 59 598 65 608 75 615  C 146 653 226 673 306 672  C 333 672 358 664 381 651  C 389 660 401 662 411 656  C 433 645 451 625 461 601  L 461 459  C 463 371 413 292 335 259  L 335 259  L 334 259  C 387 203 387 112 333 56  C 280 0 193 0 140 56  C 92 107 86 186 127 243  Z N"/>
          </draw:custom-shape>
          <draw:frame draw:style-name="gr6" draw:text-style-name="P1" draw:layer="layout" svg:width="0.291cm" svg:height="0.265cm" svg:x="7.527cm" svg:y="17.052cm">
            <draw:image xlink:href="Pictures/2000000A000000D1000000BCF59BD6E2.wmf" xlink:type="simple" xlink:show="embed" xlink:actuate="onLoad">
              <text:p/>
            </draw:image>
          </draw:frame>
          <draw:frame draw:style-name="gr6" draw:text-style-name="P1" draw:layer="layout" svg:width="0.291cm" svg:height="0.265cm" svg:x="7.527cm" svg:y="17.052cm">
            <draw:image xlink:href="Pictures/20000007000000D1000000BCCCBB86EF.wmf" xlink:type="simple" xlink:show="embed" xlink:actuate="onLoad">
              <text:p/>
            </draw:image>
          </draw:frame>
          <draw:custom-shape draw:style-name="gr11" draw:text-style-name="P2" draw:layer="layout" svg:width="0.225cm" svg:height="0.207cm" svg:x="7.576cm" svg:y="17.079cm">
            <text:p/>
            <draw:enhanced-geometry svg:viewBox="0 0 51 47" draw:type="non-primitive" draw:enhanced-path="M 0 47  L 0 34  L 51 0  L 51 17  L 0 47  Z N"/>
          </draw:custom-shape>
          <draw:custom-shape draw:style-name="gr12" draw:text-style-name="P2" draw:layer="layout" svg:width="0.767cm" svg:height="0.027cm" svg:x="7.051cm" svg:y="16.76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67cm" svg:height="0.026cm" svg:x="7.051cm" svg:y="16.78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767cm" svg:height="0.027cm" svg:x="7.051cm" svg:y="16.8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67cm" svg:height="0.026cm" svg:x="7.051cm" svg:y="16.84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767cm" svg:height="0.027cm" svg:x="7.051cm" svg:y="16.8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767cm" svg:height="0.026cm" svg:x="7.051cm" svg:y="16.8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767cm" svg:height="0.027cm" svg:x="7.051cm" svg:y="16.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767cm" svg:height="0.026cm" svg:x="7.051cm" svg:y="16.9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" draw:layer="layout" svg:width="0.767cm" svg:height="0.026cm" svg:x="7.051cm" svg:y="16.97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767cm" svg:height="0.027cm" svg:x="7.051cm" svg:y="16.99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767cm" svg:height="0.026cm" svg:x="7.051cm" svg:y="17.02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0.767cm" svg:height="0.027cm" svg:x="7.051cm" svg:y="17.0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767cm" svg:height="0.026cm" svg:x="7.051cm" svg:y="17.07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767cm" svg:height="0.027cm" svg:x="7.051cm" svg:y="17.1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767cm" svg:height="0.026cm" svg:x="7.051cm" svg:y="17.1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767cm" svg:height="0.027cm" svg:x="7.051cm" svg:y="17.15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767cm" svg:height="0.026cm" svg:x="7.051cm" svg:y="17.18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767cm" svg:height="0.027cm" svg:x="7.051cm" svg:y="17.21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767cm" svg:height="0.026cm" svg:x="7.051cm" svg:y="17.2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71cm" svg:height="0.437cm" svg:x="7.091cm" svg:y="16.792cm">
            <text:p/>
            <draw:enhanced-geometry svg:viewBox="0 0 161 99" draw:type="non-primitive" draw:enhanced-path="M 0 35  L 49 0  L 161 65  L 110 99  L 0 35  Z N"/>
          </draw:custom-shape>
          <draw:custom-shape draw:style-name="gr12" draw:text-style-name="P2" draw:layer="layout" svg:width="1.006cm" svg:height="0.026cm" svg:x="7.395cm" svg:y="16.25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06cm" svg:height="0.027cm" svg:x="7.395cm" svg:y="16.28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006cm" svg:height="0.026cm" svg:x="7.395cm" svg:y="16.31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006cm" svg:height="0.026cm" svg:x="7.395cm" svg:y="16.33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06cm" svg:height="0.027cm" svg:x="7.395cm" svg:y="16.36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1.006cm" svg:height="0.026cm" svg:x="7.395cm" svg:y="16.39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006cm" svg:height="0.027cm" svg:x="7.395cm" svg:y="16.4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006cm" svg:height="0.026cm" svg:x="7.395cm" svg:y="16.44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1.006cm" svg:height="0.027cm" svg:x="7.395cm" svg:y="16.4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006cm" svg:height="0.026cm" svg:x="7.395cm" svg:y="16.4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.006cm" svg:height="0.027cm" svg:x="7.395cm" svg:y="16.52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1.006cm" svg:height="0.026cm" svg:x="7.395cm" svg:y="16.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1.006cm" svg:height="0.027cm" svg:x="7.395cm" svg:y="16.57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1.006cm" svg:height="0.026cm" svg:x="7.395cm" svg:y="16.60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006cm" svg:height="0.027cm" svg:x="7.395cm" svg:y="16.62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1.006cm" svg:height="0.026cm" svg:x="7.395cm" svg:y="16.6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06cm" svg:height="0.026cm" svg:x="7.395cm" svg:y="16.68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1.006cm" svg:height="0.027cm" svg:x="7.395cm" svg:y="16.70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1.006cm" svg:height="0.026cm" svg:x="7.395cm" svg:y="16.73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1.006cm" svg:height="0.027cm" svg:x="7.395cm" svg:y="16.76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1.006cm" svg:height="0.026cm" svg:x="7.395cm" svg:y="16.78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1.006cm" svg:height="0.027cm" svg:x="7.395cm" svg:y="16.814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1.006cm" svg:height="0.026cm" svg:x="7.395cm" svg:y="16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931cm" svg:height="0.542cm" svg:x="7.43cm" svg:y="16.294cm">
            <text:p/>
            <draw:enhanced-geometry svg:viewBox="0 0 561 327" draw:type="non-primitive" draw:enhanced-path="M 290 327  L 561 170  L 270 0  L 0 160  C 82 239 181 296 290 327  Z N"/>
          </draw:custom-shape>
          <draw:frame draw:style-name="gr6" draw:text-style-name="P1" draw:layer="layout" svg:width="0.159cm" svg:height="0.582cm" svg:x="7.898cm" svg:y="16.206cm">
            <draw:image xlink:href="Pictures/2000000A0000006A000001B53D26A0E8.wmf" xlink:type="simple" xlink:show="embed" xlink:actuate="onLoad">
              <text:p/>
            </draw:image>
          </draw:frame>
          <draw:frame draw:style-name="gr6" draw:text-style-name="P1" draw:layer="layout" svg:width="0.159cm" svg:height="0.582cm" svg:x="7.898cm" svg:y="16.206cm">
            <draw:image xlink:href="Pictures/200000070000006A000001B5C91728AF.wmf" xlink:type="simple" xlink:show="embed" xlink:actuate="onLoad">
              <text:p/>
            </draw:image>
          </draw:frame>
          <draw:custom-shape draw:style-name="gr11" draw:text-style-name="P2" draw:layer="layout" svg:width="0.093cm" svg:height="0.52cm" svg:x="7.946cm" svg:y="16.237cm">
            <text:p/>
            <draw:enhanced-geometry svg:viewBox="0 0 21 118" draw:type="non-primitive" draw:enhanced-path="M 0 118  L 0 13  L 21 0  L 20 100  L 0 118  Z N"/>
          </draw:custom-shape>
          <draw:frame draw:style-name="gr6" draw:text-style-name="P1" draw:layer="layout" svg:width="0.238cm" svg:height="0.477cm" svg:x="8.004cm" svg:y="16.179cm">
            <draw:image xlink:href="Pictures/1000000000000009000000120A553D3E.png" xlink:type="simple" xlink:show="embed" xlink:actuate="onLoad">
              <text:p/>
            </draw:image>
          </draw:frame>
          <draw:custom-shape draw:style-name="gr11" draw:text-style-name="P2" draw:layer="layout" svg:width="0.176cm" svg:height="0.418cm" svg:x="8.035cm" svg:y="16.215cm">
            <text:p/>
            <draw:enhanced-geometry svg:viewBox="0 0 40 95" draw:type="non-primitive" draw:enhanced-path="M 1 16  L 40 0  L 40 62  L 0 95  L 1 16  Z N"/>
          </draw:custom-shape>
          <draw:custom-shape draw:style-name="gr54" draw:text-style-name="P2" draw:layer="layout" svg:width="0.529cm" svg:height="0.027cm" svg:x="7.713cm" svg:y="15.9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529cm" svg:height="0.026cm" svg:x="7.713cm" svg:y="16.02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29cm" svg:height="0.026cm" svg:x="7.713cm" svg:y="16.04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529cm" svg:height="0.027cm" svg:x="7.713cm" svg:y="16.0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529cm" svg:height="0.026cm" svg:x="7.713cm" svg:y="16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529cm" svg:height="0.027cm" svg:x="7.713cm" svg:y="16.12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29cm" svg:height="0.026cm" svg:x="7.713cm" svg:y="16.15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29cm" svg:height="0.027cm" svg:x="7.713cm" svg:y="16.17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29cm" svg:height="0.026cm" svg:x="7.713cm" svg:y="16.20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529cm" svg:height="0.027cm" svg:x="7.713cm" svg:y="16.232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529cm" svg:height="0.026cm" svg:x="7.713cm" svg:y="16.25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529cm" svg:height="0.027cm" svg:x="7.713cm" svg:y="16.2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59cm" svg:height="0.251cm" svg:x="7.752cm" svg:y="16.034cm">
            <text:p/>
            <draw:enhanced-geometry svg:viewBox="0 0 104 57" draw:type="non-primitive" draw:enhanced-path="M 65 57  L 65 46  L 0 9  L 33 0  L 104 41  L 65 57  Z N"/>
          </draw:custom-shape>
          <draw:frame draw:style-name="gr6" draw:text-style-name="P1" draw:layer="layout" svg:width="0.503cm" svg:height="0.529cm" svg:x="7.871cm" svg:y="16.55cm">
            <draw:image xlink:href="Pictures/2000000A000001780000018CF38FB263.wmf" xlink:type="simple" xlink:show="embed" xlink:actuate="onLoad">
              <text:p/>
            </draw:image>
          </draw:frame>
          <draw:frame draw:style-name="gr6" draw:text-style-name="P1" draw:layer="layout" svg:width="0.503cm" svg:height="0.529cm" svg:x="7.871cm" svg:y="16.55cm">
            <draw:image xlink:href="Pictures/20000007000001780000018CC941A725.wmf" xlink:type="simple" xlink:show="embed" xlink:actuate="onLoad">
              <text:p/>
            </draw:image>
          </draw:frame>
          <draw:custom-shape draw:style-name="gr11" draw:text-style-name="P2" draw:layer="layout" svg:width="0.45cm" svg:height="0.459cm" svg:x="7.911cm" svg:y="16.576cm">
            <text:p/>
            <draw:enhanced-geometry svg:viewBox="0 0 102 104" draw:type="non-primitive" draw:enhanced-path="M 0 59  L 102 0  L 102 45  L 0 104  L 0 59  Z N"/>
          </draw:custom-shape>
          <draw:custom-shape draw:style-name="gr35" draw:text-style-name="P2" draw:layer="layout" svg:width="0.556cm" svg:height="0.026cm" svg:x="7.501cm" svg:y="15.9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556cm" svg:height="0.027cm" svg:x="7.501cm" svg:y="15.99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556cm" svg:height="0.026cm" svg:x="7.501cm" svg:y="16.0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556cm" svg:height="0.026cm" svg:x="7.501cm" svg:y="16.04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556cm" svg:height="0.027cm" svg:x="7.501cm" svg:y="16.07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0.556cm" svg:height="0.026cm" svg:x="7.501cm" svg:y="16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556cm" svg:height="0.027cm" svg:x="7.501cm" svg:y="16.12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0.556cm" svg:height="0.026cm" svg:x="7.501cm" svg:y="16.15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56cm" svg:height="0.027cm" svg:x="7.501cm" svg:y="16.17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56cm" svg:height="0.026cm" svg:x="7.501cm" svg:y="16.20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556cm" svg:height="0.027cm" svg:x="7.501cm" svg:y="16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556cm" svg:height="0.026cm" svg:x="7.501cm" svg:y="16.25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556cm" svg:height="0.027cm" svg:x="7.501cm" svg:y="16.2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98cm" svg:height="0.278cm" svg:x="7.541cm" svg:y="16.016cm">
            <text:p/>
            <draw:enhanced-geometry svg:viewBox="0 0 301 168" draw:type="non-primitive" draw:enhanced-path="M 0 28  L 70 0  L 130 35  L 301 135  L 244 168  C 154 139 71 91 0 28  Z N"/>
          </draw:custom-shape>
          <draw:frame draw:style-name="gr6" draw:text-style-name="P1" draw:layer="layout" svg:width="0.556cm" svg:height="0.397cm" svg:x="7.051cm" svg:y="16.92cm">
            <draw:image xlink:href="Pictures/10000000000000150000000F13A501A0.png" xlink:type="simple" xlink:show="embed" xlink:actuate="onLoad">
              <text:p/>
            </draw:image>
          </draw:frame>
          <draw:custom-shape draw:style-name="gr36" draw:text-style-name="P2" draw:layer="layout" svg:width="0.485cm" svg:height="0.339cm" svg:x="7.091cm" svg:y="16.947cm">
            <text:p/>
            <draw:enhanced-geometry svg:viewBox="0 0 110 77" draw:type="non-primitive" draw:enhanced-path="M 0 0  L 110 64  L 110 77  L 0 13  L 0 0  Z N"/>
          </draw:custom-shape>
          <draw:custom-shape draw:style-name="gr12" draw:text-style-name="P2" draw:layer="layout" svg:width="0.591cm" svg:height="0.371cm" svg:x="7.144cm" svg:y="16.823cm">
            <text:p/>
            <draw:enhanced-geometry svg:viewBox="0 0 134 84" draw:type="non-primitive" draw:enhanced-path="M 0 25  L 8 29  L 14 25  L 6 20  L 0 25  Z M 9 18  L 18 23  L 24 18  L 16 14  L 9 18  Z M 20 11  L 27 16  L 34 12  L 26 7  L 20 11  Z M 30 5  L 38 9  L 44 5  L 36 0  L 30 5  Z M 45 14  L 53 18  L 59 14  L 51 9  L 45 14  Z M 59 23  L 68 27  L 74 23  L 66 18  L 59 23  Z M 74 32  L 83 37  L 89 32  L 81 27  L 74 32  Z M 104 50  L 113 55  L 119 50  L 111 45  L 104 50  Z M 119 59  L 128 64  L 134 59  L 126 54  L 119 59  Z M 110 65  L 117 70  L 124 66  L 116 61  L 110 65  Z M 95 56  L 102 61  L 109 57  L 101 52  L 95 56  Z M 89 41  L 98 46  L 104 41  L 96 36  L 89 41  Z M 80 47  L 87 52  L 94 48  L 86 43  L 80 47  Z M 65 38  L 72 43  L 79 39  L 71 34  L 65 38  Z M 50 29  L 57 34  L 64 30  L 56 25  L 50 29  Z M 35 20  L 42 25  L 49 21  L 41 16  L 35 20  Z M 24 27  L 33 32  L 39 27  L 31 23  L 24 27  Z M 39 36  L 48 41  L 54 37  L 46 32  L 39 36  Z M 54 45  L 63 50  L 69 46  L 61 41  L 54 45  Z M 69 54  L 78 59  L 84 55  L 76 50  L 69 54  Z M 84 63  L 93 68  L 99 64  L 91 59  L 84 63  Z M 99 72  L 107 77  L 114 73  L 106 68  L 99 72  Z M 89 79  L 98 84  L 104 79  L 96 74  L 89 79  Z M 74 70  L 83 74  L 89 70  L 81 65  L 74 70  Z M 30 43  L 68 65  L 74 61  L 36 38  L 30 43  Z M 15 34  L 23 38  L 29 34  L 21 29  L 15 34  Z N"/>
          </draw:custom-shape>
          <draw:custom-shape draw:style-name="gr58" draw:text-style-name="P2" draw:layer="layout" svg:width="0.635cm" svg:height="0.397cm" svg:x="7.131cm" svg:y="16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591cm" svg:height="0.357cm" svg:x="7.144cm" svg:y="16.845cm">
            <text:p/>
            <draw:enhanced-geometry svg:viewBox="0 0 134 81" draw:type="non-primitive" draw:enhanced-path="M 30 2  L 38 6  L 38 4  L 30 0  L 30 2  Z M 45 11  L 53 15  L 53 13  L 45 9  L 45 11  Z M 59 20  L 68 24  L 68 22  L 59 18  L 59 20  Z M 74 29  L 83 33  L 83 32  L 74 27  L 74 29  Z M 89 38  L 98 42  L 98 41  L 89 36  L 89 38  Z M 104 47  L 113 51  L 113 50  L 104 45  L 104 47  Z M 38 4  L 38 6  L 44 2  L 44 0  L 38 4  Z M 53 13  L 53 15  L 59 11  L 59 9  L 53 13  Z M 68 22  L 68 24  L 74 20  L 74 18  L 68 22  Z M 83 32  L 83 33  L 89 29  L 89 27  L 83 32  Z M 98 41  L 98 42  L 104 38  L 104 36  L 98 41  Z M 113 50  L 113 51  L 119 47  L 119 45  L 113 50  Z M 119 56  L 128 60  L 128 59  L 119 54  L 119 56  Z M 128 59  L 128 60  L 134 56  L 134 54  L 128 59  Z M 20 8  L 27 13  L 27 11  L 20 6  L 20 8  Z M 35 17  L 42 22  L 42 20  L 35 15  L 35 17  Z M 50 26  L 57 31  L 57 29  L 50 24  L 50 26  Z M 65 35  L 72 40  L 72 38  L 65 33  L 65 35  Z M 80 44  L 87 49  L 87 47  L 80 42  L 80 44  Z M 95 53  L 102 58  L 102 56  L 95 51  L 95 53  Z M 27 11  L 27 13  L 34 9  L 34 6  L 27 11  Z M 42 20  L 42 22  L 49 18  L 49 16  L 42 20  Z M 57 29  L 57 31  L 64 27  L 64 25  L 57 29  Z M 72 38  L 72 40  L 79 36  L 79 34  L 72 38  Z M 87 47  L 87 49  L 94 45  L 94 43  L 87 47  Z M 102 56  L 102 58  L 109 54  L 109 52  L 102 56  Z M 110 62  L 117 67  L 117 65  L 110 60  L 110 62  Z M 117 65  L 117 67  L 124 63  L 124 61  L 117 65  Z M 9 15  L 18 20  L 18 18  L 9 13  L 9 15  Z M 24 24  L 33 29  L 33 27  L 24 22  L 24 24  Z M 39 33  L 48 38  L 48 36  L 39 31  L 39 33  Z M 54 42  L 63 47  L 63 45  L 54 40  L 54 42  Z M 69 51  L 78 56  L 78 54  L 69 49  L 69 51  Z M 84 60  L 93 65  L 93 63  L 84 58  L 84 60  Z M 18 18  L 18 20  L 24 15  L 24 13  L 18 18  Z M 33 27  L 33 29  L 39 24  L 39 22  L 33 27  Z M 48 36  L 48 38  L 54 33  L 54 32  L 48 36  Z M 63 45  L 63 47  L 69 42  L 69 41  L 63 45  Z M 78 54  L 78 56  L 84 51  L 84 50  L 78 54  Z M 93 63  L 93 65  L 99 60  L 99 59  L 93 63  Z M 99 69  L 107 74  L 107 72  L 99 67  L 99 69  Z M 107 72  L 107 74  L 114 69  L 114 68  L 107 72  Z M 0 21  L 8 26  L 8 24  L 0 20  L 0 21  Z M 15 31  L 23 35  L 23 33  L 15 29  L 15 31  Z M 30 40  L 68 62  L 68 60  L 30 38  L 30 40  Z M 74 67  L 83 72  L 83 69  L 74 65  L 74 67  Z M 8 24  L 8 26  L 14 22  L 14 20  L 8 24  Z M 23 33  L 23 35  L 29 31  L 29 29  L 23 33  Z M 68 60  L 68 62  L 74 58  L 74 56  L 68 60  Z M 83 69  L 83 72  L 89 67  L 89 65  L 83 69  Z M 89 76  L 98 81  L 98 79  L 89 74  L 89 76  Z M 98 79  L 98 81  L 104 76  L 104 74  L 98 79  Z N"/>
          </draw:custom-shape>
          <draw:custom-shape draw:style-name="gr58" draw:text-style-name="P2" draw:layer="layout" svg:width="0.635cm" svg:height="0.397cm" svg:x="7.131cm" svg:y="16.84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" draw:layer="layout" svg:width="0.106cm" svg:height="0.185cm" svg:x="8.242cm" svg:y="16.62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057cm" svg:height="0.133cm" svg:x="8.255cm" svg:y="16.642cm">
            <text:p/>
            <draw:enhanced-geometry svg:viewBox="0 0 34 81" draw:type="non-primitive" draw:enhanced-path="M 17 8  L 31 0  C 32 0 33 0 33 1  C 33 1 34 1 34 2  L 34 62  C 34 62 33 63 33 63  L 33 63  L 19 71  C 18 71 17 71 17 70  C 17 70 17 70 17 69  L 17 10  C 17 9 17 8 17 8  Z M 0 18  L 8 13  C 9 13 10 13 11 14  C 11 14 11 14 11 15  L 11 75  C 11 75 11 76 10 76  L 2 81  C 1 81 0 81 0 80  C 0 80 0 80 0 79  L 0 19  C 0 19 0 18 0 18  Z N"/>
          </draw:custom-shape>
          <draw:custom-shape draw:style-name="gr59" draw:text-style-name="P2" draw:layer="layout" svg:width="0.106cm" svg:height="0.185cm" svg:x="8.242cm" svg:y="16.62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741cm" svg:height="1.031cm" svg:x="7.395cm" svg:y="16.021cm">
            <draw:image xlink:href="Pictures/2000000A00000233000003172F16B7C6.wmf" xlink:type="simple" xlink:show="embed" xlink:actuate="onLoad">
              <text:p/>
            </draw:image>
          </draw:frame>
          <draw:frame draw:style-name="gr6" draw:text-style-name="P1" draw:layer="layout" svg:width="0.741cm" svg:height="1.031cm" svg:x="7.395cm" svg:y="16.021cm">
            <draw:image xlink:href="Pictures/20000007000002330000031787AAF9A6.wmf" xlink:type="simple" xlink:show="embed" xlink:actuate="onLoad">
              <text:p/>
            </draw:image>
          </draw:frame>
          <draw:custom-shape draw:style-name="gr36" draw:text-style-name="P2" draw:layer="layout" svg:width="0.516cm" svg:height="0.97cm" svg:x="7.43cm" svg:y="16.065cm">
            <text:p/>
            <draw:enhanced-geometry svg:viewBox="0 0 310 588" draw:type="non-primitive" draw:enhanced-path="M 310 420  C 218 396 134 348 66 282  L 66 282  L 66 0  C 137 63 220 111 310 140  L 310 140  L 310 420  Z M 0 420  C 81 500 181 557 290 588  L 290 588  L 290 467  C 181 437 81 379 0 300  L 0 300  L 0 420  Z N"/>
          </draw:custom-shape>
          <draw:custom-shape draw:style-name="gr36" draw:text-style-name="P2" draw:layer="layout" svg:width="0.652cm" svg:height="0.723cm" svg:x="7.466cm" svg:y="16.091cm">
            <text:p/>
            <draw:enhanced-geometry svg:viewBox="0 0 393 439" draw:type="non-primitive" draw:enhanced-path="M 0 334  C 20 354 42 371 65 386 M 0 351  C 20 371 42 389 65 404 M 0 369  C 20 389 42 406 65 421 M 0 386  C 20 406 42 424 65 439 M 234 12  L 348 79 M 249 8  L 363 75 M 264 4  L 378 70 M 279 0  L 393 66  N"/>
          </draw:custom-shape>
          <draw:custom-shape draw:style-name="gr11" draw:text-style-name="P2" draw:layer="layout" svg:width="0.291cm" svg:height="0.507cm" svg:x="7.589cm" svg:y="16.166cm">
            <text:p/>
            <draw:enhanced-geometry svg:viewBox="0 0 176 307" draw:type="non-primitive" draw:enhanced-path="M 0 0  L 0 203  C 52 248 112 284 176 307  N"/>
          </draw:custom-shape>
          <draw:custom-shape draw:style-name="gr37" draw:text-style-name="P2" draw:layer="layout" svg:width="1.27cm" svg:height="1.27cm" svg:x="7.091cm" svg:y="16.016cm">
            <text:p/>
            <draw:enhanced-geometry svg:viewBox="0 0 768 768" draw:type="non-primitive" draw:enhanced-path="M 497 616  L 768 458  L 768 338  L 678 285  L 678 120  L 489 10  L 402 35  L 343 0  L 273 28  L 273 290  L 207 328  L 207 448  C 288 527 388 585 497 616  Z M 0 563  L 131 470  L 430 643  L 430 688  L 293 768  L 0 598  L 0 563  Z N"/>
          </draw:custom-shape>
          <draw:custom-shape draw:style-name="gr61" draw:text-style-name="P2" draw:layer="layout" svg:width="0.168cm" svg:height="0.084cm" svg:x="7.721cm" svg:y="16.88cm">
            <text:p/>
            <draw:enhanced-geometry svg:viewBox="0 0 101 52" draw:type="non-primitive" draw:enhanced-path="M 9 0  L 94 33  C 99 35 101 41 99 46  C 98 49 95 52 91 52  L 9 20  C 4 18 0 13 1 8  C 2 3 5 0 9 0  Z N"/>
          </draw:custom-shape>
          <draw:custom-shape draw:style-name="gr12" draw:text-style-name="P2" draw:layer="layout" svg:width="0.238cm" svg:height="0.159cm" svg:x="7.66cm" svg:y="16.7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199cm" svg:height="0.124cm" svg:x="7.686cm" svg:y="16.783cm">
            <text:p/>
            <draw:enhanced-geometry svg:viewBox="0 0 45 28" draw:type="non-primitive" draw:enhanced-path="M 0 0  L 45 19  L 45 28  L 0 10  L 0 0  Z N"/>
          </draw:custom-shape>
          <draw:custom-shape draw:style-name="gr12" draw:text-style-name="P2" draw:layer="layout" svg:width="0.238cm" svg:height="0.159cm" svg:x="7.66cm" svg:y="16.76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" draw:layer="layout" svg:width="0.199cm" svg:height="0.124cm" svg:x="7.686cm" svg:y="16.783cm">
            <text:p/>
            <draw:enhanced-geometry svg:viewBox="0 0 45 28" draw:type="non-primitive" draw:enhanced-path="M 0 0  L 45 19  L 45 28 M 0 4  L 45 22  N"/>
          </draw:custom-shape>
          <draw:custom-shape draw:style-name="gr63" draw:text-style-name="P2" draw:layer="layout" svg:width="0.199cm" svg:height="0.124cm" svg:x="7.686cm" svg:y="16.783cm">
            <text:p/>
            <draw:enhanced-geometry svg:viewBox="0 0 45 28" draw:type="non-primitive" draw:enhanced-path="M 0 0  L 0 10  L 45 28  N"/>
          </draw:custom-shape>
          <draw:frame draw:style-name="gr6" draw:text-style-name="P1" draw:layer="layout" svg:width="0.158cm" svg:height="0.159cm" svg:x="7.766cm" svg:y="16.629cm">
            <draw:image xlink:href="Pictures/2000000A0000006900000069B9EDA327.wmf" xlink:type="simple" xlink:show="embed" xlink:actuate="onLoad">
              <text:p/>
            </draw:image>
          </draw:frame>
          <draw:frame draw:style-name="gr6" draw:text-style-name="P1" draw:layer="layout" svg:width="0.158cm" svg:height="0.159cm" svg:x="7.766cm" svg:y="16.629cm">
            <draw:image xlink:href="Pictures/200000070000006900000069C282AC1A.wmf" xlink:type="simple" xlink:show="embed" xlink:actuate="onLoad">
              <text:p/>
            </draw:image>
          </draw:frame>
          <draw:custom-shape draw:style-name="gr64" draw:text-style-name="P2" draw:layer="layout" svg:width="0.031cm" svg:height="0.04cm" svg:x="7.827cm" svg:y="16.673cm">
            <text:p/>
            <draw:enhanced-geometry svg:viewBox="0 0 7 9" draw:type="non-primitive" draw:enhanced-path="M 6 3  C 5 2 3 0 1 1  C 0 2 0 5 1 6  C 2 9 4 9 6 9  C 7 8 7 5 6 3  N"/>
          </draw:custom-shape>
          <draw:frame draw:style-name="gr6" draw:text-style-name="P1" draw:layer="layout" svg:width="0.344cm" svg:height="0.582cm" svg:x="7.554cm" svg:y="16.126cm">
            <draw:image xlink:href="Pictures/100000000000000D00000016B680D845.png" xlink:type="simple" xlink:show="embed" xlink:actuate="onLoad">
              <text:p/>
            </draw:image>
          </draw:frame>
          <draw:custom-shape draw:style-name="gr36" draw:text-style-name="P2" draw:layer="layout" svg:width="0.291cm" svg:height="0.507cm" svg:x="7.589cm" svg:y="16.166cm">
            <text:p/>
            <draw:enhanced-geometry svg:viewBox="0 0 176 307" draw:type="non-primitive" draw:enhanced-path="M 7 198  L 7 8  L 0 0  C 50 49 110 85 176 105  L 176 105  L 176 307  L 176 298  C 115 276 57 242 7 198  Z N"/>
          </draw:custom-shape>
          <draw:custom-shape draw:style-name="gr4" draw:text-style-name="P2" draw:layer="layout" svg:width="1.115cm" svg:height="0.339cm" svg:x="5.711cm" svg:y="17.476cm">
            <text:p text:style-name="P3"><text:span text:style-name="T1">Attacker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82cm" svg:height="0.768cm" svg:x="5.834cm" svg:y="16.417cm">
            <draw:image xlink:href="Pictures/2000000A0000027200000247D83C8C7C.wmf" xlink:type="simple" xlink:show="embed" xlink:actuate="onLoad">
              <text:p/>
            </draw:image>
          </draw:frame>
          <draw:frame draw:style-name="gr6" draw:text-style-name="P1" draw:layer="layout" svg:width="0.82cm" svg:height="0.768cm" svg:x="5.834cm" svg:y="16.417cm">
            <draw:image xlink:href="Pictures/2000000700000272000002479A6DD24F.wmf" xlink:type="simple" xlink:show="embed" xlink:actuate="onLoad">
              <text:p/>
            </draw:image>
          </draw:frame>
          <draw:custom-shape draw:style-name="gr7" draw:text-style-name="P2" draw:layer="layout" svg:width="0.762cm" svg:height="0.71cm" svg:x="5.883cm" svg:y="16.444cm">
            <text:p/>
            <draw:enhanced-geometry svg:viewBox="0 0 461 430" draw:type="non-primitive" draw:enhanced-path="M 75 371  C 146 410 226 430 306 429  C 333 428 358 421 381 408  C 389 416 401 418 411 413  C 433 401 451 382 461 358  L 461 358  L 461 201  C 457 119 408 47 335 16 M 127 0  C 53 33 4 106 0 190  L 0 190  L 1 279  C 1 301 11 323 27 337  C 36 345 47 347 58 342  C 59 354 65 365 75 371  N"/>
          </draw:custom-shape>
          <draw:frame draw:style-name="gr6" draw:text-style-name="P1" draw:layer="layout" svg:width="0.529cm" svg:height="0.529cm" svg:x="6.019cm" svg:y="16.021cm">
            <draw:image xlink:href="Pictures/2000000A0000018D0000018C41268650.wmf" xlink:type="simple" xlink:show="embed" xlink:actuate="onLoad">
              <text:p/>
            </draw:image>
          </draw:frame>
          <draw:frame draw:style-name="gr6" draw:text-style-name="P1" draw:layer="layout" svg:width="0.529cm" svg:height="0.529cm" svg:x="6.019cm" svg:y="16.021cm">
            <draw:image xlink:href="Pictures/200000070000018D0000018CC9C00F04.wmf" xlink:type="simple" xlink:show="embed" xlink:actuate="onLoad">
              <text:p/>
            </draw:image>
          </draw:frame>
          <draw:custom-shape draw:style-name="gr8" draw:text-style-name="P2" draw:layer="layout" svg:width="0.454cm" svg:height="0.476cm" svg:x="6.046cm" svg:y="16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141cm" svg:height="0.445cm" svg:x="5.905cm" svg:y="16.563cm">
            <text:p/>
            <draw:enhanced-geometry svg:viewBox="0 0 32 101" draw:type="non-primitive" draw:enhanced-path="M 17 101  C 0 65 5 30 32 0  N"/>
          </draw:custom-shape>
          <draw:custom-shape draw:style-name="gr9" draw:text-style-name="P2" draw:layer="layout" svg:width="0.079cm" svg:height="0.477cm" svg:x="6.478cm" svg:y="16.642cm">
            <text:p/>
            <draw:enhanced-geometry svg:viewBox="0 0 18 108" draw:type="non-primitive" draw:enhanced-path="M 8 108  C 18 71 15 35 0 0  N"/>
          </draw:custom-shape>
          <draw:custom-shape draw:style-name="gr9" draw:text-style-name="P2" draw:layer="layout" svg:width="0.34cm" svg:height="0.128cm" svg:x="6.094cm" svg:y="16.439cm">
            <text:p/>
            <draw:enhanced-geometry svg:viewBox="0 0 77 29" draw:type="non-primitive" draw:enhanced-path="M 0 0  C 17 24 49 29 72 11  C 74 9 75 8 77 6  N"/>
          </draw:custom-shape>
          <draw:custom-shape draw:style-name="gr10" draw:text-style-name="P2" draw:layer="layout" svg:width="0.767cm" svg:height="1.116cm" svg:x="5.883cm" svg:y="16.038cm">
            <text:p/>
            <draw:enhanced-geometry svg:viewBox="0 0 463 674" draw:type="non-primitive" draw:enhanced-path="M 127 244  C 54 277 5 351 0 434  L 0 434  L 1 523  C 1 545 11 567 27 581  C 36 589 47 591 58 586  C 59 598 65 609 75 615  C 146 654 226 674 306 673  C 333 672 358 665 381 652  C 389 660 401 662 411 657  C 433 645 451 626 461 602  L 461 602  L 461 460  C 463 372 413 292 335 260  L 335 260  L 334 260  C 387 203 387 112 333 56  C 280 0 193 1 140 57  C 92 107 86 187 127 244  Z N"/>
          </draw:custom-shape>
          <draw:frame draw:style-name="gr6" draw:text-style-name="P1" draw:layer="layout" svg:width="0.291cm" svg:height="0.264cm" svg:x="17.846cm" svg:y="17.079cm">
            <draw:image xlink:href="Pictures/100000000000000B0000000A70588901.png" xlink:type="simple" xlink:show="embed" xlink:actuate="onLoad">
              <text:p/>
            </draw:image>
          </draw:frame>
          <draw:custom-shape draw:style-name="gr11" draw:text-style-name="P2" draw:layer="layout" svg:width="0.225cm" svg:height="0.207cm" svg:x="17.886cm" svg:y="17.11cm">
            <text:p/>
            <draw:enhanced-geometry svg:viewBox="0 0 51 47" draw:type="non-primitive" draw:enhanced-path="M 0 47  L 0 34  L 51 0  L 51 17  L 0 47  Z N"/>
          </draw:custom-shape>
          <draw:custom-shape draw:style-name="gr54" draw:text-style-name="P2" draw:layer="layout" svg:width="0.767cm" svg:height="0.026cm" svg:x="17.37cm" svg:y="16.7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67cm" svg:height="0.027cm" svg:x="17.37cm" svg:y="16.81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767cm" svg:height="0.026cm" svg:x="17.37cm" svg:y="16.84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67cm" svg:height="0.027cm" svg:x="17.37cm" svg:y="16.8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767cm" svg:height="0.026cm" svg:x="17.37cm" svg:y="16.89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767cm" svg:height="0.027cm" svg:x="17.37cm" svg:y="16.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767cm" svg:height="0.026cm" svg:x="17.37cm" svg:y="16.94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767cm" svg:height="0.026cm" svg:x="17.37cm" svg:y="16.97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767cm" svg:height="0.027cm" svg:x="17.37cm" svg:y="16.9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767cm" svg:height="0.026cm" svg:x="17.37cm" svg:y="17.02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0.767cm" svg:height="0.027cm" svg:x="17.37cm" svg:y="17.05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767cm" svg:height="0.026cm" svg:x="17.37cm" svg:y="17.0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0.767cm" svg:height="0.027cm" svg:x="17.37cm" svg:y="17.1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767cm" svg:height="0.026cm" svg:x="17.37cm" svg:y="17.13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767cm" svg:height="0.027cm" svg:x="17.37cm" svg:y="17.15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0.767cm" svg:height="0.026cm" svg:x="17.37cm" svg:y="17.18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0.767cm" svg:height="0.027cm" svg:x="17.37cm" svg:y="17.2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767cm" svg:height="0.026cm" svg:x="17.37cm" svg:y="17.23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767cm" svg:height="0.027cm" svg:x="17.37cm" svg:y="17.26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71cm" svg:height="0.437cm" svg:x="17.401cm" svg:y="16.823cm">
            <text:p/>
            <draw:enhanced-geometry svg:viewBox="0 0 161 99" draw:type="non-primitive" draw:enhanced-path="M 0 35  L 50 0  L 161 65  L 110 99  L 0 35  Z N"/>
          </draw:custom-shape>
          <draw:custom-shape draw:style-name="gr54" draw:text-style-name="P2" draw:layer="layout" svg:width="1.005cm" svg:height="0.027cm" svg:x="17.714cm" svg:y="16.2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05cm" svg:height="0.026cm" svg:x="17.714cm" svg:y="16.31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005cm" svg:height="0.026cm" svg:x="17.714cm" svg:y="16.33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005cm" svg:height="0.027cm" svg:x="17.714cm" svg:y="16.36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05cm" svg:height="0.026cm" svg:x="17.714cm" svg:y="16.39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005cm" svg:height="0.027cm" svg:x="17.714cm" svg:y="16.41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005cm" svg:height="0.026cm" svg:x="17.714cm" svg:y="16.4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005cm" svg:height="0.027cm" svg:x="17.714cm" svg:y="16.4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" draw:layer="layout" svg:width="1.005cm" svg:height="0.026cm" svg:x="17.714cm" svg:y="16.4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005cm" svg:height="0.027cm" svg:x="17.714cm" svg:y="16.5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.005cm" svg:height="0.026cm" svg:x="17.714cm" svg:y="16.5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1.005cm" svg:height="0.027cm" svg:x="17.714cm" svg:y="16.57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1.005cm" svg:height="0.026cm" svg:x="17.714cm" svg:y="16.60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1.005cm" svg:height="0.027cm" svg:x="17.714cm" svg:y="16.62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005cm" svg:height="0.026cm" svg:x="17.714cm" svg:y="16.65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1.005cm" svg:height="0.026cm" svg:x="17.714cm" svg:y="16.68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05cm" svg:height="0.027cm" svg:x="17.714cm" svg:y="16.70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1.005cm" svg:height="0.026cm" svg:x="17.714cm" svg:y="16.73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1.005cm" svg:height="0.027cm" svg:x="17.714cm" svg:y="16.76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005cm" svg:height="0.026cm" svg:x="17.714cm" svg:y="16.78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1.005cm" svg:height="0.027cm" svg:x="17.714cm" svg:y="16.81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1.005cm" svg:height="0.026cm" svg:x="17.714cm" svg:y="16.84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1.005cm" svg:height="0.027cm" svg:x="17.714cm" svg:y="16.86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926cm" svg:height="0.542cm" svg:x="17.745cm" svg:y="16.325cm">
            <text:p/>
            <draw:enhanced-geometry svg:viewBox="0 0 561 327" draw:type="non-primitive" draw:enhanced-path="M 290 327  L 561 170  L 270 0  L 0 160  C 82 239 181 296 290 327  Z N"/>
          </draw:custom-shape>
          <draw:frame draw:style-name="gr6" draw:text-style-name="P1" draw:layer="layout" svg:width="0.158cm" svg:height="0.582cm" svg:x="18.217cm" svg:y="16.232cm">
            <draw:image xlink:href="Pictures/100000000000000600000016B69E96D9.png" xlink:type="simple" xlink:show="embed" xlink:actuate="onLoad">
              <text:p/>
            </draw:image>
          </draw:frame>
          <draw:custom-shape draw:style-name="gr11" draw:text-style-name="P2" draw:layer="layout" svg:width="0.093cm" svg:height="0.521cm" svg:x="18.256cm" svg:y="16.267cm">
            <text:p/>
            <draw:enhanced-geometry svg:viewBox="0 0 21 118" draw:type="non-primitive" draw:enhanced-path="M 0 118  L 0 13  L 21 0  L 21 100  L 0 118  Z N"/>
          </draw:custom-shape>
          <draw:frame draw:style-name="gr6" draw:text-style-name="P1" draw:layer="layout" svg:width="0.238cm" svg:height="0.476cm" svg:x="18.296cm" svg:y="16.206cm">
            <draw:image xlink:href="Pictures/2000000A000000A800000162DBCD2B42.wmf" xlink:type="simple" xlink:show="embed" xlink:actuate="onLoad">
              <text:p/>
            </draw:image>
          </draw:frame>
          <draw:frame draw:style-name="gr6" draw:text-style-name="P1" draw:layer="layout" svg:width="0.238cm" svg:height="0.476cm" svg:x="18.296cm" svg:y="16.206cm">
            <draw:image xlink:href="Pictures/20000007000000A8000001629781963C.wmf" xlink:type="simple" xlink:show="embed" xlink:actuate="onLoad">
              <text:p/>
            </draw:image>
          </draw:frame>
          <draw:custom-shape draw:style-name="gr11" draw:text-style-name="P2" draw:layer="layout" svg:width="0.172cm" svg:height="0.419cm" svg:x="18.349cm" svg:y="16.245cm">
            <text:p/>
            <draw:enhanced-geometry svg:viewBox="0 0 39 95" draw:type="non-primitive" draw:enhanced-path="M 0 15  L 39 0  L 39 62  L 0 95  L 0 15  Z N"/>
          </draw:custom-shape>
          <draw:custom-shape draw:style-name="gr35" draw:text-style-name="P2" draw:layer="layout" svg:width="0.53cm" svg:height="0.026cm" svg:x="18.031cm" svg:y="16.02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53cm" svg:height="0.026cm" svg:x="18.031cm" svg:y="16.04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027cm" svg:x="18.031cm" svg:y="16.07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0.53cm" svg:height="0.026cm" svg:x="18.031cm" svg:y="16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53cm" svg:height="0.027cm" svg:x="18.031cm" svg:y="16.12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0.53cm" svg:height="0.026cm" svg:x="18.031cm" svg:y="16.15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3cm" svg:height="0.027cm" svg:x="18.031cm" svg:y="16.17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3cm" svg:height="0.026cm" svg:x="18.031cm" svg:y="16.2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3cm" svg:height="0.027cm" svg:x="18.031cm" svg:y="16.23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0.53cm" svg:height="0.026cm" svg:x="18.031cm" svg:y="16.2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53cm" svg:height="0.027cm" svg:x="18.031cm" svg:y="16.28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0.53cm" svg:height="0.026cm" svg:x="18.031cm" svg:y="16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54cm" svg:height="0.247cm" svg:x="18.067cm" svg:y="16.065cm">
            <text:p/>
            <draw:enhanced-geometry svg:viewBox="0 0 103 56" draw:type="non-primitive" draw:enhanced-path="M 64 56  L 64 46  L 0 9  L 33 0  L 103 41  L 64 56  Z N"/>
          </draw:custom-shape>
          <draw:frame draw:style-name="gr6" draw:text-style-name="P1" draw:layer="layout" svg:width="0.503cm" svg:height="0.529cm" svg:x="18.19cm" svg:y="16.576cm">
            <draw:image xlink:href="Pictures/2000000A000001780000018BF38FB263.wmf" xlink:type="simple" xlink:show="embed" xlink:actuate="onLoad">
              <text:p/>
            </draw:image>
          </draw:frame>
          <draw:frame draw:style-name="gr6" draw:text-style-name="P1" draw:layer="layout" svg:width="0.503cm" svg:height="0.529cm" svg:x="18.19cm" svg:y="16.576cm">
            <draw:image xlink:href="Pictures/20000007000001780000018BF372C887.wmf" xlink:type="simple" xlink:show="embed" xlink:actuate="onLoad">
              <text:p/>
            </draw:image>
          </draw:frame>
          <draw:custom-shape draw:style-name="gr11" draw:text-style-name="P2" draw:layer="layout" svg:width="0.446cm" svg:height="0.459cm" svg:x="18.225cm" svg:y="16.607cm">
            <text:p/>
            <draw:enhanced-geometry svg:viewBox="0 0 101 104" draw:type="non-primitive" draw:enhanced-path="M 0 59  L 101 0  L 101 45  L 0 104  L 0 59  Z N"/>
          </draw:custom-shape>
          <draw:custom-shape draw:style-name="gr45" draw:text-style-name="P2" draw:layer="layout" svg:width="0.555cm" svg:height="0.026cm" svg:x="17.82cm" svg:y="16.02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0.555cm" svg:height="0.026cm" svg:x="17.82cm" svg:y="16.04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55cm" svg:height="0.027cm" svg:x="17.82cm" svg:y="16.07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555cm" svg:height="0.026cm" svg:x="17.82cm" svg:y="16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0.555cm" svg:height="0.027cm" svg:x="17.82cm" svg:y="16.12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0.555cm" svg:height="0.026cm" svg:x="17.82cm" svg:y="16.15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0.555cm" svg:height="0.027cm" svg:x="17.82cm" svg:y="16.17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0.555cm" svg:height="0.026cm" svg:x="17.82cm" svg:y="16.2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555cm" svg:height="0.027cm" svg:x="17.82cm" svg:y="16.23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" draw:layer="layout" svg:width="0.555cm" svg:height="0.026cm" svg:x="17.82cm" svg:y="16.2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0.555cm" svg:height="0.027cm" svg:x="17.82cm" svg:y="16.28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0.555cm" svg:height="0.026cm" svg:x="17.82cm" svg:y="16.31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" draw:layer="layout" svg:width="0.555cm" svg:height="0.026cm" svg:x="17.82cm" svg:y="16.3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494cm" svg:height="0.278cm" svg:x="17.855cm" svg:y="16.047cm">
            <text:p/>
            <draw:enhanced-geometry svg:viewBox="0 0 301 168" draw:type="non-primitive" draw:enhanced-path="M 0 27  L 70 0  L 130 35  L 301 134  L 244 168  C 154 138 71 91 0 27  Z N"/>
          </draw:custom-shape>
          <draw:frame draw:style-name="gr6" draw:text-style-name="P1" draw:layer="layout" svg:width="0.556cm" svg:height="0.396cm" svg:x="17.37cm" svg:y="16.947cm">
            <draw:image xlink:href="Pictures/2000000A000001A10000012343C7564F.wmf" xlink:type="simple" xlink:show="embed" xlink:actuate="onLoad">
              <text:p/>
            </draw:image>
          </draw:frame>
          <draw:frame draw:style-name="gr6" draw:text-style-name="P1" draw:layer="layout" svg:width="0.556cm" svg:height="0.396cm" svg:x="17.37cm" svg:y="16.947cm">
            <draw:image xlink:href="Pictures/20000007000001A1000001232AADC907.wmf" xlink:type="simple" xlink:show="embed" xlink:actuate="onLoad">
              <text:p/>
            </draw:image>
          </draw:frame>
          <draw:custom-shape draw:style-name="gr36" draw:text-style-name="P2" draw:layer="layout" svg:width="0.485cm" svg:height="0.34cm" svg:x="17.401cm" svg:y="16.977cm">
            <text:p/>
            <draw:enhanced-geometry svg:viewBox="0 0 110 77" draw:type="non-primitive" draw:enhanced-path="M 0 0  L 110 64  L 110 77  L 0 13  L 0 0  Z N"/>
          </draw:custom-shape>
          <draw:custom-shape draw:style-name="gr12" draw:text-style-name="P2" draw:layer="layout" svg:width="0.595cm" svg:height="0.366cm" svg:x="17.454cm" svg:y="16.854cm">
            <text:p/>
            <draw:enhanced-geometry svg:viewBox="0 0 135 83" draw:type="non-primitive" draw:enhanced-path="M 0 24  L 8 29  L 15 25  L 7 20  L 0 24  Z M 10 18  L 18 22  L 25 18  L 17 13  L 10 18  Z M 20 11  L 28 16  L 35 11  L 27 6  L 20 11  Z M 30 4  L 38 9  L 45 4  L 37 0  L 30 4  Z M 45 13  L 53 18  L 60 13  L 52 9  L 45 13  Z M 60 22  L 68 27  L 75 22  L 67 18  L 60 22  Z M 75 31  L 83 36  L 90 32  L 82 27  L 75 31  Z M 105 49  L 113 54  L 120 50  L 112 45  L 105 49  Z M 120 58  L 128 63  L 135 59  L 127 54  L 120 58  Z M 110 65  L 118 70  L 125 66  L 117 61  L 110 65  Z M 95 56  L 103 61  L 110 57  L 102 52  L 95 56  Z M 90 40  L 98 45  L 105 41  L 97 36  L 90 40  Z M 80 47  L 88 52  L 95 48  L 87 43  L 80 47  Z M 65 38  L 73 43  L 80 38  L 72 34  L 65 38  Z M 50 29  L 58 34  L 65 29  L 57 25  L 50 29  Z M 35 20  L 43 25  L 50 20  L 42 16  L 35 20  Z M 25 27  L 33 31  L 40 27  L 32 22  L 25 27  Z M 40 36  L 48 40  L 55 36  L 47 31  L 40 36  Z M 55 45  L 63 49  L 70 45  L 62 40  L 55 45  Z M 70 54  L 78 58  L 85 54  L 77 49  L 70 54  Z M 85 63  L 93 67  L 100 63  L 92 58  L 85 63  Z M 100 72  L 108 76  L 115 72  L 107 67  L 100 72  Z M 90 78  L 98 83  L 105 79  L 97 74  L 90 78  Z M 75 69  L 83 74  L 90 70  L 82 65  L 75 69  Z M 30 42  L 68 65  L 75 61  L 37 38  L 30 42  Z M 15 33  L 23 38  L 30 34  L 22 29  L 15 33  Z N"/>
          </draw:custom-shape>
          <draw:custom-shape draw:style-name="gr58" draw:text-style-name="P2" draw:layer="layout" svg:width="0.635cm" svg:height="0.397cm" svg:x="17.449cm" svg:y="16.86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595cm" svg:height="0.357cm" svg:x="17.454cm" svg:y="16.872cm">
            <text:p/>
            <draw:enhanced-geometry svg:viewBox="0 0 135 81" draw:type="non-primitive" draw:enhanced-path="M 30 2  L 38 7  L 38 5  L 30 0  L 30 2  Z M 45 11  L 53 16  L 53 14  L 45 9  L 45 11  Z M 60 20  L 68 25  L 68 23  L 60 18  L 60 20  Z M 75 29  L 83 34  L 83 32  L 75 27  L 75 29  Z M 90 38  L 98 43  L 98 41  L 90 36  L 90 38  Z M 105 47  L 113 52  L 113 50  L 105 45  L 105 47  Z M 38 5  L 38 7  L 45 2  L 45 0  L 38 5  Z M 53 14  L 53 16  L 60 12  L 60 9  L 53 14  Z M 68 23  L 68 25  L 75 21  L 75 18  L 68 23  Z M 83 32  L 83 34  L 90 30  L 90 28  L 83 32  Z M 98 41  L 98 43  L 105 39  L 105 37  L 98 41  Z M 113 50  L 113 52  L 120 48  L 120 46  L 113 50  Z M 120 56  L 128 61  L 128 59  L 120 54  L 120 56  Z M 128 59  L 128 61  L 135 57  L 135 55  L 128 59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7  L 65 25  L 58 30  Z M 73 39  L 73 41  L 80 36  L 80 34  L 73 39  Z M 88 48  L 88 50  L 95 45  L 95 44  L 88 48  Z M 103 57  L 103 59  L 110 54  L 110 53  L 103 57  Z M 110 63  L 118 68  L 118 66  L 110 61  L 110 63  Z M 118 66  L 118 68  L 125 63  L 125 62  L 118 66  Z M 10 15  L 18 20  L 18 18  L 10 14  L 10 15  Z M 25 24  L 33 29  L 33 27  L 25 23  L 25 24  Z M 40 33  L 48 38  L 48 36  L 40 32  L 40 33  Z M 55 42  L 63 47  L 63 45  L 55 41  L 55 42  Z M 70 52  L 78 56  L 78 54  L 70 50  L 70 52  Z M 85 61  L 93 65  L 93 63  L 85 59  L 85 61  Z M 18 18  L 18 20  L 25 16  L 25 14  L 18 18  Z M 33 27  L 33 29  L 40 25  L 40 23  L 33 27  Z M 48 36  L 48 38  L 55 34  L 55 32  L 48 36  Z M 63 45  L 63 47  L 70 43  L 70 41  L 63 45  Z M 78 54  L 78 56  L 85 52  L 85 50  L 78 54  Z M 93 63  L 93 65  L 100 61  L 100 59  L 93 63  Z M 100 70  L 108 74  L 108 72  L 100 68  L 100 70  Z M 108 72  L 108 74  L 115 70  L 115 68  L 108 72  Z M 0 22  L 8 27  L 8 25  L 0 20  L 0 22  Z M 15 31  L 23 36  L 23 34  L 15 29  L 15 31  Z M 30 40  L 68 63  L 68 61  L 30 38  L 30 40  Z M 75 68  L 83 72  L 83 70  L 75 65  L 75 68  Z M 8 25  L 8 27  L 15 23  L 15 21  L 8 25  Z M 23 34  L 23 36  L 30 32  L 30 30  L 23 34  Z M 68 61  L 68 63  L 75 59  L 75 57  L 68 61  Z M 83 70  L 83 72  L 90 68  L 90 66  L 83 70  Z M 90 77  L 98 81  L 98 79  L 90 74  L 90 77  Z M 98 79  L 98 81  L 105 77  L 105 75  L 98 79  Z N"/>
          </draw:custom-shape>
          <draw:custom-shape draw:style-name="gr58" draw:text-style-name="P2" draw:layer="layout" svg:width="0.635cm" svg:height="0.397cm" svg:x="17.449cm" svg:y="16.86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" draw:layer="layout" svg:width="0.105cm" svg:height="0.185cm" svg:x="18.561cm" svg:y="16.65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0.053cm" svg:height="0.136cm" svg:x="18.569cm" svg:y="16.669cm">
            <text:p/>
            <draw:enhanced-geometry svg:viewBox="0 0 34 82" draw:type="non-primitive" draw:enhanced-path="M 18 9  L 31 1  C 32 0 33 1 33 2  C 34 2 34 2 34 2  L 34 62  C 34 63 33 64 33 64  L 19 72  C 18 72 17 72 17 71  C 17 71 17 71 17 70  L 17 10  C 17 10 17 9 18 9  Z M 1 19  L 8 14  C 9 14 10 14 11 15  C 11 15 11 15 11 16  L 11 76  C 11 76 11 77 10 77  L 2 82  C 1 82 0 82 0 81  C 0 81 0 80 0 80  L 0 20  C 0 20 0 19 1 19  Z N"/>
          </draw:custom-shape>
          <draw:custom-shape draw:style-name="gr59" draw:text-style-name="P2" draw:layer="layout" svg:width="0.105cm" svg:height="0.185cm" svg:x="18.561cm" svg:y="16.65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741cm" svg:height="1.032cm" svg:x="17.714cm" svg:y="16.047cm">
            <draw:image xlink:href="Pictures/2000000A00000233000003172F16B7C6.wmf" xlink:type="simple" xlink:show="embed" xlink:actuate="onLoad">
              <text:p/>
            </draw:image>
          </draw:frame>
        </draw:g>
        <draw:frame draw:style-name="gr6" draw:text-style-name="P1" draw:layer="layout" svg:width="0.741cm" svg:height="1.032cm" svg:x="17.714cm" svg:y="16.047cm">
          <draw:image xlink:href="Pictures/20000007000002330000031750C366DF.wmf" xlink:type="simple" xlink:show="embed" xlink:actuate="onLoad">
            <text:p/>
          </draw:image>
        </draw:frame>
        <draw:custom-shape draw:style-name="gr36" draw:text-style-name="P2" draw:layer="layout" svg:width="0.511cm" svg:height="0.975cm" svg:x="17.745cm" svg:y="16.091cm">
          <text:p/>
          <draw:enhanced-geometry svg:viewBox="0 0 310 588" draw:type="non-primitive" draw:enhanced-path="M 310 421  C 218 397 135 349 66 283  L 66 283  L 66 0  C 137 64 220 112 310 141  L 310 141  L 310 421  Z M 0 421  C 81 500 181 558 290 588  L 290 588  L 290 468  C 181 438 81 380 0 301  L 0 301  L 0 421  Z N"/>
        </draw:custom-shape>
        <draw:custom-shape draw:style-name="gr36" draw:text-style-name="P2" draw:layer="layout" svg:width="0.648cm" svg:height="0.727cm" svg:x="17.78cm" svg:y="16.118cm">
          <text:p/>
          <draw:enhanced-geometry svg:viewBox="0 0 392 439" draw:type="non-primitive" draw:enhanced-path="M 0 334  C 19 353 41 371 64 386 M 0 351  C 19 371 41 389 64 404 M 0 369  C 19 388 41 406 64 421 M 0 386  C 19 406 41 424 64 439 M 233 12  L 348 79 M 248 8  L 362 74 M 263 4  L 377 70 M 278 0  L 392 66  N"/>
        </draw:custom-shape>
        <draw:custom-shape draw:style-name="gr11" draw:text-style-name="P2" draw:layer="layout" svg:width="0.292cm" svg:height="0.507cm" svg:x="17.903cm" svg:y="16.197cm">
          <text:p/>
          <draw:enhanced-geometry svg:viewBox="0 0 177 307" draw:type="non-primitive" draw:enhanced-path="M 0 0  L 0 203  C 52 248 112 283 177 307  N"/>
        </draw:custom-shape>
        <draw:custom-shape draw:style-name="gr37" draw:text-style-name="P2" draw:layer="layout" svg:width="1.27cm" svg:height="1.27cm" svg:x="17.401cm" svg:y="16.047cm">
          <text:p/>
          <draw:enhanced-geometry svg:viewBox="0 0 768 768" draw:type="non-primitive" draw:enhanced-path="M 497 615  L 768 458  L 768 338  L 678 285  L 678 120  L 490 10  L 403 35  L 343 0  L 273 27  L 273 290  L 207 328  L 207 448  C 289 527 388 585 497 615  Z M 0 563  L 132 470  L 430 643  L 430 688  L 293 768  L 0 598  L 0 563  Z N"/>
        </draw:custom-shape>
        <draw:custom-shape draw:style-name="gr61" draw:text-style-name="P2" draw:layer="layout" svg:width="0.167cm" svg:height="0.088cm" svg:x="18.036cm" svg:y="16.907cm">
          <text:p/>
          <draw:enhanced-geometry svg:viewBox="0 0 100 53" draw:type="non-primitive" draw:enhanced-path="M 9 0  L 93 34  C 98 36 100 42 98 47  C 97 50 94 52 91 53  L 9 20  C 3 19 0 14 1 8  C 1 4 5 1 9 0  Z N"/>
        </draw:custom-shape>
        <draw:custom-shape draw:style-name="gr12" draw:text-style-name="P2" draw:layer="layout" svg:width="0.239cm" svg:height="0.159cm" svg:x="17.978cm" svg:y="16.7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203cm" svg:height="0.124cm" svg:x="17.996cm" svg:y="16.814cm">
          <text:p/>
          <draw:enhanced-geometry svg:viewBox="0 0 46 28" draw:type="non-primitive" draw:enhanced-path="M 0 0  L 46 18  L 46 28  L 0 10  L 0 0  Z N"/>
        </draw:custom-shape>
        <draw:custom-shape draw:style-name="gr12" draw:text-style-name="P2" draw:layer="layout" svg:width="0.239cm" svg:height="0.159cm" svg:x="17.978cm" svg:y="16.7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203cm" svg:height="0.124cm" svg:x="17.996cm" svg:y="16.814cm">
          <text:p/>
          <draw:enhanced-geometry svg:viewBox="0 0 46 28" draw:type="non-primitive" draw:enhanced-path="M 0 0  L 46 18  L 46 28 M 0 3  L 46 22  N"/>
        </draw:custom-shape>
        <draw:custom-shape draw:style-name="gr63" draw:text-style-name="P2" draw:layer="layout" svg:width="0.203cm" svg:height="0.124cm" svg:x="17.996cm" svg:y="16.814cm">
          <text:p/>
          <draw:enhanced-geometry svg:viewBox="0 0 46 28" draw:type="non-primitive" draw:enhanced-path="M 0 0  L 0 10  L 46 28  N"/>
        </draw:custom-shape>
        <draw:frame draw:style-name="gr6" draw:text-style-name="P1" draw:layer="layout" svg:width="0.159cm" svg:height="0.158cm" svg:x="18.084cm" svg:y="16.656cm">
          <draw:image xlink:href="Pictures/2000000A000000690000006929519F98.wmf" xlink:type="simple" xlink:show="embed" xlink:actuate="onLoad">
            <text:p/>
          </draw:image>
        </draw:frame>
        <draw:frame draw:style-name="gr6" draw:text-style-name="P1" draw:layer="layout" svg:width="0.159cm" svg:height="0.158cm" svg:x="18.084cm" svg:y="16.656cm">
          <draw:image xlink:href="Pictures/2000000700000069000000691FF6A775.wmf" xlink:type="simple" xlink:show="embed" xlink:actuate="onLoad">
            <text:p/>
          </draw:image>
        </draw:frame>
        <draw:custom-shape draw:style-name="gr64" draw:text-style-name="P2" draw:layer="layout" svg:width="0.035cm" svg:height="0.04cm" svg:x="18.137cm" svg:y="16.704cm">
          <text:p/>
          <draw:enhanced-geometry svg:viewBox="0 0 8 9" draw:type="non-primitive" draw:enhanced-path="M 7 3  C 5 1 3 0 2 1  C 0 2 0 4 1 6  C 2 8 5 9 6 8  C 8 7 8 5 7 3  N"/>
        </draw:custom-shape>
        <draw:frame draw:style-name="gr6" draw:text-style-name="P1" draw:layer="layout" svg:width="0.37cm" svg:height="0.582cm" svg:x="17.873cm" svg:y="16.153cm">
          <draw:image xlink:href="Pictures/2000000A0000010F000001B6A4A07D13.wmf" xlink:type="simple" xlink:show="embed" xlink:actuate="onLoad">
            <text:p/>
          </draw:image>
        </draw:frame>
        <draw:frame draw:style-name="gr6" draw:text-style-name="P1" draw:layer="layout" svg:width="0.37cm" svg:height="0.582cm" svg:x="17.873cm" svg:y="16.153cm">
          <draw:image xlink:href="Pictures/200000070000010F000001B60DEE249A.wmf" xlink:type="simple" xlink:show="embed" xlink:actuate="onLoad">
            <text:p/>
          </draw:image>
        </draw:frame>
        <draw:custom-shape draw:style-name="gr36" draw:text-style-name="P2" draw:layer="layout" svg:width="0.292cm" svg:height="0.507cm" svg:x="17.903cm" svg:y="16.197cm">
          <text:p/>
          <draw:enhanced-geometry svg:viewBox="0 0 177 307" draw:type="non-primitive" draw:enhanced-path="M 8 198  L 8 7  L 0 0  C 50 49 110 85 177 105  L 177 307  L 177 298  C 115 275 57 241 8 198  Z N"/>
        </draw:custom-shape>
        <draw:custom-shape draw:style-name="gr4" draw:text-style-name="P2" draw:layer="layout" svg:width="1.115cm" svg:height="0.339cm" svg:x="16.03cm" svg:y="17.476cm">
          <text:p text:style-name="P3"><text:span text:style-name="T1">Attacke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2cm" svg:height="0.768cm" svg:x="16.153cm" svg:y="16.417cm">
          <draw:image xlink:href="Pictures/100000000000001F0000001D02B39F60.png" xlink:type="simple" xlink:show="embed" xlink:actuate="onLoad">
            <text:p/>
          </draw:image>
        </draw:frame>
        <draw:custom-shape draw:style-name="gr7" draw:text-style-name="P2" draw:layer="layout" svg:width="0.758cm" svg:height="0.71cm" svg:x="16.197cm" svg:y="16.448cm">
          <text:p/>
          <draw:enhanced-geometry svg:viewBox="0 0 460 429" draw:type="non-primitive" draw:enhanced-path="M 74 371  C 146 409 225 429 306 428  C 332 428 357 421 380 407  C 388 416 400 418 410 412  C 432 401 450 381 460 358  L 460 201  C 456 119 407 46 334 15 M 126 0  C 53 32 3 106 0 189  L 0 278  C 0 301 10 322 27 337  C 35 345 47 347 57 342  C 58 354 64 364 74 371  N"/>
        </draw:custom-shape>
        <draw:frame draw:style-name="gr6" draw:text-style-name="P1" draw:layer="layout" svg:width="0.529cm" svg:height="0.529cm" svg:x="16.312cm" svg:y="16.021cm">
          <draw:image xlink:href="Pictures/2000000A0000018D0000018CFB7F91FD.wmf" xlink:type="simple" xlink:show="embed" xlink:actuate="onLoad">
            <text:p/>
          </draw:image>
        </draw:frame>
        <draw:frame draw:style-name="gr6" draw:text-style-name="P1" draw:layer="layout" svg:width="0.529cm" svg:height="0.529cm" svg:x="16.312cm" svg:y="16.021cm">
          <draw:image xlink:href="Pictures/200000070000018D0000018C8E709E12.wmf" xlink:type="simple" xlink:show="embed" xlink:actuate="onLoad">
            <text:p/>
          </draw:image>
        </draw:frame>
        <draw:custom-shape draw:style-name="gr8" draw:text-style-name="P2" draw:layer="layout" svg:width="0.454cm" svg:height="0.472cm" svg:x="16.36cm" svg:y="1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1cm" svg:height="0.45cm" svg:x="16.219cm" svg:y="16.563cm">
          <text:p/>
          <draw:enhanced-geometry svg:viewBox="0 0 32 102" draw:type="non-primitive" draw:enhanced-path="M 16 102  C 0 66 5 30 32 0  N"/>
        </draw:custom-shape>
        <draw:custom-shape draw:style-name="gr9" draw:text-style-name="P2" draw:layer="layout" svg:width="0.075cm" svg:height="0.476cm" svg:x="16.792cm" svg:y="16.647cm">
          <text:p/>
          <draw:enhanced-geometry svg:viewBox="0 0 17 108" draw:type="non-primitive" draw:enhanced-path="M 7 108  C 17 71 15 35 0 0  N"/>
        </draw:custom-shape>
        <draw:custom-shape draw:style-name="gr9" draw:text-style-name="P2" draw:layer="layout" svg:width="0.344cm" svg:height="0.128cm" svg:x="16.404cm" svg:y="16.444cm">
          <text:p/>
          <draw:enhanced-geometry svg:viewBox="0 0 78 29" draw:type="non-primitive" draw:enhanced-path="M 0 0  C 17 24 50 29 72 11  C 74 9 76 7 78 6  N"/>
        </draw:custom-shape>
        <draw:custom-shape draw:style-name="gr10" draw:text-style-name="P2" draw:layer="layout" svg:width="0.763cm" svg:height="1.111cm" svg:x="16.197cm" svg:y="16.047cm">
          <text:p/>
          <draw:enhanced-geometry svg:viewBox="0 0 462 673" draw:type="non-primitive" draw:enhanced-path="M 126 244  C 53 277 4 350 0 433  L 0 522  C 0 545 10 566 27 581  C 35 589 47 591 57 586  C 58 598 64 608 74 615  C 146 653 225 673 306 672  C 332 672 357 665 380 651  C 388 660 400 662 410 656  C 432 645 450 625 460 602  L 460 459  C 462 372 412 292 334 259  L 334 259  L 333 259  C 386 203 386 112 333 56  C 279 0 192 0 139 56  C 91 107 85 186 126 244  Z N"/>
        </draw:custom-shape>
        <draw:custom-shape draw:style-name="gr137" draw:text-style-name="P2" draw:layer="layout" svg:width="0.08cm" svg:height="1.054cm" svg:x="16.536cm" svg:y="14.953cm">
          <text:p/>
          <draw:enhanced-geometry svg:viewBox="0 0 46 639" draw:type="non-primitive" draw:enhanced-path="M 0 616  L 0 570  C 0 557 10 547 23 547  C 35 547 46 557 46 570  L 46 616  C 46 629 35 639 23 639  C 10 639 0 629 0 616  Z M 0 478  L 0 432  C 0 419 10 409 23 409  C 35 409 46 419 46 432  L 46 478  C 46 490 35 501 23 501  C 10 501 0 490 0 478  Z M 0 339  L 0 293  C 0 281 10 270 23 270  C 35 270 46 281 46 293  L 46 339  C 46 352 35 362 23 362  C 10 362 0 352 0 339  Z M 0 201  L 0 155  C 0 142 10 132 23 132  C 35 132 46 142 46 155  L 46 201  C 46 214 35 224 23 224  C 10 224 0 214 0 201  Z M 0 63  L 0 23  C 0 10 10 0 23 0  C 35 0 46 10 46 23  L 46 63  C 46 76 35 86 23 86  C 10 86 0 76 0 63  Z N"/>
        </draw:custom-shape>
        <draw:custom-shape draw:style-name="gr138" draw:text-style-name="P2" draw:layer="layout" svg:width="0.331cm" svg:height="0.33cm" svg:x="16.413cm" svg:y="14.742cm">
          <text:p/>
          <draw:enhanced-geometry svg:viewBox="0 0 200 200" draw:type="non-primitive" draw:enhanced-path="M 100 0  L 200 200  C 137 168 63 168 0 200  L 100 0  Z N"/>
        </draw:custom-shape>
        <draw:custom-shape draw:style-name="gr137" draw:text-style-name="P2" draw:layer="layout" svg:width="1.553cm" svg:height="2.108cm" svg:x="14.556cm" svg:y="13.899cm">
          <text:p/>
          <draw:enhanced-geometry svg:viewBox="0 0 937 1275" draw:type="non-primitive" draw:enhanced-path="M 914 1275  L 867 1275  C 855 1275 844 1265 844 1252  C 844 1239 855 1229 867 1229  L 914 1229  C 926 1229 937 1239 937 1252  C 937 1265 926 1275 914 1275  Z M 775 1275  L 729 1275  C 716 1275 706 1265 706 1252  C 706 1239 716 1229 729 1229  L 775 1229  C 788 1229 798 1239 798 1252  C 798 1265 788 1275 775 1275  Z M 637 1275  L 591 1275  C 578 1275 568 1265 568 1252  C 568 1239 578 1229 591 1229  L 637 1229  C 650 1229 660 1239 660 1252  C 660 1265 650 1275 637 1275  Z M 499 1275  L 453 1275  C 440 1275 430 1265 430 1252  C 430 1239 440 1229 453 1229  L 499 1229  C 512 1229 522 1239 522 1252  C 522 1265 512 1275 499 1275  Z M 361 1275  L 314 1275  C 302 1275 291 1265 291 1252  C 291 1239 302 1229 314 1229  L 361 1229  C 373 1229 384 1239 384 1252  C 384 1265 373 1275 361 1275  Z M 218 1233  L 218 1187  C 218 1174 229 1164 242 1164  C 254 1164 265 1174 265 1187  L 265 1233  C 265 1245 254 1256 242 1256  C 229 1256 218 1245 218 1233  Z M 218 1094  L 218 1048  C 218 1036 229 1025 242 1025  C 254 1025 265 1036 265 1048  L 265 1094  C 265 1107 254 1117 242 1117  C 229 1117 218 1107 218 1094  Z M 218 956  L 218 910  C 218 897 229 887 242 887  C 254 887 265 897 265 910  L 265 956  C 265 969 254 979 242 979  C 229 979 218 969 218 956  Z M 218 818  L 218 772  C 218 759 229 749 242 749  C 254 749 265 759 265 772  L 265 818  C 265 831 254 841 242 841  C 229 841 218 831 218 818  Z M 218 680  L 218 634  C 218 621 229 611 242 611  C 254 611 265 621 265 634  L 265 680  C 265 692 254 703 242 703  C 229 703 218 692 218 680  Z M 218 541  L 218 495  C 218 483 229 472 242 472  C 254 472 265 483 265 495  L 265 541  C 265 554 254 565 242 565  C 229 565 218 554 218 541  Z M 218 403  L 218 357  C 218 344 229 334 242 334  C 254 334 265 344 265 357  L 265 403  C 265 416 254 426 242 426  C 229 426 218 416 218 403  Z M 218 265  L 218 219  C 218 206 229 196 242 196  C 254 196 265 206 265 219  L 265 265  C 265 278 254 288 242 288  C 229 288 218 278 218 265  Z M 218 127  L 218 81  C 218 68 229 58 242 58  C 254 58 265 68 265 81  L 265 127  C 265 139 254 150 242 150  C 229 150 218 139 218 127  Z M 207 46  L 161 46  C 148 46 138 36 138 23  C 138 10 148 0 161 0  L 207 0  C 220 0 230 10 230 23  C 230 36 220 46 207 46  Z M 69 46  L 23 46  C 10 46 0 36 0 23  C 0 10 10 0 23 0  L 69 0  C 81 0 92 10 92 23  C 92 36 81 46 69 46  Z N"/>
        </draw:custom-shape>
        <draw:custom-shape draw:style-name="gr138" draw:text-style-name="P2" draw:layer="layout" svg:width="0.33cm" svg:height="0.33cm" svg:x="14.288cm" svg:y="13.772cm">
          <text:p/>
          <draw:enhanced-geometry svg:viewBox="0 0 200 200" draw:type="non-primitive" draw:enhanced-path="M 0 100  L 200 0  C 169 63 169 137 200 200  L 200 200  L 0 100  Z N"/>
        </draw:custom-shape>
        <draw:custom-shape draw:style-name="gr137" draw:text-style-name="P2" draw:layer="layout" svg:width="0.075cm" svg:height="1.526cm" svg:x="8.158cm" svg:y="14.23cm">
          <text:p/>
          <draw:enhanced-geometry svg:viewBox="0 0 46 921" draw:type="non-primitive" draw:enhanced-path="M 0 898  L 0 852  C 0 839 10 829 23 829  C 36 829 46 839 46 852  L 46 898  C 46 911 36 921 23 921  C 10 921 0 911 0 898  Z M 0 760  L 0 714  C 0 701 10 691 23 691  C 36 691 46 701 46 714  L 46 760  C 46 773 36 783 23 783  C 10 783 0 773 0 760  Z M 0 622  L 0 576  C 0 563 10 553 23 553  C 36 553 46 563 46 576  L 46 622  C 46 635 36 645 23 645  C 10 645 0 635 0 622  Z M 0 484  L 0 437  C 0 425 10 414 23 414  C 36 414 46 425 46 437  L 46 484  C 46 496 36 507 23 507  C 10 507 0 496 0 484  Z M 0 345  L 0 299  C 0 287 10 276 23 276  C 36 276 46 287 46 299  L 46 345  C 46 358 36 368 23 368  C 10 368 0 358 0 345  Z M 0 207  L 0 161  C 0 148 10 138 23 138  C 36 138 46 148 46 161  L 46 207  C 46 220 36 230 23 230  C 10 230 0 220 0 207  Z M 0 69  L 0 23  C 0 10 10 0 23 0  C 36 0 46 10 46 23  L 46 69  C 46 82 36 92 23 92  C 10 92 0 82 0 69  Z N"/>
        </draw:custom-shape>
        <draw:custom-shape draw:style-name="gr138" draw:text-style-name="P2" draw:layer="layout" svg:width="0.331cm" svg:height="0.33cm" svg:x="8.03cm" svg:y="13.869cm">
          <text:p/>
          <draw:enhanced-geometry svg:viewBox="0 0 200 200" draw:type="non-primitive" draw:enhanced-path="M 100 0  L 200 200  C 137 168 63 168 0 200  L 100 0  Z N"/>
        </draw:custom-shape>
        <draw:custom-shape draw:style-name="gr137" draw:text-style-name="P2" draw:layer="layout" svg:width="1.755cm" svg:height="1.446cm" svg:x="8.586cm" svg:y="14.57cm">
          <text:p/>
          <draw:enhanced-geometry svg:viewBox="0 0 1060 875" draw:type="non-primitive" draw:enhanced-path="M 0 852  L 0 806  C 0 793 10 783 23 783  C 36 783 46 793 46 806  L 46 852  C 46 865 36 875 23 875  C 10 875 0 865 0 852  Z M 0 714  L 0 668  C 0 655 10 645 23 645  C 36 645 46 655 46 668  L 46 714  C 46 726 36 737 23 737  C 10 737 0 726 0 714  Z M 0 576  L 0 529  C 0 517 10 506 23 506  C 36 506 46 517 46 529  L 46 576  C 46 588 36 599 23 599  C 10 599 0 588 0 576  Z M 0 437  L 0 391  C 0 378 10 368 23 368  C 36 368 46 378 46 391  L 46 437  C 46 450 36 460 23 460  C 10 460 0 450 0 437  Z M 0 299  L 0 253  C 0 240 10 230 23 230  C 36 230 46 240 46 253  L 46 299  C 46 312 36 322 23 322  C 10 322 0 312 0 299  Z M 0 161  L 0 115  C 0 102 10 92 23 92  C 36 92 46 102 46 115  L 46 161  C 46 174 36 184 23 184  C 10 184 0 174 0 161  Z M 84 61  L 131 61  C 143 61 154 71 154 84  C 154 97 143 107 131 107  L 84 107  C 72 107 61 97 61 84  C 61 71 72 61 84 61  Z M 223 61  L 269 61  C 282 61 292 71 292 84  C 292 97 282 107 269 107  L 223 107  C 210 107 200 97 200 84  C 200 71 210 61 223 61  Z M 361 61  L 407 61  C 420 61 430 71 430 84  C 430 97 420 107 407 107  L 361 107  C 348 107 338 97 338 84  C 338 71 348 61 361 61  Z M 499 61  L 545 61  C 558 61 568 71 568 84  C 568 97 558 107 545 107  L 499 107  C 486 107 476 97 476 84  C 476 71 486 61 499 61  Z M 637 61  L 684 61  C 696 61 707 71 707 84  C 707 97 696 107 684 107  L 637 107  C 625 107 614 97 614 84  C 614 71 625 61 637 61  Z M 776 61  L 822 61  C 834 61 845 71 845 84  C 845 97 834 107 822 107  L 776 107  C 763 107 753 97 753 84  C 753 71 763 61 776 61  Z M 914 61  L 960 61  C 973 61 983 71 983 84  C 983 97 973 107 960 107  L 914 107  C 901 107 891 97 891 84  C 891 71 901 61 914 61  Z M 1014 69  L 1014 23  C 1014 10 1024 0 1037 0  C 1050 0 1060 10 1060 23  L 1060 69  C 1060 81 1050 92 1037 92  C 1024 92 1014 81 1014 69  Z N"/>
        </draw:custom-shape>
        <draw:custom-shape draw:style-name="gr138" draw:text-style-name="P2" draw:layer="layout" svg:width="0.331cm" svg:height="0.331cm" svg:x="10.138cm" svg:y="14.336cm">
          <text:p/>
          <draw:enhanced-geometry svg:viewBox="0 0 200 199" draw:type="non-primitive" draw:enhanced-path="M 100 0  L 200 199  C 137 168 63 168 0 199  L 100 0  Z N"/>
        </draw:custom-shape>
        <draw:custom-shape draw:style-name="gr4" draw:text-style-name="P2" draw:layer="layout" svg:width="0.277cm" svg:height="0.593cm" svg:x="12.685cm" svg:y="3.691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77cm" svg:height="0.593cm" svg:x="18.162cm" svg:y="11.152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77cm" svg:height="0.593cm" svg:x="12.685cm" svg:y="5.384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77cm" svg:height="0.593cm" svg:x="14.352cm" svg:y="5.384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37cm" svg:height="0.82cm" svg:x="12.158cm" svg:y="10.279cm">
          <draw:image xlink:href="Pictures/2000000A0000010F000002700F33A62F.wmf" xlink:type="simple" xlink:show="embed" xlink:actuate="onLoad">
            <text:p/>
          </draw:image>
        </draw:frame>
        <draw:frame draw:style-name="gr6" draw:text-style-name="P1" draw:layer="layout" svg:width="0.37cm" svg:height="0.82cm" svg:x="12.158cm" svg:y="10.279cm">
          <draw:image xlink:href="Pictures/200000070000010F000002709EA969D6.wmf" xlink:type="simple" xlink:show="embed" xlink:actuate="onLoad">
            <text:p/>
          </draw:image>
        </draw:frame>
        <draw:custom-shape draw:style-name="gr11" draw:text-style-name="P2" draw:layer="layout" svg:width="0.299cm" svg:height="0.758cm" svg:x="12.211cm" svg:y="10.328cm">
          <text:p/>
          <draw:enhanced-geometry svg:viewBox="0 0 68 172" draw:type="non-primitive" draw:enhanced-path="M 0 40  L 0 172  L 68 132  L 68 0  L 0 40  Z N"/>
        </draw:custom-shape>
        <draw:custom-shape draw:style-name="gr54" draw:text-style-name="P2" draw:layer="layout" svg:width="0.926cm" svg:height="0.026cm" svg:x="11.602cm" svg:y="9.9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26cm" svg:height="0.026cm" svg:x="11.602cm" svg:y="9.9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6cm" svg:height="0.027cm" svg:x="11.602cm" svg:y="10.0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6cm" svg:height="0.026cm" svg:x="11.602cm" svg:y="10.0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26cm" svg:height="0.027cm" svg:x="11.602cm" svg:y="10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926cm" svg:height="0.026cm" svg:x="11.602cm" svg:y="10.0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926cm" svg:height="0.027cm" svg:x="11.602cm" svg:y="10.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26cm" svg:height="0.026cm" svg:x="11.602cm" svg:y="10.14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926cm" svg:height="0.027cm" svg:x="11.602cm" svg:y="10.17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926cm" svg:height="0.026cm" svg:x="11.602cm" svg:y="10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926cm" svg:height="0.027cm" svg:x="11.602cm" svg:y="10.2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926cm" svg:height="0.026cm" svg:x="11.602cm" svg:y="10.2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926cm" svg:height="0.027cm" svg:x="11.602cm" svg:y="10.2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926cm" svg:height="0.026cm" svg:x="11.602cm" svg:y="1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926cm" svg:height="0.026cm" svg:x="11.602cm" svg:y="10.3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926cm" svg:height="0.027cm" svg:x="11.602cm" svg:y="10.3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926cm" svg:height="0.026cm" svg:x="11.602cm" svg:y="10.38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926cm" svg:height="0.027cm" svg:x="11.602cm" svg:y="10.4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926cm" svg:height="0.026cm" svg:x="11.602cm" svg:y="10.4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926cm" svg:height="0.027cm" svg:x="11.602cm" svg:y="10.4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926cm" svg:height="0.026cm" svg:x="11.602cm" svg:y="10.4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6cm" svg:height="0.503cm" svg:x="11.65cm" svg:y="10.001cm">
          <text:p/>
          <draw:enhanced-geometry svg:viewBox="0 0 195 114" draw:type="non-primitive" draw:enhanced-path="M 0 40  L 127 114  L 195 74  L 68 0  L 0 40  Z N"/>
        </draw:custom-shape>
        <draw:frame draw:style-name="gr6" draw:text-style-name="P1" draw:layer="layout" svg:width="0.662cm" svg:height="0.767cm" svg:x="11.734cm" svg:y="9.644cm">
          <draw:image xlink:href="Pictures/2000000A000001F500000247E6E790FE.wmf" xlink:type="simple" xlink:show="embed" xlink:actuate="onLoad">
            <text:p/>
          </draw:image>
        </draw:frame>
        <draw:frame draw:style-name="gr6" draw:text-style-name="P1" draw:layer="layout" svg:width="0.662cm" svg:height="0.767cm" svg:x="11.734cm" svg:y="9.644cm">
          <draw:image xlink:href="Pictures/20000007000001F50000024740870B1F.wmf" xlink:type="simple" xlink:show="embed" xlink:actuate="onLoad">
            <text:p/>
          </draw:image>
        </draw:frame>
        <draw:custom-shape draw:style-name="gr36" draw:text-style-name="P2" draw:layer="layout" svg:width="0.595cm" svg:height="0.768cm" svg:x="11.783cm" svg:y="9.635cm">
          <text:p/>
          <draw:enhanced-geometry svg:viewBox="0 0 361 465" draw:type="non-primitive" draw:enhanced-path="M 361 428  C 332 461 281 465 247 436  C 245 434 244 433 242 431  C 242 368 243 305 244 242  L 244 242  C 247 194 210 152 161 149  C 141 148 120 153 103 165  C 108 161 114 158 120 156  L 119 322  C 90 354 41 357 8 328  C 5 326 3 323 0 320  L 0 320  L 0 152  C 5 111 28 74 64 51  C 163 0 286 38 338 136  C 353 165 361 197 361 230  L 361 230  L 361 292  L 361 428  Z N"/>
        </draw:custom-shape>
        <draw:frame draw:style-name="gr6" draw:text-style-name="P1" draw:layer="layout" svg:width="0.635cm" svg:height="0.979cm" svg:x="11.602cm" svg:y="10.147cm">
          <draw:image xlink:href="Pictures/2000000A000001E0000002ED61E3FE0D.wmf" xlink:type="simple" xlink:show="embed" xlink:actuate="onLoad">
            <text:p/>
          </draw:image>
        </draw:frame>
        <draw:frame draw:style-name="gr6" draw:text-style-name="P1" draw:layer="layout" svg:width="0.635cm" svg:height="0.979cm" svg:x="11.602cm" svg:y="10.147cm">
          <draw:image xlink:href="Pictures/20000007000001E0000002EDD05FBED7.wmf" xlink:type="simple" xlink:show="embed" xlink:actuate="onLoad">
            <text:p/>
          </draw:image>
        </draw:frame>
        <draw:custom-shape draw:style-name="gr36" draw:text-style-name="P2" draw:layer="layout" svg:width="0.561cm" svg:height="0.908cm" svg:x="11.65cm" svg:y="10.178cm">
          <text:p/>
          <draw:enhanced-geometry svg:viewBox="0 0 127 206" draw:type="non-primitive" draw:enhanced-path="M 0 132  L 127 206  L 127 74  L 0 0  L 0 132  Z N"/>
        </draw:custom-shape>
        <draw:frame draw:style-name="gr6" draw:text-style-name="P1" draw:layer="layout" svg:width="0.317cm" svg:height="0.423cm" svg:x="11.761cm" svg:y="10.332cm">
          <draw:image xlink:href="Pictures/2000000A000000E6000001398B1CE7EF.wmf" xlink:type="simple" xlink:show="embed" xlink:actuate="onLoad">
            <text:p/>
          </draw:image>
        </draw:frame>
        <draw:frame draw:style-name="gr6" draw:text-style-name="P1" draw:layer="layout" svg:width="0.317cm" svg:height="0.423cm" svg:x="11.761cm" svg:y="10.332cm">
          <draw:image xlink:href="Pictures/20000007000000E600000139EF493B11.wmf" xlink:type="simple" xlink:show="embed" xlink:actuate="onLoad">
            <text:p/>
          </draw:image>
        </draw:frame>
        <draw:custom-shape draw:style-name="gr36" draw:text-style-name="P2" draw:layer="layout" svg:width="0.194cm" svg:height="0.318cm" svg:x="11.827cm" svg:y="10.376cm">
          <text:p/>
          <draw:enhanced-geometry svg:viewBox="0 0 44 72" draw:type="non-primitive" draw:enhanced-path="M 3 39  C 0 21 5 4 16 2  C 26 0 37 14 41 33  C 44 52 38 69 28 71  C 17 72 6 59 3 39  N"/>
        </draw:custom-shape>
        <draw:frame draw:style-name="gr6" draw:text-style-name="P1" draw:layer="layout" svg:width="0.105cm" svg:height="0.238cm" svg:x="11.867cm" svg:y="10.438cm">
          <draw:image xlink:href="Pictures/2000000A00000040000000A7F0979C86.wmf" xlink:type="simple" xlink:show="embed" xlink:actuate="onLoad">
            <text:p/>
          </draw:image>
        </draw:frame>
        <draw:frame draw:style-name="gr6" draw:text-style-name="P1" draw:layer="layout" svg:width="0.105cm" svg:height="0.238cm" svg:x="11.867cm" svg:y="10.438cm">
          <draw:image xlink:href="Pictures/2000000700000040000000A7ABC2656D.wmf" xlink:type="simple" xlink:show="embed" xlink:actuate="onLoad">
            <text:p/>
          </draw:image>
        </draw:frame>
        <draw:custom-shape draw:style-name="gr36" draw:text-style-name="P2" draw:layer="layout" svg:width="0.035cm" svg:height="0.163cm" svg:x="11.902cm" svg:y="10.464cm">
          <text:p/>
          <draw:enhanced-geometry svg:viewBox="0 0 8 37" draw:type="non-primitive" draw:enhanced-path="M 0 33  L 7 37  L 8 4  L 0 0  L 0 33  Z N"/>
        </draw:custom-shape>
        <draw:custom-shape draw:style-name="gr37" draw:text-style-name="P2" draw:layer="layout" svg:width="0.211cm" svg:height="0.256cm" svg:x="11.977cm" svg:y="9.882cm">
          <text:p/>
          <draw:enhanced-geometry svg:viewBox="0 0 127 154" draw:type="non-primitive" draw:enhanced-path="M 0 83  L 124 154  L 125 93  C 127 45 90 3 41 0  C 27 0 14 2 1 7  L 1 7  L 0 83  Z N"/>
        </draw:custom-shape>
        <draw:frame draw:style-name="gr6" draw:text-style-name="P1" draw:layer="layout" svg:width="0.423cm" svg:height="0.45cm" svg:x="11.523cm" svg:y="10.438cm">
          <draw:image xlink:href="Pictures/2000000A000001390000014EFB6C76F8.wmf" xlink:type="simple" xlink:show="embed" xlink:actuate="onLoad">
            <text:p/>
          </draw:image>
        </draw:frame>
        <draw:frame draw:style-name="gr6" draw:text-style-name="P1" draw:layer="layout" svg:width="0.423cm" svg:height="0.45cm" svg:x="11.523cm" svg:y="10.438cm">
          <draw:image xlink:href="Pictures/20000007000001390000014E41E1C013.wmf" xlink:type="simple" xlink:show="embed" xlink:actuate="onLoad">
            <text:p/>
          </draw:image>
        </draw:frame>
        <draw:custom-shape draw:style-name="gr36" draw:text-style-name="P2" draw:layer="layout" svg:width="0.362cm" svg:height="0.38cm" svg:x="11.571cm" svg:y="10.486cm">
          <text:p/>
          <draw:enhanced-geometry svg:viewBox="0 0 218 228" draw:type="non-primitive" draw:enhanced-path="M 218 0  L 218 25  L 204 54  L 150 86  L 132 123  L 84 151  C 80 170 73 187 64 203  C 59 210 52 216 45 221  C 36 228 22 226 15 216  C 15 215 14 215 14 214  C 5 197 0 179 1 160  C 1 137 6 113 14 91  C 20 73 31 57 45 46  C 56 40 70 44 76 54  C 81 61 84 69 86 78  L 218 0  Z N"/>
        </draw:custom-shape>
        <draw:custom-shape draw:style-name="gr36" draw:text-style-name="P2" draw:layer="layout" svg:width="0.053cm" svg:height="0.089cm" svg:x="11.593cm" svg:y="10.68cm">
          <text:p/>
          <draw:enhanced-geometry svg:viewBox="0 0 12 20" draw:type="non-primitive" draw:enhanced-path="M 11 11  C 12 5 10 0 8 0  C 5 0 2 3 1 9  C 0 14 2 19 4 19  C 7 20 10 16 11 11  N"/>
        </draw:custom-shape>
        <draw:frame draw:style-name="gr6" draw:text-style-name="P1" draw:layer="layout" svg:width="0.291cm" svg:height="0.211cm" svg:x="11.655cm" svg:y="10.438cm">
          <draw:image xlink:href="Pictures/2000000A000000D100000093F87F02F6.wmf" xlink:type="simple" xlink:show="embed" xlink:actuate="onLoad">
            <text:p/>
          </draw:image>
        </draw:frame>
        <draw:frame draw:style-name="gr6" draw:text-style-name="P1" draw:layer="layout" svg:width="0.291cm" svg:height="0.211cm" svg:x="11.655cm" svg:y="10.438cm">
          <draw:image xlink:href="Pictures/20000007000000D100000093FD1EA583.wmf" xlink:type="simple" xlink:show="embed" xlink:actuate="onLoad">
            <text:p/>
          </draw:image>
        </draw:frame>
        <draw:custom-shape draw:style-name="gr36" draw:text-style-name="P2" draw:layer="layout" svg:width="0.23cm" svg:height="0.145cm" svg:x="11.703cm" svg:y="10.469cm">
          <text:p/>
          <draw:enhanced-geometry svg:viewBox="0 0 52 33" draw:type="non-primitive" draw:enhanced-path="M 0 27  L 3 33  L 52 4  L 46 0  L 0 27  Z N"/>
        </draw:custom-shape>
        <draw:frame draw:style-name="gr6" draw:text-style-name="P1" draw:layer="layout" svg:width="0.212cm" svg:height="0.37cm" svg:x="11.496cm" svg:y="10.491cm">
          <draw:image xlink:href="Pictures/2000000A000000930000010F783F7082.wmf" xlink:type="simple" xlink:show="embed" xlink:actuate="onLoad">
            <text:p/>
          </draw:image>
        </draw:frame>
        <draw:frame draw:style-name="gr6" draw:text-style-name="P1" draw:layer="layout" svg:width="0.212cm" svg:height="0.37cm" svg:x="11.496cm" svg:y="10.491cm">
          <draw:image xlink:href="Pictures/20000007000000930000010F42CB6EC1.wmf" xlink:type="simple" xlink:show="embed" xlink:actuate="onLoad">
            <text:p/>
          </draw:image>
        </draw:frame>
        <draw:custom-shape draw:style-name="gr36" draw:text-style-name="P2" draw:layer="layout" svg:width="0.136cm" svg:height="0.318cm" svg:x="11.545cm" svg:y="10.539cm">
          <text:p/>
          <draw:enhanced-geometry svg:viewBox="0 0 83 191" draw:type="non-primitive" draw:enhanced-path="M 39 191  C 24 173 16 151 17 128  C 18 104 23 81 31 59  C 37 41 48 26 62 14  C 69 10 76 10 83 13  L 74 7  C 65 1 54 0 45 4  C 32 13 23 26 17 41  C 7 65 1 92 0 118  C 0 139 6 160 18 178  L 39 191  Z N"/>
        </draw:custom-shape>
        <draw:frame draw:style-name="gr6" draw:text-style-name="P1" draw:layer="layout" svg:width="0.106cm" svg:height="0.159cm" svg:x="11.549cm" svg:y="10.649cm">
          <draw:image xlink:href="Pictures/2000000A00000040000000698EE795D0.wmf" xlink:type="simple" xlink:show="embed" xlink:actuate="onLoad">
            <text:p/>
          </draw:image>
        </draw:frame>
        <draw:frame draw:style-name="gr6" draw:text-style-name="P1" draw:layer="layout" svg:width="0.106cm" svg:height="0.159cm" svg:x="11.549cm" svg:y="10.649cm">
          <draw:image xlink:href="Pictures/20000007000000400000006904CFB6B4.wmf" xlink:type="simple" xlink:show="embed" xlink:actuate="onLoad">
            <text:p/>
          </draw:image>
        </draw:frame>
        <draw:custom-shape draw:style-name="gr36" draw:text-style-name="P2" draw:layer="layout" svg:width="0.04cm" svg:height="0.089cm" svg:x="11.602cm" svg:y="10.68cm">
          <text:p/>
          <draw:enhanced-geometry svg:viewBox="0 0 9 20" draw:type="non-primitive" draw:enhanced-path="M 4 5  C 4 9 2 14 0 17  C 0 18 2 20 4 19  C 4 19 4 19 5 19  C 6 17 8 16 8 14  C 9 11 9 7 9 4  C 9 2 7 0 6 0  C 5 0 3 0 3 1  C 3 3 3 4 4 5  N"/>
        </draw:custom-shape>
        <draw:custom-shape draw:style-name="gr37" draw:text-style-name="P2" draw:layer="layout" svg:width="0.965cm" svg:height="1.402cm" svg:x="11.545cm" svg:y="9.684cm">
          <text:p/>
          <draw:enhanced-geometry svg:viewBox="0 0 585 848" draw:type="non-primitive" draw:enhanced-path="M 63 300  L 63 521  C 57 520 51 520 45 523  C 32 532 23 545 17 560  C 7 584 1 611 0 637  C 0 658 6 679 18 697  L 39 710  C 46 714 55 713 62 708  C 69 703 76 697 81 690  C 85 683 88 676 91 668  L 402 848  L 585 742  L 585 390  L 504 344  L 504 202  C 501 89 406 0 292 3  C 263 4 233 11 207 23  L 207 23  C 171 46 148 83 143 124  L 143 124  L 143 254  L 63 300  Z N"/>
        </draw:custom-shape>
        <draw:frame draw:style-name="gr6" draw:text-style-name="P1" draw:layer="layout" svg:width="0.264cm" svg:height="0.979cm" svg:x="11.47cm" svg:y="13.084cm">
          <draw:image xlink:href="Pictures/2000000A000000BC000002EDAFA1777A.wmf" xlink:type="simple" xlink:show="embed" xlink:actuate="onLoad">
            <text:p/>
          </draw:image>
        </draw:frame>
        <draw:frame draw:style-name="gr6" draw:text-style-name="P1" draw:layer="layout" svg:width="0.264cm" svg:height="0.979cm" svg:x="11.47cm" svg:y="13.084cm">
          <draw:image xlink:href="Pictures/20000007000000BC000002ED53F9509E.wmf" xlink:type="simple" xlink:show="embed" xlink:actuate="onLoad">
            <text:p/>
          </draw:image>
        </draw:frame>
        <draw:custom-shape draw:style-name="gr139" draw:text-style-name="P2" draw:layer="layout" svg:width="0.82cm" svg:height="0.026cm" svg:x="11.47cm" svg:y="12.79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" draw:layer="layout" svg:width="0.82cm" svg:height="0.027cm" svg:x="11.47cm" svg:y="12.819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2" draw:layer="layout" svg:width="0.82cm" svg:height="0.026cm" svg:x="11.47cm" svg:y="12.84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" draw:layer="layout" svg:width="0.82cm" svg:height="0.026cm" svg:x="11.47cm" svg:y="12.872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2" draw:layer="layout" svg:width="0.82cm" svg:height="0.027cm" svg:x="11.47cm" svg:y="12.89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" draw:layer="layout" svg:width="0.82cm" svg:height="0.026cm" svg:x="11.47cm" svg:y="12.92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" draw:layer="layout" svg:width="0.82cm" svg:height="0.027cm" svg:x="11.47cm" svg:y="12.95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" draw:layer="layout" svg:width="0.82cm" svg:height="0.026cm" svg:x="11.47cm" svg:y="12.97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0.82cm" svg:height="0.027cm" svg:x="11.47cm" svg:y="13.004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" draw:layer="layout" svg:width="0.82cm" svg:height="0.026cm" svg:x="11.47cm" svg:y="13.03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" draw:layer="layout" svg:width="0.82cm" svg:height="0.027cm" svg:x="11.47cm" svg:y="13.05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2" draw:layer="layout" svg:width="0.82cm" svg:height="0.026cm" svg:x="11.47cm" svg:y="13.084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" draw:layer="layout" svg:width="0.82cm" svg:height="0.027cm" svg:x="11.47cm" svg:y="13.11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" draw:layer="layout" svg:width="0.82cm" svg:height="0.026cm" svg:x="11.47cm" svg:y="13.13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" draw:layer="layout" svg:width="0.82cm" svg:height="0.026cm" svg:x="11.47cm" svg:y="13.1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2" draw:layer="layout" svg:width="0.82cm" svg:height="0.027cm" svg:x="11.47cm" svg:y="13.1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2" draw:layer="layout" svg:width="0.82cm" svg:height="0.026cm" svg:x="11.47cm" svg:y="13.21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" draw:layer="layout" svg:width="0.82cm" svg:height="0.027cm" svg:x="11.47cm" svg:y="13.2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2" draw:layer="layout" svg:width="0.82cm" svg:height="0.026cm" svg:x="11.47cm" svg:y="13.26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35cm" svg:height="1.165cm" svg:x="11.655cm" svg:y="12.898cm">
          <draw:image xlink:href="Pictures/2000000A000001E00000037EA875A4EA.wmf" xlink:type="simple" xlink:show="embed" xlink:actuate="onLoad">
            <text:p/>
          </draw:image>
        </draw:frame>
        <draw:frame draw:style-name="gr6" draw:text-style-name="P1" draw:layer="layout" svg:width="0.635cm" svg:height="1.165cm" svg:x="11.655cm" svg:y="12.898cm">
          <draw:image xlink:href="Pictures/20000007000001E00000037E54A1F8E5.wmf" xlink:type="simple" xlink:show="embed" xlink:actuate="onLoad">
            <text:p/>
          </draw:image>
        </draw:frame>
        <draw:custom-shape draw:style-name="gr158" draw:text-style-name="P2" draw:layer="layout" svg:width="0.661cm" svg:height="1.018cm" svg:x="11.545cm" svg:y="12.965cm">
          <text:p/>
          <draw:enhanced-geometry svg:viewBox="0 0 150 231" draw:type="non-primitive" draw:enhanced-path="M 150 0  L 35 64  L 0 45 M 35 64  L 35 231 M 150 29  L 35 93 M 150 59  L 35 123 M 150 89  L 35 153 M 150 120  L 35 184 M 150 150  L 35 214 M 66 166  L 66 196 M 130 132  L 130 162 M 99 118  L 99 149 M 66 107  L 66 135 M 130 71  L 130 100 M 99 58  L 99 88 M 130 12  L 130 40  N"/>
        </draw:custom-shape>
        <draw:custom-shape draw:style-name="gr37" draw:text-style-name="P2" draw:layer="layout" svg:width="0.763cm" svg:height="1.222cm" svg:x="11.496cm" svg:y="12.819cm">
          <text:p/>
          <draw:enhanced-geometry svg:viewBox="0 0 173 277" draw:type="non-primitive" draw:enhanced-path="M 173 206  L 46 277  L 0 252  L 0 70  L 127 0  L 173 26  L 173 206  Z N"/>
        </draw:custom-shape>
        <draw:custom-shape draw:style-name="gr159" draw:text-style-name="P2" draw:layer="layout" svg:width="1.094cm" svg:height="0.965cm" svg:x="12.219cm" svg:y="15.042cm">
          <text:p/>
          <draw:enhanced-geometry svg:viewBox="0 0 661 584" draw:type="non-primitive" draw:enhanced-path="M 0 561  L 0 515  C 0 502 11 492 24 492  C 36 492 47 502 47 515  L 47 561  C 47 574 36 584 24 584  C 11 584 0 574 0 561  Z M 0 423  L 0 377  C 0 364 11 354 24 354  C 36 354 47 364 47 377  L 47 423  C 47 435 36 446 24 446  C 11 446 0 435 0 423  Z M 0 284  L 0 238  C 0 226 11 215 24 215  C 36 215 47 226 47 238  L 47 284  C 47 297 36 307 24 307  C 11 307 0 297 0 284  Z M 0 146  L 0 100  C 0 87 11 77 24 77  L 24 77  C 36 77 47 87 47 100  C 47 113 36 123 24 123  L 24 123  L 47 100  L 47 146  C 47 159 36 169 24 169  C 11 169 0 159 0 146  Z M 116 77  L 162 77  C 174 77 185 87 185 100  C 185 113 174 123 162 123  L 116 123  C 103 123 93 113 93 100  C 93 87 103 77 116 77  Z M 254 77  L 300 77  C 313 77 323 87 323 100  C 323 113 313 123 300 123  L 254 123  C 241 123 231 113 231 100  C 231 87 241 77 254 77  Z M 392 77  L 438 77  C 451 77 461 87 461 100  C 461 113 451 123 438 123  L 392 123  C 379 123 369 113 369 100  C 369 87 379 77 392 77  Z M 530 77  L 576 77  C 589 77 600 87 600 100  C 600 113 589 123 576 123  L 530 123  C 518 123 507 113 507 100  C 507 87 518 77 530 77  Z M 615 69  L 615 23  C 615 11 625 0 638 0  C 651 0 661 11 661 23  L 661 69  C 661 82 651 92 638 92  C 625 92 615 82 615 69  Z N"/>
        </draw:custom-shape>
        <draw:custom-shape draw:style-name="gr160" draw:text-style-name="P2" draw:layer="layout" svg:width="0.331cm" svg:height="0.331cm" svg:x="13.11cm" svg:y="14.702cm">
          <text:p/>
          <draw:enhanced-geometry svg:viewBox="0 0 200 200" draw:type="non-primitive" draw:enhanced-path="M 100 0  L 200 200  C 137 169 63 169 0 200  L 0 200  L 100 0  Z N"/>
        </draw:custom-shape>
        <presentation:notes draw:style-name="dp2">
          <draw:page-thumbnail draw:style-name="gr39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1T1">
        <draw:rect draw:style-name="gr1" draw:text-style-name="P1" draw:layer="layout" svg:width="14.262cm" svg:height="16.696cm" svg:x="5.569cm" svg:y="1.177cm">
          <text:p/>
        </draw:rect>
        <draw:custom-shape draw:style-name="gr3" draw:text-style-name="P2" draw:layer="layout" svg:width="7.854cm" svg:height="11.073cm" svg:x="10.292cm" svg:y="1.217cm">
          <text:p/>
          <draw:enhanced-geometry svg:viewBox="0 0 1781 2511" draw:type="non-primitive" draw:enhanced-path="M 1781 2304  L 1781 0  L 0 0  L 0 2304  L 818 2304  L 740 2511  L 962 2304  L 1781 2304  Z N"/>
        </draw:custom-shape>
        <draw:custom-shape draw:style-name="gr12" draw:text-style-name="P2" draw:layer="layout" svg:width="6.606cm" svg:height="4.207cm" svg:x="10.901cm" svg:y="1.7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606cm" svg:height="4.207cm" svg:x="10.901cm" svg:y="1.7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38cm" svg:height="0.339cm" svg:x="12.392cm" svg:y="1.892cm">
          <text:p text:style-name="P3"><text:span text:style-name="T1">Web Application that is th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34cm" svg:height="0.339cm" svg:x="12.792cm" svg:y="2.236cm">
          <text:p text:style-name="P3"><text:span text:style-name="T1">Target of Verification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draw:layer="layout" svg:width="3.047cm" svg:height="3.175cm" svg:x="16.744cm" svg:y="9.79cm">
          <text:p/>
          <draw:enhanced-geometry svg:viewBox="0 0 691 720" draw:type="non-primitive" draw:enhanced-path="M 691 512  L 691 0  L 0 0  L 0 512  L 273 512  L 115 720  L 417 512  L 691 512  Z N"/>
        </draw:custom-shape>
        <draw:custom-shape draw:style-name="gr40" draw:text-style-name="P2" draw:layer="layout" svg:width="8.378cm" svg:height="0.075cm" svg:x="8.026cm" svg:y="13.322cm">
          <text:p/>
          <draw:enhanced-geometry svg:viewBox="0 0 5068 46" draw:type="non-primitive" draw:enhanced-path="M 5045 46  L 4999 46  C 4986 46 4976 35 4976 23  C 4976 10 4986 0 4999 0  L 5045 0  C 5058 0 5068 10 5068 23  C 5068 35 5058 46 5045 46  Z M 4907 46  L 4861 46  C 4848 46 4838 35 4838 23  C 4838 10 4848 0 4861 0  L 4907 0  C 4920 0 4930 10 4930 23  C 4930 35 4920 46 4907 46  Z M 4769 46  L 4723 46  C 4710 46 4700 35 4700 23  C 4700 10 4710 0 4723 0  L 4769 0  C 4782 0 4792 10 4792 23  C 4792 35 4782 46 4769 46  Z M 4631 46  L 4584 46  C 4572 46 4561 35 4561 23  C 4561 10 4572 0 4584 0  L 4631 0  C 4643 0 4654 10 4654 23  C 4654 35 4643 46 4631 46  Z M 4492 46  L 4446 46  C 4434 46 4423 35 4423 23  C 4423 10 4434 0 4446 0  L 4492 0  C 4505 0 4515 10 4515 23  C 4515 35 4505 46 4492 46  Z M 4354 46  L 4308 46  C 4295 46 4285 35 4285 23  C 4285 10 4295 0 4308 0  L 4354 0  C 4367 0 4377 10 4377 23  C 4377 35 4367 46 4354 46  Z M 4216 46  L 4170 46  C 4157 46 4147 35 4147 23  C 4147 10 4157 0 4170 0  L 4216 0  C 4229 0 4239 10 4239 23  C 4239 35 4229 46 4216 46  Z M 4078 46  L 4032 46  C 4019 46 4008 35 4008 23  C 4008 10 4019 0 4032 0  L 4078 0  C 4090 0 4101 10 4101 23  C 4101 35 4090 46 4078 46  Z M 3939 46  L 3893 46  C 3881 46 3870 35 3870 23  C 3870 10 3881 0 3893 0  L 3939 0  C 3952 0 3962 10 3962 23  C 3962 35 3952 46 3939 46  Z M 3801 46  L 3755 46  C 3742 46 3732 35 3732 23  C 3732 10 3742 0 3755 0  L 3801 0  C 3814 0 3824 10 3824 23  C 3824 35 3814 46 3801 46  Z M 3663 46  L 3617 46  C 3604 46 3594 35 3594 23  C 3594 10 3604 0 3617 0  L 3663 0  C 3676 0 3686 10 3686 23  C 3686 35 3676 46 3663 46  Z M 3525 46  L 3479 46  C 3466 46 3456 35 3456 23  C 3456 10 3466 0 3479 0  L 3525 0  C 3537 0 3548 10 3548 23  C 3548 35 3537 46 3525 46  Z M 3386 46  L 3340 46  C 3328 46 3317 35 3317 23  C 3317 10 3328 0 3340 0  L 3386 0  C 3399 0 3409 10 3409 23  C 3409 35 3399 46 3386 46  Z M 3248 46  L 3202 46  C 3189 46 3179 35 3179 23  C 3179 10 3189 0 3202 0  L 3248 0  C 3261 0 3271 10 3271 23  C 3271 35 3261 46 3248 46  Z M 3110 46  L 3064 46  C 3051 46 3041 35 3041 23  C 3041 10 3051 0 3064 0  L 3110 0  C 3123 0 3133 10 3133 23  C 3133 35 3123 46 3110 46  Z M 2972 46  L 2926 46  C 2913 46 2903 35 2903 23  C 2903 10 2913 0 2926 0  L 2972 0  C 2984 0 2995 10 2995 23  C 2995 35 2984 46 2972 46  Z M 2833 46  L 2787 46  C 2775 46 2764 35 2764 23  C 2764 10 2775 0 2787 0  L 2833 0  C 2846 0 2856 10 2856 23  C 2856 35 2846 46 2833 46  Z M 2695 46  L 2649 46  C 2636 46 2626 35 2626 23  C 2626 10 2636 0 2649 0  L 2695 0  C 2708 0 2718 10 2718 23  C 2718 35 2708 46 2695 46  Z M 2557 46  L 2511 46  C 2498 46 2488 35 2488 23  C 2488 10 2498 0 2511 0  L 2557 0  C 2570 0 2580 10 2580 23  C 2580 35 2570 46 2557 46  Z M 2419 46  L 2373 46  C 2360 46 2350 35 2350 23  C 2350 10 2360 0 2373 0  L 2419 0  C 2431 0 2442 10 2442 23  C 2442 35 2431 46 2419 46  Z M 2280 46  L 2234 46  C 2222 46 2211 35 2211 23  C 2211 10 2222 0 2234 0  L 2280 0  C 2293 0 2304 10 2304 23  C 2304 35 2293 46 2280 46  Z M 2142 46  L 2096 46  C 2083 46 2073 35 2073 23  C 2073 10 2083 0 2096 0  L 2142 0  C 2155 0 2165 10 2165 23  C 2165 35 2155 46 2142 46  Z M 2004 46  L 1958 46  C 1945 46 1935 35 1935 23  C 1935 10 1945 0 1958 0  L 2004 0  C 2017 0 2027 10 2027 23  C 2027 35 2017 46 2004 46  Z M 1866 46  L 1820 46  C 1807 46 1797 35 1797 23  C 1797 10 1807 0 1820 0  L 1866 0  C 1878 0 1889 10 1889 23  C 1889 35 1878 46 1866 46  Z M 1728 46  L 1681 46  C 1669 46 1658 35 1658 23  C 1658 10 1669 0 1681 0  L 1728 0  C 1740 0 1751 10 1751 23  C 1751 35 1740 46 1728 46  Z M 1589 46  L 1543 46  C 1530 46 1520 35 1520 23  C 1520 10 1530 0 1543 0  L 1589 0  C 1602 0 1612 10 1612 23  C 1612 35 1602 46 1589 46  Z M 1451 46  L 1405 46  C 1392 46 1382 35 1382 23  C 1382 10 1392 0 1405 0  L 1451 0  C 1464 0 1474 10 1474 23  C 1474 35 1464 46 1451 46  Z M 1313 46  L 1267 46  C 1254 46 1244 35 1244 23  C 1244 10 1254 0 1267 0  L 1313 0  C 1326 0 1336 10 1336 23  C 1336 35 1326 46 1313 46  Z M 1175 46  L 1128 46  C 1116 46 1105 35 1105 23  C 1105 10 1116 0 1128 0  L 1175 0  C 1187 0 1198 10 1198 23  C 1198 35 1187 46 1175 46  Z M 1036 46  L 990 46  C 978 46 967 35 967 23  C 967 10 978 0 990 0  L 1036 0  C 1049 0 1059 10 1059 23  C 1059 35 1049 46 1036 46  Z M 898 46  L 852 46  C 839 46 829 35 829 23  C 829 10 839 0 852 0  L 898 0  C 911 0 921 10 921 23  C 921 35 911 46 898 46  Z M 760 46  L 714 46  C 701 46 691 35 691 23  C 691 10 701 0 714 0  L 760 0  C 773 0 783 10 783 23  C 783 35 773 46 760 46  Z M 622 46  L 576 46  C 563 46 552 35 552 23  C 552 10 563 0 576 0  L 622 0  C 634 0 645 10 645 23  C 645 35 634 46 622 46  Z M 483 46  L 437 46  C 425 46 414 35 414 23  C 414 10 425 0 437 0  L 483 0  C 496 0 506 10 506 23  C 506 35 496 46 483 46  Z M 345 46  L 299 46  C 286 46 276 35 276 23  C 276 10 286 0 299 0  L 345 0  C 358 0 368 10 368 23  C 368 35 358 46 345 46  Z M 207 46  L 161 46  C 148 46 138 35 138 23  C 138 10 148 0 161 0  L 207 0  C 220 0 230 10 230 23  C 230 35 220 46 207 46  Z M 69 46  L 23 46  C 10 46 0 35 0 23  C 0 10 10 0 23 0  L 69 0  C 81 0 92 10 92 23  C 92 35 81 46 69 46  Z N"/>
        </draw:custom-shape>
        <draw:custom-shape draw:style-name="gr43" draw:text-style-name="P2" draw:layer="layout" svg:width="1.905cm" svg:height="1.38cm" svg:x="9.657cm" svg:y="12.48cm">
          <text:p/>
          <draw:enhanced-geometry svg:viewBox="0 0 432 313" draw:type="non-primitive" draw:enhanced-path="M 72 270  L 216 162 M 216 313  L 216 162 M 360 270  L 216 162 M 432 162  L 216 162 M 360 54  L 216 162 M 216 0  L 216 162 M 117 72  L 216 162 M 0 162  L 216 162  N"/>
        </draw:custom-shape>
        <draw:custom-shape draw:style-name="gr5" draw:text-style-name="P2" draw:layer="layout" svg:width="2.593cm" svg:height="0.026cm" svg:x="9.3cm" svg:y="12.2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93cm" svg:height="0.053cm" svg:x="9.3cm" svg:y="12.23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593cm" svg:height="0.238cm" svg:x="9.3cm" svg:y="12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593cm" svg:height="0.238cm" svg:x="9.3cm" svg:y="12.5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93cm" svg:height="0.132cm" svg:x="9.3cm" svg:y="12.7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.593cm" svg:height="0.239cm" svg:x="9.3cm" svg:y="12.89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593cm" svg:height="0.132cm" svg:x="9.3cm" svg:y="13.13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2.593cm" svg:height="0.238cm" svg:x="9.3cm" svg:y="13.26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593cm" svg:height="0.238cm" svg:x="9.3cm" svg:y="13.5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2.593cm" svg:height="0.132cm" svg:x="9.3cm" svg:y="13.7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593cm" svg:height="0.239cm" svg:x="9.3cm" svg:y="1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93cm" svg:height="0.052cm" svg:x="9.3cm" svg:y="14.1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562cm" svg:height="1.988cm" svg:x="9.318cm" svg:y="12.211cm">
          <text:p/>
          <draw:enhanced-geometry svg:viewBox="0 0 581 451" draw:type="non-primitive" draw:enhanced-path="M 44 209  C 53 150 97 111 142 123  C 151 126 161 130 169 137  C 178 96 209 72 240 83  C 252 87 263 97 271 110  C 264 88 271 62 288 53  C 300 46 314 49 324 61  C 343 43 368 38 390 50  C 398 18 424 0 448 10  C 463 16 474 32 478 52  C 510 42 542 69 549 111  C 551 127 550 142 546 157  C 566 157 581 178 581 204  C 581 221 575 236 564 244  C 571 298 544 349 503 359  C 495 361 487 361 478 359  C 473 381 454 392 437 383  C 431 381 427 376 423 370  C 410 403 380 418 351 405  C 331 416 309 418 289 411  C 254 451 202 447 172 402  C 170 400 169 398 168 396  C 157 410 140 409 130 395  C 125 388 122 379 122 369  C 94 387 59 373 43 338  C 16 329 0 292 7 257  C 12 233 26 215 44 209  N"/>
        </draw:custom-shape>
        <draw:frame draw:style-name="gr6" draw:text-style-name="P1" draw:layer="layout" svg:width="1.984cm" svg:height="0.9cm" svg:x="9.459cm" svg:y="12.898cm">
          <draw:image xlink:href="Pictures/100000000000004B000000226B5A1367.png" xlink:type="simple" xlink:show="embed" xlink:actuate="onLoad">
            <text:p/>
          </draw:image>
        </draw:frame>
        <draw:frame draw:style-name="gr6" draw:text-style-name="P1" draw:layer="layout" svg:width="1.032cm" svg:height="0.9cm" svg:x="10.517cm" svg:y="12.316cm">
          <draw:image xlink:href="Pictures/1000000000000027000000220AC20E99.png" xlink:type="simple" xlink:show="embed" xlink:actuate="onLoad">
            <text:p/>
          </draw:image>
        </draw:frame>
        <draw:frame draw:style-name="gr6" draw:text-style-name="P1" draw:layer="layout" svg:width="1.005cm" svg:height="0.556cm" svg:x="10.729cm" svg:y="13.11cm">
          <draw:image xlink:href="Pictures/1000000000000026000000150ADE2031.png" xlink:type="simple" xlink:show="embed" xlink:actuate="onLoad">
            <text:p/>
          </draw:image>
        </draw:frame>
        <draw:frame draw:style-name="gr6" draw:text-style-name="P1" draw:layer="layout" svg:width="0.291cm" svg:height="0.264cm" svg:x="7.501cm" svg:y="13.772cm">
          <draw:image xlink:href="Pictures/100000000000000B0000000ACCA2BBF2.png" xlink:type="simple" xlink:show="embed" xlink:actuate="onLoad">
            <text:p/>
          </draw:image>
        </draw:frame>
        <draw:custom-shape draw:style-name="gr11" draw:text-style-name="P2" draw:layer="layout" svg:width="0.225cm" svg:height="0.208cm" svg:x="7.541cm" svg:y="13.811cm">
          <text:p/>
          <draw:enhanced-geometry svg:viewBox="0 0 51 47" draw:type="non-primitive" draw:enhanced-path="M 0 47  L 0 34  L 51 0  L 51 17  L 0 47  Z N"/>
        </draw:custom-shape>
        <draw:custom-shape draw:style-name="gr54" draw:text-style-name="P2" draw:layer="layout" svg:width="0.767cm" svg:height="0.026cm" svg:x="7.025cm" svg:y="13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767cm" svg:height="0.026cm" svg:x="7.025cm" svg:y="13.5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7cm" svg:height="0.027cm" svg:x="7.025cm" svg:y="13.5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67cm" svg:height="0.026cm" svg:x="7.025cm" svg:y="13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67cm" svg:height="0.027cm" svg:x="7.025cm" svg:y="13.58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767cm" svg:height="0.026cm" svg:x="7.025cm" svg:y="13.6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767cm" svg:height="0.027cm" svg:x="7.025cm" svg:y="13.6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767cm" svg:height="0.026cm" svg:x="7.025cm" svg:y="13.6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67cm" svg:height="0.027cm" svg:x="7.025cm" svg:y="13.6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7cm" svg:height="0.026cm" svg:x="7.025cm" svg:y="13.7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767cm" svg:height="0.027cm" svg:x="7.025cm" svg:y="13.7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767cm" svg:height="0.026cm" svg:x="7.025cm" svg:y="13.7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767cm" svg:height="0.026cm" svg:x="7.025cm" svg:y="13.79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767cm" svg:height="0.027cm" svg:x="7.025cm" svg:y="13.8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767cm" svg:height="0.026cm" svg:x="7.025cm" svg:y="13.8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7cm" svg:height="0.027cm" svg:x="7.025cm" svg:y="13.8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767cm" svg:height="0.026cm" svg:x="7.025cm" svg:y="13.9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767cm" svg:height="0.027cm" svg:x="7.025cm" svg:y="13.9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767cm" svg:height="0.026cm" svg:x="7.025cm" svg:y="13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1cm" svg:height="0.436cm" svg:x="7.056cm" svg:y="13.525cm">
          <text:p/>
          <draw:enhanced-geometry svg:viewBox="0 0 161 99" draw:type="non-primitive" draw:enhanced-path="M 0 35  L 49 0  L 161 65  L 110 99  L 0 35  Z N"/>
        </draw:custom-shape>
        <draw:custom-shape draw:style-name="gr54" draw:text-style-name="P2" draw:layer="layout" svg:width="0.979cm" svg:height="0.026cm" svg:x="7.369cm" svg:y="12.9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979cm" svg:height="0.027cm" svg:x="7.369cm" svg:y="13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79cm" svg:height="0.026cm" svg:x="7.369cm" svg:y="13.03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979cm" svg:height="0.027cm" svg:x="7.369cm" svg:y="13.0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79cm" svg:height="0.026cm" svg:x="7.369cm" svg:y="13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79cm" svg:height="0.027cm" svg:x="7.369cm" svg:y="13.1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979cm" svg:height="0.026cm" svg:x="7.369cm" svg:y="13.1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79cm" svg:height="0.026cm" svg:x="7.369cm" svg:y="13.1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79cm" svg:height="0.027cm" svg:x="7.369cm" svg:y="13.1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979cm" svg:height="0.026cm" svg:x="7.369cm" svg:y="13.2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979cm" svg:height="0.027cm" svg:x="7.369cm" svg:y="13.24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979cm" svg:height="0.026cm" svg:x="7.369cm" svg:y="13.2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979cm" svg:height="0.027cm" svg:x="7.369cm" svg:y="13.2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979cm" svg:height="0.026cm" svg:x="7.369cm" svg:y="13.32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979cm" svg:height="0.027cm" svg:x="7.369cm" svg:y="13.3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979cm" svg:height="0.026cm" svg:x="7.369cm" svg:y="13.3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979cm" svg:height="0.027cm" svg:x="7.369cm" svg:y="13.4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979cm" svg:height="0.026cm" svg:x="7.369cm" svg:y="13.4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979cm" svg:height="0.027cm" svg:x="7.369cm" svg:y="13.4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979cm" svg:height="0.026cm" svg:x="7.369cm" svg:y="13.4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979cm" svg:height="0.026cm" svg:x="7.369cm" svg:y="13.5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979cm" svg:height="0.027cm" svg:x="7.369cm" svg:y="13.5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979cm" svg:height="0.026cm" svg:x="7.369cm" svg:y="13.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26cm" svg:height="0.543cm" svg:x="7.4cm" svg:y="13.026cm">
          <text:p/>
          <draw:enhanced-geometry svg:viewBox="0 0 560 327" draw:type="non-primitive" draw:enhanced-path="M 289 327  L 560 170  L 269 0  L 0 160  C 81 239 181 296 289 327  Z N"/>
        </draw:custom-shape>
        <draw:frame draw:style-name="gr6" draw:text-style-name="P1" draw:layer="layout" svg:width="0.159cm" svg:height="0.582cm" svg:x="7.871cm" svg:y="12.925cm">
          <draw:image xlink:href="Pictures/2000000A00000069000001B696A63CF2.wmf" xlink:type="simple" xlink:show="embed" xlink:actuate="onLoad">
            <text:p/>
          </draw:image>
        </draw:frame>
        <draw:frame draw:style-name="gr6" draw:text-style-name="P1" draw:layer="layout" svg:width="0.159cm" svg:height="0.582cm" svg:x="7.871cm" svg:y="12.925cm">
          <draw:image xlink:href="Pictures/2000000700000069000001B66F6ECE77.wmf" xlink:type="simple" xlink:show="embed" xlink:actuate="onLoad">
            <text:p/>
          </draw:image>
        </draw:frame>
        <draw:custom-shape draw:style-name="gr11" draw:text-style-name="P2" draw:layer="layout" svg:width="0.093cm" svg:height="0.52cm" svg:x="7.911cm" svg:y="12.969cm">
          <text:p/>
          <draw:enhanced-geometry svg:viewBox="0 0 21 118" draw:type="non-primitive" draw:enhanced-path="M 0 118  L 0 13  L 21 0  L 20 100  L 0 118  Z N"/>
        </draw:custom-shape>
        <draw:frame draw:style-name="gr6" draw:text-style-name="P1" draw:layer="layout" svg:width="0.238cm" svg:height="0.477cm" svg:x="7.951cm" svg:y="12.898cm">
          <draw:image xlink:href="Pictures/2000000A000000A80000016258A6742F.wmf" xlink:type="simple" xlink:show="embed" xlink:actuate="onLoad">
            <text:p/>
          </draw:image>
        </draw:frame>
        <draw:frame draw:style-name="gr6" draw:text-style-name="P1" draw:layer="layout" svg:width="0.238cm" svg:height="0.477cm" svg:x="7.951cm" svg:y="12.898cm">
          <draw:image xlink:href="Pictures/20000007000000A80000016226AA9BEA.wmf" xlink:type="simple" xlink:show="embed" xlink:actuate="onLoad">
            <text:p/>
          </draw:image>
        </draw:frame>
        <draw:custom-shape draw:style-name="gr11" draw:text-style-name="P2" draw:layer="layout" svg:width="0.177cm" svg:height="0.419cm" svg:x="7.999cm" svg:y="12.947cm">
          <text:p/>
          <draw:enhanced-geometry svg:viewBox="0 0 40 95" draw:type="non-primitive" draw:enhanced-path="M 1 15  L 40 0  L 40 62  L 0 95  L 1 15  Z N"/>
        </draw:custom-shape>
        <draw:custom-shape draw:style-name="gr45" draw:text-style-name="P2" draw:layer="layout" svg:width="0.529cm" svg:height="0.026cm" svg:x="7.686cm" svg:y="12.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29cm" svg:height="0.027cm" svg:x="7.686cm" svg:y="12.7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29cm" svg:height="0.026cm" svg:x="7.686cm" svg:y="12.7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29cm" svg:height="0.027cm" svg:x="7.686cm" svg:y="12.81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529cm" svg:height="0.026cm" svg:x="7.686cm" svg:y="12.8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529cm" svg:height="0.026cm" svg:x="7.686cm" svg:y="12.87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29cm" svg:height="0.027cm" svg:x="7.686cm" svg:y="12.8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529cm" svg:height="0.026cm" svg:x="7.686cm" svg:y="12.9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529cm" svg:height="0.027cm" svg:x="7.686cm" svg:y="12.9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29cm" svg:height="0.026cm" svg:x="7.686cm" svg:y="12.9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529cm" svg:height="0.027cm" svg:x="7.686cm" svg:y="13.00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529cm" svg:height="0.026cm" svg:x="7.686cm" svg:y="13.0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55cm" svg:height="0.247cm" svg:x="7.721cm" svg:y="12.766cm">
          <text:p/>
          <draw:enhanced-geometry svg:viewBox="0 0 103 56" draw:type="non-primitive" draw:enhanced-path="M 64 56  L 64 46  L 0 9  L 33 0  L 103 41  L 64 56  Z N"/>
        </draw:custom-shape>
        <draw:frame draw:style-name="gr6" draw:text-style-name="P1" draw:layer="layout" svg:width="0.503cm" svg:height="0.529cm" svg:x="7.845cm" svg:y="13.269cm">
          <draw:image xlink:href="Pictures/100000000000001300000014F2460872.png" xlink:type="simple" xlink:show="embed" xlink:actuate="onLoad">
            <text:p/>
          </draw:image>
        </draw:frame>
        <draw:custom-shape draw:style-name="gr11" draw:text-style-name="P2" draw:layer="layout" svg:width="0.45cm" svg:height="0.458cm" svg:x="7.876cm" svg:y="13.309cm">
          <text:p/>
          <draw:enhanced-geometry svg:viewBox="0 0 102 104" draw:type="non-primitive" draw:enhanced-path="M 0 59  L 102 0  L 102 45  L 0 104  L 0 59  Z N"/>
        </draw:custom-shape>
        <draw:custom-shape draw:style-name="gr54" draw:text-style-name="P2" draw:layer="layout" svg:width="0.556cm" svg:height="0.027cm" svg:x="7.474cm" svg:y="12.7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56cm" svg:height="0.026cm" svg:x="7.474cm" svg:y="1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56cm" svg:height="0.027cm" svg:x="7.474cm" svg:y="12.7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556cm" svg:height="0.026cm" svg:x="7.474cm" svg:y="12.7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56cm" svg:height="0.027cm" svg:x="7.474cm" svg:y="12.8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556cm" svg:height="0.026cm" svg:x="7.474cm" svg:y="12.84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56cm" svg:height="0.026cm" svg:x="7.474cm" svg:y="12.87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56cm" svg:height="0.027cm" svg:x="7.474cm" svg:y="12.8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556cm" svg:height="0.026cm" svg:x="7.474cm" svg:y="12.9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556cm" svg:height="0.027cm" svg:x="7.474cm" svg:y="12.9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56cm" svg:height="0.026cm" svg:x="7.474cm" svg:y="12.9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556cm" svg:height="0.027cm" svg:x="7.474cm" svg:y="13.0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556cm" svg:height="0.026cm" svg:x="7.474cm" svg:y="13.0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94cm" svg:height="0.277cm" svg:x="7.51cm" svg:y="12.749cm">
          <text:p/>
          <draw:enhanced-geometry svg:viewBox="0 0 300 168" draw:type="non-primitive" draw:enhanced-path="M 0 27  L 69 0  L 129 35  L 300 134  L 243 168  C 153 138 70 91 0 27  Z N"/>
        </draw:custom-shape>
        <draw:frame draw:style-name="gr6" draw:text-style-name="P1" draw:layer="layout" svg:width="0.555cm" svg:height="0.397cm" svg:x="7.025cm" svg:y="13.639cm">
          <draw:image xlink:href="Pictures/2000000A000001A20000012443C7564F.wmf" xlink:type="simple" xlink:show="embed" xlink:actuate="onLoad">
            <text:p/>
          </draw:image>
        </draw:frame>
        <draw:frame draw:style-name="gr6" draw:text-style-name="P1" draw:layer="layout" svg:width="0.555cm" svg:height="0.397cm" svg:x="7.025cm" svg:y="13.639cm">
          <draw:image xlink:href="Pictures/20000007000001A2000001247405A459.wmf" xlink:type="simple" xlink:show="embed" xlink:actuate="onLoad">
            <text:p/>
          </draw:image>
        </draw:frame>
        <draw:custom-shape draw:style-name="gr36" draw:text-style-name="P2" draw:layer="layout" svg:width="0.485cm" svg:height="0.34cm" svg:x="7.056cm" svg:y="13.679cm">
          <text:p/>
          <draw:enhanced-geometry svg:viewBox="0 0 110 77" draw:type="non-primitive" draw:enhanced-path="M 0 0  L 110 64  L 110 77  L 0 13  L 0 0  Z N"/>
        </draw:custom-shape>
        <draw:custom-shape draw:style-name="gr12" draw:text-style-name="P2" draw:layer="layout" svg:width="0.591cm" svg:height="0.366cm" svg:x="7.108cm" svg:y="13.555cm">
          <text:p/>
          <draw:enhanced-geometry svg:viewBox="0 0 134 83" draw:type="non-primitive" draw:enhanced-path="M 0 25  L 8 29  L 15 25  L 7 20  L 0 25  Z M 10 18  L 18 23  L 25 18  L 17 13  L 10 18  Z M 20 11  L 28 16  L 35 11  L 26 7  L 20 11  Z M 30 4  L 38 9  L 45 5  L 37 0  L 30 4  Z M 45 13  L 53 18  L 59 14  L 52 9  L 45 13  Z M 60 22  L 68 27  L 74 23  L 67 18  L 60 22  Z M 75 32  L 83 36  L 89 32  L 82 27  L 75 32  Z M 105 50  L 113 54  L 119 50  L 112 45  L 105 50  Z M 120 59  L 128 64  L 134 59  L 127 54  L 120 59  Z M 110 65  L 118 70  L 125 66  L 116 61  L 110 65  Z M 95 56  L 103 61  L 110 57  L 101 52  L 95 56  Z M 90 41  L 98 45  L 104 41  L 97 36  L 90 41  Z M 80 47  L 88 52  L 95 48  L 86 43  L 80 47  Z M 65 38  L 73 43  L 80 38  L 71 34  L 65 38  Z M 50 29  L 58 34  L 65 29  L 56 25  L 50 29  Z M 35 20  L 43 25  L 50 20  L 41 16  L 35 20  Z M 25 27  L 33 32  L 40 27  L 32 22  L 25 27  Z M 40 36  L 48 41  L 55 36  L 47 32  L 40 36  Z M 55 45  L 63 50  L 70 45  L 62 41  L 55 45  Z M 70 54  L 78 59  L 85 54  L 77 50  L 70 54  Z M 85 63  L 93 68  L 100 64  L 91 59  L 85 63  Z M 100 72  L 108 77  L 115 73  L 106 68  L 100 72  Z M 90 79  L 98 83  L 104 79  L 97 74  L 90 79  Z M 75 70  L 83 74  L 89 70  L 82 65  L 75 70  Z M 30 43  L 68 65  L 74 61  L 37 38  L 30 43  Z M 15 34  L 23 38  L 30 34  L 22 29  L 15 34  Z N"/>
        </draw:custom-shape>
        <draw:custom-shape draw:style-name="gr58" draw:text-style-name="P2" draw:layer="layout" svg:width="0.635cm" svg:height="0.397cm" svg:x="7.104cm" svg:y="13.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91cm" svg:height="0.357cm" svg:x="7.108cm" svg:y="13.573cm">
          <text:p/>
          <draw:enhanced-geometry svg:viewBox="0 0 134 81" draw:type="non-primitive" draw:enhanced-path="M 30 2  L 38 7  L 38 5  L 30 0  L 30 2  Z M 45 12  L 53 16  L 53 14  L 45 9  L 45 12  Z M 60 21  L 68 25  L 68 23  L 60 18  L 60 21  Z M 75 30  L 83 34  L 83 32  L 75 28  L 75 30  Z M 90 39  L 98 43  L 98 41  L 90 37  L 90 39  Z M 105 48  L 113 52  L 113 50  L 105 46  L 105 48  Z M 38 5  L 38 7  L 45 3  L 45 1  L 38 5  Z M 53 14  L 53 16  L 59 12  L 59 10  L 53 14  Z M 68 23  L 68 25  L 74 21  L 74 19  L 68 23  Z M 83 32  L 83 34  L 89 30  L 89 28  L 83 32  Z M 98 41  L 98 43  L 104 39  L 104 37  L 98 41  Z M 113 50  L 113 52  L 119 48  L 119 46  L 113 50  Z M 120 57  L 128 61  L 128 60  L 120 55  L 120 57  Z M 128 60  L 128 61  L 134 57  L 134 55  L 128 60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8  L 65 25  L 58 30  Z M 73 39  L 73 41  L 80 37  L 80 34  L 73 39  Z M 88 48  L 88 50  L 95 46  L 95 44  L 88 48  Z M 103 57  L 103 59  L 110 55  L 110 53  L 103 57  Z M 110 63  L 118 68  L 118 66  L 110 61  L 110 63  Z M 118 66  L 118 68  L 125 64  L 125 62  L 118 66  Z M 10 16  L 18 21  L 18 19  L 10 14  L 10 16  Z M 25 25  L 33 30  L 33 28  L 25 23  L 25 25  Z M 40 34  L 48 39  L 48 37  L 40 32  L 40 34  Z M 55 43  L 63 48  L 63 46  L 55 41  L 55 43  Z M 70 52  L 78 57  L 78 55  L 70 50  L 70 52  Z M 85 61  L 93 66  L 93 64  L 85 59  L 85 61  Z M 18 19  L 18 21  L 25 16  L 25 14  L 18 19  Z M 33 28  L 33 30  L 40 25  L 40 23  L 33 28  Z M 48 37  L 48 39  L 55 34  L 55 32  L 48 37  Z M 63 46  L 63 48  L 70 43  L 70 41  L 63 46  Z M 78 55  L 78 57  L 85 52  L 85 50  L 78 55  Z M 93 64  L 93 66  L 100 61  L 100 60  L 93 64  Z M 100 70  L 108 75  L 108 73  L 100 68  L 100 70  Z M 108 73  L 108 75  L 115 70  L 115 69  L 108 73  Z M 0 22  L 8 27  L 8 25  L 0 21  L 0 22  Z M 15 31  L 23 36  L 23 34  L 15 30  L 15 31  Z M 30 40  L 68 63  L 68 61  L 30 39  L 30 40  Z M 75 68  L 83 72  L 83 70  L 75 66  L 75 68  Z M 8 25  L 8 27  L 15 23  L 15 21  L 8 25  Z M 23 34  L 23 36  L 30 32  L 30 30  L 23 34  Z M 68 61  L 68 63  L 74 59  L 74 57  L 68 61  Z M 83 70  L 83 72  L 89 68  L 89 66  L 83 70  Z M 90 77  L 98 81  L 98 79  L 90 75  L 90 77  Z M 98 79  L 98 81  L 104 77  L 104 75  L 98 79  Z N"/>
        </draw:custom-shape>
        <draw:custom-shape draw:style-name="gr58" draw:text-style-name="P2" draw:layer="layout" svg:width="0.635cm" svg:height="0.397cm" svg:x="7.104cm" svg:y="13.5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106cm" svg:height="0.185cm" svg:x="8.215cm" svg:y="13.34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057cm" svg:height="0.137cm" svg:x="8.22cm" svg:y="13.37cm">
          <text:p/>
          <draw:enhanced-geometry svg:viewBox="0 0 34 82" draw:type="non-primitive" draw:enhanced-path="M 18 9  L 31 1  C 32 0 33 1 34 2  C 34 2 34 2 34 2  L 34 62  C 34 63 34 64 33 64  L 20 72  C 19 72 18 72 17 71  C 17 71 17 71 17 70  L 17 70  L 17 10  C 17 10 17 9 18 9  Z M 1 19  L 9 14  C 10 14 11 14 11 15  C 11 15 11 15 11 16  L 11 16  L 11 76  C 11 76 11 77 11 77  L 11 77  L 3 82  C 2 82 1 82 0 81  C 0 81 0 80 0 80  L 0 20  C 0 20 0 19 1 19  Z N"/>
        </draw:custom-shape>
        <draw:custom-shape draw:style-name="gr59" draw:text-style-name="P2" draw:layer="layout" svg:width="0.106cm" svg:height="0.185cm" svg:x="8.215cm" svg:y="13.34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4cm" svg:height="1.032cm" svg:x="7.369cm" svg:y="12.766cm">
          <draw:image xlink:href="Pictures/100000000000001C000000275D1DAE7B.png" xlink:type="simple" xlink:show="embed" xlink:actuate="onLoad">
            <text:p/>
          </draw:image>
        </draw:frame>
        <draw:custom-shape draw:style-name="gr36" draw:text-style-name="P2" draw:layer="layout" svg:width="0.511cm" svg:height="0.974cm" svg:x="7.4cm" svg:y="12.793cm">
          <text:p/>
          <draw:enhanced-geometry svg:viewBox="0 0 309 588" draw:type="non-primitive" draw:enhanced-path="M 309 421  C 218 397 134 349 66 283  L 66 283  L 66 0  C 136 64 219 112 309 141  L 309 141  L 309 421  Z M 0 421  C 81 500 180 558 289 588  L 289 588  L 289 468  C 180 438 81 380 0 301  L 0 301  L 0 421  Z N"/>
        </draw:custom-shape>
        <draw:custom-shape draw:style-name="gr36" draw:text-style-name="P2" draw:layer="layout" svg:width="0.648cm" svg:height="0.724cm" svg:x="7.435cm" svg:y="12.823cm">
          <text:p/>
          <draw:enhanced-geometry svg:viewBox="0 0 393 439" draw:type="non-primitive" draw:enhanced-path="M 0 334  C 20 353 41 371 65 386 M 0 351  C 20 371 41 389 65 404 M 0 369  C 20 388 41 406 65 421 M 0 386  C 20 406 41 424 65 439 M 234 12  L 348 79 M 248 8  L 363 74 M 263 4  L 378 70 M 278 0  L 393 66  N"/>
        </draw:custom-shape>
        <draw:custom-shape draw:style-name="gr11" draw:text-style-name="P2" draw:layer="layout" svg:width="0.291cm" svg:height="0.508cm" svg:x="7.558cm" svg:y="12.898cm">
          <text:p/>
          <draw:enhanced-geometry svg:viewBox="0 0 176 307" draw:type="non-primitive" draw:enhanced-path="M 0 0  L 0 203  C 52 248 111 283 176 307  N"/>
        </draw:custom-shape>
        <draw:custom-shape draw:style-name="gr37" draw:text-style-name="P2" draw:layer="layout" svg:width="1.27cm" svg:height="1.27cm" svg:x="7.056cm" svg:y="12.749cm">
          <text:p/>
          <draw:enhanced-geometry svg:viewBox="0 0 768 768" draw:type="non-primitive" draw:enhanced-path="M 497 615  L 768 458  L 768 338  L 679 285  L 679 120  L 490 10  L 403 35  L 343 0  L 274 27  L 274 290  L 208 328  L 208 448  C 289 527 389 585 497 615  Z M 0 563  L 132 470  L 430 643  L 430 688  L 294 768  L 0 598  L 0 563  Z N"/>
        </draw:custom-shape>
        <draw:custom-shape draw:style-name="gr61" draw:text-style-name="P2" draw:layer="layout" svg:width="0.167cm" svg:height="0.089cm" svg:x="7.691cm" svg:y="13.608cm">
          <text:p/>
          <draw:enhanced-geometry svg:viewBox="0 0 101 53" draw:type="non-primitive" draw:enhanced-path="M 9 0  L 93 34  C 98 36 101 42 98 47  C 97 50 94 52 91 53  L 91 53  L 9 20  C 3 19 0 14 1 8  C 2 4 5 1 9 0  Z N"/>
        </draw:custom-shape>
        <draw:custom-shape draw:style-name="gr12" draw:text-style-name="P2" draw:layer="layout" svg:width="0.238cm" svg:height="0.159cm" svg:x="7.633cm" svg:y="13.5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203cm" svg:height="0.123cm" svg:x="7.651cm" svg:y="13.516cm">
          <text:p/>
          <draw:enhanced-geometry svg:viewBox="0 0 46 28" draw:type="non-primitive" draw:enhanced-path="M 0 0  L 46 19  L 46 28  L 0 10  L 0 0  Z N"/>
        </draw:custom-shape>
        <draw:custom-shape draw:style-name="gr12" draw:text-style-name="P2" draw:layer="layout" svg:width="0.238cm" svg:height="0.159cm" svg:x="7.633cm" svg:y="13.50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203cm" svg:height="0.123cm" svg:x="7.651cm" svg:y="13.516cm">
          <text:p/>
          <draw:enhanced-geometry svg:viewBox="0 0 46 28" draw:type="non-primitive" draw:enhanced-path="M 0 0  L 46 19  L 46 28 M 0 4  L 46 22  N"/>
        </draw:custom-shape>
        <draw:custom-shape draw:style-name="gr63" draw:text-style-name="P2" draw:layer="layout" svg:width="0.203cm" svg:height="0.123cm" svg:x="7.651cm" svg:y="13.516cm">
          <text:p/>
          <draw:enhanced-geometry svg:viewBox="0 0 46 28" draw:type="non-primitive" draw:enhanced-path="M 0 0  L 0 10  L 46 28  N"/>
        </draw:custom-shape>
        <draw:frame draw:style-name="gr6" draw:text-style-name="P1" draw:layer="layout" svg:width="0.159cm" svg:height="0.159cm" svg:x="7.739cm" svg:y="13.348cm">
          <draw:image xlink:href="Pictures/2000000A0000006A00000069F63078D7.wmf" xlink:type="simple" xlink:show="embed" xlink:actuate="onLoad">
            <text:p/>
          </draw:image>
        </draw:frame>
        <draw:frame draw:style-name="gr6" draw:text-style-name="P1" draw:layer="layout" svg:width="0.159cm" svg:height="0.159cm" svg:x="7.739cm" svg:y="13.348cm">
          <draw:image xlink:href="Pictures/200000070000006A0000006979BEA009.wmf" xlink:type="simple" xlink:show="embed" xlink:actuate="onLoad">
            <text:p/>
          </draw:image>
        </draw:frame>
        <draw:custom-shape draw:style-name="gr64" draw:text-style-name="P2" draw:layer="layout" svg:width="0.035cm" svg:height="0.039cm" svg:x="7.792cm" svg:y="13.406cm">
          <text:p/>
          <draw:enhanced-geometry svg:viewBox="0 0 8 9" draw:type="non-primitive" draw:enhanced-path="M 6 3  C 5 1 3 0 2 1  C 0 2 0 5 1 6  C 2 8 4 9 6 9  C 7 8 8 5 6 3  N"/>
        </draw:custom-shape>
        <draw:frame draw:style-name="gr6" draw:text-style-name="P1" draw:layer="layout" svg:width="0.344cm" svg:height="0.582cm" svg:x="7.527cm" svg:y="12.872cm">
          <draw:image xlink:href="Pictures/2000000A000000FB000001B54B75354D.wmf" xlink:type="simple" xlink:show="embed" xlink:actuate="onLoad">
            <text:p/>
          </draw:image>
        </draw:frame>
        <draw:frame draw:style-name="gr6" draw:text-style-name="P1" draw:layer="layout" svg:width="0.344cm" svg:height="0.582cm" svg:x="7.527cm" svg:y="12.872cm">
          <draw:image xlink:href="Pictures/20000007000000FB000001B5FCE67BE9.wmf" xlink:type="simple" xlink:show="embed" xlink:actuate="onLoad">
            <text:p/>
          </draw:image>
        </draw:frame>
        <draw:custom-shape draw:style-name="gr36" draw:text-style-name="P2" draw:layer="layout" svg:width="0.291cm" svg:height="0.508cm" svg:x="7.558cm" svg:y="12.898cm">
          <text:p/>
          <draw:enhanced-geometry svg:viewBox="0 0 176 307" draw:type="non-primitive" draw:enhanced-path="M 7 198  L 7 7  L 0 0  C 49 49 110 85 176 105  L 176 105  L 176 307  L 176 298  C 114 275 57 241 7 198  Z N"/>
        </draw:custom-shape>
        <draw:custom-shape draw:style-name="gr4" draw:text-style-name="P2" draw:layer="layout" svg:width="1.247cm" svg:height="0.339cm" svg:x="5.621cm" svg:y="14.221cm">
          <text:p text:style-name="P3"><text:span text:style-name="T1">End User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1.058cm" svg:height="0.026cm" svg:x="12.872cm" svg:y="12.50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1.058cm" svg:height="0.026cm" svg:x="12.872cm" svg:y="12.52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" draw:layer="layout" svg:width="1.058cm" svg:height="0.027cm" svg:x="12.872cm" svg:y="12.55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1.058cm" svg:height="0.026cm" svg:x="12.872cm" svg:y="12.58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1.058cm" svg:height="0.027cm" svg:x="12.872cm" svg:y="12.60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1.058cm" svg:height="0.026cm" svg:x="12.872cm" svg:y="12.63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1.058cm" svg:height="0.027cm" svg:x="12.872cm" svg:y="12.6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1.058cm" svg:height="0.026cm" svg:x="12.872cm" svg:y="12.68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1.058cm" svg:height="0.027cm" svg:x="12.872cm" svg:y="12.713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" draw:layer="layout" svg:width="1.058cm" svg:height="0.026cm" svg:x="12.872cm" svg:y="12.7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" draw:layer="layout" svg:width="1.058cm" svg:height="0.027cm" svg:x="12.872cm" svg:y="12.76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" draw:layer="layout" svg:width="1.058cm" svg:height="0.026cm" svg:x="12.872cm" svg:y="12.79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" draw:layer="layout" svg:width="1.058cm" svg:height="0.027cm" svg:x="12.872cm" svg:y="12.81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layer="layout" svg:width="1.058cm" svg:height="0.026cm" svg:x="12.872cm" svg:y="12.84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" draw:layer="layout" svg:width="1.058cm" svg:height="0.026cm" svg:x="12.872cm" svg:y="12.87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" draw:layer="layout" svg:width="1.058cm" svg:height="0.027cm" svg:x="12.872cm" svg:y="12.89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" draw:layer="layout" svg:width="1.058cm" svg:height="0.026cm" svg:x="12.872cm" svg:y="12.9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" draw:layer="layout" svg:width="1.058cm" svg:height="0.027cm" svg:x="12.872cm" svg:y="12.95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" draw:layer="layout" svg:width="1.058cm" svg:height="0.026cm" svg:x="12.872cm" svg:y="12.978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" draw:layer="layout" svg:width="1.058cm" svg:height="0.027cm" svg:x="12.872cm" svg:y="13.00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" draw:layer="layout" svg:width="1.058cm" svg:height="0.026cm" svg:x="12.872cm" svg:y="13.03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1.058cm" svg:height="0.027cm" svg:x="12.872cm" svg:y="13.05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" draw:layer="layout" svg:width="1.058cm" svg:height="0.026cm" svg:x="12.872cm" svg:y="13.08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0.993cm" svg:height="0.551cm" svg:x="12.92cm" svg:y="12.55cm">
          <text:p/>
          <draw:enhanced-geometry svg:viewBox="0 0 599 335" draw:type="non-primitive" draw:enhanced-path="M 228 335  L 599 127  L 369 0  L 0 207  C 59 273 139 318 228 335  N"/>
        </draw:custom-shape>
        <draw:frame draw:style-name="gr6" draw:text-style-name="P1" draw:layer="layout" svg:width="0.45cm" svg:height="1.137cm" svg:x="12.872cm" svg:y="12.846cm">
          <draw:image xlink:href="Pictures/2000000A0000014E0000036A68753AF4.wmf" xlink:type="simple" xlink:show="embed" xlink:actuate="onLoad">
            <text:p/>
          </draw:image>
        </draw:frame>
        <draw:frame draw:style-name="gr6" draw:text-style-name="P1" draw:layer="layout" svg:width="0.45cm" svg:height="1.137cm" svg:x="12.872cm" svg:y="12.846cm">
          <draw:image xlink:href="Pictures/200000070000014E0000036AC239BBBD.wmf" xlink:type="simple" xlink:show="embed" xlink:actuate="onLoad">
            <text:p/>
          </draw:image>
        </draw:frame>
        <draw:custom-shape draw:style-name="gr63" draw:text-style-name="P2" draw:layer="layout" svg:width="0.375cm" svg:height="1.076cm" svg:x="12.925cm" svg:y="12.89cm">
          <text:p/>
          <draw:enhanced-geometry svg:viewBox="0 0 227 650" draw:type="non-primitive" draw:enhanced-path="M 227 129  C 138 112 58 67 0 0  L 0 0  L 0 531  C 59 595 139 637 227 650  L 227 650  L 227 129  N"/>
        </draw:custom-shape>
        <draw:frame draw:style-name="gr6" draw:text-style-name="P1" draw:layer="layout" svg:width="0.688cm" svg:height="1.27cm" svg:x="13.269cm" svg:y="12.713cm">
          <draw:image xlink:href="Pictures/2000000A00000209000003D2574C17E1.wmf" xlink:type="simple" xlink:show="embed" xlink:actuate="onLoad">
            <text:p/>
          </draw:image>
        </draw:frame>
        <draw:frame draw:style-name="gr6" draw:text-style-name="P1" draw:layer="layout" svg:width="0.688cm" svg:height="1.27cm" svg:x="13.269cm" svg:y="12.713cm">
          <draw:image xlink:href="Pictures/2000000700000209000003D299647C97.wmf" xlink:type="simple" xlink:show="embed" xlink:actuate="onLoad">
            <text:p/>
          </draw:image>
        </draw:frame>
        <draw:custom-shape draw:style-name="gr63" draw:text-style-name="P2" draw:layer="layout" svg:width="0.613cm" svg:height="1.204cm" svg:x="13.3cm" svg:y="12.757cm">
          <text:p/>
          <draw:enhanced-geometry svg:viewBox="0 0 139 273" draw:type="non-primitive" draw:enhanced-path="M 0 78  L 0 273  L 139 196  L 139 0  L 0 78  Z N"/>
        </draw:custom-shape>
        <draw:custom-shape draw:style-name="gr88" draw:text-style-name="P2" draw:layer="layout" svg:width="0.993cm" svg:height="1.416cm" svg:x="12.92cm" svg:y="12.55cm">
          <text:p/>
          <draw:enhanced-geometry svg:viewBox="0 0 599 856" draw:type="non-primitive" draw:enhanced-path="M 599 127  L 369 0  L 0 207  L 1 737  C 60 801 140 843 228 856  L 228 856  L 599 649  L 599 127  Z N"/>
        </draw:custom-shape>
        <draw:frame draw:style-name="gr6" draw:text-style-name="P1" draw:layer="layout" svg:width="0.185cm" svg:height="0.211cm" svg:x="13.004cm" svg:y="13.375cm">
          <draw:image xlink:href="Pictures/2000000A0000007E00000092C5EEE7BF.wmf" xlink:type="simple" xlink:show="embed" xlink:actuate="onLoad">
            <text:p/>
          </draw:image>
        </draw:frame>
        <draw:frame draw:style-name="gr6" draw:text-style-name="P1" draw:layer="layout" svg:width="0.185cm" svg:height="0.211cm" svg:x="13.004cm" svg:y="13.375cm">
          <draw:image xlink:href="Pictures/200000070000007E00000092FCAF7893.wmf" xlink:type="simple" xlink:show="embed" xlink:actuate="onLoad">
            <text:p/>
          </draw:image>
        </draw:frame>
        <draw:custom-shape draw:style-name="gr62" draw:text-style-name="P2" draw:layer="layout" svg:width="0.07cm" svg:height="0.088cm" svg:x="13.062cm" svg:y="13.419cm">
          <text:p/>
          <draw:enhanced-geometry svg:viewBox="0 0 16 20" draw:type="non-primitive" draw:enhanced-path="M 14 8  C 12 3 8 0 5 1  C 1 2 0 7 2 12  C 3 17 7 20 11 18  C 14 17 16 12 14 8  N"/>
        </draw:custom-shape>
        <draw:custom-shape draw:style-name="gr89" draw:text-style-name="P2" draw:layer="layout" svg:width="0.256cm" svg:height="0.242cm" svg:x="12.982cm" svg:y="13.6cm">
          <text:p/>
          <draw:enhanced-geometry svg:viewBox="0 0 154 145" draw:type="non-primitive" draw:enhanced-path="M 0 0  C 46 39 98 67 154 81 M 0 32  C 46 71 98 98 154 113 M 0 64  C 46 102 98 130 154 145  N"/>
        </draw:custom-shape>
        <draw:custom-shape draw:style-name="gr61" draw:text-style-name="P2" draw:layer="layout" svg:width="0.274cm" svg:height="0.159cm" svg:x="12.973cm" svg:y="13.057cm">
          <text:p/>
          <draw:enhanced-geometry svg:viewBox="0 0 166 96" draw:type="non-primitive" draw:enhanced-path="M 6 15  C 50 53 102 80 159 96  C 163 95 166 91 165 87  C 165 84 162 82 159 81  C 103 66 52 39 9 2  C 7 0 3 1 2 3  C 1 4 0 5 0 6  C 1 10 3 13 6 15  N"/>
        </draw:custom-shape>
        <draw:custom-shape draw:style-name="gr62" draw:text-style-name="P2" draw:layer="layout" svg:width="0.274cm" svg:height="0.159cm" svg:x="12.973cm" svg:y="13.057cm">
          <text:p/>
          <draw:enhanced-geometry svg:viewBox="0 0 62 36" draw:type="non-primitive" draw:enhanced-path="M 2 5  C 19 19 38 30 60 36  C 61 35 62 34 62 32  C 62 31 61 30 60 30  C 39 24 19 14 3 0  C 3 0 1 0 1 1  C 0 1 0 1 0 2  C 0 3 1 4 2 5  N"/>
        </draw:custom-shape>
        <draw:frame draw:style-name="gr6" draw:text-style-name="P1" draw:layer="layout" svg:width="0.133cm" svg:height="0.105cm" svg:x="13.004cm" svg:y="13.084cm">
          <draw:image xlink:href="Pictures/2000000A000000550000003F18071395.wmf" xlink:type="simple" xlink:show="embed" xlink:actuate="onLoad">
            <text:p/>
          </draw:image>
        </draw:frame>
        <draw:frame draw:style-name="gr6" draw:text-style-name="P1" draw:layer="layout" svg:width="0.133cm" svg:height="0.105cm" svg:x="13.004cm" svg:y="13.084cm">
          <draw:image xlink:href="Pictures/20000007000000550000003FF4D250AE.wmf" xlink:type="simple" xlink:show="embed" xlink:actuate="onLoad">
            <text:p/>
          </draw:image>
        </draw:frame>
        <draw:custom-shape draw:style-name="gr90" draw:text-style-name="P2" draw:layer="layout" svg:width="0.084cm" svg:height="0.062cm" svg:x="13.048cm" svg:y="13.119cm">
          <text:p/>
          <draw:enhanced-geometry svg:viewBox="0 0 19 14" draw:type="non-primitive" draw:enhanced-path="M 19 14  C 16 4 8 0 2 5  C 0 9 4 13 12 14  C 14 14 17 14 19 14  N"/>
        </draw:custom-shape>
        <draw:frame draw:style-name="gr6" draw:text-style-name="P1" draw:layer="layout" svg:width="0.318cm" svg:height="0.265cm" svg:x="12.951cm" svg:y="13.11cm">
          <draw:image xlink:href="Pictures/2000000A000000E6000000BC6CFE3DAE.wmf" xlink:type="simple" xlink:show="embed" xlink:actuate="onLoad">
            <text:p/>
          </draw:image>
        </draw:frame>
        <draw:frame draw:style-name="gr6" draw:text-style-name="P1" draw:layer="layout" svg:width="0.318cm" svg:height="0.265cm" svg:x="12.951cm" svg:y="13.11cm">
          <draw:image xlink:href="Pictures/20000007000000E6000000BCE0ACED09.wmf" xlink:type="simple" xlink:show="embed" xlink:actuate="onLoad">
            <text:p/>
          </draw:image>
        </draw:frame>
        <draw:custom-shape draw:style-name="gr61" draw:text-style-name="P2" draw:layer="layout" svg:width="0.256cm" svg:height="0.154cm" svg:x="12.982cm" svg:y="13.163cm">
          <text:p/>
          <draw:enhanced-geometry svg:viewBox="0 0 154 92" draw:type="non-primitive" draw:enhanced-path="M 0 10  C 44 49 97 76 154 92  L 154 92  L 154 81  C 97 65 45 37 0 0  L 0 10  Z N"/>
        </draw:custom-shape>
        <draw:custom-shape draw:style-name="gr63" draw:text-style-name="P2" draw:layer="layout" svg:width="0.256cm" svg:height="0.203cm" svg:x="12.982cm" svg:y="13.15cm">
          <text:p/>
          <draw:enhanced-geometry svg:viewBox="0 0 154 123" draw:type="non-primitive" draw:enhanced-path="M 0 0  L 0 42  C 45 79 97 106 154 123  N"/>
        </draw:custom-shape>
        <draw:custom-shape draw:style-name="gr62" draw:text-style-name="P2" draw:layer="layout" svg:width="0.256cm" svg:height="0.199cm" svg:x="12.982cm" svg:y="13.154cm">
          <text:p/>
          <draw:enhanced-geometry svg:viewBox="0 0 154 122" draw:type="non-primitive" draw:enhanced-path="M 154 122  L 154 81  C 97 64 45 37 0 0  N"/>
        </draw:custom-shape>
        <draw:frame draw:style-name="gr6" draw:text-style-name="P1" draw:layer="layout" svg:width="0.82cm" svg:height="0.767cm" svg:x="5.808cm" svg:y="13.137cm">
          <draw:image xlink:href="Pictures/2000000A00000272000002464485DB20.wmf" xlink:type="simple" xlink:show="embed" xlink:actuate="onLoad">
            <text:p/>
          </draw:image>
        </draw:frame>
        <draw:frame draw:style-name="gr6" draw:text-style-name="P1" draw:layer="layout" svg:width="0.82cm" svg:height="0.767cm" svg:x="5.808cm" svg:y="13.137cm">
          <draw:image xlink:href="Pictures/2000000700000272000002463AE7D0C7.wmf" xlink:type="simple" xlink:show="embed" xlink:actuate="onLoad">
            <text:p/>
          </draw:image>
        </draw:frame>
        <draw:custom-shape draw:style-name="gr7" draw:text-style-name="P2" draw:layer="layout" svg:width="0.763cm" svg:height="0.71cm" svg:x="5.847cm" svg:y="13.176cm">
          <text:p/>
          <draw:enhanced-geometry svg:viewBox="0 0 460 430" draw:type="non-primitive" draw:enhanced-path="M 74 371  C 146 410 225 430 306 429  C 332 428 358 421 381 408  C 388 416 401 418 410 413  C 433 401 450 382 460 358  L 460 358  L 460 201  C 456 119 407 47 334 15 M 126 0  C 53 32 4 106 0 189  L 1 278  C 0 301 10 323 27 337  C 35 345 47 347 57 342  C 58 354 65 365 74 371  N"/>
        </draw:custom-shape>
        <draw:frame draw:style-name="gr6" draw:text-style-name="P1" draw:layer="layout" svg:width="0.53cm" svg:height="0.529cm" svg:x="5.966cm" svg:y="12.766cm">
          <draw:image xlink:href="Pictures/10000000000000140000001432429965.png" xlink:type="simple" xlink:show="embed" xlink:actuate="onLoad">
            <text:p/>
          </draw:image>
        </draw:frame>
        <draw:custom-shape draw:style-name="gr8" draw:text-style-name="P2" draw:layer="layout" svg:width="0.45cm" svg:height="0.476cm" svg:x="6.015cm" svg:y="1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6cm" svg:height="0.446cm" svg:x="5.869cm" svg:y="13.295cm">
          <text:p/>
          <draw:enhanced-geometry svg:viewBox="0 0 33 101" draw:type="non-primitive" draw:enhanced-path="M 17 101  C 0 64 6 29 33 0  N"/>
        </draw:custom-shape>
        <draw:custom-shape draw:style-name="gr9" draw:text-style-name="P2" draw:layer="layout" svg:width="0.075cm" svg:height="0.476cm" svg:x="6.447cm" svg:y="13.375cm">
          <text:p/>
          <draw:enhanced-geometry svg:viewBox="0 0 17 108" draw:type="non-primitive" draw:enhanced-path="M 7 108  C 17 71 14 35 0 0  N"/>
        </draw:custom-shape>
        <draw:custom-shape draw:style-name="gr9" draw:text-style-name="P2" draw:layer="layout" svg:width="0.344cm" svg:height="0.128cm" svg:x="6.059cm" svg:y="13.172cm">
          <text:p/>
          <draw:enhanced-geometry svg:viewBox="0 0 78 29" draw:type="non-primitive" draw:enhanced-path="M 0 0  C 17 24 49 29 72 11  C 74 9 76 8 78 6  N"/>
        </draw:custom-shape>
        <draw:custom-shape draw:style-name="gr10" draw:text-style-name="P2" draw:layer="layout" svg:width="0.768cm" svg:height="1.115cm" svg:x="5.847cm" svg:y="12.771cm">
          <text:p/>
          <draw:enhanced-geometry svg:viewBox="0 0 462 674" draw:type="non-primitive" draw:enhanced-path="M 126 244  C 54 277 5 350 0 434  L 0 434  L 1 522  C 0 545 10 567 27 581  C 35 589 47 591 57 586  C 58 598 65 609 74 615  C 146 654 225 674 306 673  C 332 672 358 665 381 652  C 388 660 401 662 410 657  C 433 645 450 626 460 602  L 460 602  L 460 460  C 462 372 412 292 334 259  L 334 259  L 333 259  C 387 203 387 112 333 56  C 279 0 193 0 139 57  C 91 107 86 187 126 244  Z N"/>
        </draw:custom-shape>
        <draw:custom-shape draw:style-name="gr4" draw:text-style-name="P2" draw:layer="layout" svg:width="2.22cm" svg:height="0.339cm" svg:x="12.26cm" svg:y="14.168cm">
          <text:p text:style-name="P3"><text:span text:style-name="T1">Web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438cm" svg:height="1.526cm" svg:x="13.913cm" svg:y="7.8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438cm" svg:height="1.526cm" svg:x="13.913cm" svg:y="7.8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74cm" svg:height="0.339cm" svg:x="14.3cm" svg:y="8.004cm">
          <text:p text:style-name="P3"><text:span text:style-name="T1">Framework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386cm" svg:height="0.763cm" svg:x="13.304cm" svg:y="8.6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386cm" svg:height="0.763cm" svg:x="13.304cm" svg:y="8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0.339cm" svg:x="13.904cm" svg:y="8.824cm">
          <text:p text:style-name="P3"><text:span text:style-name="T1">Libraries</text:span></text:p>
          <draw:enhanced-geometry svg:viewBox="0 0 21600 21600" draw:type="rectangle" draw:enhanced-path="M 0 0 L 21600 0 21600 21600 0 21600 0 0 Z N"/>
        </draw:custom-shape>
        <draw:line draw:style-name="gr91" draw:text-style-name="P1" draw:layer="layout" svg:x1="13.406cm" svg:y1="6.857cm" svg:x2="13.406cm" svg:y2="7.766cm">
          <text:p/>
        </draw:line>
        <draw:custom-shape draw:style-name="gr92" draw:text-style-name="P2" draw:layer="layout" svg:width="0.265cm" svg:height="0.396cm" svg:x="13.273cm" svg:y="6.496cm">
          <text:p/>
          <draw:enhanced-geometry svg:viewBox="0 0 60 90" draw:type="non-primitive" draw:enhanced-path="M 0 90  L 30 0  L 60 90  L 0 90  Z N"/>
        </draw:custom-shape>
        <draw:custom-shape draw:style-name="gr92" draw:text-style-name="P2" draw:layer="layout" svg:width="0.265cm" svg:height="0.397cm" svg:x="13.273cm" svg:y="7.73cm">
          <text:p/>
          <draw:enhanced-geometry svg:viewBox="0 0 60 90" draw:type="non-primitive" draw:enhanced-path="M 60 0  L 30 90  L 0 0  L 60 0  Z N"/>
        </draw:custom-shape>
        <draw:line draw:style-name="gr91" draw:text-style-name="P1" draw:layer="layout" svg:x1="15.438cm" svg:y1="6.813cm" svg:x2="15.438cm" svg:y2="7.108cm">
          <text:p/>
        </draw:line>
        <draw:custom-shape draw:style-name="gr92" draw:text-style-name="P2" draw:layer="layout" svg:width="0.26cm" svg:height="0.392cm" svg:x="15.306cm" svg:y="6.456cm">
          <text:p/>
          <draw:enhanced-geometry svg:viewBox="0 0 59 89" draw:type="non-primitive" draw:enhanced-path="M 0 89  L 30 0  L 59 89  L 0 89  Z N"/>
        </draw:custom-shape>
        <draw:custom-shape draw:style-name="gr92" draw:text-style-name="P2" draw:layer="layout" svg:width="0.26cm" svg:height="0.392cm" svg:x="15.306cm" svg:y="7.078cm">
          <text:p/>
          <draw:enhanced-geometry svg:viewBox="0 0 59 89" draw:type="non-primitive" draw:enhanced-path="M 59 0  L 30 89  L 0 0  L 59 0  Z N"/>
        </draw:custom-shape>
        <draw:custom-shape draw:style-name="gr4" draw:text-style-name="P2" draw:layer="layout" svg:width="0.633cm" svg:height="0.339cm" svg:x="13.984cm" svg:y="7.051cm">
          <text:p text:style-name="P3"><text:span text:style-name="T1">call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7cm" svg:height="0.763cm" svg:x="12.034cm" svg:y="9.3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317cm" svg:height="0.763cm" svg:x="12.034cm" svg:y="9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95cm" svg:height="0.339cm" svg:x="12.956cm" svg:y="9.591cm">
          <text:p text:style-name="P3"><text:span text:style-name="T1">Application Server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1.058cm" svg:height="0.027cm" svg:x="15.968cm" svg:y="12.55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1.058cm" svg:height="0.026cm" svg:x="15.968cm" svg:y="12.58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" draw:layer="layout" svg:width="1.058cm" svg:height="0.027cm" svg:x="15.968cm" svg:y="12.60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" draw:layer="layout" svg:width="1.058cm" svg:height="0.026cm" svg:x="15.968cm" svg:y="12.63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" draw:layer="layout" svg:width="1.058cm" svg:height="0.027cm" svg:x="15.968cm" svg:y="12.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1.058cm" svg:height="0.026cm" svg:x="15.968cm" svg:y="12.68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.058cm" svg:height="0.027cm" svg:x="15.968cm" svg:y="12.71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058cm" svg:height="0.026cm" svg:x="15.968cm" svg:y="12.74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" draw:layer="layout" svg:width="1.058cm" svg:height="0.027cm" svg:x="15.968cm" svg:y="12.76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1.058cm" svg:height="0.026cm" svg:x="15.968cm" svg:y="12.79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" draw:layer="layout" svg:width="1.058cm" svg:height="0.027cm" svg:x="15.968cm" svg:y="12.81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" draw:layer="layout" svg:width="1.058cm" svg:height="0.026cm" svg:x="15.968cm" svg:y="12.84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.058cm" svg:height="0.026cm" svg:x="15.968cm" svg:y="12.87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1.058cm" svg:height="0.027cm" svg:x="15.968cm" svg:y="12.89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1.058cm" svg:height="0.026cm" svg:x="15.968cm" svg:y="12.925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" draw:layer="layout" svg:width="1.058cm" svg:height="0.027cm" svg:x="15.968cm" svg:y="12.95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1.058cm" svg:height="0.026cm" svg:x="15.968cm" svg:y="12.97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1.058cm" svg:height="0.027cm" svg:x="15.968cm" svg:y="13.00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1.058cm" svg:height="0.026cm" svg:x="15.968cm" svg:y="13.03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1.058cm" svg:height="0.027cm" svg:x="15.968cm" svg:y="13.057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" draw:layer="layout" svg:width="1.058cm" svg:height="0.026cm" svg:x="15.968cm" svg:y="13.08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" draw:layer="layout" svg:width="1.058cm" svg:height="0.027cm" svg:x="15.968cm" svg:y="13.1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" draw:layer="layout" svg:width="1.058cm" svg:height="0.026cm" svg:x="15.968cm" svg:y="13.1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0.988cm" svg:height="0.556cm" svg:x="16.007cm" svg:y="12.585cm">
          <text:p/>
          <draw:enhanced-geometry svg:viewBox="0 0 599 335" draw:type="non-primitive" draw:enhanced-path="M 228 335  L 599 127  L 369 0  L 0 206  C 59 273 139 318 228 335  N"/>
        </draw:custom-shape>
        <draw:frame draw:style-name="gr6" draw:text-style-name="P1" draw:layer="layout" svg:width="0.449cm" svg:height="1.138cm" svg:x="15.968cm" svg:y="12.898cm">
          <draw:image xlink:href="Pictures/10000000000000110000002B15016D5D.png" xlink:type="simple" xlink:show="embed" xlink:actuate="onLoad">
            <text:p/>
          </draw:image>
        </draw:frame>
        <draw:custom-shape draw:style-name="gr63" draw:text-style-name="P2" draw:layer="layout" svg:width="0.375cm" svg:height="1.072cm" svg:x="16.007cm" svg:y="12.929cm">
          <text:p/>
          <draw:enhanced-geometry svg:viewBox="0 0 227 650" draw:type="non-primitive" draw:enhanced-path="M 227 129  C 138 112 58 67 0 0  L 0 0  L 0 531  C 59 594 139 636 227 650  L 227 129  N"/>
        </draw:custom-shape>
        <draw:frame draw:style-name="gr6" draw:text-style-name="P1" draw:layer="layout" svg:width="0.688cm" svg:height="1.27cm" svg:x="16.338cm" svg:y="12.766cm">
          <draw:image xlink:href="Pictures/2000000A0000020A000003D18B6A3189.wmf" xlink:type="simple" xlink:show="embed" xlink:actuate="onLoad">
            <text:p/>
          </draw:image>
        </draw:frame>
        <draw:frame draw:style-name="gr6" draw:text-style-name="P1" draw:layer="layout" svg:width="0.688cm" svg:height="1.27cm" svg:x="16.338cm" svg:y="12.766cm">
          <draw:image xlink:href="Pictures/200000070000020A000003D1C9796303.wmf" xlink:type="simple" xlink:show="embed" xlink:actuate="onLoad">
            <text:p/>
          </draw:image>
        </draw:frame>
        <draw:custom-shape draw:style-name="gr63" draw:text-style-name="P2" draw:layer="layout" svg:width="0.613cm" svg:height="1.204cm" svg:x="16.382cm" svg:y="12.797cm">
          <text:p/>
          <draw:enhanced-geometry svg:viewBox="0 0 139 273" draw:type="non-primitive" draw:enhanced-path="M 0 78  L 0 273  L 139 196  L 139 0  L 0 78  Z N"/>
        </draw:custom-shape>
        <draw:custom-shape draw:style-name="gr88" draw:text-style-name="P2" draw:layer="layout" svg:width="0.988cm" svg:height="1.416cm" svg:x="16.007cm" svg:y="12.585cm">
          <text:p/>
          <draw:enhanced-geometry svg:viewBox="0 0 599 856" draw:type="non-primitive" draw:enhanced-path="M 599 127  L 369 0  L 0 206  L 1 737  C 60 800 140 842 228 856  L 599 649  L 599 127  Z N"/>
        </draw:custom-shape>
        <draw:frame draw:style-name="gr6" draw:text-style-name="P1" draw:layer="layout" svg:width="0.185cm" svg:height="0.212cm" svg:x="16.1cm" svg:y="13.401cm">
          <draw:image xlink:href="Pictures/2000000A0000007E00000093000CB921.wmf" xlink:type="simple" xlink:show="embed" xlink:actuate="onLoad">
            <text:p/>
          </draw:image>
        </draw:frame>
        <draw:frame draw:style-name="gr6" draw:text-style-name="P1" draw:layer="layout" svg:width="0.185cm" svg:height="0.212cm" svg:x="16.1cm" svg:y="13.401cm">
          <draw:image xlink:href="Pictures/200000070000007E00000093198DF567.wmf" xlink:type="simple" xlink:show="embed" xlink:actuate="onLoad">
            <text:p/>
          </draw:image>
        </draw:frame>
        <draw:custom-shape draw:style-name="gr62" draw:text-style-name="P2" draw:layer="layout" svg:width="0.071cm" svg:height="0.088cm" svg:x="16.144cm" svg:y="13.454cm">
          <text:p/>
          <draw:enhanced-geometry svg:viewBox="0 0 16 20" draw:type="non-primitive" draw:enhanced-path="M 14 8  C 13 3 8 0 5 2  C 2 3 0 8 2 12  C 4 17 8 20 11 19  C 14 18 16 13 14 8  N"/>
        </draw:custom-shape>
        <draw:custom-shape draw:style-name="gr89" draw:text-style-name="P2" draw:layer="layout" svg:width="0.251cm" svg:height="0.238cm" svg:x="16.069cm" svg:y="13.639cm">
          <text:p/>
          <draw:enhanced-geometry svg:viewBox="0 0 154 144" draw:type="non-primitive" draw:enhanced-path="M 0 0  C 46 38 98 66 154 81 M 0 31  C 46 70 98 98 154 113 M 0 63  C 46 102 98 130 154 144  N"/>
        </draw:custom-shape>
        <draw:custom-shape draw:style-name="gr61" draw:text-style-name="P2" draw:layer="layout" svg:width="0.278cm" svg:height="0.159cm" svg:x="16.056cm" svg:y="13.092cm">
          <text:p/>
          <draw:enhanced-geometry svg:viewBox="0 0 166 95" draw:type="non-primitive" draw:enhanced-path="M 6 14  C 50 52 102 80 159 95  C 163 94 166 90 165 86  C 164 84 162 81 159 81  C 103 66 52 39 9 2  C 7 0 3 0 1 2  C 0 3 0 5 0 6  C 0 9 3 13 6 14  N"/>
        </draw:custom-shape>
        <draw:custom-shape draw:style-name="gr62" draw:text-style-name="P2" draw:layer="layout" svg:width="0.278cm" svg:height="0.159cm" svg:x="16.056cm" svg:y="13.092cm">
          <text:p/>
          <draw:enhanced-geometry svg:viewBox="0 0 63 36" draw:type="non-primitive" draw:enhanced-path="M 3 5  C 19 20 39 30 60 36  C 61 35 63 34 62 32  C 62 32 61 31 60 31  C 39 25 20 15 4 1  C 3 0 1 0 1 1  C 0 1 0 2 0 2  C 0 4 1 5 3 5  N"/>
        </draw:custom-shape>
        <draw:frame draw:style-name="gr6" draw:text-style-name="P1" draw:layer="layout" svg:width="0.132cm" svg:height="0.105cm" svg:x="16.1cm" svg:y="13.137cm">
          <draw:image xlink:href="Pictures/1000000000000005000000042B9062B4.png" xlink:type="simple" xlink:show="embed" xlink:actuate="onLoad">
            <text:p/>
          </draw:image>
        </draw:frame>
        <draw:custom-shape draw:style-name="gr90" draw:text-style-name="P2" draw:layer="layout" svg:width="0.084cm" svg:height="0.061cm" svg:x="16.131cm" svg:y="13.159cm">
          <text:p/>
          <draw:enhanced-geometry svg:viewBox="0 0 19 14" draw:type="non-primitive" draw:enhanced-path="M 19 14  C 16 4 8 0 2 5  C 0 9 5 13 13 14  C 15 14 17 14 19 14  N"/>
        </draw:custom-shape>
        <draw:frame draw:style-name="gr6" draw:text-style-name="P1" draw:layer="layout" svg:width="0.317cm" svg:height="0.265cm" svg:x="16.021cm" svg:y="13.163cm">
          <draw:image xlink:href="Pictures/2000000A000000E6000000BCB04F38CB.wmf" xlink:type="simple" xlink:show="embed" xlink:actuate="onLoad">
            <text:p/>
          </draw:image>
        </draw:frame>
        <draw:frame draw:style-name="gr6" draw:text-style-name="P1" draw:layer="layout" svg:width="0.317cm" svg:height="0.265cm" svg:x="16.021cm" svg:y="13.163cm">
          <draw:image xlink:href="Pictures/20000007000000E6000000BC84F2377C.wmf" xlink:type="simple" xlink:show="embed" xlink:actuate="onLoad">
            <text:p/>
          </draw:image>
        </draw:frame>
        <draw:custom-shape draw:style-name="gr61" draw:text-style-name="P2" draw:layer="layout" svg:width="0.251cm" svg:height="0.15cm" svg:x="16.069cm" svg:y="13.203cm">
          <text:p/>
          <draw:enhanced-geometry svg:viewBox="0 0 154 91" draw:type="non-primitive" draw:enhanced-path="M 0 10  C 44 48 97 76 154 91  L 154 91  L 154 81  C 97 65 45 37 0 0  L 0 10  Z N"/>
        </draw:custom-shape>
        <draw:custom-shape draw:style-name="gr63" draw:text-style-name="P2" draw:layer="layout" svg:width="0.251cm" svg:height="0.199cm" svg:x="16.069cm" svg:y="13.189cm">
          <text:p/>
          <draw:enhanced-geometry svg:viewBox="0 0 154 122" draw:type="non-primitive" draw:enhanced-path="M 0 0  L 0 41  C 45 78 97 106 154 122  N"/>
        </draw:custom-shape>
        <draw:custom-shape draw:style-name="gr62" draw:text-style-name="P2" draw:layer="layout" svg:width="0.251cm" svg:height="0.203cm" svg:x="16.069cm" svg:y="13.189cm">
          <text:p/>
          <draw:enhanced-geometry svg:viewBox="0 0 154 123" draw:type="non-primitive" draw:enhanced-path="M 154 123  L 154 81  C 97 65 45 37 0 0  N"/>
        </draw:custom-shape>
        <draw:custom-shape draw:style-name="gr4" draw:text-style-name="P2" draw:layer="layout" svg:width="1.179cm" svg:height="0.339cm" svg:x="15.942cm" svg:y="14.221cm">
          <text:p text:style-name="P3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7cm" svg:height="0.758cm" svg:x="12.034cm" svg:y="10.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317cm" svg:height="0.758cm" svg:x="12.034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68cm" svg:height="0.339cm" svg:x="13.425cm" svg:y="10.358cm">
          <text:p text:style-name="P3"><text:span text:style-name="T1">Web 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28cm" svg:height="1.521cm" svg:x="11.157cm" svg:y="2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28cm" svg:height="1.521cm" svg:x="11.157cm" svg:y="2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57cm" svg:height="0.339cm" svg:x="11.493cm" svg:y="3.347cm">
          <text:p text:style-name="P3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28cm" svg:height="1.526cm" svg:x="11.157cm" svg:y="4.5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28cm" svg:height="1.526cm" svg:x="11.157cm" svg:y="4.5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7cm" svg:height="0.339cm" svg:x="11.31cm" svg:y="4.961cm">
          <text:p text:style-name="P3"><text:span text:style-name="T1">Pres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3cm" svg:height="0.339cm" svg:x="11.795cm" svg:y="5.305cm">
          <text:p text:style-name="P3"><text:span text:style-name="T1">Lay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3cm" svg:height="3.303cm" svg:x="13.441cm" svg:y="2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3.303cm" svg:x="13.441cm" svg:y="2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4cm" svg:height="0.339cm" svg:x="13.824cm" svg:y="4.088cm">
          <text:p text:style-name="P3"><text:span text:style-name="T1">Busines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57cm" svg:height="0.339cm" svg:x="13.768cm" svg:y="4.405cm">
          <text:p text:style-name="P3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3cm" svg:height="3.303cm" svg:x="15.725cm" svg:y="2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3.303cm" svg:x="15.725cm" svg:y="2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33cm" svg:height="0.339cm" svg:x="16.029cm" svg:y="4.247cm">
          <text:p text:style-name="P3"><text:span text:style-name="T1">Data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3cm" svg:height="1.526cm" svg:x="17.251cm" svg:y="10.2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033cm" svg:height="1.526cm" svg:x="17.251cm" svg:y="10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55cm" svg:height="0.339cm" svg:x="17.637cm" svg:y="10.861cm">
          <text:p text:style-name="P3"><text:span text:style-name="T1">Database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291cm" svg:height="0.264cm" svg:x="13.216cm" svg:y="17.079cm">
          <draw:image xlink:href="Pictures/100000000000000B0000000A612FB218.png" xlink:type="simple" xlink:show="embed" xlink:actuate="onLoad">
            <text:p/>
          </draw:image>
        </draw:frame>
        <draw:custom-shape draw:style-name="gr11" draw:text-style-name="P2" draw:layer="layout" svg:width="0.225cm" svg:height="0.207cm" svg:x="13.251cm" svg:y="17.11cm">
          <text:p/>
          <draw:enhanced-geometry svg:viewBox="0 0 51 47" draw:type="non-primitive" draw:enhanced-path="M 0 47  L 0 34  L 51 0  L 51 17  L 0 47  Z N"/>
        </draw:custom-shape>
        <draw:custom-shape draw:style-name="gr54" draw:text-style-name="P2" draw:layer="layout" svg:width="0.767cm" svg:height="0.026cm" svg:x="12.74cm" svg:y="16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7cm" svg:height="0.027cm" svg:x="12.74cm" svg:y="16.8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767cm" svg:height="0.026cm" svg:x="12.74cm" svg:y="16.8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767cm" svg:height="0.027cm" svg:x="12.74cm" svg:y="16.8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67cm" svg:height="0.026cm" svg:x="12.74cm" svg:y="16.8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7cm" svg:height="0.027cm" svg:x="12.74cm" svg:y="16.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767cm" svg:height="0.026cm" svg:x="12.74cm" svg:y="16.9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767cm" svg:height="0.026cm" svg:x="12.74cm" svg:y="16.97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67cm" svg:height="0.027cm" svg:x="12.74cm" svg:y="1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767cm" svg:height="0.026cm" svg:x="12.74cm" svg:y="17.0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767cm" svg:height="0.027cm" svg:x="12.74cm" svg:y="17.0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767cm" svg:height="0.026cm" svg:x="12.74cm" svg:y="17.0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767cm" svg:height="0.027cm" svg:x="12.74cm" svg:y="17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767cm" svg:height="0.026cm" svg:x="12.74cm" svg:y="17.1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767cm" svg:height="0.027cm" svg:x="12.74cm" svg:y="17.1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7cm" svg:height="0.026cm" svg:x="12.74cm" svg:y="17.18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767cm" svg:height="0.027cm" svg:x="12.74cm" svg:y="17.2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767cm" svg:height="0.026cm" svg:x="12.74cm" svg:y="17.2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767cm" svg:height="0.027cm" svg:x="12.74cm" svg:y="17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1cm" svg:height="0.437cm" svg:x="12.766cm" svg:y="16.823cm">
          <text:p/>
          <draw:enhanced-geometry svg:viewBox="0 0 161 99" draw:type="non-primitive" draw:enhanced-path="M 0 35  L 49 0  L 161 65  L 110 99  L 0 35  Z N"/>
        </draw:custom-shape>
        <draw:custom-shape draw:style-name="gr54" draw:text-style-name="P2" draw:layer="layout" svg:width="1.006cm" svg:height="0.027cm" svg:x="13.057cm" svg:y="16.2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06cm" svg:height="0.026cm" svg:x="13.057cm" svg:y="16.3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006cm" svg:height="0.026cm" svg:x="13.057cm" svg:y="16.3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06cm" svg:height="0.027cm" svg:x="13.057cm" svg:y="16.3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06cm" svg:height="0.026cm" svg:x="13.057cm" svg:y="16.3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006cm" svg:height="0.027cm" svg:x="13.057cm" svg:y="16.4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006cm" svg:height="0.026cm" svg:x="13.057cm" svg:y="16.4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06cm" svg:height="0.027cm" svg:x="13.057cm" svg:y="16.4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006cm" svg:height="0.026cm" svg:x="13.057cm" svg:y="16.4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06cm" svg:height="0.027cm" svg:x="13.057cm" svg:y="16.5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006cm" svg:height="0.026cm" svg:x="13.057cm" svg:y="16.5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.006cm" svg:height="0.027cm" svg:x="13.057cm" svg:y="16.5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006cm" svg:height="0.026cm" svg:x="13.057cm" svg:y="16.60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006cm" svg:height="0.027cm" svg:x="13.057cm" svg:y="16.62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006cm" svg:height="0.026cm" svg:x="13.057cm" svg:y="16.6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06cm" svg:height="0.026cm" svg:x="13.057cm" svg:y="16.6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006cm" svg:height="0.027cm" svg:x="13.057cm" svg:y="16.7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006cm" svg:height="0.026cm" svg:x="13.057cm" svg:y="16.7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006cm" svg:height="0.027cm" svg:x="13.057cm" svg:y="16.76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006cm" svg:height="0.026cm" svg:x="13.057cm" svg:y="16.7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.006cm" svg:height="0.027cm" svg:x="13.057cm" svg:y="16.8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006cm" svg:height="0.026cm" svg:x="13.057cm" svg:y="16.84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1.006cm" svg:height="0.027cm" svg:x="13.057cm" svg:y="16.8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26cm" svg:height="0.542cm" svg:x="13.11cm" svg:y="16.325cm">
          <text:p/>
          <draw:enhanced-geometry svg:viewBox="0 0 561 327" draw:type="non-primitive" draw:enhanced-path="M 290 327  L 561 170  L 270 0  L 0 160  C 82 239 181 296 290 327  Z N"/>
        </draw:custom-shape>
        <draw:frame draw:style-name="gr6" draw:text-style-name="P1" draw:layer="layout" svg:width="0.159cm" svg:height="0.582cm" svg:x="13.586cm" svg:y="16.232cm">
          <draw:image xlink:href="Pictures/100000000000000600000016BF44A4A1.png" xlink:type="simple" xlink:show="embed" xlink:actuate="onLoad">
            <text:p/>
          </draw:image>
        </draw:frame>
        <draw:custom-shape draw:style-name="gr11" draw:text-style-name="P2" draw:layer="layout" svg:width="0.092cm" svg:height="0.521cm" svg:x="13.622cm" svg:y="16.267cm">
          <text:p/>
          <draw:enhanced-geometry svg:viewBox="0 0 21 118" draw:type="non-primitive" draw:enhanced-path="M 0 118  L 0 13  L 21 0  L 20 100  L 0 118  Z N"/>
        </draw:custom-shape>
        <draw:frame draw:style-name="gr6" draw:text-style-name="P1" draw:layer="layout" svg:width="0.238cm" svg:height="0.476cm" svg:x="13.666cm" svg:y="16.206cm">
          <draw:image xlink:href="Pictures/2000000A000000A800000162DBCD2B42.wmf" xlink:type="simple" xlink:show="embed" xlink:actuate="onLoad">
            <text:p/>
          </draw:image>
        </draw:frame>
        <draw:frame draw:style-name="gr6" draw:text-style-name="P1" draw:layer="layout" svg:width="0.238cm" svg:height="0.476cm" svg:x="13.666cm" svg:y="16.206cm">
          <draw:image xlink:href="Pictures/20000007000000A80000016237D9CA4D.wmf" xlink:type="simple" xlink:show="embed" xlink:actuate="onLoad">
            <text:p/>
          </draw:image>
        </draw:frame>
        <draw:custom-shape draw:style-name="gr11" draw:text-style-name="P2" draw:layer="layout" svg:width="0.176cm" svg:height="0.419cm" svg:x="13.71cm" svg:y="16.245cm">
          <text:p/>
          <draw:enhanced-geometry svg:viewBox="0 0 40 95" draw:type="non-primitive" draw:enhanced-path="M 1 15  L 40 0  L 40 62  L 0 95  L 1 15  Z N"/>
        </draw:custom-shape>
        <draw:custom-shape draw:style-name="gr35" draw:text-style-name="P2" draw:layer="layout" svg:width="0.529cm" svg:height="0.026cm" svg:x="13.401cm" svg:y="16.0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29cm" svg:height="0.026cm" svg:x="13.401cm" svg:y="16.0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29cm" svg:height="0.027cm" svg:x="13.401cm" svg:y="16.07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529cm" svg:height="0.026cm" svg:x="13.401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29cm" svg:height="0.027cm" svg:x="13.401cm" svg:y="16.1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529cm" svg:height="0.026cm" svg:x="13.401cm" svg:y="16.1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29cm" svg:height="0.027cm" svg:x="13.401cm" svg:y="16.1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29cm" svg:height="0.026cm" svg:x="13.401cm" svg:y="16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529cm" svg:height="0.027cm" svg:x="13.401cm" svg:y="16.2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529cm" svg:height="0.026cm" svg:x="13.401cm" svg:y="16.2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529cm" svg:height="0.027cm" svg:x="13.401cm" svg:y="16.2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529cm" svg:height="0.026cm" svg:x="13.401cm" svg:y="16.3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54cm" svg:height="0.247cm" svg:x="13.432cm" svg:y="16.065cm">
          <text:p/>
          <draw:enhanced-geometry svg:viewBox="0 0 103 56" draw:type="non-primitive" draw:enhanced-path="M 64 56  L 64 46  L 0 9  L 32 0  L 103 41  L 64 56  Z N"/>
        </draw:custom-shape>
        <draw:frame draw:style-name="gr6" draw:text-style-name="P1" draw:layer="layout" svg:width="0.503cm" svg:height="0.529cm" svg:x="13.56cm" svg:y="16.576cm">
          <draw:image xlink:href="Pictures/2000000A000001780000018B909375E6.wmf" xlink:type="simple" xlink:show="embed" xlink:actuate="onLoad">
            <text:p/>
          </draw:image>
        </draw:frame>
        <draw:frame draw:style-name="gr6" draw:text-style-name="P1" draw:layer="layout" svg:width="0.503cm" svg:height="0.529cm" svg:x="13.56cm" svg:y="16.576cm">
          <draw:image xlink:href="Pictures/20000007000001780000018B45C71BA4.wmf" xlink:type="simple" xlink:show="embed" xlink:actuate="onLoad">
            <text:p/>
          </draw:image>
        </draw:frame>
        <draw:custom-shape draw:style-name="gr11" draw:text-style-name="P2" draw:layer="layout" svg:width="0.45cm" svg:height="0.459cm" svg:x="13.586cm" svg:y="16.607cm">
          <text:p/>
          <draw:enhanced-geometry svg:viewBox="0 0 102 104" draw:type="non-primitive" draw:enhanced-path="M 0 59  L 102 0  L 102 45  L 0 104  L 0 59  Z N"/>
        </draw:custom-shape>
        <draw:custom-shape draw:style-name="gr45" draw:text-style-name="P2" draw:layer="layout" svg:width="0.556cm" svg:height="0.026cm" svg:x="13.189cm" svg:y="16.02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56cm" svg:height="0.026cm" svg:x="13.189cm" svg:y="16.0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56cm" svg:height="0.027cm" svg:x="13.189cm" svg:y="16.0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56cm" svg:height="0.026cm" svg:x="13.189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56cm" svg:height="0.027cm" svg:x="13.189cm" svg:y="16.1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556cm" svg:height="0.026cm" svg:x="13.189cm" svg:y="16.1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56cm" svg:height="0.027cm" svg:x="13.189cm" svg:y="16.1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56cm" svg:height="0.026cm" svg:x="13.189cm" svg:y="16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556cm" svg:height="0.027cm" svg:x="13.189cm" svg:y="16.23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556cm" svg:height="0.026cm" svg:x="13.189cm" svg:y="16.2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556cm" svg:height="0.027cm" svg:x="13.189cm" svg:y="16.2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556cm" svg:height="0.026cm" svg:x="13.189cm" svg:y="16.31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556cm" svg:height="0.026cm" svg:x="13.189cm" svg:y="16.3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98cm" svg:height="0.278cm" svg:x="13.216cm" svg:y="16.047cm">
          <text:p/>
          <draw:enhanced-geometry svg:viewBox="0 0 301 168" draw:type="non-primitive" draw:enhanced-path="M 0 27  L 70 0  L 130 35  L 301 134  L 244 168  C 154 138 71 91 0 27  Z N"/>
        </draw:custom-shape>
        <draw:frame draw:style-name="gr6" draw:text-style-name="P1" draw:layer="layout" svg:width="0.555cm" svg:height="0.396cm" svg:x="12.74cm" svg:y="16.947cm">
          <draw:image xlink:href="Pictures/2000000A000001A20000012343C7564F.wmf" xlink:type="simple" xlink:show="embed" xlink:actuate="onLoad">
            <text:p/>
          </draw:image>
        </draw:frame>
        <draw:frame draw:style-name="gr6" draw:text-style-name="P1" draw:layer="layout" svg:width="0.555cm" svg:height="0.396cm" svg:x="12.74cm" svg:y="16.947cm">
          <draw:image xlink:href="Pictures/20000007000001A2000001234C36FC8F.wmf" xlink:type="simple" xlink:show="embed" xlink:actuate="onLoad">
            <text:p/>
          </draw:image>
        </draw:frame>
        <draw:custom-shape draw:style-name="gr36" draw:text-style-name="P2" draw:layer="layout" svg:width="0.485cm" svg:height="0.34cm" svg:x="12.766cm" svg:y="16.977cm">
          <text:p/>
          <draw:enhanced-geometry svg:viewBox="0 0 110 77" draw:type="non-primitive" draw:enhanced-path="M 0 0  L 110 64  L 110 77  L 0 13  L 0 0  Z N"/>
        </draw:custom-shape>
        <draw:custom-shape draw:style-name="gr12" draw:text-style-name="P2" draw:layer="layout" svg:width="0.595cm" svg:height="0.366cm" svg:x="12.819cm" svg:y="16.854cm">
          <text:p/>
          <draw:enhanced-geometry svg:viewBox="0 0 135 83" draw:type="non-primitive" draw:enhanced-path="M 0 24  L 8 29  L 15 25  L 7 20  L 0 24  Z M 10 18  L 18 22  L 25 18  L 17 13  L 10 18  Z M 20 11  L 28 16  L 35 11  L 27 6  L 20 11  Z M 30 4  L 38 9  L 45 4  L 36 0  L 30 4  Z M 45 13  L 53 18  L 60 13  L 51 9  L 45 13  Z M 60 22  L 68 27  L 75 22  L 66 18  L 60 22  Z M 75 31  L 83 36  L 90 32  L 81 27  L 75 31  Z M 105 49  L 113 54  L 120 50  L 111 45  L 105 49  Z M 120 58  L 128 63  L 135 59  L 126 54  L 120 58  Z M 110 65  L 118 70  L 125 66  L 116 61  L 110 65  Z M 95 56  L 103 61  L 110 57  L 102 52  L 95 56  Z M 90 40  L 98 45  L 105 41  L 96 36  L 90 40  Z M 80 47  L 88 52  L 95 48  L 87 43  L 80 47  Z M 65 38  L 73 43  L 80 38  L 72 34  L 65 38  Z M 50 29  L 58 34  L 65 29  L 57 25  L 50 29  Z M 35 20  L 43 25  L 50 20  L 42 16  L 35 20  Z M 25 27  L 33 31  L 40 27  L 32 22  L 25 27  Z M 40 36  L 48 40  L 55 36  L 47 31  L 40 36  Z M 55 45  L 63 49  L 70 45  L 62 40  L 55 45  Z M 70 54  L 78 58  L 84 54  L 77 49  L 70 54  Z M 85 63  L 93 67  L 99 63  L 92 58  L 85 63  Z M 100 72  L 108 76  L 114 72  L 107 67  L 100 72  Z M 90 78  L 98 83  L 105 79  L 96 74  L 90 78  Z M 75 69  L 83 74  L 90 70  L 81 65  L 75 69  Z M 30 42  L 68 65  L 75 61  L 36 38  L 30 42  Z M 15 33  L 23 38  L 30 34  L 22 29  L 15 33  Z N"/>
        </draw:custom-shape>
        <draw:custom-shape draw:style-name="gr58" draw:text-style-name="P2" draw:layer="layout" svg:width="0.635cm" svg:height="0.397cm" svg:x="12.819cm" svg:y="16.8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95cm" svg:height="0.357cm" svg:x="12.819cm" svg:y="16.872cm">
          <text:p/>
          <draw:enhanced-geometry svg:viewBox="0 0 135 81" draw:type="non-primitive" draw:enhanced-path="M 30 2  L 38 7  L 38 5  L 30 0  L 30 2  Z M 45 11  L 53 16  L 53 14  L 45 9  L 45 11  Z M 60 20  L 68 25  L 68 23  L 60 18  L 60 20  Z M 75 29  L 83 34  L 83 32  L 75 27  L 75 29  Z M 90 38  L 98 43  L 98 41  L 90 36  L 90 38  Z M 105 47  L 113 52  L 113 50  L 105 45  L 105 47  Z M 38 5  L 38 7  L 45 2  L 45 0  L 38 5  Z M 53 14  L 53 16  L 60 12  L 60 9  L 53 14  Z M 68 23  L 68 25  L 75 21  L 75 18  L 68 23  Z M 83 32  L 83 34  L 90 30  L 90 28  L 83 32  Z M 98 41  L 98 43  L 105 39  L 105 37  L 98 41  Z M 113 50  L 113 52  L 120 48  L 120 46  L 113 50  Z M 120 56  L 128 61  L 128 59  L 120 54  L 120 56  Z M 128 59  L 128 61  L 135 57  L 135 55  L 128 59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7  L 65 25  L 58 30  Z M 73 39  L 73 41  L 80 36  L 80 34  L 73 39  Z M 88 48  L 88 50  L 95 45  L 95 44  L 88 48  Z M 103 57  L 103 59  L 110 54  L 110 53  L 103 57  Z M 110 63  L 118 68  L 118 66  L 110 61  L 110 63  Z M 118 66  L 118 68  L 125 63  L 125 62  L 118 66  Z M 10 15  L 18 20  L 18 18  L 10 14  L 10 15  Z M 25 24  L 33 29  L 33 27  L 25 23  L 25 24  Z M 40 33  L 48 38  L 48 36  L 40 32  L 40 33  Z M 55 42  L 63 47  L 63 45  L 55 41  L 55 42  Z M 70 52  L 78 56  L 78 54  L 70 50  L 70 52  Z M 85 61  L 93 65  L 93 63  L 85 59  L 85 61  Z M 18 18  L 18 20  L 25 16  L 25 14  L 18 18  Z M 33 27  L 33 29  L 40 25  L 40 23  L 33 27  Z M 48 36  L 48 38  L 55 34  L 55 32  L 48 36  Z M 63 45  L 63 47  L 70 43  L 70 41  L 63 45  Z M 78 54  L 78 56  L 84 52  L 84 50  L 78 54  Z M 93 63  L 93 65  L 99 61  L 99 59  L 93 63  Z M 100 70  L 108 74  L 108 72  L 100 68  L 100 70  Z M 108 72  L 108 74  L 114 70  L 114 68  L 108 72  Z M 0 22  L 8 27  L 8 25  L 0 20  L 0 22  Z M 15 31  L 23 36  L 23 34  L 15 29  L 15 31  Z M 30 40  L 68 63  L 68 61  L 30 38  L 30 40  Z M 75 68  L 83 72  L 83 70  L 75 65  L 75 68  Z M 8 25  L 8 27  L 15 23  L 15 21  L 8 25  Z M 23 34  L 23 36  L 30 32  L 30 30  L 23 34  Z M 68 61  L 68 63  L 75 59  L 75 57  L 68 61  Z M 83 70  L 83 72  L 90 68  L 90 66  L 83 70  Z M 90 77  L 98 81  L 98 79  L 90 74  L 90 77  Z M 98 79  L 98 81  L 105 77  L 105 75  L 98 79  Z N"/>
        </draw:custom-shape>
        <draw:custom-shape draw:style-name="gr58" draw:text-style-name="P2" draw:layer="layout" svg:width="0.635cm" svg:height="0.397cm" svg:x="12.819cm" svg:y="16.8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106cm" svg:height="0.185cm" svg:x="13.93cm" svg:y="16.65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058cm" svg:height="0.136cm" svg:x="13.93cm" svg:y="16.669cm">
          <text:p/>
          <draw:enhanced-geometry svg:viewBox="0 0 34 82" draw:type="non-primitive" draw:enhanced-path="M 18 9  L 32 1  C 33 0 34 1 34 2  C 34 2 34 2 34 2  L 34 62  C 34 63 34 64 34 64  L 20 72  C 19 72 18 72 18 71  C 18 71 17 71 17 70  L 17 10  C 17 10 18 9 18 9  Z M 1 19  L 9 14  C 10 14 11 14 12 15  C 12 15 12 15 12 16  L 12 16  L 12 76  C 12 76 11 77 11 77  L 11 77  L 3 82  C 2 82 1 82 1 81  C 1 81 0 80 0 80  L 0 20  C 0 20 1 19 1 19  Z N"/>
        </draw:custom-shape>
        <draw:custom-shape draw:style-name="gr59" draw:text-style-name="P2" draw:layer="layout" svg:width="0.106cm" svg:height="0.185cm" svg:x="13.93cm" svg:y="16.65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41cm" svg:height="1.032cm" svg:x="13.057cm" svg:y="16.047cm">
          <draw:image xlink:href="Pictures/2000000A00000233000003177BBFB603.wmf" xlink:type="simple" xlink:show="embed" xlink:actuate="onLoad">
            <text:p/>
          </draw:image>
        </draw:frame>
        <draw:frame draw:style-name="gr6" draw:text-style-name="P1" draw:layer="layout" svg:width="0.741cm" svg:height="1.032cm" svg:x="13.057cm" svg:y="16.047cm">
          <draw:image xlink:href="Pictures/200000070000023300000317C01764DC.wmf" xlink:type="simple" xlink:show="embed" xlink:actuate="onLoad">
            <text:p/>
          </draw:image>
        </draw:frame>
        <draw:custom-shape draw:style-name="gr36" draw:text-style-name="P2" draw:layer="layout" svg:width="0.512cm" svg:height="0.975cm" svg:x="13.11cm" svg:y="16.091cm">
          <text:p/>
          <draw:enhanced-geometry svg:viewBox="0 0 310 588" draw:type="non-primitive" draw:enhanced-path="M 310 421  C 218 397 134 349 66 283  L 66 283  L 66 0  C 137 64 220 112 310 141  L 310 141  L 310 421  Z M 0 421  C 81 500 181 558 290 588  L 290 588  L 290 468  C 181 438 81 380 0 301  L 0 301  L 0 421  Z N"/>
        </draw:custom-shape>
        <draw:custom-shape draw:style-name="gr36" draw:text-style-name="P2" draw:layer="layout" svg:width="0.649cm" svg:height="0.727cm" svg:x="13.145cm" svg:y="16.118cm">
          <text:p/>
          <draw:enhanced-geometry svg:viewBox="0 0 393 439" draw:type="non-primitive" draw:enhanced-path="M 0 334  C 20 353 42 371 65 386 M 0 351  C 20 371 42 389 65 404 M 0 369  C 20 388 42 406 65 421 M 0 386  C 20 406 42 424 65 439 M 234 12  L 348 79 M 249 8  L 363 74 M 264 4  L 378 70 M 279 0  L 393 66  N"/>
        </draw:custom-shape>
        <draw:custom-shape draw:style-name="gr11" draw:text-style-name="P2" draw:layer="layout" svg:width="0.291cm" svg:height="0.507cm" svg:x="13.269cm" svg:y="16.197cm">
          <text:p/>
          <draw:enhanced-geometry svg:viewBox="0 0 176 307" draw:type="non-primitive" draw:enhanced-path="M 0 0  L 0 203  C 52 248 112 283 176 307  N"/>
        </draw:custom-shape>
        <draw:custom-shape draw:style-name="gr37" draw:text-style-name="P2" draw:layer="layout" svg:width="1.27cm" svg:height="1.27cm" svg:x="12.766cm" svg:y="16.047cm">
          <text:p/>
          <draw:enhanced-geometry svg:viewBox="0 0 768 768" draw:type="non-primitive" draw:enhanced-path="M 497 615  L 768 458  L 768 338  L 678 285  L 678 120  L 489 10  L 402 35  L 343 0  L 273 27  L 273 290  L 207 328  L 207 448  C 288 527 388 585 497 615  Z M 0 563  L 131 470  L 430 643  L 430 688  L 293 768  L 0 598  L 0 563  Z N"/>
        </draw:custom-shape>
        <draw:custom-shape draw:style-name="gr61" draw:text-style-name="P2" draw:layer="layout" svg:width="0.168cm" svg:height="0.088cm" svg:x="13.401cm" svg:y="16.907cm">
          <text:p/>
          <draw:enhanced-geometry svg:viewBox="0 0 101 53" draw:type="non-primitive" draw:enhanced-path="M 9 0  L 94 34  C 99 36 101 42 99 47  C 98 50 95 52 91 53  L 9 20  C 4 19 0 14 1 8  C 2 4 5 1 9 0  Z N"/>
        </draw:custom-shape>
        <draw:custom-shape draw:style-name="gr12" draw:text-style-name="P2" draw:layer="layout" svg:width="0.238cm" svg:height="0.159cm" svg:x="13.348cm" svg:y="16.7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203cm" svg:height="0.124cm" svg:x="13.361cm" svg:y="16.814cm">
          <text:p/>
          <draw:enhanced-geometry svg:viewBox="0 0 46 28" draw:type="non-primitive" draw:enhanced-path="M 0 0  L 46 18  L 46 28  L 0 10  L 0 0  Z N"/>
        </draw:custom-shape>
        <draw:custom-shape draw:style-name="gr12" draw:text-style-name="P2" draw:layer="layout" svg:width="0.238cm" svg:height="0.159cm" svg:x="13.348cm" svg:y="16.7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203cm" svg:height="0.124cm" svg:x="13.361cm" svg:y="16.814cm">
          <text:p/>
          <draw:enhanced-geometry svg:viewBox="0 0 46 28" draw:type="non-primitive" draw:enhanced-path="M 0 0  L 46 18  L 46 28 M 0 3  L 46 22  N"/>
        </draw:custom-shape>
        <draw:custom-shape draw:style-name="gr63" draw:text-style-name="P2" draw:layer="layout" svg:width="0.203cm" svg:height="0.124cm" svg:x="13.361cm" svg:y="16.814cm">
          <text:p/>
          <draw:enhanced-geometry svg:viewBox="0 0 46 28" draw:type="non-primitive" draw:enhanced-path="M 0 0  L 0 10  L 46 28  N"/>
        </draw:custom-shape>
        <draw:custom-shape draw:style-name="gr64" draw:text-style-name="P2" draw:layer="layout" svg:width="0.03cm" svg:height="0.04cm" svg:x="13.503cm" svg:y="16.704cm">
          <text:p/>
          <draw:enhanced-geometry svg:viewBox="0 0 7 9" draw:type="non-primitive" draw:enhanced-path="M 6 3  C 5 1 3 0 2 1  C 0 2 0 4 1 6  C 2 8 4 9 6 8  C 7 7 7 5 6 3  N"/>
        </draw:custom-shape>
        <draw:frame draw:style-name="gr6" draw:text-style-name="P1" draw:layer="layout" svg:width="0.344cm" svg:height="0.582cm" svg:x="13.216cm" svg:y="16.153cm">
          <draw:image xlink:href="Pictures/2000000A000000FB000001B686C21B5D.wmf" xlink:type="simple" xlink:show="embed" xlink:actuate="onLoad">
            <text:p/>
          </draw:image>
        </draw:frame>
        <draw:frame draw:style-name="gr6" draw:text-style-name="P1" draw:layer="layout" svg:width="0.344cm" svg:height="0.582cm" svg:x="13.216cm" svg:y="16.153cm">
          <draw:image xlink:href="Pictures/20000007000000FB000001B6CE1EDB0E.wmf" xlink:type="simple" xlink:show="embed" xlink:actuate="onLoad">
            <text:p/>
          </draw:image>
        </draw:frame>
        <draw:custom-shape draw:style-name="gr36" draw:text-style-name="P2" draw:layer="layout" svg:width="0.291cm" svg:height="0.507cm" svg:x="13.269cm" svg:y="16.197cm">
          <text:p/>
          <draw:enhanced-geometry svg:viewBox="0 0 176 307" draw:type="non-primitive" draw:enhanced-path="M 7 198  L 7 7  L 0 0  C 49 49 110 85 176 105  L 176 105  L 176 307  L 176 298  C 114 275 57 241 7 198  Z N"/>
        </draw:custom-shape>
        <draw:custom-shape draw:style-name="gr4" draw:text-style-name="P2" draw:layer="layout" svg:width="1.848cm" svg:height="0.339cm" svg:x="11.022cm" svg:y="17.476cm">
          <text:p text:style-name="P3"><text:span text:style-name="T1">Administrato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2cm" svg:height="0.767cm" svg:x="11.523cm" svg:y="16.603cm">
          <draw:image xlink:href="Pictures/2000000A00000272000002474485DB20.wmf" xlink:type="simple" xlink:show="embed" xlink:actuate="onLoad">
            <text:p/>
          </draw:image>
        </draw:frame>
        <draw:frame draw:style-name="gr6" draw:text-style-name="P1" draw:layer="layout" svg:width="0.82cm" svg:height="0.767cm" svg:x="11.523cm" svg:y="16.603cm">
          <draw:image xlink:href="Pictures/2000000700000272000002475BC996A8.wmf" xlink:type="simple" xlink:show="embed" xlink:actuate="onLoad">
            <text:p/>
          </draw:image>
        </draw:frame>
        <draw:custom-shape draw:style-name="gr7" draw:text-style-name="P2" draw:layer="layout" svg:width="0.763cm" svg:height="0.71cm" svg:x="11.558cm" svg:y="16.651cm">
          <text:p/>
          <draw:enhanced-geometry svg:viewBox="0 0 461 430" draw:type="non-primitive" draw:enhanced-path="M 75 372  C 146 410 226 430 306 429  C 333 429 358 421 381 408  C 389 417 401 419 411 413  C 433 402 451 382 461 358  L 461 202  C 457 119 408 47 335 16 M 127 0  C 53 33 4 107 0 190  L 1 279  C 1 302 11 323 27 337  C 35 345 47 348 58 343  C 59 355 65 365 75 372  N"/>
        </draw:custom-shape>
        <draw:frame draw:style-name="gr6" draw:text-style-name="P1" draw:layer="layout" svg:width="0.53cm" svg:height="0.529cm" svg:x="11.681cm" svg:y="16.232cm">
          <draw:image xlink:href="Pictures/2000000A0000018C0000018B98635678.wmf" xlink:type="simple" xlink:show="embed" xlink:actuate="onLoad">
            <text:p/>
          </draw:image>
        </draw:frame>
        <draw:frame draw:style-name="gr6" draw:text-style-name="P1" draw:layer="layout" svg:width="0.53cm" svg:height="0.529cm" svg:x="11.681cm" svg:y="16.232cm">
          <draw:image xlink:href="Pictures/200000070000018C0000018BBDF6E6FC.wmf" xlink:type="simple" xlink:show="embed" xlink:actuate="onLoad">
            <text:p/>
          </draw:image>
        </draw:frame>
        <draw:custom-shape draw:style-name="gr8" draw:text-style-name="P2" draw:layer="layout" svg:width="0.455cm" svg:height="0.476cm" svg:x="11.725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1cm" svg:height="0.45cm" svg:x="11.584cm" svg:y="16.766cm">
          <text:p/>
          <draw:enhanced-geometry svg:viewBox="0 0 32 102" draw:type="non-primitive" draw:enhanced-path="M 16 102  C 0 66 5 30 32 0  N"/>
        </draw:custom-shape>
        <draw:custom-shape draw:style-name="gr9" draw:text-style-name="P2" draw:layer="layout" svg:width="0.075cm" svg:height="0.476cm" svg:x="12.158cm" svg:y="16.85cm">
          <text:p/>
          <draw:enhanced-geometry svg:viewBox="0 0 17 108" draw:type="non-primitive" draw:enhanced-path="M 7 108  C 17 71 14 35 0 0  N"/>
        </draw:custom-shape>
        <draw:custom-shape draw:style-name="gr9" draw:text-style-name="P2" draw:layer="layout" svg:width="0.344cm" svg:height="0.128cm" svg:x="11.77cm" svg:y="16.647cm">
          <text:p/>
          <draw:enhanced-geometry svg:viewBox="0 0 78 29" draw:type="non-primitive" draw:enhanced-path="M 0 0  C 17 24 49 29 72 11  C 74 9 76 8 78 6  N"/>
        </draw:custom-shape>
        <draw:custom-shape draw:style-name="gr10" draw:text-style-name="P2" draw:layer="layout" svg:width="0.767cm" svg:height="1.111cm" svg:x="11.558cm" svg:y="16.25cm">
          <text:p/>
          <draw:enhanced-geometry svg:viewBox="0 0 463 673" draw:type="non-primitive" draw:enhanced-path="M 127 243  C 54 277 5 350 0 433  L 1 522  C 1 545 11 566 27 580  C 35 588 47 591 58 586  C 59 598 65 608 75 615  C 146 653 226 673 306 672  C 333 672 358 664 381 651  C 389 660 401 662 411 656  C 433 645 451 625 461 601  L 461 459  C 463 371 413 292 335 259  L 335 259  L 334 259  C 387 203 387 112 333 56  C 280 0 193 0 140 56  C 92 107 86 186 127 243  Z N"/>
        </draw:custom-shape>
        <draw:frame draw:style-name="gr6" draw:text-style-name="P1" draw:layer="layout" svg:width="0.291cm" svg:height="0.265cm" svg:x="7.527cm" svg:y="17.052cm">
          <draw:image xlink:href="Pictures/2000000A000000D1000000BCF59BD6E2.wmf" xlink:type="simple" xlink:show="embed" xlink:actuate="onLoad">
            <text:p/>
          </draw:image>
        </draw:frame>
        <draw:frame draw:style-name="gr6" draw:text-style-name="P1" draw:layer="layout" svg:width="0.291cm" svg:height="0.265cm" svg:x="7.527cm" svg:y="17.052cm">
          <draw:image xlink:href="Pictures/20000007000000D1000000BCCCBB86EF.wmf" xlink:type="simple" xlink:show="embed" xlink:actuate="onLoad">
            <text:p/>
          </draw:image>
        </draw:frame>
        <draw:custom-shape draw:style-name="gr11" draw:text-style-name="P2" draw:layer="layout" svg:width="0.225cm" svg:height="0.207cm" svg:x="7.576cm" svg:y="17.079cm">
          <text:p/>
          <draw:enhanced-geometry svg:viewBox="0 0 51 47" draw:type="non-primitive" draw:enhanced-path="M 0 47  L 0 34  L 51 0  L 51 17  L 0 47  Z N"/>
        </draw:custom-shape>
        <draw:custom-shape draw:style-name="gr12" draw:text-style-name="P2" draw:layer="layout" svg:width="0.767cm" svg:height="0.027cm" svg:x="7.051cm" svg:y="16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7cm" svg:height="0.026cm" svg:x="7.051cm" svg:y="16.78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767cm" svg:height="0.027cm" svg:x="7.051cm" svg:y="16.8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767cm" svg:height="0.026cm" svg:x="7.051cm" svg:y="16.84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767cm" svg:height="0.027cm" svg:x="7.051cm" svg:y="16.8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7cm" svg:height="0.026cm" svg:x="7.051cm" svg:y="16.8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767cm" svg:height="0.027cm" svg:x="7.051cm" svg:y="16.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767cm" svg:height="0.026cm" svg:x="7.051cm" svg:y="16.94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67cm" svg:height="0.026cm" svg:x="7.051cm" svg:y="16.97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767cm" svg:height="0.027cm" svg:x="7.051cm" svg:y="16.9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767cm" svg:height="0.026cm" svg:x="7.051cm" svg:y="17.0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767cm" svg:height="0.027cm" svg:x="7.051cm" svg:y="17.0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767cm" svg:height="0.026cm" svg:x="7.051cm" svg:y="17.0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767cm" svg:height="0.027cm" svg:x="7.051cm" svg:y="17.1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767cm" svg:height="0.026cm" svg:x="7.051cm" svg:y="17.1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767cm" svg:height="0.027cm" svg:x="7.051cm" svg:y="17.1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767cm" svg:height="0.026cm" svg:x="7.051cm" svg:y="17.1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767cm" svg:height="0.027cm" svg:x="7.051cm" svg:y="17.21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767cm" svg:height="0.026cm" svg:x="7.051cm" svg:y="17.2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1cm" svg:height="0.437cm" svg:x="7.091cm" svg:y="16.792cm">
          <text:p/>
          <draw:enhanced-geometry svg:viewBox="0 0 161 99" draw:type="non-primitive" draw:enhanced-path="M 0 35  L 49 0  L 161 65  L 110 99  L 0 35  Z N"/>
        </draw:custom-shape>
        <draw:custom-shape draw:style-name="gr12" draw:text-style-name="P2" draw:layer="layout" svg:width="1.006cm" svg:height="0.026cm" svg:x="7.395cm" svg:y="16.2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06cm" svg:height="0.027cm" svg:x="7.395cm" svg:y="16.2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006cm" svg:height="0.026cm" svg:x="7.395cm" svg:y="16.3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06cm" svg:height="0.026cm" svg:x="7.395cm" svg:y="16.3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06cm" svg:height="0.027cm" svg:x="7.395cm" svg:y="16.36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006cm" svg:height="0.026cm" svg:x="7.395cm" svg:y="16.3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006cm" svg:height="0.027cm" svg:x="7.395cm" svg:y="16.4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006cm" svg:height="0.026cm" svg:x="7.395cm" svg:y="16.4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006cm" svg:height="0.027cm" svg:x="7.395cm" svg:y="16.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06cm" svg:height="0.026cm" svg:x="7.395cm" svg:y="16.4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006cm" svg:height="0.027cm" svg:x="7.395cm" svg:y="16.52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.006cm" svg:height="0.026cm" svg:x="7.395cm" svg:y="16.5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006cm" svg:height="0.027cm" svg:x="7.395cm" svg:y="16.57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006cm" svg:height="0.026cm" svg:x="7.395cm" svg:y="16.6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006cm" svg:height="0.027cm" svg:x="7.395cm" svg:y="16.62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06cm" svg:height="0.026cm" svg:x="7.395cm" svg:y="16.6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006cm" svg:height="0.026cm" svg:x="7.395cm" svg:y="16.6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006cm" svg:height="0.027cm" svg:x="7.395cm" svg:y="16.7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006cm" svg:height="0.026cm" svg:x="7.395cm" svg:y="16.73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.006cm" svg:height="0.027cm" svg:x="7.395cm" svg:y="16.7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.006cm" svg:height="0.026cm" svg:x="7.395cm" svg:y="16.7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006cm" svg:height="0.027cm" svg:x="7.395cm" svg:y="16.8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1.006cm" svg:height="0.026cm" svg:x="7.395cm" svg:y="16.8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31cm" svg:height="0.542cm" svg:x="7.43cm" svg:y="16.294cm">
          <text:p/>
          <draw:enhanced-geometry svg:viewBox="0 0 561 327" draw:type="non-primitive" draw:enhanced-path="M 290 327  L 561 170  L 270 0  L 0 160  C 82 239 181 296 290 327  Z N"/>
        </draw:custom-shape>
        <draw:frame draw:style-name="gr6" draw:text-style-name="P1" draw:layer="layout" svg:width="0.159cm" svg:height="0.582cm" svg:x="7.898cm" svg:y="16.206cm">
          <draw:image xlink:href="Pictures/2000000A0000006A000001B53D26A0E8.wmf" xlink:type="simple" xlink:show="embed" xlink:actuate="onLoad">
            <text:p/>
          </draw:image>
        </draw:frame>
        <draw:frame draw:style-name="gr6" draw:text-style-name="P1" draw:layer="layout" svg:width="0.159cm" svg:height="0.582cm" svg:x="7.898cm" svg:y="16.206cm">
          <draw:image xlink:href="Pictures/200000070000006A000001B5C91728AF.wmf" xlink:type="simple" xlink:show="embed" xlink:actuate="onLoad">
            <text:p/>
          </draw:image>
        </draw:frame>
        <draw:custom-shape draw:style-name="gr11" draw:text-style-name="P2" draw:layer="layout" svg:width="0.093cm" svg:height="0.52cm" svg:x="7.946cm" svg:y="16.237cm">
          <text:p/>
          <draw:enhanced-geometry svg:viewBox="0 0 21 118" draw:type="non-primitive" draw:enhanced-path="M 0 118  L 0 13  L 21 0  L 20 100  L 0 118  Z N"/>
        </draw:custom-shape>
        <draw:frame draw:style-name="gr6" draw:text-style-name="P1" draw:layer="layout" svg:width="0.238cm" svg:height="0.477cm" svg:x="8.004cm" svg:y="16.179cm">
          <draw:image xlink:href="Pictures/1000000000000009000000120A553D3E.png" xlink:type="simple" xlink:show="embed" xlink:actuate="onLoad">
            <text:p/>
          </draw:image>
        </draw:frame>
        <draw:custom-shape draw:style-name="gr11" draw:text-style-name="P2" draw:layer="layout" svg:width="0.176cm" svg:height="0.418cm" svg:x="8.035cm" svg:y="16.215cm">
          <text:p/>
          <draw:enhanced-geometry svg:viewBox="0 0 40 95" draw:type="non-primitive" draw:enhanced-path="M 1 16  L 40 0  L 40 62  L 0 95  L 1 16  Z N"/>
        </draw:custom-shape>
        <draw:custom-shape draw:style-name="gr54" draw:text-style-name="P2" draw:layer="layout" svg:width="0.529cm" svg:height="0.027cm" svg:x="7.713cm" svg:y="1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29cm" svg:height="0.026cm" svg:x="7.713cm" svg:y="16.0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29cm" svg:height="0.026cm" svg:x="7.713cm" svg:y="16.04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529cm" svg:height="0.027cm" svg:x="7.713cm" svg:y="16.0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29cm" svg:height="0.026cm" svg:x="7.713cm" svg:y="16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529cm" svg:height="0.027cm" svg:x="7.713cm" svg:y="16.1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29cm" svg:height="0.026cm" svg:x="7.713cm" svg:y="16.1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29cm" svg:height="0.027cm" svg:x="7.713cm" svg:y="16.17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529cm" svg:height="0.026cm" svg:x="7.713cm" svg:y="16.2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529cm" svg:height="0.027cm" svg:x="7.713cm" svg:y="16.23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529cm" svg:height="0.026cm" svg:x="7.713cm" svg:y="16.2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529cm" svg:height="0.027cm" svg:x="7.713cm" svg:y="16.2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59cm" svg:height="0.251cm" svg:x="7.752cm" svg:y="16.034cm">
          <text:p/>
          <draw:enhanced-geometry svg:viewBox="0 0 104 57" draw:type="non-primitive" draw:enhanced-path="M 65 57  L 65 46  L 0 9  L 33 0  L 104 41  L 65 57  Z N"/>
        </draw:custom-shape>
        <draw:frame draw:style-name="gr6" draw:text-style-name="P1" draw:layer="layout" svg:width="0.503cm" svg:height="0.529cm" svg:x="7.871cm" svg:y="16.55cm">
          <draw:image xlink:href="Pictures/2000000A000001780000018CF38FB263.wmf" xlink:type="simple" xlink:show="embed" xlink:actuate="onLoad">
            <text:p/>
          </draw:image>
        </draw:frame>
        <draw:frame draw:style-name="gr6" draw:text-style-name="P1" draw:layer="layout" svg:width="0.503cm" svg:height="0.529cm" svg:x="7.871cm" svg:y="16.55cm">
          <draw:image xlink:href="Pictures/20000007000001780000018CC941A725.wmf" xlink:type="simple" xlink:show="embed" xlink:actuate="onLoad">
            <text:p/>
          </draw:image>
        </draw:frame>
        <draw:custom-shape draw:style-name="gr11" draw:text-style-name="P2" draw:layer="layout" svg:width="0.45cm" svg:height="0.459cm" svg:x="7.911cm" svg:y="16.576cm">
          <text:p/>
          <draw:enhanced-geometry svg:viewBox="0 0 102 104" draw:type="non-primitive" draw:enhanced-path="M 0 59  L 102 0  L 102 45  L 0 104  L 0 59  Z N"/>
        </draw:custom-shape>
        <draw:custom-shape draw:style-name="gr35" draw:text-style-name="P2" draw:layer="layout" svg:width="0.556cm" svg:height="0.026cm" svg:x="7.501cm" svg:y="15.9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556cm" svg:height="0.027cm" svg:x="7.501cm" svg:y="15.99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56cm" svg:height="0.026cm" svg:x="7.501cm" svg:y="16.0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56cm" svg:height="0.026cm" svg:x="7.501cm" svg:y="16.0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56cm" svg:height="0.027cm" svg:x="7.501cm" svg:y="16.07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556cm" svg:height="0.026cm" svg:x="7.501cm" svg:y="16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556cm" svg:height="0.027cm" svg:x="7.501cm" svg:y="16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556cm" svg:height="0.026cm" svg:x="7.501cm" svg:y="16.1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56cm" svg:height="0.027cm" svg:x="7.501cm" svg:y="16.17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556cm" svg:height="0.026cm" svg:x="7.501cm" svg:y="16.20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556cm" svg:height="0.027cm" svg:x="7.501cm" svg:y="16.2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556cm" svg:height="0.026cm" svg:x="7.501cm" svg:y="16.2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556cm" svg:height="0.027cm" svg:x="7.501cm" svg:y="16.2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98cm" svg:height="0.278cm" svg:x="7.541cm" svg:y="16.016cm">
          <text:p/>
          <draw:enhanced-geometry svg:viewBox="0 0 301 168" draw:type="non-primitive" draw:enhanced-path="M 0 28  L 70 0  L 130 35  L 301 135  L 244 168  C 154 139 71 91 0 28  Z N"/>
        </draw:custom-shape>
        <draw:frame draw:style-name="gr6" draw:text-style-name="P1" draw:layer="layout" svg:width="0.556cm" svg:height="0.397cm" svg:x="7.051cm" svg:y="16.92cm">
          <draw:image xlink:href="Pictures/10000000000000150000000F13A501A0.png" xlink:type="simple" xlink:show="embed" xlink:actuate="onLoad">
            <text:p/>
          </draw:image>
        </draw:frame>
        <draw:custom-shape draw:style-name="gr36" draw:text-style-name="P2" draw:layer="layout" svg:width="0.485cm" svg:height="0.339cm" svg:x="7.091cm" svg:y="16.947cm">
          <text:p/>
          <draw:enhanced-geometry svg:viewBox="0 0 110 77" draw:type="non-primitive" draw:enhanced-path="M 0 0  L 110 64  L 110 77  L 0 13  L 0 0  Z N"/>
        </draw:custom-shape>
        <draw:custom-shape draw:style-name="gr12" draw:text-style-name="P2" draw:layer="layout" svg:width="0.591cm" svg:height="0.371cm" svg:x="7.144cm" svg:y="16.823cm">
          <text:p/>
          <draw:enhanced-geometry svg:viewBox="0 0 134 84" draw:type="non-primitive" draw:enhanced-path="M 0 25  L 8 29  L 14 25  L 6 20  L 0 25  Z M 9 18  L 18 23  L 24 18  L 16 14  L 9 18  Z M 20 11  L 27 16  L 34 12  L 26 7  L 20 11  Z M 30 5  L 38 9  L 44 5  L 36 0  L 30 5  Z M 45 14  L 53 18  L 59 14  L 51 9  L 45 14  Z M 59 23  L 68 27  L 74 23  L 66 18  L 59 23  Z M 74 32  L 83 37  L 89 32  L 81 27  L 74 32  Z M 104 50  L 113 55  L 119 50  L 111 45  L 104 50  Z M 119 59  L 128 64  L 134 59  L 126 54  L 119 59  Z M 110 65  L 117 70  L 124 66  L 116 61  L 110 65  Z M 95 56  L 102 61  L 109 57  L 101 52  L 95 56  Z M 89 41  L 98 46  L 104 41  L 96 36  L 89 41  Z M 80 47  L 87 52  L 94 48  L 86 43  L 80 47  Z M 65 38  L 72 43  L 79 39  L 71 34  L 65 38  Z M 50 29  L 57 34  L 64 30  L 56 25  L 50 29  Z M 35 20  L 42 25  L 49 21  L 41 16  L 35 20  Z M 24 27  L 33 32  L 39 27  L 31 23  L 24 27  Z M 39 36  L 48 41  L 54 37  L 46 32  L 39 36  Z M 54 45  L 63 50  L 69 46  L 61 41  L 54 45  Z M 69 54  L 78 59  L 84 55  L 76 50  L 69 54  Z M 84 63  L 93 68  L 99 64  L 91 59  L 84 63  Z M 99 72  L 107 77  L 114 73  L 106 68  L 99 72  Z M 89 79  L 98 84  L 104 79  L 96 74  L 89 79  Z M 74 70  L 83 74  L 89 70  L 81 65  L 74 70  Z M 30 43  L 68 65  L 74 61  L 36 38  L 30 43  Z M 15 34  L 23 38  L 29 34  L 21 29  L 15 34  Z N"/>
        </draw:custom-shape>
        <draw:custom-shape draw:style-name="gr58" draw:text-style-name="P2" draw:layer="layout" svg:width="0.635cm" svg:height="0.397cm" svg:x="7.131cm" svg:y="16.8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91cm" svg:height="0.357cm" svg:x="7.144cm" svg:y="16.845cm">
          <text:p/>
          <draw:enhanced-geometry svg:viewBox="0 0 134 81" draw:type="non-primitive" draw:enhanced-path="M 30 2  L 38 6  L 38 4  L 30 0  L 30 2  Z M 45 11  L 53 15  L 53 13  L 45 9  L 45 11  Z M 59 20  L 68 24  L 68 22  L 59 18  L 59 20  Z M 74 29  L 83 33  L 83 32  L 74 27  L 74 29  Z M 89 38  L 98 42  L 98 41  L 89 36  L 89 38  Z M 104 47  L 113 51  L 113 50  L 104 45  L 104 47  Z M 38 4  L 38 6  L 44 2  L 44 0  L 38 4  Z M 53 13  L 53 15  L 59 11  L 59 9  L 53 13  Z M 68 22  L 68 24  L 74 20  L 74 18  L 68 22  Z M 83 32  L 83 33  L 89 29  L 89 27  L 83 32  Z M 98 41  L 98 42  L 104 38  L 104 36  L 98 41  Z M 113 50  L 113 51  L 119 47  L 119 45  L 113 50  Z M 119 56  L 128 60  L 128 59  L 119 54  L 119 56  Z M 128 59  L 128 60  L 134 56  L 134 54  L 128 59  Z M 20 8  L 27 13  L 27 11  L 20 6  L 20 8  Z M 35 17  L 42 22  L 42 20  L 35 15  L 35 17  Z M 50 26  L 57 31  L 57 29  L 50 24  L 50 26  Z M 65 35  L 72 40  L 72 38  L 65 33  L 65 35  Z M 80 44  L 87 49  L 87 47  L 80 42  L 80 44  Z M 95 53  L 102 58  L 102 56  L 95 51  L 95 53  Z M 27 11  L 27 13  L 34 9  L 34 6  L 27 11  Z M 42 20  L 42 22  L 49 18  L 49 16  L 42 20  Z M 57 29  L 57 31  L 64 27  L 64 25  L 57 29  Z M 72 38  L 72 40  L 79 36  L 79 34  L 72 38  Z M 87 47  L 87 49  L 94 45  L 94 43  L 87 47  Z M 102 56  L 102 58  L 109 54  L 109 52  L 102 56  Z M 110 62  L 117 67  L 117 65  L 110 60  L 110 62  Z M 117 65  L 117 67  L 124 63  L 124 61  L 117 65  Z M 9 15  L 18 20  L 18 18  L 9 13  L 9 15  Z M 24 24  L 33 29  L 33 27  L 24 22  L 24 24  Z M 39 33  L 48 38  L 48 36  L 39 31  L 39 33  Z M 54 42  L 63 47  L 63 45  L 54 40  L 54 42  Z M 69 51  L 78 56  L 78 54  L 69 49  L 69 51  Z M 84 60  L 93 65  L 93 63  L 84 58  L 84 60  Z M 18 18  L 18 20  L 24 15  L 24 13  L 18 18  Z M 33 27  L 33 29  L 39 24  L 39 22  L 33 27  Z M 48 36  L 48 38  L 54 33  L 54 32  L 48 36  Z M 63 45  L 63 47  L 69 42  L 69 41  L 63 45  Z M 78 54  L 78 56  L 84 51  L 84 50  L 78 54  Z M 93 63  L 93 65  L 99 60  L 99 59  L 93 63  Z M 99 69  L 107 74  L 107 72  L 99 67  L 99 69  Z M 107 72  L 107 74  L 114 69  L 114 68  L 107 72  Z M 0 21  L 8 26  L 8 24  L 0 20  L 0 21  Z M 15 31  L 23 35  L 23 33  L 15 29  L 15 31  Z M 30 40  L 68 62  L 68 60  L 30 38  L 30 40  Z M 74 67  L 83 72  L 83 69  L 74 65  L 74 67  Z M 8 24  L 8 26  L 14 22  L 14 20  L 8 24  Z M 23 33  L 23 35  L 29 31  L 29 29  L 23 33  Z M 68 60  L 68 62  L 74 58  L 74 56  L 68 60  Z M 83 69  L 83 72  L 89 67  L 89 65  L 83 69  Z M 89 76  L 98 81  L 98 79  L 89 74  L 89 76  Z M 98 79  L 98 81  L 104 76  L 104 74  L 98 79  Z N"/>
        </draw:custom-shape>
        <draw:custom-shape draw:style-name="gr58" draw:text-style-name="P2" draw:layer="layout" svg:width="0.635cm" svg:height="0.397cm" svg:x="7.131cm" svg:y="16.84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106cm" svg:height="0.185cm" svg:x="8.242cm" svg:y="16.62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057cm" svg:height="0.133cm" svg:x="8.255cm" svg:y="16.642cm">
          <text:p/>
          <draw:enhanced-geometry svg:viewBox="0 0 34 81" draw:type="non-primitive" draw:enhanced-path="M 17 8  L 31 0  C 32 0 33 0 33 1  C 33 1 34 1 34 2  L 34 62  C 34 62 33 63 33 63  L 33 63  L 19 71  C 18 71 17 71 17 70  C 17 70 17 70 17 69  L 17 10  C 17 9 17 8 17 8  Z M 0 18  L 8 13  C 9 13 10 13 11 14  C 11 14 11 14 11 15  L 11 75  C 11 75 11 76 10 76  L 2 81  C 1 81 0 81 0 80  C 0 80 0 80 0 79  L 0 19  C 0 19 0 18 0 18  Z N"/>
        </draw:custom-shape>
        <draw:custom-shape draw:style-name="gr59" draw:text-style-name="P2" draw:layer="layout" svg:width="0.106cm" svg:height="0.185cm" svg:x="8.242cm" svg:y="16.62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41cm" svg:height="1.031cm" svg:x="7.395cm" svg:y="16.021cm">
          <draw:image xlink:href="Pictures/2000000A00000233000003172F16B7C6.wmf" xlink:type="simple" xlink:show="embed" xlink:actuate="onLoad">
            <text:p/>
          </draw:image>
        </draw:frame>
        <draw:frame draw:style-name="gr6" draw:text-style-name="P1" draw:layer="layout" svg:width="0.741cm" svg:height="1.031cm" svg:x="7.395cm" svg:y="16.021cm">
          <draw:image xlink:href="Pictures/20000007000002330000031787AAF9A6.wmf" xlink:type="simple" xlink:show="embed" xlink:actuate="onLoad">
            <text:p/>
          </draw:image>
        </draw:frame>
        <draw:custom-shape draw:style-name="gr36" draw:text-style-name="P2" draw:layer="layout" svg:width="0.516cm" svg:height="0.97cm" svg:x="7.43cm" svg:y="16.065cm">
          <text:p/>
          <draw:enhanced-geometry svg:viewBox="0 0 310 588" draw:type="non-primitive" draw:enhanced-path="M 310 420  C 218 396 134 348 66 282  L 66 282  L 66 0  C 137 63 220 111 310 140  L 310 140  L 310 420  Z M 0 420  C 81 500 181 557 290 588  L 290 588  L 290 467  C 181 437 81 379 0 300  L 0 300  L 0 420  Z N"/>
        </draw:custom-shape>
        <draw:custom-shape draw:style-name="gr36" draw:text-style-name="P2" draw:layer="layout" svg:width="0.652cm" svg:height="0.723cm" svg:x="7.466cm" svg:y="16.091cm">
          <text:p/>
          <draw:enhanced-geometry svg:viewBox="0 0 393 439" draw:type="non-primitive" draw:enhanced-path="M 0 334  C 20 354 42 371 65 386 M 0 351  C 20 371 42 389 65 404 M 0 369  C 20 389 42 406 65 421 M 0 386  C 20 406 42 424 65 439 M 234 12  L 348 79 M 249 8  L 363 75 M 264 4  L 378 70 M 279 0  L 393 66  N"/>
        </draw:custom-shape>
        <draw:custom-shape draw:style-name="gr11" draw:text-style-name="P2" draw:layer="layout" svg:width="0.291cm" svg:height="0.507cm" svg:x="7.589cm" svg:y="16.166cm">
          <text:p/>
          <draw:enhanced-geometry svg:viewBox="0 0 176 307" draw:type="non-primitive" draw:enhanced-path="M 0 0  L 0 203  C 52 248 112 284 176 307  N"/>
        </draw:custom-shape>
        <draw:custom-shape draw:style-name="gr37" draw:text-style-name="P2" draw:layer="layout" svg:width="1.27cm" svg:height="1.27cm" svg:x="7.091cm" svg:y="16.016cm">
          <text:p/>
          <draw:enhanced-geometry svg:viewBox="0 0 768 768" draw:type="non-primitive" draw:enhanced-path="M 497 616  L 768 458  L 768 338  L 678 285  L 678 120  L 489 10  L 402 35  L 343 0  L 273 28  L 273 290  L 207 328  L 207 448  C 288 527 388 585 497 616  Z M 0 563  L 131 470  L 430 643  L 430 688  L 293 768  L 0 598  L 0 563  Z N"/>
        </draw:custom-shape>
        <draw:custom-shape draw:style-name="gr61" draw:text-style-name="P2" draw:layer="layout" svg:width="0.168cm" svg:height="0.084cm" svg:x="7.721cm" svg:y="16.88cm">
          <text:p/>
          <draw:enhanced-geometry svg:viewBox="0 0 101 52" draw:type="non-primitive" draw:enhanced-path="M 9 0  L 94 33  C 99 35 101 41 99 46  C 98 49 95 52 91 52  L 9 20  C 4 18 0 13 1 8  C 2 3 5 0 9 0  Z N"/>
        </draw:custom-shape>
        <draw:custom-shape draw:style-name="gr12" draw:text-style-name="P2" draw:layer="layout" svg:width="0.238cm" svg:height="0.159cm" svg:x="7.66cm" svg:y="16.7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199cm" svg:height="0.124cm" svg:x="7.686cm" svg:y="16.783cm">
          <text:p/>
          <draw:enhanced-geometry svg:viewBox="0 0 45 28" draw:type="non-primitive" draw:enhanced-path="M 0 0  L 45 19  L 45 28  L 0 10  L 0 0  Z N"/>
        </draw:custom-shape>
        <draw:custom-shape draw:style-name="gr12" draw:text-style-name="P2" draw:layer="layout" svg:width="0.238cm" svg:height="0.159cm" svg:x="7.66cm" svg:y="16.76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199cm" svg:height="0.124cm" svg:x="7.686cm" svg:y="16.783cm">
          <text:p/>
          <draw:enhanced-geometry svg:viewBox="0 0 45 28" draw:type="non-primitive" draw:enhanced-path="M 0 0  L 45 19  L 45 28 M 0 4  L 45 22  N"/>
        </draw:custom-shape>
        <draw:custom-shape draw:style-name="gr63" draw:text-style-name="P2" draw:layer="layout" svg:width="0.199cm" svg:height="0.124cm" svg:x="7.686cm" svg:y="16.783cm">
          <text:p/>
          <draw:enhanced-geometry svg:viewBox="0 0 45 28" draw:type="non-primitive" draw:enhanced-path="M 0 0  L 0 10  L 45 28  N"/>
        </draw:custom-shape>
        <draw:frame draw:style-name="gr6" draw:text-style-name="P1" draw:layer="layout" svg:width="0.158cm" svg:height="0.159cm" svg:x="7.766cm" svg:y="16.629cm">
          <draw:image xlink:href="Pictures/2000000A0000006900000069B9EDA327.wmf" xlink:type="simple" xlink:show="embed" xlink:actuate="onLoad">
            <text:p/>
          </draw:image>
        </draw:frame>
        <draw:frame draw:style-name="gr6" draw:text-style-name="P1" draw:layer="layout" svg:width="0.158cm" svg:height="0.159cm" svg:x="7.766cm" svg:y="16.629cm">
          <draw:image xlink:href="Pictures/200000070000006900000069C282AC1A.wmf" xlink:type="simple" xlink:show="embed" xlink:actuate="onLoad">
            <text:p/>
          </draw:image>
        </draw:frame>
        <draw:custom-shape draw:style-name="gr64" draw:text-style-name="P2" draw:layer="layout" svg:width="0.031cm" svg:height="0.04cm" svg:x="7.827cm" svg:y="16.673cm">
          <text:p/>
          <draw:enhanced-geometry svg:viewBox="0 0 7 9" draw:type="non-primitive" draw:enhanced-path="M 6 3  C 5 2 3 0 1 1  C 0 2 0 5 1 6  C 2 9 4 9 6 9  C 7 8 7 5 6 3  N"/>
        </draw:custom-shape>
        <draw:frame draw:style-name="gr6" draw:text-style-name="P1" draw:layer="layout" svg:width="0.344cm" svg:height="0.582cm" svg:x="7.554cm" svg:y="16.126cm">
          <draw:image xlink:href="Pictures/100000000000000D00000016B680D845.png" xlink:type="simple" xlink:show="embed" xlink:actuate="onLoad">
            <text:p/>
          </draw:image>
        </draw:frame>
        <draw:custom-shape draw:style-name="gr36" draw:text-style-name="P2" draw:layer="layout" svg:width="0.291cm" svg:height="0.507cm" svg:x="7.589cm" svg:y="16.166cm">
          <text:p/>
          <draw:enhanced-geometry svg:viewBox="0 0 176 307" draw:type="non-primitive" draw:enhanced-path="M 7 198  L 7 8  L 0 0  C 50 49 110 85 176 105  L 176 105  L 176 307  L 176 298  C 115 276 57 242 7 198  Z N"/>
        </draw:custom-shape>
        <draw:custom-shape draw:style-name="gr4" draw:text-style-name="P2" draw:layer="layout" svg:width="1.115cm" svg:height="0.339cm" svg:x="5.711cm" svg:y="17.476cm">
          <text:p text:style-name="P3"><text:span text:style-name="T1">Attacke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2cm" svg:height="0.768cm" svg:x="5.834cm" svg:y="16.417cm">
          <draw:image xlink:href="Pictures/2000000A0000027200000247D83C8C7C.wmf" xlink:type="simple" xlink:show="embed" xlink:actuate="onLoad">
            <text:p/>
          </draw:image>
        </draw:frame>
        <draw:frame draw:style-name="gr6" draw:text-style-name="P1" draw:layer="layout" svg:width="0.82cm" svg:height="0.768cm" svg:x="5.834cm" svg:y="16.417cm">
          <draw:image xlink:href="Pictures/2000000700000272000002479A6DD24F.wmf" xlink:type="simple" xlink:show="embed" xlink:actuate="onLoad">
            <text:p/>
          </draw:image>
        </draw:frame>
        <draw:custom-shape draw:style-name="gr7" draw:text-style-name="P2" draw:layer="layout" svg:width="0.762cm" svg:height="0.71cm" svg:x="5.883cm" svg:y="16.444cm">
          <text:p/>
          <draw:enhanced-geometry svg:viewBox="0 0 461 430" draw:type="non-primitive" draw:enhanced-path="M 75 371  C 146 410 226 430 306 429  C 333 428 358 421 381 408  C 389 416 401 418 411 413  C 433 401 451 382 461 358  L 461 358  L 461 201  C 457 119 408 47 335 16 M 127 0  C 53 33 4 106 0 190  L 0 190  L 1 279  C 1 301 11 323 27 337  C 36 345 47 347 58 342  C 59 354 65 365 75 371  N"/>
        </draw:custom-shape>
        <draw:frame draw:style-name="gr6" draw:text-style-name="P1" draw:layer="layout" svg:width="0.529cm" svg:height="0.529cm" svg:x="6.019cm" svg:y="16.021cm">
          <draw:image xlink:href="Pictures/2000000A0000018D0000018C41268650.wmf" xlink:type="simple" xlink:show="embed" xlink:actuate="onLoad">
            <text:p/>
          </draw:image>
        </draw:frame>
        <draw:frame draw:style-name="gr6" draw:text-style-name="P1" draw:layer="layout" svg:width="0.529cm" svg:height="0.529cm" svg:x="6.019cm" svg:y="16.021cm">
          <draw:image xlink:href="Pictures/200000070000018D0000018CC9C00F04.wmf" xlink:type="simple" xlink:show="embed" xlink:actuate="onLoad">
            <text:p/>
          </draw:image>
        </draw:frame>
        <draw:custom-shape draw:style-name="gr8" draw:text-style-name="P2" draw:layer="layout" svg:width="0.454cm" svg:height="0.476cm" svg:x="6.046cm" svg:y="16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1cm" svg:height="0.445cm" svg:x="5.905cm" svg:y="16.563cm">
          <text:p/>
          <draw:enhanced-geometry svg:viewBox="0 0 32 101" draw:type="non-primitive" draw:enhanced-path="M 17 101  C 0 65 5 30 32 0  N"/>
        </draw:custom-shape>
        <draw:custom-shape draw:style-name="gr9" draw:text-style-name="P2" draw:layer="layout" svg:width="0.079cm" svg:height="0.477cm" svg:x="6.478cm" svg:y="16.642cm">
          <text:p/>
          <draw:enhanced-geometry svg:viewBox="0 0 18 108" draw:type="non-primitive" draw:enhanced-path="M 8 108  C 18 71 15 35 0 0  N"/>
        </draw:custom-shape>
        <draw:custom-shape draw:style-name="gr9" draw:text-style-name="P2" draw:layer="layout" svg:width="0.34cm" svg:height="0.128cm" svg:x="6.094cm" svg:y="16.439cm">
          <text:p/>
          <draw:enhanced-geometry svg:viewBox="0 0 77 29" draw:type="non-primitive" draw:enhanced-path="M 0 0  C 17 24 49 29 72 11  C 74 9 75 8 77 6  N"/>
        </draw:custom-shape>
        <draw:custom-shape draw:style-name="gr10" draw:text-style-name="P2" draw:layer="layout" svg:width="0.767cm" svg:height="1.116cm" svg:x="5.883cm" svg:y="16.038cm">
          <text:p/>
          <draw:enhanced-geometry svg:viewBox="0 0 463 674" draw:type="non-primitive" draw:enhanced-path="M 127 244  C 54 277 5 351 0 434  L 0 434  L 1 523  C 1 545 11 567 27 581  C 36 589 47 591 58 586  C 59 598 65 609 75 615  C 146 654 226 674 306 673  C 333 672 358 665 381 652  C 389 660 401 662 411 657  C 433 645 451 626 461 602  L 461 602  L 461 460  C 463 372 413 292 335 260  L 335 260  L 334 260  C 387 203 387 112 333 56  C 280 0 193 1 140 57  C 92 107 86 187 127 244  Z N"/>
        </draw:custom-shape>
        <draw:frame draw:style-name="gr6" draw:text-style-name="P1" draw:layer="layout" svg:width="0.291cm" svg:height="0.264cm" svg:x="17.846cm" svg:y="17.079cm">
          <draw:image xlink:href="Pictures/100000000000000B0000000A70588901.png" xlink:type="simple" xlink:show="embed" xlink:actuate="onLoad">
            <text:p/>
          </draw:image>
        </draw:frame>
        <draw:custom-shape draw:style-name="gr11" draw:text-style-name="P2" draw:layer="layout" svg:width="0.225cm" svg:height="0.207cm" svg:x="17.886cm" svg:y="17.11cm">
          <text:p/>
          <draw:enhanced-geometry svg:viewBox="0 0 51 47" draw:type="non-primitive" draw:enhanced-path="M 0 47  L 0 34  L 51 0  L 51 17  L 0 47  Z N"/>
        </draw:custom-shape>
        <draw:custom-shape draw:style-name="gr54" draw:text-style-name="P2" draw:layer="layout" svg:width="0.767cm" svg:height="0.026cm" svg:x="17.37cm" svg:y="16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7cm" svg:height="0.027cm" svg:x="17.37cm" svg:y="16.8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767cm" svg:height="0.026cm" svg:x="17.37cm" svg:y="16.8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767cm" svg:height="0.027cm" svg:x="17.37cm" svg:y="16.8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67cm" svg:height="0.026cm" svg:x="17.37cm" svg:y="16.8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7cm" svg:height="0.027cm" svg:x="17.37cm" svg:y="16.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767cm" svg:height="0.026cm" svg:x="17.37cm" svg:y="16.9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767cm" svg:height="0.026cm" svg:x="17.37cm" svg:y="16.97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67cm" svg:height="0.027cm" svg:x="17.37cm" svg:y="16.9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767cm" svg:height="0.026cm" svg:x="17.37cm" svg:y="17.0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767cm" svg:height="0.027cm" svg:x="17.37cm" svg:y="17.0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767cm" svg:height="0.026cm" svg:x="17.37cm" svg:y="17.0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767cm" svg:height="0.027cm" svg:x="17.37cm" svg:y="17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767cm" svg:height="0.026cm" svg:x="17.37cm" svg:y="17.1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767cm" svg:height="0.027cm" svg:x="17.37cm" svg:y="17.1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7cm" svg:height="0.026cm" svg:x="17.37cm" svg:y="17.18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767cm" svg:height="0.027cm" svg:x="17.37cm" svg:y="17.2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767cm" svg:height="0.026cm" svg:x="17.37cm" svg:y="17.2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767cm" svg:height="0.027cm" svg:x="17.37cm" svg:y="17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1cm" svg:height="0.437cm" svg:x="17.401cm" svg:y="16.823cm">
          <text:p/>
          <draw:enhanced-geometry svg:viewBox="0 0 161 99" draw:type="non-primitive" draw:enhanced-path="M 0 35  L 50 0  L 161 65  L 110 99  L 0 35  Z N"/>
        </draw:custom-shape>
        <draw:custom-shape draw:style-name="gr54" draw:text-style-name="P2" draw:layer="layout" svg:width="1.005cm" svg:height="0.027cm" svg:x="17.714cm" svg:y="16.2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005cm" svg:height="0.026cm" svg:x="17.714cm" svg:y="16.3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005cm" svg:height="0.026cm" svg:x="17.714cm" svg:y="16.3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05cm" svg:height="0.027cm" svg:x="17.714cm" svg:y="16.3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05cm" svg:height="0.026cm" svg:x="17.714cm" svg:y="16.3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005cm" svg:height="0.027cm" svg:x="17.714cm" svg:y="16.4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005cm" svg:height="0.026cm" svg:x="17.714cm" svg:y="16.4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05cm" svg:height="0.027cm" svg:x="17.714cm" svg:y="16.4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005cm" svg:height="0.026cm" svg:x="17.714cm" svg:y="16.4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05cm" svg:height="0.027cm" svg:x="17.714cm" svg:y="16.5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005cm" svg:height="0.026cm" svg:x="17.714cm" svg:y="16.5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.005cm" svg:height="0.027cm" svg:x="17.714cm" svg:y="16.5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005cm" svg:height="0.026cm" svg:x="17.714cm" svg:y="16.60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005cm" svg:height="0.027cm" svg:x="17.714cm" svg:y="16.62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005cm" svg:height="0.026cm" svg:x="17.714cm" svg:y="16.6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05cm" svg:height="0.026cm" svg:x="17.714cm" svg:y="16.6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005cm" svg:height="0.027cm" svg:x="17.714cm" svg:y="16.7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005cm" svg:height="0.026cm" svg:x="17.714cm" svg:y="16.7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.005cm" svg:height="0.027cm" svg:x="17.714cm" svg:y="16.76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005cm" svg:height="0.026cm" svg:x="17.714cm" svg:y="16.7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.005cm" svg:height="0.027cm" svg:x="17.714cm" svg:y="16.8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005cm" svg:height="0.026cm" svg:x="17.714cm" svg:y="16.84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1.005cm" svg:height="0.027cm" svg:x="17.714cm" svg:y="16.8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26cm" svg:height="0.542cm" svg:x="17.745cm" svg:y="16.325cm">
          <text:p/>
          <draw:enhanced-geometry svg:viewBox="0 0 561 327" draw:type="non-primitive" draw:enhanced-path="M 290 327  L 561 170  L 270 0  L 0 160  C 82 239 181 296 290 327  Z N"/>
        </draw:custom-shape>
        <draw:frame draw:style-name="gr6" draw:text-style-name="P1" draw:layer="layout" svg:width="0.158cm" svg:height="0.582cm" svg:x="18.217cm" svg:y="16.232cm">
          <draw:image xlink:href="Pictures/100000000000000600000016B69E96D9.png" xlink:type="simple" xlink:show="embed" xlink:actuate="onLoad">
            <text:p/>
          </draw:image>
        </draw:frame>
        <draw:custom-shape draw:style-name="gr11" draw:text-style-name="P2" draw:layer="layout" svg:width="0.093cm" svg:height="0.521cm" svg:x="18.256cm" svg:y="16.267cm">
          <text:p/>
          <draw:enhanced-geometry svg:viewBox="0 0 21 118" draw:type="non-primitive" draw:enhanced-path="M 0 118  L 0 13  L 21 0  L 21 100  L 0 118  Z N"/>
        </draw:custom-shape>
        <draw:frame draw:style-name="gr6" draw:text-style-name="P1" draw:layer="layout" svg:width="0.238cm" svg:height="0.476cm" svg:x="18.296cm" svg:y="16.206cm">
          <draw:image xlink:href="Pictures/2000000A000000A800000162DBCD2B42.wmf" xlink:type="simple" xlink:show="embed" xlink:actuate="onLoad">
            <text:p/>
          </draw:image>
        </draw:frame>
        <draw:frame draw:style-name="gr6" draw:text-style-name="P1" draw:layer="layout" svg:width="0.238cm" svg:height="0.476cm" svg:x="18.296cm" svg:y="16.206cm">
          <draw:image xlink:href="Pictures/20000007000000A8000001629781963C.wmf" xlink:type="simple" xlink:show="embed" xlink:actuate="onLoad">
            <text:p/>
          </draw:image>
        </draw:frame>
        <draw:custom-shape draw:style-name="gr11" draw:text-style-name="P2" draw:layer="layout" svg:width="0.172cm" svg:height="0.419cm" svg:x="18.349cm" svg:y="16.245cm">
          <text:p/>
          <draw:enhanced-geometry svg:viewBox="0 0 39 95" draw:type="non-primitive" draw:enhanced-path="M 0 15  L 39 0  L 39 62  L 0 95  L 0 15  Z N"/>
        </draw:custom-shape>
        <draw:custom-shape draw:style-name="gr35" draw:text-style-name="P2" draw:layer="layout" svg:width="0.53cm" svg:height="0.026cm" svg:x="18.031cm" svg:y="16.0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3cm" svg:height="0.026cm" svg:x="18.031cm" svg:y="16.0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3cm" svg:height="0.027cm" svg:x="18.031cm" svg:y="16.07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53cm" svg:height="0.026cm" svg:x="18.031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3cm" svg:height="0.027cm" svg:x="18.031cm" svg:y="16.1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53cm" svg:height="0.026cm" svg:x="18.031cm" svg:y="16.1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3cm" svg:height="0.027cm" svg:x="18.031cm" svg:y="16.1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3cm" svg:height="0.026cm" svg:x="18.031cm" svg:y="16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53cm" svg:height="0.027cm" svg:x="18.031cm" svg:y="16.2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53cm" svg:height="0.026cm" svg:x="18.031cm" svg:y="16.2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53cm" svg:height="0.027cm" svg:x="18.031cm" svg:y="16.2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53cm" svg:height="0.026cm" svg:x="18.031cm" svg:y="16.3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54cm" svg:height="0.247cm" svg:x="18.067cm" svg:y="16.065cm">
          <text:p/>
          <draw:enhanced-geometry svg:viewBox="0 0 103 56" draw:type="non-primitive" draw:enhanced-path="M 64 56  L 64 46  L 0 9  L 33 0  L 103 41  L 64 56  Z N"/>
        </draw:custom-shape>
        <draw:frame draw:style-name="gr6" draw:text-style-name="P1" draw:layer="layout" svg:width="0.503cm" svg:height="0.529cm" svg:x="18.19cm" svg:y="16.576cm">
          <draw:image xlink:href="Pictures/2000000A000001780000018BF38FB263.wmf" xlink:type="simple" xlink:show="embed" xlink:actuate="onLoad">
            <text:p/>
          </draw:image>
        </draw:frame>
        <draw:frame draw:style-name="gr6" draw:text-style-name="P1" draw:layer="layout" svg:width="0.503cm" svg:height="0.529cm" svg:x="18.19cm" svg:y="16.576cm">
          <draw:image xlink:href="Pictures/20000007000001780000018BF372C887.wmf" xlink:type="simple" xlink:show="embed" xlink:actuate="onLoad">
            <text:p/>
          </draw:image>
        </draw:frame>
        <draw:custom-shape draw:style-name="gr11" draw:text-style-name="P2" draw:layer="layout" svg:width="0.446cm" svg:height="0.459cm" svg:x="18.225cm" svg:y="16.607cm">
          <text:p/>
          <draw:enhanced-geometry svg:viewBox="0 0 101 104" draw:type="non-primitive" draw:enhanced-path="M 0 59  L 101 0  L 101 45  L 0 104  L 0 59  Z N"/>
        </draw:custom-shape>
        <draw:custom-shape draw:style-name="gr45" draw:text-style-name="P2" draw:layer="layout" svg:width="0.555cm" svg:height="0.026cm" svg:x="17.82cm" svg:y="16.02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55cm" svg:height="0.026cm" svg:x="17.82cm" svg:y="16.0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55cm" svg:height="0.027cm" svg:x="17.82cm" svg:y="16.0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55cm" svg:height="0.026cm" svg:x="17.82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55cm" svg:height="0.027cm" svg:x="17.82cm" svg:y="16.1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555cm" svg:height="0.026cm" svg:x="17.82cm" svg:y="16.1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555cm" svg:height="0.027cm" svg:x="17.82cm" svg:y="16.1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555cm" svg:height="0.026cm" svg:x="17.82cm" svg:y="16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555cm" svg:height="0.027cm" svg:x="17.82cm" svg:y="16.23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555cm" svg:height="0.026cm" svg:x="17.82cm" svg:y="16.2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555cm" svg:height="0.027cm" svg:x="17.82cm" svg:y="16.2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555cm" svg:height="0.026cm" svg:x="17.82cm" svg:y="16.31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555cm" svg:height="0.026cm" svg:x="17.82cm" svg:y="16.3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94cm" svg:height="0.278cm" svg:x="17.855cm" svg:y="16.047cm">
          <text:p/>
          <draw:enhanced-geometry svg:viewBox="0 0 301 168" draw:type="non-primitive" draw:enhanced-path="M 0 27  L 70 0  L 130 35  L 301 134  L 244 168  C 154 138 71 91 0 27  Z N"/>
        </draw:custom-shape>
        <draw:frame draw:style-name="gr6" draw:text-style-name="P1" draw:layer="layout" svg:width="0.556cm" svg:height="0.396cm" svg:x="17.37cm" svg:y="16.947cm">
          <draw:image xlink:href="Pictures/2000000A000001A10000012343C7564F.wmf" xlink:type="simple" xlink:show="embed" xlink:actuate="onLoad">
            <text:p/>
          </draw:image>
        </draw:frame>
        <draw:frame draw:style-name="gr6" draw:text-style-name="P1" draw:layer="layout" svg:width="0.556cm" svg:height="0.396cm" svg:x="17.37cm" svg:y="16.947cm">
          <draw:image xlink:href="Pictures/20000007000001A1000001232AADC907.wmf" xlink:type="simple" xlink:show="embed" xlink:actuate="onLoad">
            <text:p/>
          </draw:image>
        </draw:frame>
        <draw:custom-shape draw:style-name="gr36" draw:text-style-name="P2" draw:layer="layout" svg:width="0.485cm" svg:height="0.34cm" svg:x="17.401cm" svg:y="16.977cm">
          <text:p/>
          <draw:enhanced-geometry svg:viewBox="0 0 110 77" draw:type="non-primitive" draw:enhanced-path="M 0 0  L 110 64  L 110 77  L 0 13  L 0 0  Z N"/>
        </draw:custom-shape>
        <draw:custom-shape draw:style-name="gr12" draw:text-style-name="P2" draw:layer="layout" svg:width="0.595cm" svg:height="0.366cm" svg:x="17.454cm" svg:y="16.854cm">
          <text:p/>
          <draw:enhanced-geometry svg:viewBox="0 0 135 83" draw:type="non-primitive" draw:enhanced-path="M 0 24  L 8 29  L 15 25  L 7 20  L 0 24  Z M 10 18  L 18 22  L 25 18  L 17 13  L 10 18  Z M 20 11  L 28 16  L 35 11  L 27 6  L 20 11  Z M 30 4  L 38 9  L 45 4  L 37 0  L 30 4  Z M 45 13  L 53 18  L 60 13  L 52 9  L 45 13  Z M 60 22  L 68 27  L 75 22  L 67 18  L 60 22  Z M 75 31  L 83 36  L 90 32  L 82 27  L 75 31  Z M 105 49  L 113 54  L 120 50  L 112 45  L 105 49  Z M 120 58  L 128 63  L 135 59  L 127 54  L 120 58  Z M 110 65  L 118 70  L 125 66  L 117 61  L 110 65  Z M 95 56  L 103 61  L 110 57  L 102 52  L 95 56  Z M 90 40  L 98 45  L 105 41  L 97 36  L 90 40  Z M 80 47  L 88 52  L 95 48  L 87 43  L 80 47  Z M 65 38  L 73 43  L 80 38  L 72 34  L 65 38  Z M 50 29  L 58 34  L 65 29  L 57 25  L 50 29  Z M 35 20  L 43 25  L 50 20  L 42 16  L 35 20  Z M 25 27  L 33 31  L 40 27  L 32 22  L 25 27  Z M 40 36  L 48 40  L 55 36  L 47 31  L 40 36  Z M 55 45  L 63 49  L 70 45  L 62 40  L 55 45  Z M 70 54  L 78 58  L 85 54  L 77 49  L 70 54  Z M 85 63  L 93 67  L 100 63  L 92 58  L 85 63  Z M 100 72  L 108 76  L 115 72  L 107 67  L 100 72  Z M 90 78  L 98 83  L 105 79  L 97 74  L 90 78  Z M 75 69  L 83 74  L 90 70  L 82 65  L 75 69  Z M 30 42  L 68 65  L 75 61  L 37 38  L 30 42  Z M 15 33  L 23 38  L 30 34  L 22 29  L 15 33  Z N"/>
        </draw:custom-shape>
        <draw:custom-shape draw:style-name="gr58" draw:text-style-name="P2" draw:layer="layout" svg:width="0.635cm" svg:height="0.397cm" svg:x="17.449cm" svg:y="16.8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95cm" svg:height="0.357cm" svg:x="17.454cm" svg:y="16.872cm">
          <text:p/>
          <draw:enhanced-geometry svg:viewBox="0 0 135 81" draw:type="non-primitive" draw:enhanced-path="M 30 2  L 38 7  L 38 5  L 30 0  L 30 2  Z M 45 11  L 53 16  L 53 14  L 45 9  L 45 11  Z M 60 20  L 68 25  L 68 23  L 60 18  L 60 20  Z M 75 29  L 83 34  L 83 32  L 75 27  L 75 29  Z M 90 38  L 98 43  L 98 41  L 90 36  L 90 38  Z M 105 47  L 113 52  L 113 50  L 105 45  L 105 47  Z M 38 5  L 38 7  L 45 2  L 45 0  L 38 5  Z M 53 14  L 53 16  L 60 12  L 60 9  L 53 14  Z M 68 23  L 68 25  L 75 21  L 75 18  L 68 23  Z M 83 32  L 83 34  L 90 30  L 90 28  L 83 32  Z M 98 41  L 98 43  L 105 39  L 105 37  L 98 41  Z M 113 50  L 113 52  L 120 48  L 120 46  L 113 50  Z M 120 56  L 128 61  L 128 59  L 120 54  L 120 56  Z M 128 59  L 128 61  L 135 57  L 135 55  L 128 59  Z M 20 9  L 28 14  L 28 12  L 20 7  L 20 9  Z M 35 18  L 43 23  L 43 21  L 35 16  L 35 18  Z M 50 27  L 58 32  L 58 30  L 50 25  L 50 27  Z M 65 36  L 73 41  L 73 39  L 65 34  L 65 36  Z M 80 45  L 88 50  L 88 48  L 80 43  L 80 45  Z M 95 54  L 103 59  L 103 57  L 95 52  L 95 54  Z M 28 12  L 28 14  L 35 9  L 35 7  L 28 12  Z M 43 21  L 43 23  L 50 18  L 50 16  L 43 21  Z M 58 30  L 58 32  L 65 27  L 65 25  L 58 30  Z M 73 39  L 73 41  L 80 36  L 80 34  L 73 39  Z M 88 48  L 88 50  L 95 45  L 95 44  L 88 48  Z M 103 57  L 103 59  L 110 54  L 110 53  L 103 57  Z M 110 63  L 118 68  L 118 66  L 110 61  L 110 63  Z M 118 66  L 118 68  L 125 63  L 125 62  L 118 66  Z M 10 15  L 18 20  L 18 18  L 10 14  L 10 15  Z M 25 24  L 33 29  L 33 27  L 25 23  L 25 24  Z M 40 33  L 48 38  L 48 36  L 40 32  L 40 33  Z M 55 42  L 63 47  L 63 45  L 55 41  L 55 42  Z M 70 52  L 78 56  L 78 54  L 70 50  L 70 52  Z M 85 61  L 93 65  L 93 63  L 85 59  L 85 61  Z M 18 18  L 18 20  L 25 16  L 25 14  L 18 18  Z M 33 27  L 33 29  L 40 25  L 40 23  L 33 27  Z M 48 36  L 48 38  L 55 34  L 55 32  L 48 36  Z M 63 45  L 63 47  L 70 43  L 70 41  L 63 45  Z M 78 54  L 78 56  L 85 52  L 85 50  L 78 54  Z M 93 63  L 93 65  L 100 61  L 100 59  L 93 63  Z M 100 70  L 108 74  L 108 72  L 100 68  L 100 70  Z M 108 72  L 108 74  L 115 70  L 115 68  L 108 72  Z M 0 22  L 8 27  L 8 25  L 0 20  L 0 22  Z M 15 31  L 23 36  L 23 34  L 15 29  L 15 31  Z M 30 40  L 68 63  L 68 61  L 30 38  L 30 40  Z M 75 68  L 83 72  L 83 70  L 75 65  L 75 68  Z M 8 25  L 8 27  L 15 23  L 15 21  L 8 25  Z M 23 34  L 23 36  L 30 32  L 30 30  L 23 34  Z M 68 61  L 68 63  L 75 59  L 75 57  L 68 61  Z M 83 70  L 83 72  L 90 68  L 90 66  L 83 70  Z M 90 77  L 98 81  L 98 79  L 90 74  L 90 77  Z M 98 79  L 98 81  L 105 77  L 105 75  L 98 79  Z N"/>
        </draw:custom-shape>
        <draw:custom-shape draw:style-name="gr58" draw:text-style-name="P2" draw:layer="layout" svg:width="0.635cm" svg:height="0.397cm" svg:x="17.449cm" svg:y="16.8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105cm" svg:height="0.185cm" svg:x="18.561cm" svg:y="16.65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053cm" svg:height="0.136cm" svg:x="18.569cm" svg:y="16.669cm">
          <text:p/>
          <draw:enhanced-geometry svg:viewBox="0 0 34 82" draw:type="non-primitive" draw:enhanced-path="M 18 9  L 31 1  C 32 0 33 1 33 2  C 34 2 34 2 34 2  L 34 62  C 34 63 33 64 33 64  L 19 72  C 18 72 17 72 17 71  C 17 71 17 71 17 70  L 17 10  C 17 10 17 9 18 9  Z M 1 19  L 8 14  C 9 14 10 14 11 15  C 11 15 11 15 11 16  L 11 76  C 11 76 11 77 10 77  L 2 82  C 1 82 0 82 0 81  C 0 81 0 80 0 80  L 0 20  C 0 20 0 19 1 19  Z N"/>
        </draw:custom-shape>
        <draw:custom-shape draw:style-name="gr59" draw:text-style-name="P2" draw:layer="layout" svg:width="0.105cm" svg:height="0.185cm" svg:x="18.561cm" svg:y="16.65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41cm" svg:height="1.032cm" svg:x="17.714cm" svg:y="16.047cm">
          <draw:image xlink:href="Pictures/2000000A00000233000003172F16B7C6.wmf" xlink:type="simple" xlink:show="embed" xlink:actuate="onLoad">
            <text:p/>
          </draw:image>
        </draw:frame>
        <draw:frame draw:style-name="gr6" draw:text-style-name="P1" draw:layer="layout" svg:width="0.741cm" svg:height="1.032cm" svg:x="17.714cm" svg:y="16.047cm">
          <draw:image xlink:href="Pictures/20000007000002330000031750C366DF.wmf" xlink:type="simple" xlink:show="embed" xlink:actuate="onLoad">
            <text:p/>
          </draw:image>
        </draw:frame>
        <draw:custom-shape draw:style-name="gr36" draw:text-style-name="P2" draw:layer="layout" svg:width="0.511cm" svg:height="0.975cm" svg:x="17.745cm" svg:y="16.091cm">
          <text:p/>
          <draw:enhanced-geometry svg:viewBox="0 0 310 588" draw:type="non-primitive" draw:enhanced-path="M 310 421  C 218 397 135 349 66 283  L 66 283  L 66 0  C 137 64 220 112 310 141  L 310 141  L 310 421  Z M 0 421  C 81 500 181 558 290 588  L 290 588  L 290 468  C 181 438 81 380 0 301  L 0 301  L 0 421  Z N"/>
        </draw:custom-shape>
        <draw:custom-shape draw:style-name="gr36" draw:text-style-name="P2" draw:layer="layout" svg:width="0.648cm" svg:height="0.727cm" svg:x="17.78cm" svg:y="16.118cm">
          <text:p/>
          <draw:enhanced-geometry svg:viewBox="0 0 392 439" draw:type="non-primitive" draw:enhanced-path="M 0 334  C 19 353 41 371 64 386 M 0 351  C 19 371 41 389 64 404 M 0 369  C 19 388 41 406 64 421 M 0 386  C 19 406 41 424 64 439 M 233 12  L 348 79 M 248 8  L 362 74 M 263 4  L 377 70 M 278 0  L 392 66  N"/>
        </draw:custom-shape>
        <draw:custom-shape draw:style-name="gr11" draw:text-style-name="P2" draw:layer="layout" svg:width="0.292cm" svg:height="0.507cm" svg:x="17.903cm" svg:y="16.197cm">
          <text:p/>
          <draw:enhanced-geometry svg:viewBox="0 0 177 307" draw:type="non-primitive" draw:enhanced-path="M 0 0  L 0 203  C 52 248 112 283 177 307  N"/>
        </draw:custom-shape>
        <draw:custom-shape draw:style-name="gr37" draw:text-style-name="P2" draw:layer="layout" svg:width="1.27cm" svg:height="1.27cm" svg:x="17.401cm" svg:y="16.047cm">
          <text:p/>
          <draw:enhanced-geometry svg:viewBox="0 0 768 768" draw:type="non-primitive" draw:enhanced-path="M 497 615  L 768 458  L 768 338  L 678 285  L 678 120  L 490 10  L 403 35  L 343 0  L 273 27  L 273 290  L 207 328  L 207 448  C 289 527 388 585 497 615  Z M 0 563  L 132 470  L 430 643  L 430 688  L 293 768  L 0 598  L 0 563  Z N"/>
        </draw:custom-shape>
        <draw:custom-shape draw:style-name="gr61" draw:text-style-name="P2" draw:layer="layout" svg:width="0.167cm" svg:height="0.088cm" svg:x="18.036cm" svg:y="16.907cm">
          <text:p/>
          <draw:enhanced-geometry svg:viewBox="0 0 100 53" draw:type="non-primitive" draw:enhanced-path="M 9 0  L 93 34  C 98 36 100 42 98 47  C 97 50 94 52 91 53  L 9 20  C 3 19 0 14 1 8  C 1 4 5 1 9 0  Z N"/>
        </draw:custom-shape>
        <draw:custom-shape draw:style-name="gr12" draw:text-style-name="P2" draw:layer="layout" svg:width="0.239cm" svg:height="0.159cm" svg:x="17.978cm" svg:y="16.7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203cm" svg:height="0.124cm" svg:x="17.996cm" svg:y="16.814cm">
          <text:p/>
          <draw:enhanced-geometry svg:viewBox="0 0 46 28" draw:type="non-primitive" draw:enhanced-path="M 0 0  L 46 18  L 46 28  L 0 10  L 0 0  Z N"/>
        </draw:custom-shape>
        <draw:custom-shape draw:style-name="gr12" draw:text-style-name="P2" draw:layer="layout" svg:width="0.239cm" svg:height="0.159cm" svg:x="17.978cm" svg:y="16.7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203cm" svg:height="0.124cm" svg:x="17.996cm" svg:y="16.814cm">
          <text:p/>
          <draw:enhanced-geometry svg:viewBox="0 0 46 28" draw:type="non-primitive" draw:enhanced-path="M 0 0  L 46 18  L 46 28 M 0 3  L 46 22  N"/>
        </draw:custom-shape>
        <draw:custom-shape draw:style-name="gr63" draw:text-style-name="P2" draw:layer="layout" svg:width="0.203cm" svg:height="0.124cm" svg:x="17.996cm" svg:y="16.814cm">
          <text:p/>
          <draw:enhanced-geometry svg:viewBox="0 0 46 28" draw:type="non-primitive" draw:enhanced-path="M 0 0  L 0 10  L 46 28  N"/>
        </draw:custom-shape>
        <draw:frame draw:style-name="gr6" draw:text-style-name="P1" draw:layer="layout" svg:width="0.159cm" svg:height="0.158cm" svg:x="18.084cm" svg:y="16.656cm">
          <draw:image xlink:href="Pictures/2000000A000000690000006929519F98.wmf" xlink:type="simple" xlink:show="embed" xlink:actuate="onLoad">
            <text:p/>
          </draw:image>
        </draw:frame>
        <draw:frame draw:style-name="gr6" draw:text-style-name="P1" draw:layer="layout" svg:width="0.159cm" svg:height="0.158cm" svg:x="18.084cm" svg:y="16.656cm">
          <draw:image xlink:href="Pictures/2000000700000069000000691FF6A775.wmf" xlink:type="simple" xlink:show="embed" xlink:actuate="onLoad">
            <text:p/>
          </draw:image>
        </draw:frame>
        <draw:custom-shape draw:style-name="gr64" draw:text-style-name="P2" draw:layer="layout" svg:width="0.035cm" svg:height="0.04cm" svg:x="18.137cm" svg:y="16.704cm">
          <text:p/>
          <draw:enhanced-geometry svg:viewBox="0 0 8 9" draw:type="non-primitive" draw:enhanced-path="M 7 3  C 5 1 3 0 2 1  C 0 2 0 4 1 6  C 2 8 5 9 6 8  C 8 7 8 5 7 3  N"/>
        </draw:custom-shape>
        <draw:frame draw:style-name="gr6" draw:text-style-name="P1" draw:layer="layout" svg:width="0.37cm" svg:height="0.582cm" svg:x="17.873cm" svg:y="16.153cm">
          <draw:image xlink:href="Pictures/2000000A0000010F000001B6A4A07D13.wmf" xlink:type="simple" xlink:show="embed" xlink:actuate="onLoad">
            <text:p/>
          </draw:image>
        </draw:frame>
        <draw:frame draw:style-name="gr6" draw:text-style-name="P1" draw:layer="layout" svg:width="0.37cm" svg:height="0.582cm" svg:x="17.873cm" svg:y="16.153cm">
          <draw:image xlink:href="Pictures/200000070000010F000001B60DEE249A.wmf" xlink:type="simple" xlink:show="embed" xlink:actuate="onLoad">
            <text:p/>
          </draw:image>
        </draw:frame>
        <draw:custom-shape draw:style-name="gr36" draw:text-style-name="P2" draw:layer="layout" svg:width="0.292cm" svg:height="0.507cm" svg:x="17.903cm" svg:y="16.197cm">
          <text:p/>
          <draw:enhanced-geometry svg:viewBox="0 0 177 307" draw:type="non-primitive" draw:enhanced-path="M 8 198  L 8 7  L 0 0  C 50 49 110 85 177 105  L 177 307  L 177 298  C 115 275 57 241 8 198  Z N"/>
        </draw:custom-shape>
        <draw:custom-shape draw:style-name="gr4" draw:text-style-name="P2" draw:layer="layout" svg:width="1.115cm" svg:height="0.339cm" svg:x="16.03cm" svg:y="17.476cm">
          <text:p text:style-name="P3"><text:span text:style-name="T1">Attacke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2cm" svg:height="0.768cm" svg:x="16.153cm" svg:y="16.417cm">
          <draw:image xlink:href="Pictures/100000000000001F0000001D02B39F60.png" xlink:type="simple" xlink:show="embed" xlink:actuate="onLoad">
            <text:p/>
          </draw:image>
        </draw:frame>
        <draw:custom-shape draw:style-name="gr7" draw:text-style-name="P2" draw:layer="layout" svg:width="0.758cm" svg:height="0.71cm" svg:x="16.197cm" svg:y="16.448cm">
          <text:p/>
          <draw:enhanced-geometry svg:viewBox="0 0 460 429" draw:type="non-primitive" draw:enhanced-path="M 74 371  C 146 409 225 429 306 428  C 332 428 357 421 380 407  C 388 416 400 418 410 412  C 432 401 450 381 460 358  L 460 201  C 456 119 407 46 334 15 M 126 0  C 53 32 3 106 0 189  L 0 278  C 0 301 10 322 27 337  C 35 345 47 347 57 342  C 58 354 64 364 74 371  N"/>
        </draw:custom-shape>
        <draw:frame draw:style-name="gr6" draw:text-style-name="P1" draw:layer="layout" svg:width="0.529cm" svg:height="0.529cm" svg:x="16.312cm" svg:y="16.021cm">
          <draw:image xlink:href="Pictures/2000000A0000018D0000018CFB7F91FD.wmf" xlink:type="simple" xlink:show="embed" xlink:actuate="onLoad">
            <text:p/>
          </draw:image>
        </draw:frame>
        <draw:frame draw:style-name="gr6" draw:text-style-name="P1" draw:layer="layout" svg:width="0.529cm" svg:height="0.529cm" svg:x="16.312cm" svg:y="16.021cm">
          <draw:image xlink:href="Pictures/200000070000018D0000018C8E709E12.wmf" xlink:type="simple" xlink:show="embed" xlink:actuate="onLoad">
            <text:p/>
          </draw:image>
        </draw:frame>
        <draw:custom-shape draw:style-name="gr8" draw:text-style-name="P2" draw:layer="layout" svg:width="0.454cm" svg:height="0.472cm" svg:x="16.36cm" svg:y="1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41cm" svg:height="0.45cm" svg:x="16.219cm" svg:y="16.563cm">
          <text:p/>
          <draw:enhanced-geometry svg:viewBox="0 0 32 102" draw:type="non-primitive" draw:enhanced-path="M 16 102  C 0 66 5 30 32 0  N"/>
        </draw:custom-shape>
        <draw:custom-shape draw:style-name="gr9" draw:text-style-name="P2" draw:layer="layout" svg:width="0.075cm" svg:height="0.476cm" svg:x="16.792cm" svg:y="16.647cm">
          <text:p/>
          <draw:enhanced-geometry svg:viewBox="0 0 17 108" draw:type="non-primitive" draw:enhanced-path="M 7 108  C 17 71 15 35 0 0  N"/>
        </draw:custom-shape>
        <draw:custom-shape draw:style-name="gr9" draw:text-style-name="P2" draw:layer="layout" svg:width="0.344cm" svg:height="0.128cm" svg:x="16.404cm" svg:y="16.444cm">
          <text:p/>
          <draw:enhanced-geometry svg:viewBox="0 0 78 29" draw:type="non-primitive" draw:enhanced-path="M 0 0  C 17 24 50 29 72 11  C 74 9 76 7 78 6  N"/>
        </draw:custom-shape>
        <draw:custom-shape draw:style-name="gr10" draw:text-style-name="P2" draw:layer="layout" svg:width="0.763cm" svg:height="1.111cm" svg:x="16.197cm" svg:y="16.047cm">
          <text:p/>
          <draw:enhanced-geometry svg:viewBox="0 0 462 673" draw:type="non-primitive" draw:enhanced-path="M 126 244  C 53 277 4 350 0 433  L 0 522  C 0 545 10 566 27 581  C 35 589 47 591 57 586  C 58 598 64 608 74 615  C 146 653 225 673 306 672  C 332 672 357 665 380 651  C 388 660 400 662 410 656  C 432 645 450 625 460 602  L 460 459  C 462 372 412 292 334 259  L 334 259  L 333 259  C 386 203 386 112 333 56  C 279 0 192 0 139 56  C 91 107 85 186 126 244  Z N"/>
        </draw:custom-shape>
        <draw:custom-shape draw:style-name="gr137" draw:text-style-name="P2" draw:layer="layout" svg:width="0.08cm" svg:height="1.054cm" svg:x="16.536cm" svg:y="14.953cm">
          <text:p/>
          <draw:enhanced-geometry svg:viewBox="0 0 46 639" draw:type="non-primitive" draw:enhanced-path="M 0 616  L 0 570  C 0 557 10 547 23 547  C 35 547 46 557 46 570  L 46 616  C 46 629 35 639 23 639  C 10 639 0 629 0 616  Z M 0 478  L 0 432  C 0 419 10 409 23 409  C 35 409 46 419 46 432  L 46 478  C 46 490 35 501 23 501  C 10 501 0 490 0 478  Z M 0 339  L 0 293  C 0 281 10 270 23 270  C 35 270 46 281 46 293  L 46 339  C 46 352 35 362 23 362  C 10 362 0 352 0 339  Z M 0 201  L 0 155  C 0 142 10 132 23 132  C 35 132 46 142 46 155  L 46 201  C 46 214 35 224 23 224  C 10 224 0 214 0 201  Z M 0 63  L 0 23  C 0 10 10 0 23 0  C 35 0 46 10 46 23  L 46 63  C 46 76 35 86 23 86  C 10 86 0 76 0 63  Z N"/>
        </draw:custom-shape>
        <draw:custom-shape draw:style-name="gr138" draw:text-style-name="P2" draw:layer="layout" svg:width="0.331cm" svg:height="0.33cm" svg:x="16.413cm" svg:y="14.742cm">
          <text:p/>
          <draw:enhanced-geometry svg:viewBox="0 0 200 200" draw:type="non-primitive" draw:enhanced-path="M 100 0  L 200 200  C 137 168 63 168 0 200  L 100 0  Z N"/>
        </draw:custom-shape>
        <draw:custom-shape draw:style-name="gr137" draw:text-style-name="P2" draw:layer="layout" svg:width="1.553cm" svg:height="2.108cm" svg:x="14.556cm" svg:y="13.899cm">
          <text:p/>
          <draw:enhanced-geometry svg:viewBox="0 0 937 1275" draw:type="non-primitive" draw:enhanced-path="M 914 1275  L 867 1275  C 855 1275 844 1265 844 1252  C 844 1239 855 1229 867 1229  L 914 1229  C 926 1229 937 1239 937 1252  C 937 1265 926 1275 914 1275  Z M 775 1275  L 729 1275  C 716 1275 706 1265 706 1252  C 706 1239 716 1229 729 1229  L 775 1229  C 788 1229 798 1239 798 1252  C 798 1265 788 1275 775 1275  Z M 637 1275  L 591 1275  C 578 1275 568 1265 568 1252  C 568 1239 578 1229 591 1229  L 637 1229  C 650 1229 660 1239 660 1252  C 660 1265 650 1275 637 1275  Z M 499 1275  L 453 1275  C 440 1275 430 1265 430 1252  C 430 1239 440 1229 453 1229  L 499 1229  C 512 1229 522 1239 522 1252  C 522 1265 512 1275 499 1275  Z M 361 1275  L 314 1275  C 302 1275 291 1265 291 1252  C 291 1239 302 1229 314 1229  L 361 1229  C 373 1229 384 1239 384 1252  C 384 1265 373 1275 361 1275  Z M 218 1233  L 218 1187  C 218 1174 229 1164 242 1164  C 254 1164 265 1174 265 1187  L 265 1233  C 265 1245 254 1256 242 1256  C 229 1256 218 1245 218 1233  Z M 218 1094  L 218 1048  C 218 1036 229 1025 242 1025  C 254 1025 265 1036 265 1048  L 265 1094  C 265 1107 254 1117 242 1117  C 229 1117 218 1107 218 1094  Z M 218 956  L 218 910  C 218 897 229 887 242 887  C 254 887 265 897 265 910  L 265 956  C 265 969 254 979 242 979  C 229 979 218 969 218 956  Z M 218 818  L 218 772  C 218 759 229 749 242 749  C 254 749 265 759 265 772  L 265 818  C 265 831 254 841 242 841  C 229 841 218 831 218 818  Z M 218 680  L 218 634  C 218 621 229 611 242 611  C 254 611 265 621 265 634  L 265 680  C 265 692 254 703 242 703  C 229 703 218 692 218 680  Z M 218 541  L 218 495  C 218 483 229 472 242 472  C 254 472 265 483 265 495  L 265 541  C 265 554 254 565 242 565  C 229 565 218 554 218 541  Z M 218 403  L 218 357  C 218 344 229 334 242 334  C 254 334 265 344 265 357  L 265 403  C 265 416 254 426 242 426  C 229 426 218 416 218 403  Z M 218 265  L 218 219  C 218 206 229 196 242 196  C 254 196 265 206 265 219  L 265 265  C 265 278 254 288 242 288  C 229 288 218 278 218 265  Z M 218 127  L 218 81  C 218 68 229 58 242 58  C 254 58 265 68 265 81  L 265 127  C 265 139 254 150 242 150  C 229 150 218 139 218 127  Z M 207 46  L 161 46  C 148 46 138 36 138 23  C 138 10 148 0 161 0  L 207 0  C 220 0 230 10 230 23  C 230 36 220 46 207 46  Z M 69 46  L 23 46  C 10 46 0 36 0 23  C 0 10 10 0 23 0  L 69 0  C 81 0 92 10 92 23  C 92 36 81 46 69 46  Z N"/>
        </draw:custom-shape>
        <draw:custom-shape draw:style-name="gr138" draw:text-style-name="P2" draw:layer="layout" svg:width="0.33cm" svg:height="0.33cm" svg:x="14.288cm" svg:y="13.772cm">
          <text:p/>
          <draw:enhanced-geometry svg:viewBox="0 0 200 200" draw:type="non-primitive" draw:enhanced-path="M 0 100  L 200 0  C 169 63 169 137 200 200  L 200 200  L 0 100  Z N"/>
        </draw:custom-shape>
        <draw:custom-shape draw:style-name="gr137" draw:text-style-name="P2" draw:layer="layout" svg:width="0.075cm" svg:height="1.526cm" svg:x="8.158cm" svg:y="14.23cm">
          <text:p/>
          <draw:enhanced-geometry svg:viewBox="0 0 46 921" draw:type="non-primitive" draw:enhanced-path="M 0 898  L 0 852  C 0 839 10 829 23 829  C 36 829 46 839 46 852  L 46 898  C 46 911 36 921 23 921  C 10 921 0 911 0 898  Z M 0 760  L 0 714  C 0 701 10 691 23 691  C 36 691 46 701 46 714  L 46 760  C 46 773 36 783 23 783  C 10 783 0 773 0 760  Z M 0 622  L 0 576  C 0 563 10 553 23 553  C 36 553 46 563 46 576  L 46 622  C 46 635 36 645 23 645  C 10 645 0 635 0 622  Z M 0 484  L 0 437  C 0 425 10 414 23 414  C 36 414 46 425 46 437  L 46 484  C 46 496 36 507 23 507  C 10 507 0 496 0 484  Z M 0 345  L 0 299  C 0 287 10 276 23 276  C 36 276 46 287 46 299  L 46 345  C 46 358 36 368 23 368  C 10 368 0 358 0 345  Z M 0 207  L 0 161  C 0 148 10 138 23 138  C 36 138 46 148 46 161  L 46 207  C 46 220 36 230 23 230  C 10 230 0 220 0 207  Z M 0 69  L 0 23  C 0 10 10 0 23 0  C 36 0 46 10 46 23  L 46 69  C 46 82 36 92 23 92  C 10 92 0 82 0 69  Z N"/>
        </draw:custom-shape>
        <draw:custom-shape draw:style-name="gr138" draw:text-style-name="P2" draw:layer="layout" svg:width="0.331cm" svg:height="0.33cm" svg:x="8.03cm" svg:y="13.869cm">
          <text:p/>
          <draw:enhanced-geometry svg:viewBox="0 0 200 200" draw:type="non-primitive" draw:enhanced-path="M 100 0  L 200 200  C 137 168 63 168 0 200  L 100 0  Z N"/>
        </draw:custom-shape>
        <draw:custom-shape draw:style-name="gr137" draw:text-style-name="P2" draw:layer="layout" svg:width="1.755cm" svg:height="1.446cm" svg:x="8.586cm" svg:y="14.57cm">
          <text:p/>
          <draw:enhanced-geometry svg:viewBox="0 0 1060 875" draw:type="non-primitive" draw:enhanced-path="M 0 852  L 0 806  C 0 793 10 783 23 783  C 36 783 46 793 46 806  L 46 852  C 46 865 36 875 23 875  C 10 875 0 865 0 852  Z M 0 714  L 0 668  C 0 655 10 645 23 645  C 36 645 46 655 46 668  L 46 714  C 46 726 36 737 23 737  C 10 737 0 726 0 714  Z M 0 576  L 0 529  C 0 517 10 506 23 506  C 36 506 46 517 46 529  L 46 576  C 46 588 36 599 23 599  C 10 599 0 588 0 576  Z M 0 437  L 0 391  C 0 378 10 368 23 368  C 36 368 46 378 46 391  L 46 437  C 46 450 36 460 23 460  C 10 460 0 450 0 437  Z M 0 299  L 0 253  C 0 240 10 230 23 230  C 36 230 46 240 46 253  L 46 299  C 46 312 36 322 23 322  C 10 322 0 312 0 299  Z M 0 161  L 0 115  C 0 102 10 92 23 92  C 36 92 46 102 46 115  L 46 161  C 46 174 36 184 23 184  C 10 184 0 174 0 161  Z M 84 61  L 131 61  C 143 61 154 71 154 84  C 154 97 143 107 131 107  L 84 107  C 72 107 61 97 61 84  C 61 71 72 61 84 61  Z M 223 61  L 269 61  C 282 61 292 71 292 84  C 292 97 282 107 269 107  L 223 107  C 210 107 200 97 200 84  C 200 71 210 61 223 61  Z M 361 61  L 407 61  C 420 61 430 71 430 84  C 430 97 420 107 407 107  L 361 107  C 348 107 338 97 338 84  C 338 71 348 61 361 61  Z M 499 61  L 545 61  C 558 61 568 71 568 84  C 568 97 558 107 545 107  L 499 107  C 486 107 476 97 476 84  C 476 71 486 61 499 61  Z M 637 61  L 684 61  C 696 61 707 71 707 84  C 707 97 696 107 684 107  L 637 107  C 625 107 614 97 614 84  C 614 71 625 61 637 61  Z M 776 61  L 822 61  C 834 61 845 71 845 84  C 845 97 834 107 822 107  L 776 107  C 763 107 753 97 753 84  C 753 71 763 61 776 61  Z M 914 61  L 960 61  C 973 61 983 71 983 84  C 983 97 973 107 960 107  L 914 107  C 901 107 891 97 891 84  C 891 71 901 61 914 61  Z M 1014 69  L 1014 23  C 1014 10 1024 0 1037 0  C 1050 0 1060 10 1060 23  L 1060 69  C 1060 81 1050 92 1037 92  C 1024 92 1014 81 1014 69  Z N"/>
        </draw:custom-shape>
        <draw:custom-shape draw:style-name="gr138" draw:text-style-name="P2" draw:layer="layout" svg:width="0.331cm" svg:height="0.331cm" svg:x="10.138cm" svg:y="14.336cm">
          <text:p/>
          <draw:enhanced-geometry svg:viewBox="0 0 200 199" draw:type="non-primitive" draw:enhanced-path="M 100 0  L 200 199  C 137 168 63 168 0 199  L 100 0  Z N"/>
        </draw:custom-shape>
        <draw:custom-shape draw:style-name="gr4" draw:text-style-name="P2" draw:layer="layout" svg:width="0.277cm" svg:height="0.593cm" svg:x="12.685cm" svg:y="3.691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77cm" svg:height="0.593cm" svg:x="18.162cm" svg:y="11.152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77cm" svg:height="0.593cm" svg:x="12.685cm" svg:y="5.384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77cm" svg:height="0.593cm" svg:x="14.352cm" svg:y="5.384cm">
          <text:p text:style-name="P3"><text:span text:style-name="T5">$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37cm" svg:height="0.82cm" svg:x="12.158cm" svg:y="10.279cm">
          <draw:image xlink:href="Pictures/2000000A0000010F000002700F33A62F.wmf" xlink:type="simple" xlink:show="embed" xlink:actuate="onLoad">
            <text:p/>
          </draw:image>
        </draw:frame>
        <draw:frame draw:style-name="gr6" draw:text-style-name="P1" draw:layer="layout" svg:width="0.37cm" svg:height="0.82cm" svg:x="12.158cm" svg:y="10.279cm">
          <draw:image xlink:href="Pictures/200000070000010F000002709EA969D6.wmf" xlink:type="simple" xlink:show="embed" xlink:actuate="onLoad">
            <text:p/>
          </draw:image>
        </draw:frame>
        <draw:custom-shape draw:style-name="gr11" draw:text-style-name="P2" draw:layer="layout" svg:width="0.299cm" svg:height="0.758cm" svg:x="12.211cm" svg:y="10.328cm">
          <text:p/>
          <draw:enhanced-geometry svg:viewBox="0 0 68 172" draw:type="non-primitive" draw:enhanced-path="M 0 40  L 0 172  L 68 132  L 68 0  L 0 40  Z N"/>
        </draw:custom-shape>
        <draw:custom-shape draw:style-name="gr54" draw:text-style-name="P2" draw:layer="layout" svg:width="0.926cm" svg:height="0.026cm" svg:x="11.602cm" svg:y="9.9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926cm" svg:height="0.026cm" svg:x="11.602cm" svg:y="9.9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6cm" svg:height="0.027cm" svg:x="11.602cm" svg:y="10.0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6cm" svg:height="0.026cm" svg:x="11.602cm" svg:y="10.0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26cm" svg:height="0.027cm" svg:x="11.602cm" svg:y="10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0.926cm" svg:height="0.026cm" svg:x="11.602cm" svg:y="10.0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926cm" svg:height="0.027cm" svg:x="11.602cm" svg:y="10.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26cm" svg:height="0.026cm" svg:x="11.602cm" svg:y="10.14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926cm" svg:height="0.027cm" svg:x="11.602cm" svg:y="10.17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926cm" svg:height="0.026cm" svg:x="11.602cm" svg:y="10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0.926cm" svg:height="0.027cm" svg:x="11.602cm" svg:y="10.2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926cm" svg:height="0.026cm" svg:x="11.602cm" svg:y="10.2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926cm" svg:height="0.027cm" svg:x="11.602cm" svg:y="10.2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926cm" svg:height="0.026cm" svg:x="11.602cm" svg:y="1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926cm" svg:height="0.026cm" svg:x="11.602cm" svg:y="10.3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926cm" svg:height="0.027cm" svg:x="11.602cm" svg:y="10.3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926cm" svg:height="0.026cm" svg:x="11.602cm" svg:y="10.38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926cm" svg:height="0.027cm" svg:x="11.602cm" svg:y="10.4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926cm" svg:height="0.026cm" svg:x="11.602cm" svg:y="10.4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926cm" svg:height="0.027cm" svg:x="11.602cm" svg:y="10.4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926cm" svg:height="0.026cm" svg:x="11.602cm" svg:y="10.4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6cm" svg:height="0.503cm" svg:x="11.65cm" svg:y="10.001cm">
          <text:p/>
          <draw:enhanced-geometry svg:viewBox="0 0 195 114" draw:type="non-primitive" draw:enhanced-path="M 0 40  L 127 114  L 195 74  L 68 0  L 0 40  Z N"/>
        </draw:custom-shape>
        <draw:frame draw:style-name="gr6" draw:text-style-name="P1" draw:layer="layout" svg:width="0.662cm" svg:height="0.767cm" svg:x="11.734cm" svg:y="9.644cm">
          <draw:image xlink:href="Pictures/2000000A000001F500000247E6E790FE.wmf" xlink:type="simple" xlink:show="embed" xlink:actuate="onLoad">
            <text:p/>
          </draw:image>
        </draw:frame>
        <draw:frame draw:style-name="gr6" draw:text-style-name="P1" draw:layer="layout" svg:width="0.662cm" svg:height="0.767cm" svg:x="11.734cm" svg:y="9.644cm">
          <draw:image xlink:href="Pictures/20000007000001F50000024740870B1F.wmf" xlink:type="simple" xlink:show="embed" xlink:actuate="onLoad">
            <text:p/>
          </draw:image>
        </draw:frame>
        <draw:custom-shape draw:style-name="gr36" draw:text-style-name="P2" draw:layer="layout" svg:width="0.595cm" svg:height="0.768cm" svg:x="11.783cm" svg:y="9.635cm">
          <text:p/>
          <draw:enhanced-geometry svg:viewBox="0 0 361 465" draw:type="non-primitive" draw:enhanced-path="M 361 428  C 332 461 281 465 247 436  C 245 434 244 433 242 431  C 242 368 243 305 244 242  L 244 242  C 247 194 210 152 161 149  C 141 148 120 153 103 165  C 108 161 114 158 120 156  L 119 322  C 90 354 41 357 8 328  C 5 326 3 323 0 320  L 0 320  L 0 152  C 5 111 28 74 64 51  C 163 0 286 38 338 136  C 353 165 361 197 361 230  L 361 230  L 361 292  L 361 428  Z N"/>
        </draw:custom-shape>
        <draw:frame draw:style-name="gr6" draw:text-style-name="P1" draw:layer="layout" svg:width="0.635cm" svg:height="0.979cm" svg:x="11.602cm" svg:y="10.147cm">
          <draw:image xlink:href="Pictures/2000000A000001E0000002ED61E3FE0D.wmf" xlink:type="simple" xlink:show="embed" xlink:actuate="onLoad">
            <text:p/>
          </draw:image>
        </draw:frame>
        <draw:frame draw:style-name="gr6" draw:text-style-name="P1" draw:layer="layout" svg:width="0.635cm" svg:height="0.979cm" svg:x="11.602cm" svg:y="10.147cm">
          <draw:image xlink:href="Pictures/20000007000001E0000002EDD05FBED7.wmf" xlink:type="simple" xlink:show="embed" xlink:actuate="onLoad">
            <text:p/>
          </draw:image>
        </draw:frame>
        <draw:custom-shape draw:style-name="gr36" draw:text-style-name="P2" draw:layer="layout" svg:width="0.561cm" svg:height="0.908cm" svg:x="11.65cm" svg:y="10.178cm">
          <text:p/>
          <draw:enhanced-geometry svg:viewBox="0 0 127 206" draw:type="non-primitive" draw:enhanced-path="M 0 132  L 127 206  L 127 74  L 0 0  L 0 132  Z N"/>
        </draw:custom-shape>
        <draw:frame draw:style-name="gr6" draw:text-style-name="P1" draw:layer="layout" svg:width="0.317cm" svg:height="0.423cm" svg:x="11.761cm" svg:y="10.332cm">
          <draw:image xlink:href="Pictures/2000000A000000E6000001398B1CE7EF.wmf" xlink:type="simple" xlink:show="embed" xlink:actuate="onLoad">
            <text:p/>
          </draw:image>
        </draw:frame>
        <draw:frame draw:style-name="gr6" draw:text-style-name="P1" draw:layer="layout" svg:width="0.317cm" svg:height="0.423cm" svg:x="11.761cm" svg:y="10.332cm">
          <draw:image xlink:href="Pictures/20000007000000E600000139EF493B11.wmf" xlink:type="simple" xlink:show="embed" xlink:actuate="onLoad">
            <text:p/>
          </draw:image>
        </draw:frame>
        <draw:custom-shape draw:style-name="gr36" draw:text-style-name="P2" draw:layer="layout" svg:width="0.194cm" svg:height="0.318cm" svg:x="11.827cm" svg:y="10.376cm">
          <text:p/>
          <draw:enhanced-geometry svg:viewBox="0 0 44 72" draw:type="non-primitive" draw:enhanced-path="M 3 39  C 0 21 5 4 16 2  C 26 0 37 14 41 33  C 44 52 38 69 28 71  C 17 72 6 59 3 39  N"/>
        </draw:custom-shape>
        <draw:frame draw:style-name="gr6" draw:text-style-name="P1" draw:layer="layout" svg:width="0.105cm" svg:height="0.238cm" svg:x="11.867cm" svg:y="10.438cm">
          <draw:image xlink:href="Pictures/2000000A00000040000000A7F0979C86.wmf" xlink:type="simple" xlink:show="embed" xlink:actuate="onLoad">
            <text:p/>
          </draw:image>
        </draw:frame>
        <draw:frame draw:style-name="gr6" draw:text-style-name="P1" draw:layer="layout" svg:width="0.105cm" svg:height="0.238cm" svg:x="11.867cm" svg:y="10.438cm">
          <draw:image xlink:href="Pictures/2000000700000040000000A7ABC2656D.wmf" xlink:type="simple" xlink:show="embed" xlink:actuate="onLoad">
            <text:p/>
          </draw:image>
        </draw:frame>
        <draw:custom-shape draw:style-name="gr36" draw:text-style-name="P2" draw:layer="layout" svg:width="0.035cm" svg:height="0.163cm" svg:x="11.902cm" svg:y="10.464cm">
          <text:p/>
          <draw:enhanced-geometry svg:viewBox="0 0 8 37" draw:type="non-primitive" draw:enhanced-path="M 0 33  L 7 37  L 8 4  L 0 0  L 0 33  Z N"/>
        </draw:custom-shape>
        <draw:custom-shape draw:style-name="gr37" draw:text-style-name="P2" draw:layer="layout" svg:width="0.211cm" svg:height="0.256cm" svg:x="11.977cm" svg:y="9.882cm">
          <text:p/>
          <draw:enhanced-geometry svg:viewBox="0 0 127 154" draw:type="non-primitive" draw:enhanced-path="M 0 83  L 124 154  L 125 93  C 127 45 90 3 41 0  C 27 0 14 2 1 7  L 1 7  L 0 83  Z N"/>
        </draw:custom-shape>
        <draw:frame draw:style-name="gr6" draw:text-style-name="P1" draw:layer="layout" svg:width="0.423cm" svg:height="0.45cm" svg:x="11.523cm" svg:y="10.438cm">
          <draw:image xlink:href="Pictures/2000000A000001390000014EFB6C76F8.wmf" xlink:type="simple" xlink:show="embed" xlink:actuate="onLoad">
            <text:p/>
          </draw:image>
        </draw:frame>
        <draw:frame draw:style-name="gr6" draw:text-style-name="P1" draw:layer="layout" svg:width="0.423cm" svg:height="0.45cm" svg:x="11.523cm" svg:y="10.438cm">
          <draw:image xlink:href="Pictures/20000007000001390000014E41E1C013.wmf" xlink:type="simple" xlink:show="embed" xlink:actuate="onLoad">
            <text:p/>
          </draw:image>
        </draw:frame>
        <draw:custom-shape draw:style-name="gr36" draw:text-style-name="P2" draw:layer="layout" svg:width="0.362cm" svg:height="0.38cm" svg:x="11.571cm" svg:y="10.486cm">
          <text:p/>
          <draw:enhanced-geometry svg:viewBox="0 0 218 228" draw:type="non-primitive" draw:enhanced-path="M 218 0  L 218 25  L 204 54  L 150 86  L 132 123  L 84 151  C 80 170 73 187 64 203  C 59 210 52 216 45 221  C 36 228 22 226 15 216  C 15 215 14 215 14 214  C 5 197 0 179 1 160  C 1 137 6 113 14 91  C 20 73 31 57 45 46  C 56 40 70 44 76 54  C 81 61 84 69 86 78  L 218 0  Z N"/>
        </draw:custom-shape>
        <draw:custom-shape draw:style-name="gr36" draw:text-style-name="P2" draw:layer="layout" svg:width="0.053cm" svg:height="0.089cm" svg:x="11.593cm" svg:y="10.68cm">
          <text:p/>
          <draw:enhanced-geometry svg:viewBox="0 0 12 20" draw:type="non-primitive" draw:enhanced-path="M 11 11  C 12 5 10 0 8 0  C 5 0 2 3 1 9  C 0 14 2 19 4 19  C 7 20 10 16 11 11  N"/>
        </draw:custom-shape>
        <draw:frame draw:style-name="gr6" draw:text-style-name="P1" draw:layer="layout" svg:width="0.291cm" svg:height="0.211cm" svg:x="11.655cm" svg:y="10.438cm">
          <draw:image xlink:href="Pictures/2000000A000000D100000093F87F02F6.wmf" xlink:type="simple" xlink:show="embed" xlink:actuate="onLoad">
            <text:p/>
          </draw:image>
        </draw:frame>
        <draw:frame draw:style-name="gr6" draw:text-style-name="P1" draw:layer="layout" svg:width="0.291cm" svg:height="0.211cm" svg:x="11.655cm" svg:y="10.438cm">
          <draw:image xlink:href="Pictures/20000007000000D100000093FD1EA583.wmf" xlink:type="simple" xlink:show="embed" xlink:actuate="onLoad">
            <text:p/>
          </draw:image>
        </draw:frame>
        <draw:custom-shape draw:style-name="gr36" draw:text-style-name="P2" draw:layer="layout" svg:width="0.23cm" svg:height="0.145cm" svg:x="11.703cm" svg:y="10.469cm">
          <text:p/>
          <draw:enhanced-geometry svg:viewBox="0 0 52 33" draw:type="non-primitive" draw:enhanced-path="M 0 27  L 3 33  L 52 4  L 46 0  L 0 27  Z N"/>
        </draw:custom-shape>
        <draw:frame draw:style-name="gr6" draw:text-style-name="P1" draw:layer="layout" svg:width="0.212cm" svg:height="0.37cm" svg:x="11.496cm" svg:y="10.491cm">
          <draw:image xlink:href="Pictures/2000000A000000930000010F783F7082.wmf" xlink:type="simple" xlink:show="embed" xlink:actuate="onLoad">
            <text:p/>
          </draw:image>
        </draw:frame>
        <draw:frame draw:style-name="gr6" draw:text-style-name="P1" draw:layer="layout" svg:width="0.212cm" svg:height="0.37cm" svg:x="11.496cm" svg:y="10.491cm">
          <draw:image xlink:href="Pictures/20000007000000930000010F42CB6EC1.wmf" xlink:type="simple" xlink:show="embed" xlink:actuate="onLoad">
            <text:p/>
          </draw:image>
        </draw:frame>
        <draw:custom-shape draw:style-name="gr36" draw:text-style-name="P2" draw:layer="layout" svg:width="0.136cm" svg:height="0.318cm" svg:x="11.545cm" svg:y="10.539cm">
          <text:p/>
          <draw:enhanced-geometry svg:viewBox="0 0 83 191" draw:type="non-primitive" draw:enhanced-path="M 39 191  C 24 173 16 151 17 128  C 18 104 23 81 31 59  C 37 41 48 26 62 14  C 69 10 76 10 83 13  L 74 7  C 65 1 54 0 45 4  C 32 13 23 26 17 41  C 7 65 1 92 0 118  C 0 139 6 160 18 178  L 39 191  Z N"/>
        </draw:custom-shape>
        <draw:frame draw:style-name="gr6" draw:text-style-name="P1" draw:layer="layout" svg:width="0.106cm" svg:height="0.159cm" svg:x="11.549cm" svg:y="10.649cm">
          <draw:image xlink:href="Pictures/2000000A00000040000000698EE795D0.wmf" xlink:type="simple" xlink:show="embed" xlink:actuate="onLoad">
            <text:p/>
          </draw:image>
        </draw:frame>
        <draw:frame draw:style-name="gr6" draw:text-style-name="P1" draw:layer="layout" svg:width="0.106cm" svg:height="0.159cm" svg:x="11.549cm" svg:y="10.649cm">
          <draw:image xlink:href="Pictures/20000007000000400000006904CFB6B4.wmf" xlink:type="simple" xlink:show="embed" xlink:actuate="onLoad">
            <text:p/>
          </draw:image>
        </draw:frame>
        <draw:custom-shape draw:style-name="gr36" draw:text-style-name="P2" draw:layer="layout" svg:width="0.04cm" svg:height="0.089cm" svg:x="11.602cm" svg:y="10.68cm">
          <text:p/>
          <draw:enhanced-geometry svg:viewBox="0 0 9 20" draw:type="non-primitive" draw:enhanced-path="M 4 5  C 4 9 2 14 0 17  C 0 18 2 20 4 19  C 4 19 4 19 5 19  C 6 17 8 16 8 14  C 9 11 9 7 9 4  C 9 2 7 0 6 0  C 5 0 3 0 3 1  C 3 3 3 4 4 5  N"/>
        </draw:custom-shape>
        <draw:custom-shape draw:style-name="gr37" draw:text-style-name="P2" draw:layer="layout" svg:width="0.965cm" svg:height="1.402cm" svg:x="11.545cm" svg:y="9.684cm">
          <text:p/>
          <draw:enhanced-geometry svg:viewBox="0 0 585 848" draw:type="non-primitive" draw:enhanced-path="M 63 300  L 63 521  C 57 520 51 520 45 523  C 32 532 23 545 17 560  C 7 584 1 611 0 637  C 0 658 6 679 18 697  L 39 710  C 46 714 55 713 62 708  C 69 703 76 697 81 690  C 85 683 88 676 91 668  L 402 848  L 585 742  L 585 390  L 504 344  L 504 202  C 501 89 406 0 292 3  C 263 4 233 11 207 23  L 207 23  C 171 46 148 83 143 124  L 143 124  L 143 254  L 63 300  Z N"/>
        </draw:custom-shape>
        <draw:frame draw:style-name="gr6" draw:text-style-name="P1" draw:layer="layout" svg:width="0.264cm" svg:height="0.979cm" svg:x="11.47cm" svg:y="13.084cm">
          <draw:image xlink:href="Pictures/2000000A000000BC000002EDAFA1777A.wmf" xlink:type="simple" xlink:show="embed" xlink:actuate="onLoad">
            <text:p/>
          </draw:image>
        </draw:frame>
        <draw:frame draw:style-name="gr6" draw:text-style-name="P1" draw:layer="layout" svg:width="0.264cm" svg:height="0.979cm" svg:x="11.47cm" svg:y="13.084cm">
          <draw:image xlink:href="Pictures/20000007000000BC000002ED53F9509E.wmf" xlink:type="simple" xlink:show="embed" xlink:actuate="onLoad">
            <text:p/>
          </draw:image>
        </draw:frame>
        <draw:custom-shape draw:style-name="gr139" draw:text-style-name="P2" draw:layer="layout" svg:width="0.82cm" svg:height="0.026cm" svg:x="11.47cm" svg:y="12.79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" draw:layer="layout" svg:width="0.82cm" svg:height="0.027cm" svg:x="11.47cm" svg:y="12.819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2" draw:layer="layout" svg:width="0.82cm" svg:height="0.026cm" svg:x="11.47cm" svg:y="12.84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" draw:layer="layout" svg:width="0.82cm" svg:height="0.026cm" svg:x="11.47cm" svg:y="12.872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2" draw:layer="layout" svg:width="0.82cm" svg:height="0.027cm" svg:x="11.47cm" svg:y="12.89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" draw:layer="layout" svg:width="0.82cm" svg:height="0.026cm" svg:x="11.47cm" svg:y="12.92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" draw:layer="layout" svg:width="0.82cm" svg:height="0.027cm" svg:x="11.47cm" svg:y="12.95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" draw:layer="layout" svg:width="0.82cm" svg:height="0.026cm" svg:x="11.47cm" svg:y="12.97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0.82cm" svg:height="0.027cm" svg:x="11.47cm" svg:y="13.004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" draw:layer="layout" svg:width="0.82cm" svg:height="0.026cm" svg:x="11.47cm" svg:y="13.03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" draw:layer="layout" svg:width="0.82cm" svg:height="0.027cm" svg:x="11.47cm" svg:y="13.05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2" draw:layer="layout" svg:width="0.82cm" svg:height="0.026cm" svg:x="11.47cm" svg:y="13.084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" draw:layer="layout" svg:width="0.82cm" svg:height="0.027cm" svg:x="11.47cm" svg:y="13.11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" draw:layer="layout" svg:width="0.82cm" svg:height="0.026cm" svg:x="11.47cm" svg:y="13.13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" draw:layer="layout" svg:width="0.82cm" svg:height="0.026cm" svg:x="11.47cm" svg:y="13.1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2" draw:layer="layout" svg:width="0.82cm" svg:height="0.027cm" svg:x="11.47cm" svg:y="13.1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2" draw:layer="layout" svg:width="0.82cm" svg:height="0.026cm" svg:x="11.47cm" svg:y="13.21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" draw:layer="layout" svg:width="0.82cm" svg:height="0.027cm" svg:x="11.47cm" svg:y="13.2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2" draw:layer="layout" svg:width="0.82cm" svg:height="0.026cm" svg:x="11.47cm" svg:y="13.26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35cm" svg:height="1.165cm" svg:x="11.655cm" svg:y="12.898cm">
          <draw:image xlink:href="Pictures/2000000A000001E00000037EA875A4EA.wmf" xlink:type="simple" xlink:show="embed" xlink:actuate="onLoad">
            <text:p/>
          </draw:image>
        </draw:frame>
        <draw:frame draw:style-name="gr6" draw:text-style-name="P1" draw:layer="layout" svg:width="0.635cm" svg:height="1.165cm" svg:x="11.655cm" svg:y="12.898cm">
          <draw:image xlink:href="Pictures/20000007000001E00000037E54A1F8E5.wmf" xlink:type="simple" xlink:show="embed" xlink:actuate="onLoad">
            <text:p/>
          </draw:image>
        </draw:frame>
        <draw:custom-shape draw:style-name="gr158" draw:text-style-name="P2" draw:layer="layout" svg:width="0.661cm" svg:height="1.018cm" svg:x="11.545cm" svg:y="12.965cm">
          <text:p/>
          <draw:enhanced-geometry svg:viewBox="0 0 150 231" draw:type="non-primitive" draw:enhanced-path="M 150 0  L 35 64  L 0 45 M 35 64  L 35 231 M 150 29  L 35 93 M 150 59  L 35 123 M 150 89  L 35 153 M 150 120  L 35 184 M 150 150  L 35 214 M 66 166  L 66 196 M 130 132  L 130 162 M 99 118  L 99 149 M 66 107  L 66 135 M 130 71  L 130 100 M 99 58  L 99 88 M 130 12  L 130 40  N"/>
        </draw:custom-shape>
        <draw:custom-shape draw:style-name="gr37" draw:text-style-name="P2" draw:layer="layout" svg:width="0.763cm" svg:height="1.222cm" svg:x="11.496cm" svg:y="12.819cm">
          <text:p/>
          <draw:enhanced-geometry svg:viewBox="0 0 173 277" draw:type="non-primitive" draw:enhanced-path="M 173 206  L 46 277  L 0 252  L 0 70  L 127 0  L 173 26  L 173 206  Z N"/>
        </draw:custom-shape>
        <draw:custom-shape draw:style-name="gr159" draw:text-style-name="P2" draw:layer="layout" svg:width="1.094cm" svg:height="0.965cm" svg:x="12.219cm" svg:y="15.042cm">
          <text:p/>
          <draw:enhanced-geometry svg:viewBox="0 0 661 584" draw:type="non-primitive" draw:enhanced-path="M 0 561  L 0 515  C 0 502 11 492 24 492  C 36 492 47 502 47 515  L 47 561  C 47 574 36 584 24 584  C 11 584 0 574 0 561  Z M 0 423  L 0 377  C 0 364 11 354 24 354  C 36 354 47 364 47 377  L 47 423  C 47 435 36 446 24 446  C 11 446 0 435 0 423  Z M 0 284  L 0 238  C 0 226 11 215 24 215  C 36 215 47 226 47 238  L 47 284  C 47 297 36 307 24 307  C 11 307 0 297 0 284  Z M 0 146  L 0 100  C 0 87 11 77 24 77  L 24 77  C 36 77 47 87 47 100  C 47 113 36 123 24 123  L 24 123  L 47 100  L 47 146  C 47 159 36 169 24 169  C 11 169 0 159 0 146  Z M 116 77  L 162 77  C 174 77 185 87 185 100  C 185 113 174 123 162 123  L 116 123  C 103 123 93 113 93 100  C 93 87 103 77 116 77  Z M 254 77  L 300 77  C 313 77 323 87 323 100  C 323 113 313 123 300 123  L 254 123  C 241 123 231 113 231 100  C 231 87 241 77 254 77  Z M 392 77  L 438 77  C 451 77 461 87 461 100  C 461 113 451 123 438 123  L 392 123  C 379 123 369 113 369 100  C 369 87 379 77 392 77  Z M 530 77  L 576 77  C 589 77 600 87 600 100  C 600 113 589 123 576 123  L 530 123  C 518 123 507 113 507 100  C 507 87 518 77 530 77  Z M 615 69  L 615 23  C 615 11 625 0 638 0  C 651 0 661 11 661 23  L 661 69  C 661 82 651 92 638 92  C 625 92 615 82 615 69  Z N"/>
        </draw:custom-shape>
        <draw:custom-shape draw:style-name="gr160" draw:text-style-name="P2" draw:layer="layout" svg:width="0.331cm" svg:height="0.331cm" svg:x="13.11cm" svg:y="14.702cm">
          <text:p/>
          <draw:enhanced-geometry svg:viewBox="0 0 200 200" draw:type="non-primitive" draw:enhanced-path="M 100 0  L 200 200  C 137 169 63 169 0 200  L 0 200  L 100 0  Z N"/>
        </draw:custom-shape>
        <draw:custom-shape draw:style-name="gr161" draw:text-style-name="P2" draw:layer="layout" svg:width="2.029cm" svg:height="2.033cm" svg:x="10.989cm" svg:y="6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29cm" svg:height="2.033cm" svg:x="10.989cm" svg:y="6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67cm" svg:height="0.339cm" svg:x="11.151cm" svg:y="7.395cm">
          <text:p text:style-name="P3"><text:span text:style-name="T1">Unexamine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62cm" svg:height="0.339cm" svg:x="11.681cm" svg:y="7.739cm">
          <text:p text:style-name="P3"><text:span text:style-name="T1">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1T1">
        <draw:rect draw:style-name="gr1" draw:text-style-name="P1" draw:layer="layout" svg:width="16.523cm" svg:height="10.918cm" svg:x="4.436cm" svg:y="4.066cm">
          <text:p/>
        </draw:rect>
        <draw:custom-shape draw:style-name="gr162" draw:text-style-name="P2" draw:layer="layout" svg:width="3.683cm" svg:height="9.78cm" svg:x="13.899cm" svg:y="4.5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98cm" svg:y1="9.79cm" svg:x2="14.429cm" svg:y2="9.79cm">
          <text:p/>
        </draw:line>
        <draw:custom-shape draw:style-name="gr61" draw:text-style-name="P2" draw:layer="layout" svg:width="0.331cm" svg:height="0.331cm" svg:x="14.345cm" svg:y="9.626cm">
          <text:p/>
          <draw:enhanced-geometry svg:viewBox="0 0 200 200" draw:type="non-primitive" draw:enhanced-path="M 200 100  L 0 200  C 32 137 32 63 0 0  L 200 100  Z N"/>
        </draw:custom-shape>
        <draw:custom-shape draw:style-name="gr42" draw:text-style-name="P2" draw:layer="layout" svg:width="1.525cm" svg:height="1.398cm" svg:x="15.042cm" svg:y="11.187cm">
          <text:p/>
          <draw:enhanced-geometry svg:viewBox="0 0 346 317" draw:type="non-primitive" draw:enhanced-path="M 173 0  L 346 143  L 232 143  L 232 317  L 114 317  L 114 143  L 0 143  L 173 0  Z N"/>
        </draw:custom-shape>
        <draw:custom-shape draw:style-name="gr4" draw:text-style-name="P2" draw:layer="layout" svg:width="1.928cm" svg:height="0.339cm" svg:x="14.893cm" svg:y="13.088cm">
          <text:p text:style-name="P3"><text:span text:style-name="T1">Verify against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94cm" svg:height="0.339cm" svg:x="14.895cm" svg:y="13.406cm">
          <text:p text:style-name="P3"><text:span text:style-name="T1">your selecte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75cm" svg:height="0.339cm" svg:x="15.078cm" svg:y="13.75cm">
          <text:p text:style-name="P3"><text:span text:style-name="T1">ASVS level</text:span></text:p>
          <draw:enhanced-geometry svg:viewBox="0 0 21600 21600" draw:type="rectangle" draw:enhanced-path="M 0 0 L 21600 0 21600 21600 0 21600 0 0 Z N"/>
        </draw:custom-shape>
        <draw:custom-shape draw:style-name="gr161" draw:text-style-name="P2" draw:layer="layout" svg:width="1.397cm" svg:height="1.27cm" svg:x="19.48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27cm" svg:x="19.48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398cm" svg:y1="9.432cm" svg:x2="20.323cm" svg:y2="9.459cm">
          <text:p/>
        </draw:line>
        <draw:custom-shape draw:style-name="gr61" draw:text-style-name="P2" draw:layer="layout" svg:width="0.366cm" svg:height="0.313cm" svg:x="20.086cm" svg:y="9.278cm">
          <text:p/>
          <draw:enhanced-geometry svg:viewBox="0 0 221 189" draw:type="non-primitive" draw:enhanced-path="M 0 157  L 159 0  C 149 69 172 139 221 189  L 221 189  L 0 157  Z N"/>
        </draw:custom-shape>
        <draw:custom-shape draw:style-name="gr3" draw:text-style-name="P2" draw:layer="layout" svg:width="2.223cm" svg:height="1.993cm" svg:x="11.359cm" svg:y="8.8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49cm" svg:height="0.339cm" svg:x="11.497cm" svg:y="9.622cm">
          <text:p text:style-name="P3"><text:span text:style-name="T6">Implem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1cm" svg:height="1.967cm" svg:x="17.912cm" svg:y="8.8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54cm" svg:height="0.339cm" svg:x="18.326cm" svg:y="9.437cm">
          <text:p text:style-name="P3"><text:span text:style-name="T6">Remediate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85cm" svg:height="0.339cm" svg:x="18.224cm" svg:y="9.781cm">
          <text:p text:style-name="P3"><text:span text:style-name="T7">and Reverify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525cm" svg:height="1.397cm" svg:x="11.739cm" svg:y="7.325cm">
          <text:p/>
          <draw:enhanced-geometry svg:viewBox="0 0 346 317" draw:type="non-primitive" draw:enhanced-path="M 173 317  L 346 174  L 232 174  L 232 0  L 114 0  L 114 174  L 0 174  L 173 317  Z N"/>
        </draw:custom-shape>
        <draw:custom-shape draw:style-name="gr42" draw:text-style-name="P2" draw:layer="layout" svg:width="1.526cm" svg:height="1.394cm" svg:x="18.278cm" svg:y="6.998cm">
          <text:p/>
          <draw:enhanced-geometry svg:viewBox="0 0 346 316" draw:type="non-primitive" draw:enhanced-path="M 173 316  L 346 174  L 232 174  L 232 0  L 114 0  L 114 174  L 0 174  L 173 316  Z N"/>
        </draw:custom-shape>
        <draw:custom-shape draw:style-name="gr4" draw:text-style-name="P2" draw:layer="layout" svg:width="2.796cm" svg:height="0.339cm" svg:x="11.088cm" svg:y="4.145cm">
          <text:p text:style-name="P3"><text:span text:style-name="T1">Build your ESAPI by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43cm" svg:height="0.339cm" svg:x="11.316cm" svg:y="4.463cm">
          <text:p text:style-name="P3"><text:span text:style-name="T1">extending ESAPI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2cm" svg:height="0.339cm" svg:x="11.075cm" svg:y="4.807cm">
          <text:p text:style-name="P3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2.186cm" svg:y="4.807cm">
          <text:p text:style-name="P3"><text:span text:style-name="T1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7cm" svg:height="0.339cm" svg:x="12.343cm" svg:y="4.807cm">
          <text:p text:style-name="P3"><text:span text:style-name="T1">integrat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58cm" svg:height="0.339cm" svg:x="11.505cm" svg:y="5.151cm">
          <text:p text:style-name="P3"><text:span text:style-name="T1">your standar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2cm" svg:height="0.339cm" svg:x="11.551cm" svg:y="5.495cm">
          <text:p text:style-name="P3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2.663cm" svg:y="5.495cm">
          <text:p text:style-name="P3"><text:span text:style-name="T1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86cm" svg:height="0.339cm" svg:x="12.822cm" svg:y="5.495cm">
          <text:p text:style-name="P3"><text:span text:style-name="T1">an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32cm" svg:height="0.339cm" svg:x="11.52cm" svg:y="5.838cm">
          <text:p text:style-name="P3"><text:span text:style-name="T1">implement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1cm" svg:height="0.339cm" svg:x="11.393cm" svg:y="6.156cm">
          <text:p text:style-name="P3"><text:span text:style-name="T1">needed custom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2cm" svg:height="0.339cm" svg:x="11.234cm" svg:y="6.5cm">
          <text:p text:style-name="P3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2.345cm" svg:y="6.5cm">
          <text:p text:style-name="P3"><text:span text:style-name="T1">.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0.339cm" svg:x="12.504cm" svg:y="6.5cm">
          <text:p text:style-name="P3"><text:span text:style-name="T1">Use it to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25cm" svg:height="0.339cm" svg:x="11.292cm" svg:y="6.844cm">
          <text:p text:style-name="P3"><text:span text:style-name="T1">protect your a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svg:x="13.51cm" svg:y="6.844cm">
          <text:p text:style-name="P3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93cm" svg:height="0.339cm" svg:x="18.828cm" svg:y="5.812cm">
          <text:p text:style-name="P3"><text:span text:style-name="T1">Fix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11cm" svg:height="0.339cm" svg:x="18.088cm" svg:y="6.156cm">
          <text:p text:style-name="P3"><text:span text:style-name="T1">vulnerabili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06cm" svg:height="0.339cm" svg:x="14.462cm" svg:y="5.6cm">
          <text:p text:style-name="P3"><text:span text:style-name="T2">Here is where you fin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66cm" svg:height="0.339cm" svg:x="14.543cm" svg:y="5.944cm">
          <text:p text:style-name="P3"><text:span text:style-name="T2">out if your applic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339cm" svg:x="14.752cm" svg:y="6.288cm">
          <text:p text:style-name="P3"><text:span text:style-name="T2">has vulnerabilitie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05cm" svg:height="0.339cm" svg:x="14.671cm" svg:y="6.632cm">
          <text:p text:style-name="P3"><text:span text:style-name="T2">such as Cro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95cm" svg:height="0.339cm" svg:x="16.474cm" svg:y="6.632cm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74cm" svg:height="0.339cm" svg:x="16.552cm" svg:y="6.632cm">
          <text:p text:style-name="P3"><text:span text:style-name="T2">Site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87cm" svg:height="0.339cm" svg:x="14.541cm" svg:y="6.976cm">
          <text:p text:style-name="P3"><text:span text:style-name="T2">Script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95cm" svg:height="0.339cm" svg:x="15.706cm" svg:y="6.976cm">
          <text:p text:style-name="P3"><text:span text:style-name="T2">(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74cm" svg:height="0.339cm" svg:x="15.811cm" svg:y="6.976cm">
          <text:p text:style-name="P3"><text:span text:style-name="T2">X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95cm" svg:height="0.339cm" svg:x="16.368cm" svg:y="6.976cm">
          <text:p text:style-name="P3"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6.473cm" svg:y="6.976cm">
          <text:p text:style-name="P3"><text:span text:style-name="T2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5cm" svg:height="0.339cm" svg:x="16.633cm" svg:y="6.976cm">
          <text:p text:style-name="P3"><text:span text:style-name="T2">SQL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43cm" svg:height="0.339cm" svg:x="14.569cm" svg:y="7.294cm">
          <text:p text:style-name="P3"><text:span text:style-name="T2">inj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5.626cm" svg:y="7.294cm">
          <text:p text:style-name="P3"><text:span text:style-name="T8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72cm" svg:height="0.339cm" svg:x="15.758cm" svg:y="7.294cm">
          <text:p text:style-name="P3"><text:span text:style-name="T8">CSR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63cm" svg:height="0.339cm" svg:x="16.526cm" svg:y="7.294cm">
          <text:p text:style-name="P3"><text:span text:style-name="T8">,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3cm" svg:height="0.339cm" svg:x="16.685cm" svg:y="7.294cm">
          <text:p text:style-name="P3"><text:span text:style-name="T8">et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svg:x="17.082cm" svg:y="7.294cm">
          <text:p text:style-name="P3"><text:span text:style-name="T8">.</text:span></text:p>
          <draw:enhanced-geometry svg:viewBox="0 0 21600 21600" draw:type="rectangle" draw:enhanced-path="M 0 0 L 21600 0 21600 21600 0 21600 0 0 Z N"/>
        </draw:custom-shape>
        <draw:custom-shape draw:style-name="gr162" draw:text-style-name="P2" draw:layer="layout" svg:width="3.687cm" svg:height="9.776cm" svg:x="7.126cm" svg:y="4.5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29cm" svg:y1="9.803cm" svg:x2="7.655cm" svg:y2="9.803cm">
          <text:p/>
        </draw:line>
        <draw:custom-shape draw:style-name="gr61" draw:text-style-name="P2" draw:layer="layout" svg:width="0.331cm" svg:height="0.331cm" svg:x="7.576cm" svg:y="9.635cm">
          <text:p/>
          <draw:enhanced-geometry svg:viewBox="0 0 199 200" draw:type="non-primitive" draw:enhanced-path="M 199 100  L 0 200  C 31 137 31 63 0 0  L 0 0  L 199 100  Z N"/>
        </draw:custom-shape>
        <draw:custom-shape draw:style-name="gr42" draw:text-style-name="P2" draw:layer="layout" svg:width="1.521cm" svg:height="1.398cm" svg:x="8.273cm" svg:y="11.196cm">
          <text:p/>
          <draw:enhanced-geometry svg:viewBox="0 0 345 317" draw:type="non-primitive" draw:enhanced-path="M 172 0  L 345 143  L 231 143  L 231 317  L 114 317  L 114 143  L 0 143  L 172 0  Z N"/>
        </draw:custom-shape>
        <draw:custom-shape draw:style-name="gr4" draw:text-style-name="P2" draw:layer="layout" svg:width="1.915cm" svg:height="0.339cm" svg:x="8.12cm" svg:y="12.744cm">
          <text:p text:style-name="P3"><text:span text:style-name="T9">Use ESAPI a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45cm" svg:height="0.339cm" svg:x="8.248cm" svg:y="13.088cm">
          <text:p text:style-name="P3"><text:span text:style-name="T9">part of your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74cm" svg:height="0.339cm" svg:x="8.375cm" svg:y="13.432cm">
          <text:p text:style-name="P3"><text:span text:style-name="T9">Design to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47cm" svg:height="0.339cm" svg:x="8.456cm" svg:y="13.776cm">
          <text:p text:style-name="P3"><text:span text:style-name="T9">meet the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5cm" svg:height="0.339cm" svg:x="8.224cm" svg:y="14.093cm">
          <text:p text:style-name="P3"><text:span text:style-name="T9">ASVS req’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7cm" svg:height="1.993cm" svg:x="4.652cm" svg:y="8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48cm" svg:height="0.339cm" svg:x="4.858cm" svg:y="9.305cm">
          <text:p text:style-name="P3"><text:span text:style-name="T7">Requirement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4cm" svg:height="0.339cm" svg:x="4.965cm" svg:y="9.648cm">
          <text:p text:style-name="P3"><text:span text:style-name="T7">Definition by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1cm" svg:height="0.339cm" svg:x="5.069cm" svg:y="9.966cm">
          <text:p text:style-name="P3"><text:span text:style-name="T7">Risk Level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521cm" svg:height="1.398cm" svg:x="4.97cm" svg:y="7.333cm">
          <text:p/>
          <draw:enhanced-geometry svg:viewBox="0 0 345 317" draw:type="non-primitive" draw:enhanced-path="M 173 317  L 345 175  L 231 175  L 231 0  L 114 0  L 114 175  L 0 175  L 173 317  Z N"/>
        </draw:custom-shape>
        <draw:custom-shape draw:style-name="gr4" draw:text-style-name="P2" draw:layer="layout" svg:width="2.28cm" svg:height="0.339cm" svg:x="4.568cm" svg:y="5.124cm">
          <text:p text:style-name="P3"><text:span text:style-name="T9">Define your ow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0.339cm" svg:x="4.619cm" svg:y="5.442cm">
          <text:p text:style-name="P3"><text:span text:style-name="T9">application risk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5cm" svg:height="0.339cm" svg:x="4.514cm" svg:y="5.786cm">
          <text:p text:style-name="P3"><text:span text:style-name="T9">levels mapped to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53cm" svg:height="0.339cm" svg:x="4.499cm" svg:y="6.13cm">
          <text:p text:style-name="P3"><text:span text:style-name="T9">ASVS for security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77cm" svg:height="0.339cm" svg:x="4.779cm" svg:y="6.473cm">
          <text:p text:style-name="P3"><text:span text:style-name="T9">requirements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8cm" svg:height="0.339cm" svg:x="5.04cm" svg:y="6.791cm">
          <text:p text:style-name="P3"><text:span text:style-name="T9">defin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82cm" svg:height="0.339cm" svg:x="7.664cm" svg:y="5.786cm">
          <text:p text:style-name="P3"><text:span text:style-name="T8">Here is where you pla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16cm" svg:height="0.339cm" svg:x="7.798cm" svg:y="6.13cm">
          <text:p text:style-name="P3"><text:span text:style-name="T8">how you are going to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43cm" svg:height="0.339cm" svg:x="7.716cm" svg:y="6.473cm">
          <text:p text:style-name="P3"><text:span text:style-name="T8">meet all your selected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7cm" svg:height="0.339cm" svg:x="8.186cm" svg:y="6.817cm">
          <text:p text:style-name="P3"><text:span text:style-name="T8">ASVS security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49cm" svg:height="0.339cm" svg:x="8.248cm" svg:y="7.135cm">
          <text:p text:style-name="P3"><text:span text:style-name="T8">require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svg:x="9.886cm" svg:y="7.135cm">
          <text:p text:style-name="P3"><text:span text:style-name="T8">.</text:span></text:p>
          <draw:enhanced-geometry svg:viewBox="0 0 21600 21600" draw:type="rectangle" draw:enhanced-path="M 0 0 L 21600 0 21600 21600 0 21600 0 0 Z N"/>
        </draw:custom-shape>
        <draw:line draw:style-name="gr163" draw:text-style-name="P1" draw:layer="layout" svg:x1="6.809cm" svg:y1="9.82cm" svg:x2="7.126cm" svg:y2="9.82cm">
          <text:p/>
        </draw:line>
        <draw:line draw:style-name="gr2" draw:text-style-name="P1" draw:layer="layout" svg:x1="9.962cm" svg:y1="9.803cm" svg:x2="11.187cm" svg:y2="9.803cm">
          <text:p/>
        </draw:line>
        <draw:custom-shape draw:style-name="gr61" draw:text-style-name="P2" draw:layer="layout" svg:width="0.331cm" svg:height="0.331cm" svg:x="11.108cm" svg:y="9.635cm">
          <text:p/>
          <draw:enhanced-geometry svg:viewBox="0 0 199 200" draw:type="non-primitive" draw:enhanced-path="M 199 100  L 0 200  C 31 137 31 63 0 0  L 0 0  L 199 100  Z N"/>
        </draw:custom-shape>
        <draw:custom-shape draw:style-name="gr3" draw:text-style-name="P2" draw:layer="layout" svg:width="2.204cm" svg:height="1.971cm" svg:x="7.907cm" svg:y="8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77cm" svg:height="0.339cm" svg:x="8.59cm" svg:y="9.119cm">
          <text:p text:style-name="P3"><text:span text:style-name="T7">App 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82cm" svg:height="0.339cm" svg:x="9.356cm" svg:y="9.119cm">
          <text:p text:style-name="P3"><text:span text:style-name="T7">: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1cm" svg:height="0.339cm" svg:x="8.246cm" svg:y="9.463cm">
          <text:p text:style-name="P3"><text:span text:style-name="T7">Design for a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15cm" svg:height="0.339cm" svg:x="8.08cm" svg:y="9.807cm">
          <text:p text:style-name="P3"><text:span text:style-name="T7">Particular Risk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75cm" svg:height="0.339cm" svg:x="8.672cm" svg:y="10.125cm">
          <text:p text:style-name="P3"><text:span text:style-name="T7">Leve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484cm" svg:y1="9.79cm" svg:x2="17.709cm" svg:y2="9.79cm">
          <text:p/>
        </draw:line>
        <draw:custom-shape draw:style-name="gr61" draw:text-style-name="P2" draw:layer="layout" svg:width="0.331cm" svg:height="0.331cm" svg:x="17.63cm" svg:y="9.626cm">
          <text:p/>
          <draw:enhanced-geometry svg:viewBox="0 0 200 200" draw:type="non-primitive" draw:enhanced-path="M 200 100  L 0 200  C 31 137 31 63 0 0  L 200 100  Z N"/>
        </draw:custom-shape>
        <draw:custom-shape draw:style-name="gr3" draw:text-style-name="P2" draw:layer="layout" svg:width="2.204cm" svg:height="1.967cm" svg:x="14.676cm" svg:y="8.8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39cm" svg:height="0.339cm" svg:x="14.907cm" svg:y="9.437cm">
          <text:p text:style-name="P3"><text:span text:style-name="T7">Perform Initial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407cm" svg:height="0.339cm" svg:x="15.07cm" svg:y="9.781cm">
          <text:p text:style-name="P3"><text:span text:style-name="T7">Verifica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601cm" svg:height="3.995cm" svg:x="12.502cm" svg:y="10.782cm">
          <text:p/>
          <draw:enhanced-geometry svg:viewBox="0 0 1497 906" draw:type="non-primitive" draw:enhanced-path="M 1497 0  L 1497 906  L 0 906  L 0 62  N"/>
        </draw:custom-shape>
        <draw:custom-shape draw:style-name="gr61" draw:text-style-name="P2" draw:layer="layout" svg:width="0.331cm" svg:height="0.327cm" svg:x="12.334cm" svg:y="10.808cm">
          <text:p/>
          <draw:enhanced-geometry svg:viewBox="0 0 200 199" draw:type="non-primitive" draw:enhanced-path="M 100 0  L 200 199  C 137 168 63 168 0 199  L 0 199  L 100 0  Z N"/>
        </draw:custom-shape>
        <draw:custom-shape draw:style-name="gr12" draw:text-style-name="P2" draw:layer="layout" svg:width="3.638cm" svg:height="0.34cm" svg:x="13.996cm" svg:y="14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43cm" svg:height="0.339cm" svg:x="14.071cm" svg:y="14.596cm">
          <text:p text:style-name="P3"><text:span text:style-name="T1">Iterate App Enhancement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Michael Boberski</meta:initial-creator>
    <meta:creation-date>2009-11-30T11:13:51</meta:creation-date>
    <dc:date>2009-11-30T11:21:13.17</dc:date>
    <meta:editing-cycles>9</meta:editing-cycles>
    <meta:editing-duration>PT00H05M46S</meta:editing-duration>
    <meta:document-statistic meta:object-count="2369"/>
    <meta:generator>OpenOffice.org/3.0$Win32 OpenOffice.org_project/300m15$Build-9379</meta:generator>
  </office:meta>
</office:document-meta>
</file>